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draw:textarea-vertical-align="top" fo:min-height="14.772cm"/>
    </style:style>
    <style:style style:name="pr6" style:family="presentation" style:parent-style-name="Default-title">
      <style:graphic-properties draw:auto-grow-height="true" fo:min-height="1.77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draw:textarea-vertical-align="top" fo:min-height="14.172cm"/>
    </style:style>
    <style:style style:name="pr9" style:family="presentation" style:parent-style-name="Default-title">
      <style:graphic-properties draw:textarea-vertical-align="top" fo:min-height="14.572cm"/>
    </style:style>
    <style:style style:name="pr10" style:family="presentation" style:parent-style-name="Default-title">
      <style:graphic-properties draw:auto-grow-height="true" fo:min-height="1.572cm"/>
    </style:style>
    <style:style style:name="pr11" style:family="presentation" style:parent-style-name="Default-subtitle">
      <style:graphic-properties draw:fill-color="#ffffff" draw:textarea-vertical-align="top" fo:min-height="12.2cm"/>
    </style:style>
    <style:style style:name="pr12" style:family="presentation" style:parent-style-name="Default-title">
      <style:graphic-properties draw:textarea-vertical-align="top" fo:min-height="14.372cm"/>
    </style:style>
    <style:style style:name="pr13" style:family="presentation" style:parent-style-name="Default-title">
      <style:graphic-properties draw:textarea-vertical-align="top" fo:min-height="15.241cm"/>
    </style:style>
    <style:style style:name="pr14" style:family="presentation" style:parent-style-name="Default-title">
      <style:graphic-properties draw:textarea-vertical-align="top" fo:min-height="14.631cm"/>
    </style:style>
    <style:style style:name="pr15" style:family="presentation" style:parent-style-name="Default-title">
      <style:graphic-properties draw:textarea-vertical-align="top" draw:auto-grow-height="true" fo:min-height="14.772cm"/>
    </style:style>
    <style:style style:name="pr16" style:family="presentation" style:parent-style-name="Default-title">
      <style:graphic-properties draw:textarea-vertical-align="top" fo:min-height="14.491cm"/>
    </style:style>
    <style:style style:name="pr17" style:family="presentation" style:parent-style-name="Default-title">
      <style:graphic-properties draw:textarea-vertical-align="top" fo:min-height="16.162cm"/>
    </style:style>
    <style:style style:name="pr18" style:family="presentation" style:parent-style-name="Default-title">
      <style:graphic-properties draw:textarea-vertical-align="top" fo:min-height="14.53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font-size-asian="36pt" style:font-size-complex="3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1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36pt"/>
    </style:style>
    <style:style style:name="P15" style:family="paragraph">
      <style:paragraph-properties fo:text-align="start"/>
      <style:text-properties style:font-name="Liberation Serif1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style:font-name="Liberation Serif1" fo:font-size="18pt" style:font-size-asian="18pt" style:font-size-complex="18pt"/>
    </style:style>
    <style:style style:name="P19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letter-kerning="true" fo:background-color="transparent" style:font-name-asian="Noto Sans CJK SC" style:font-size-asian="36pt" style:font-style-asian="normal" style:font-name-complex="Lohit Devanagari2" style:font-size-complex="36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1" fo:font-size="36pt" style:font-size-asian="36pt" style:font-size-complex="3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2" style:font-size-complex="20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style:letter-kerning="true" fo:background-color="transparent" style:font-name-asian="Noto Sans CJK SC" style:font-size-asian="36pt" style:font-style-asian="normal" style:font-name-complex="Lohit Devanagari2" style:font-size-complex="36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1" fo:font-size="22pt" style:font-size-asian="22pt" style:font-size-complex="22pt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Liberation Serif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Liberation Serif1" fo:font-size="32pt" style:font-size-asian="32pt" style:font-size-complex="3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23" style:family="text">
      <style:text-properties style:font-name="Liberation Serif1" fo:font-size="28pt" style:font-size-asian="28pt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29" style:family="text">
      <style:text-properties style:font-name="Liberation Serif1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Serif1" fo:font-size="12pt" style:font-size-asian="12pt" style:font-size-complex="12pt"/>
    </style:style>
    <style:style style:name="T38" style:family="text">
      <style:text-properties style:font-name="Liberation Serif1" fo:font-size="10pt" style:font-size-asian="10pt" style:font-size-complex="10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style:font-name="Liberation Serif1" fo:font-size="18pt" style:font-size-asian="18pt" style:font-size-complex="1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2cm 12.011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DERIVATIVE </text:span><text:span text:style-name="T1"><text:line-break/></text:span><text:span text:style-name="T1">AS A</text:span><text:span text:style-name="T1"><text:line-break/></text:span><text:span text:style-name="T1">RATE MEASU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19">
        <office:forms form:automatic-focus="false" form:apply-design-mode="false"/>
        <draw:frame presentation:style-name="pr5" draw:text-style-name="P5" draw:layer="layout" svg:width="26.6cm" svg:height="14.772cm" svg:x="0.8cm" svg:y="0.628cm" presentation:class="title" presentation:user-transformed="true">
          <draw:text-box>
            <text:p xml:id="id3" text:id="id3"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Some Important Formulae</text:span><text:span text:style-name="T4"><text:line-break/></text:span><text:span text:style-name="T5"> <text:s text:c="4"/></text:span><text:span text:style-name="T4"><text:line-break/></text:span><text:span text:style-name="T6"> <text:s text:c="5"/>Area of a circle,</text:span><text:span text:style-name="T4"> <text:s text:c="16"/></text:span><text:span text:style-name="T4"><text:line-break/></text:span><text:span text:style-name="T7"> <text:s text:c="4"/></text:span><text:span text:style-name="T6"><text:tab/></text:span><text:span text:style-name="T6">Surface area of sphere,</text:span><text:span text:style-name="T4"> <text:s text:c="16"/></text:span><text:span text:style-name="T4"><text:line-break/></text:span><text:span text:style-name="T7"> <text:s text:c="6"/></text:span><text:span text:style-name="T4"><text:tab/></text:span><text:span text:style-name="T6">Volume of a sphere,</text:span><text:span text:style-name="T4"> <text:s text:c="26"/></text:span><text:span text:style-name="T4"><text:line-break/></text:span><text:span text:style-name="T6"><text:tab/></text:span><text:span text:style-name="T6">Volume of a cylinder,</text:span><text:span text:style-name="T4"> </text:span><text:span text:style-name="T4"><text:line-break/></text:span><text:span text:style-name="T7"> <text:s text:c="4"/></text:span><text:span text:style-name="T4"><text:tab/></text:span><text:span text:style-name="T6">Surface area of a cube,</text:span><text:span text:style-name="T4"> <text:s text:c="2"/></text:span><text:span text:style-name="T4"><text:tab/></text:span><text:span text:style-name="T4"><text:line-break/></text:span><text:span text:style-name="T6"><text:tab/></text:span><text:span text:style-name="T6">Volume of a cube,</text:span><text:span text:style-name="T4"> <text:s text:c="7"/></text:span><text:span text:style-name="T4"><text:line-break/></text:span><text:span text:style-name="T6"><text:tab/></text:span><text:span text:style-name="T6">Surface area of a cylinder,</text:span><text:span text:style-name="T4"><text:tab/></text:span><text:span text:style-name="T4"><text:line-break/></text:span><text:span text:style-name="T4"><text:tab/></text:span><text:span text:style-name="T6">Surface area of a cone,</text:span><text:span text:style-name="T4"><text:tab/></text:span><text:span text:style-name="T4"><text:line-break/></text:span><text:span text:style-name="T4"><text:tab/></text:span><text:span text:style-name="T6">Volume of a cone,</text:span></text:p>
          </draw:text-box>
        </draw:frame>
        <draw:g xml:id="id4" draw:id="id4">
          <svg:title>TexMaths</svg:title>
          <svg:desc>24§display§A = \pi R^2§svg§600§FALSE§</svg:desc>
          <draw:polygon draw:style-name="gr2" draw:text-style-name="P6" draw:layer="layout" svg:width="3.13cm" svg:height="0.676cm" svg:x="13.709cm" svg:y="2.856cm" svg:viewBox="0 0 3131 677" draw:points="1565,677 0,677 0,0 3131,0 3131,677">
            <text:p/>
          </draw:polygon>
          <draw:path draw:style-name="gr3" draw:text-style-name="P7" draw:layer="layout" svg:width="0.579cm" svg:height="0.606cm" svg:x="13.696cm" svg:y="2.95cm" svg:viewBox="0 0 580 607" svg:d="M121 509c-33 56-65 69-104 71-9 0-17 0-17 18 0 4 4 9 12 9 23 0 48-4 72-4 27 0 58 4 85 4 4 0 15 0 15-17 0-10-7-10-13-10-19-2-40-9-40-30 0-10 5-20 11-31l65-108h213c2 18 14 133 14 141 0 26-44 28-62 28-11 0-21 0-21 18 0 9 12 9 14 9 34 0 71-4 105-4 21 0 73 4 94 4 6 0 16 0 16-17 0-10-8-10-19-10-52 0-52-5-54-30l-52-529c-2-17-2-21-17-21-14 0-16 6-21 13zM223 384l167-278 27 278z">
            <text:p/>
          </draw:path>
          <draw:path draw:style-name="gr3" draw:text-style-name="P7" draw:layer="layout" svg:width="0.562cm" svg:height="0.199cm" svg:x="14.581cm" svg:y="3.2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56cm" svg:height="0.374cm" svg:x="15.447cm" svg:y="3.191cm" svg:viewBox="0 0 457 375" svg:d="M202 50h96c-29 125-37 161-37 219 0 12 0 35 8 63 7 39 17 43 31 43 17 0 34-16 34-33 0-4 0-6-6-17-25-62-25-117-25-140 0-47 6-91 16-135h98c9 0 40 0 40-29 0-21-17-21-33-21h-284c-19 0-52 0-88 40-31 33-52 71-52 75 0 2 0 10 10 10 7 0 9-4 13-10 42-65 92-65 108-65h49c-28 102-72 204-109 282-6 12-6 14-6 20 0 17 14 23 23 23 27 0 33-23 43-56 13-38 13-40 23-83z">
            <text:p/>
          </draw:path>
          <draw:path draw:style-name="gr3" draw:text-style-name="P7" draw:layer="layout" svg:width="0.604cm" svg:height="0.597cm" svg:x="15.969cm" svg:y="2.979cm" svg:viewBox="0 0 605 598" svg:d="M282 58c6-20 8-29 25-31 8 0 35 0 50 0 62 0 156 0 156 83 0 28-14 88-48 121-22 21-66 48-142 48h-95zM405 290c85-19 186-77 186-163 0-73-76-127-188-127h-240c-17 0-25 0-25 17 0 10 8 10 23 10 2 0 18 0 33 2 15 0 23 2 23 13 0 2-2 6-4 16l-113 455c-8 33-10 39-77 39-15 0-23 0-23 17 0 9 10 9 12 9 23 0 82-1 107-1 23 0 83 1 108 1 5 0 15 0 15-17 0-9-8-9-23-9-31 0-56 0-56-16 0-4 2-7 4-13l56-225h100c76 0 92 48 92 77 0 13-6 40-12 59-6 23-13 54-13 71 0 93 101 93 113 93 71 0 102-87 102-98 0-10-10-10-12-10-7 0-7 6-9 12-21 63-58 76-77 76-29 0-35-19-35-51 0-27 6-70 8-96 2-12 4-29 4-41 0-65-56-90-79-100z">
            <text:p/>
          </draw:path>
          <draw:path draw:style-name="gr3" draw:text-style-name="P7" draw:layer="layout" svg:width="0.262cm" svg:height="0.393cm" svg:x="16.62cm" svg:y="2.81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5" draw:id="id5">
          <svg:title>TexMaths</svg:title>
          <svg:desc>24§display§S = 4 \pi R^2§svg§600§FALSE§</svg:desc>
          <draw:polygon draw:style-name="gr2" draw:text-style-name="P6" draw:layer="layout" svg:width="3.483cm" svg:height="0.676cm" svg:x="13.794cm" svg:y="4.258cm" svg:viewBox="0 0 3484 677" draw:points="1743,677 0,677 0,0 3484,0 3484,677">
            <text:p/>
          </draw:polygon>
          <draw:path draw:style-name="gr3" draw:text-style-name="P7" draw:layer="layout" svg:width="0.502cm" svg:height="0.614cm" svg:x="13.796cm" svg:y="4.362cm" svg:viewBox="0 0 503 615" svg:d="M503 8c0-2-2-8-10-8-5 0-5 0-15 13l-40 49c-23-41-68-62-123-62-108 0-208 98-208 200 0 69 45 108 87 121l92 23c31 8 77 21 77 90 0 75-69 156-152 156-54 0-148-19-148-125 0-19 4-40 4-44 2-4 2-6 2-6 0-9-6-9-9-9-4 0-6 0-10 1-2 4-50 198-50 200 0 6 4 8 10 8 3 0 3 0 15-12l40-48c37 48 94 60 144 60 115 0 215-111 215-217 0-58-29-87-42-98-19-21-31-23-108-42-17-6-48-16-55-16-23-8-52-33-52-79 0-67 67-140 148-140 71 0 123 37 123 133 0 27-4 42-4 46 0 2 0 9 9 9 8 0 10-3 14-17z">
            <text:p/>
          </draw:path>
          <draw:path draw:style-name="gr3" draw:text-style-name="P7" draw:layer="layout" svg:width="0.561cm" svg:height="0.199cm" svg:x="14.598cm" svg:y="4.64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75cm" svg:height="0.572cm" svg:x="15.466cm" svg:y="4.38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56cm" svg:height="0.374cm" svg:x="15.886cm" svg:y="4.593cm" svg:viewBox="0 0 457 375" svg:d="M202 50h96c-29 125-37 161-37 219 0 12 0 35 8 63 7 39 17 43 30 43 18 0 35-16 35-33 0-4 0-6-6-17-25-62-25-117-25-140 0-47 8-91 16-135h98c9 0 40 0 40-29 0-21-17-21-33-21h-284c-19 0-52 0-88 40-31 33-52 71-52 75 0 2 0 10 10 10 7 0 9-4 13-10 42-65 92-65 108-65h49c-28 102-73 204-109 282-6 12-6 14-6 20 0 17 14 23 23 23 27 0 33-23 43-56 13-38 13-40 23-83z">
            <text:p/>
          </draw:path>
          <draw:path draw:style-name="gr3" draw:text-style-name="P7" draw:layer="layout" svg:width="0.604cm" svg:height="0.597cm" svg:x="16.408cm" svg:y="4.381cm" svg:viewBox="0 0 605 598" svg:d="M282 58c6-20 8-29 25-31 8 0 35 0 50 0 61 0 156 0 156 83 0 28-14 88-48 121-22 21-66 48-143 48h-94zM405 290c84-19 186-77 186-163 0-73-77-127-188-127h-240c-17 0-25 0-25 17 0 10 8 10 23 10 2 0 18 0 33 2 15 0 23 2 23 13 0 2-2 6-4 16l-113 455c-8 33-10 39-77 39-15 0-23 0-23 17 0 9 10 9 12 9 24 0 82-1 107-1 23 0 83 1 107 1 6 0 18 0 18-17 0-9-8-9-25-9-31 0-54 0-54-16 0-4 0-7 2-13l56-225h99c77 0 93 48 93 77 0 13-6 40-12 59-6 23-13 54-13 71 0 93 101 93 113 93 71 0 102-87 102-98 0-10-10-10-12-10-8 0-8 6-9 12-22 63-58 76-77 76-29 0-35-19-35-51 0-27 6-70 8-96 2-12 4-29 4-41 0-65-56-90-79-100z">
            <text:p/>
          </draw:path>
          <draw:path draw:style-name="gr3" draw:text-style-name="P7" draw:layer="layout" svg:width="0.262cm" svg:height="0.393cm" svg:x="17.059cm" svg:y="4.216cm" svg:viewBox="0 0 263 394" svg:d="M263 286h-21c-2 14-8 48-16 54-3 4-49 4-57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6" draw:id="id6">
          <svg:title>TexMaths</svg:title>
          <svg:desc>24§display§V =  \frac{ 4 \pi }{ 3 } R^3§svg§600§FALSE§</svg:desc>
          <draw:polygon draw:style-name="gr2" draw:text-style-name="P6" draw:layer="layout" svg:width="3.807cm" svg:height="1.656cm" svg:x="13.697cm" svg:y="5.357cm" svg:viewBox="0 0 3808 1657" draw:points="1903,1657 0,1657 0,0 3808,0 3808,1657">
            <text:p/>
          </draw:polygon>
          <draw:path draw:style-name="gr3" draw:text-style-name="P7" draw:layer="layout" svg:width="0.602cm" svg:height="0.596cm" svg:x="13.703cm" svg:y="5.882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3" draw:text-style-name="P7" draw:layer="layout" svg:width="0.562cm" svg:height="0.199cm" svg:x="14.617cm" svg:y="6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15.585cm" svg:y="5.31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456cm" svg:height="0.374cm" svg:x="16.005cm" svg:y="5.522cm" svg:viewBox="0 0 457 375" svg:d="M202 50h96c-29 125-37 161-37 219 0 11 0 34 8 63 8 39 17 43 31 43 17 0 34-16 34-33 0-4 0-6-6-17-25-62-25-118-25-141 0-46 6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  <draw:polygon draw:style-name="gr3" draw:text-style-name="P7" draw:layer="layout" svg:width="0.934cm" svg:height="0.035cm" svg:x="15.56cm" svg:y="6.229cm" svg:viewBox="0 0 935 36" draw:points="467,36 0,36 0,0 935,0 935,36">
            <text:p/>
          </draw:polygon>
          <draw:path draw:style-name="gr3" draw:text-style-name="P7" draw:layer="layout" svg:width="0.35cm" svg:height="0.581cm" svg:x="15.851cm" svg:y="6.473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604cm" svg:height="0.596cm" svg:x="16.629cm" svg:y="5.882cm" svg:viewBox="0 0 605 597" svg:d="M282 58c6-20 8-29 25-31 8 0 35 0 50 0 62 0 156 0 156 82 0 29-14 89-48 121-21 22-66 48-142 48h-94zM405 290c85-19 186-77 186-163 0-73-76-127-188-127h-240c-17 0-25 0-25 17 0 10 8 10 23 10 2 0 18 0 33 2 15 0 23 2 23 13 0 2-2 6-4 16l-113 455c-8 32-10 38-77 38-15 0-23 0-23 17 0 10 10 10 12 10 24 0 82-2 107-2 23 0 83 2 108 2 5 0 17 0 17-17 0-10-8-10-25-10-31 0-54 0-54-15 0-4 0-8 2-14l56-224h100c76 0 92 48 92 77 0 13-6 40-12 59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272cm" svg:height="0.404cm" svg:x="17.274cm" svg:y="5.71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</draw:g>
        <draw:g xml:id="id7" draw:id="id7">
          <svg:title>TexMaths</svg:title>
          <svg:desc>24§display§V = \pi \ R^2 H§svg§600§FALSE§</svg:desc>
          <draw:polygon draw:style-name="gr2" draw:text-style-name="P6" draw:layer="layout" svg:width="4.282cm" svg:height="0.676cm" svg:x="13.6cm" svg:y="7.258cm" svg:viewBox="0 0 4283 677" draw:points="2141,677 0,677 0,0 4283,0 4283,677">
            <text:p/>
          </draw:polygon>
          <draw:path draw:style-name="gr3" draw:text-style-name="P7" draw:layer="layout" svg:width="0.602cm" svg:height="0.597cm" svg:x="13.606cm" svg:y="7.381cm" svg:viewBox="0 0 603 598" svg:d="M484 96c42-65 77-67 109-69 10-2 10-15 10-17 0-6-4-10-10-10-23 0-48 2-71 2-27 0-55-2-82-2-6 0-17 0-17 15 0 10 7 12 13 12 23 2 40 10 40 27 0 13-13 32-13 32l-259 414-58-448c0-15 19-25 58-25 11 0 21 0 21-17 0-8-6-10-12-10-34 0-71 2-105 2-16 0-31 0-47 0-15 0-30-2-46-2-5 0-15 0-15 15 0 12 8 12 21 12 48 0 48 8 50 29l67 522c4 16 6 20 18 20 13 0 17-4 23-16z">
            <text:p/>
          </draw:path>
          <draw:path draw:style-name="gr3" draw:text-style-name="P7" draw:layer="layout" svg:width="0.562cm" svg:height="0.199cm" svg:x="14.52cm" svg:y="7.64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56cm" svg:height="0.374cm" svg:x="15.386cm" svg:y="7.593cm" svg:viewBox="0 0 457 375" svg:d="M202 50h96c-29 125-37 161-37 219 0 12 0 35 8 63 8 39 17 43 31 43 17 0 34-16 34-33 0-4 0-6-6-17-25-62-25-117-25-140 0-47 6-91 16-135h98c9 0 40 0 40-29 0-21-17-21-33-21h-284c-19 0-52 0-88 40-31 33-52 71-52 75 0 2 0 10 10 10 7 0 9-4 13-10 42-65 92-65 108-65h50c-29 102-73 204-110 282-6 12-6 14-6 20 0 17 14 23 23 23 27 0 33-23 43-56 13-38 13-40 23-83z">
            <text:p/>
          </draw:path>
          <draw:path draw:style-name="gr3" draw:text-style-name="P7" draw:layer="layout" svg:width="0.604cm" svg:height="0.597cm" svg:x="16.189cm" svg:y="7.381cm" svg:viewBox="0 0 605 598" svg:d="M282 58c6-20 8-29 25-31 8 0 35 0 50 0 62 0 156 0 156 83 0 28-14 88-48 121-21 21-66 48-142 48h-94zM405 290c85-19 187-77 187-163 0-73-77-127-189-127h-240c-17 0-25 0-25 17 0 10 8 10 23 10 2 0 18 0 33 2 15 0 23 2 23 13 0 2-2 6-4 16l-113 455c-8 33-10 39-77 39-15 0-23 0-23 17 0 9 10 9 12 9 23 0 82-1 107-1 23 0 83 1 108 1 5 0 15 0 15-17 0-9-6-9-23-9-31 0-54 0-54-16 0-4 0-7 2-13l56-225h100c76 0 92 48 92 77 0 13-6 40-12 59-5 23-13 54-13 71 0 93 102 93 113 93 71 0 102-87 102-98 0-10-10-10-12-10-7 0-7 6-9 12-21 63-58 76-77 76-29 0-35-19-35-51 0-27 6-70 8-96 2-12 4-29 4-41 0-65-56-90-79-100z">
            <text:p/>
          </draw:path>
          <draw:path draw:style-name="gr3" draw:text-style-name="P7" draw:layer="layout" svg:width="0.262cm" svg:height="0.393cm" svg:x="16.84cm" svg:y="7.21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712cm" svg:height="0.577cm" svg:x="17.212cm" svg:y="7.381cm" svg:viewBox="0 0 713 578" svg:d="M613 65c7-30 9-38 71-38 21 0 29 0 29-17 0-10-10-10-12-10-25 0-85 2-109 2s-85-2-108-2c-8 0-17 0-17 17 0 10 7 10 23 10 2 0 19 0 32 2 16 0 23 2 23 13 0 2 0 4-3 16l-50 207h-258l50-200c8-30 10-38 71-38 21 0 29 0 29-17 0-10-9-10-13-10-23 0-85 2-108 2-25 0-84-2-109-2-6 0-16 0-16 17 0 10 8 10 23 10 2 0 18 0 33 2 15 0 23 2 23 13 0 2-2 6-4 16l-113 455c-8 33-10 39-77 39-15 0-23 0-23 17 0 9 10 9 12 9 23 0 84-1 107-1 17 0 37 0 54 0 19 0 38 1 56 1 5 0 17 0 17-17 0-9-8-9-25-9-31 0-54 0-54-16 0-4 2-7 2-13l58-233h257c-35 141-54 221-58 235-7 27-25 27-76 27-14 0-22 0-22 17 0 9 12 9 14 9 23 0 82-1 105-1 20 0 37 0 56 0 17 0 37 1 54 1 8 0 17 0 17-17 0-9-7-9-23-9-32 0-56 0-56-16 0-4 2-7 2-13z">
            <text:p/>
          </draw:path>
        </draw:g>
        <draw:g xml:id="id8" draw:id="id8">
          <svg:title>TexMaths</svg:title>
          <svg:desc>24§display§S =  6 ( \text {side} )^2 = 6x^2§svg§600§FALSE§</svg:desc>
          <draw:polygon draw:style-name="gr2" draw:text-style-name="P6" draw:layer="layout" svg:width="6.799cm" svg:height="0.867cm" svg:x="13.6cm" svg:y="8.557cm" svg:viewBox="0 0 6800 868" draw:points="3400,868 0,868 0,0 6800,0 6800,868">
            <text:p/>
          </draw:polygon>
          <draw:path draw:style-name="gr3" draw:text-style-name="P7" draw:layer="layout" svg:width="0.502cm" svg:height="0.614cm" svg:x="13.602cm" svg:y="8.661cm" svg:viewBox="0 0 503 615" svg:d="M503 8c0-2-2-8-10-8-5 0-5 0-15 13l-40 48c-23-40-67-61-123-61-108 0-207 98-207 200 0 69 44 107 86 121l92 23c31 8 77 21 77 90 0 75-69 156-152 156-54 0-148-19-148-125 0-19 4-40 4-44 2-4 2-6 2-6 0-10-6-10-9-10-4 0-6 0-10 2-2 4-50 198-50 200 0 6 4 8 10 8 3 0 3 0 15-12l40-48c37 48 94 60 144 60 115 0 215-112 215-217 0-58-29-87-42-98-19-21-31-23-107-43-18-5-48-15-56-15-23-8-52-33-52-79 0-67 67-140 148-140 71 0 123 37 123 133 0 27-4 42-4 46 0 2 0 9 9 9 8 0 10-3 14-17z">
            <text:p/>
          </draw:path>
          <draw:path draw:style-name="gr3" draw:text-style-name="P7" draw:layer="layout" svg:width="0.561cm" svg:height="0.199cm" svg:x="14.404cm" svg:y="8.94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5.284cm" svg:y="8.694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197cm" svg:height="0.844cm" svg:x="15.754cm" svg:y="8.62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7cm" svg:height="0.389cm" svg:x="16.025cm" svg:y="8.87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6.359cm" svg:y="8.6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7cm" svg:x="16.593cm" svg:y="8.67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27cm" svg:height="0.389cm" svg:x="17.057cm" svg:y="8.87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97cm" svg:height="0.844cm" svg:x="17.457cm" svg:y="8.62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17.774cm" svg:y="8.5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1cm" svg:height="0.199cm" svg:x="18.396cm" svg:y="8.94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9.275cm" svg:y="8.694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7" draw:layer="layout" svg:width="0.421cm" svg:height="0.383cm" svg:x="19.686cm" svg:y="8.882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262cm" svg:height="0.393cm" svg:x="20.179cm" svg:y="8.5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9" draw:id="id9">
          <svg:title>TexMaths</svg:title>
          <svg:desc>24§display§V =  ( \text {side} )^3 = x^3§svg§600§FALSE§</svg:desc>
          <draw:polygon draw:style-name="gr2" draw:text-style-name="P6" draw:layer="layout" svg:width="6.077cm" svg:height="0.867cm" svg:x="13.501cm" svg:y="9.958cm" svg:viewBox="0 0 6078 868" draw:points="3038,868 0,868 0,0 6078,0 6078,868">
            <text:p/>
          </draw:polygon>
          <draw:path draw:style-name="gr3" draw:text-style-name="P7" draw:layer="layout" svg:width="0.602cm" svg:height="0.597cm" svg:x="13.507cm" svg:y="10.081cm" svg:viewBox="0 0 603 598" svg:d="M484 96c42-65 77-67 109-69 10-2 10-15 10-17 0-6-4-10-10-10-23 0-48 2-71 2-27 0-55-2-82-2-6 0-18 0-18 15 0 10 8 12 14 12 23 2 40 10 40 27 0 13-13 32-13 32l-259 414-58-448c0-15 19-25 58-25 11 0 21 0 21-17 0-8-6-10-12-10-34 0-71 2-105 2-16 0-31 0-47 0-15 0-30-2-46-2-5 0-15 0-15 15 0 12 8 12 21 12 48 0 48 8 50 29l67 522c4 16 6 20 18 20 13 0 17-4 23-16z">
            <text:p/>
          </draw:path>
          <draw:path draw:style-name="gr3" draw:text-style-name="P7" draw:layer="layout" svg:width="0.562cm" svg:height="0.199cm" svg:x="14.421cm" svg:y="10.34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197cm" svg:height="0.844cm" svg:x="15.346cm" svg:y="10.024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277cm" svg:height="0.389cm" svg:x="15.619cm" svg:y="10.279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5.951cm" svg:y="10.0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7cm" svg:x="16.188cm" svg:y="10.072cm" svg:viewBox="0 0 419 598" svg:d="M294 542v56l125-10v-27c-60 0-68-6-68-46v-515l-121 10v27c60 0 66 5 66 46v182c-25-29-62-52-108-52-100 0-188 83-188 192 0 108 83 193 181 193 53 0 92-29 113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327cm" svg:height="0.389cm" svg:x="16.65cm" svg:y="10.279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197cm" svg:height="0.844cm" svg:x="17.05cm" svg:y="10.02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72cm" svg:height="0.404cm" svg:x="17.363cm" svg:y="9.916cm" svg:viewBox="0 0 273 405" svg:d="M131 196c46 0 78 33 78 96 0 73-42 94-76 94-24 0-77-6-102-40 29-2 34-21 34-33 0-19-13-32-32-32-16 0-33 9-33 32 0 58 61 92 134 92 83 0 139-53 139-113 0-46-37-92-102-108 61-21 84-67 84-101 0-48-53-83-121-83-65 0-115 33-115 79 0 21 12 32 31 32 17 0 31-13 31-30 0-18-14-29-31-31 21-27 61-33 83-33 26 0 65 14 65 66 0 25-8 51-25 69-19 23-35 25-65 27-16 0-16 0-20 2 0 0-5 0-5 7 0 8 5 8 15 8z">
            <text:p/>
          </draw:path>
          <draw:path draw:style-name="gr3" draw:text-style-name="P7" draw:layer="layout" svg:width="0.562cm" svg:height="0.199cm" svg:x="17.991cm" svg:y="10.34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21cm" svg:height="0.383cm" svg:x="18.859cm" svg:y="10.28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272cm" svg:height="0.404cm" svg:x="19.348cm" svg:y="9.916cm" svg:viewBox="0 0 273 405" svg:d="M131 196c46 0 78 33 78 96 0 73-42 94-76 94-24 0-77-6-102-40 29-2 34-21 34-33 0-19-13-32-32-32-16 0-33 9-33 32 0 58 61 92 134 92 83 0 139-53 139-113 0-46-37-92-102-108 61-21 84-67 84-101 0-48-53-83-121-83-65 0-115 33-115 79 0 21 12 32 31 32 17 0 31-13 31-30 0-18-14-29-31-31 21-27 61-33 83-33 26 0 65 14 65 66 0 25-8 51-25 69-19 23-35 25-65 27-16 0-16 0-20 2 0 0-5 0-5 7 0 8 5 8 15 8z">
            <text:p/>
          </draw:path>
        </draw:g>
        <draw:g xml:id="id10" draw:id="id10">
          <svg:title>TexMaths</svg:title>
          <svg:desc>22§display§S = \pi R ( R + H )§svg§600§FALSE§</svg:desc>
          <draw:polygon draw:style-name="gr2" draw:text-style-name="P6" draw:layer="layout" svg:width="5.302cm" svg:height="0.696cm" svg:x="13.502cm" svg:y="11.558cm" svg:viewBox="0 0 5303 697" draw:points="2653,697 0,697 0,0 5303,0 5303,697">
            <text:p/>
          </draw:polygon>
          <draw:path draw:style-name="gr3" draw:text-style-name="P7" draw:layer="layout" svg:width="0.46cm" svg:height="0.562cm" svg:x="13.504cm" svg:y="11.554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7" draw:layer="layout" svg:width="0.515cm" svg:height="0.182cm" svg:x="14.239cm" svg:y="11.8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5.033cm" svg:y="11.76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553cm" svg:height="0.546cm" svg:x="15.514cm" svg:y="11.57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6-9-21-9-29 0-50 0-50-14 0-4 0-7 2-13l51-205h92c70 0 84 44 84 70 0 12-5 37-10 55-6 21-13 49-13 65 0 84 94 84 104 84 65 0 93-79 93-90 0-8-8-8-10-8-7 0-7 5-9 10-19 58-53 70-70 70-27 0-32-17-32-47 0-25 5-63 7-88 2-11 4-26 4-37 0-60-51-83-73-91z">
            <text:p/>
          </draw:path>
          <draw:path draw:style-name="gr3" draw:text-style-name="P7" draw:layer="layout" svg:width="0.18cm" svg:height="0.773cm" svg:x="16.151cm" svg:y="11.5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53cm" svg:height="0.546cm" svg:x="16.408cm" svg:y="11.57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0 0-50-14 0-4 0-7 2-13l51-205h92c70 0 84 44 84 70 0 12-5 37-10 55-6 21-13 49-13 65 0 84 94 84 104 84 65 0 93-79 93-90 0-8-8-8-10-8-7 0-7 5-9 10-19 58-53 70-70 70-27 0-32-17-32-47 0-25 5-63 7-88 2-11 4-26 4-37 0-60-51-83-73-91z">
            <text:p/>
          </draw:path>
          <draw:path draw:style-name="gr3" draw:text-style-name="P7" draw:layer="layout" svg:width="0.515cm" svg:height="0.516cm" svg:x="17.184cm" svg:y="11.6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52cm" svg:height="0.528cm" svg:x="17.945cm" svg:y="11.57cm" svg:viewBox="0 0 653 529" svg:d="M561 60c8-28 9-35 66-35 19 0 26 0 26-16 0-9-9-9-11-9-22 0-77 2-100 2-21 0-77-2-98-2-7 0-16 0-16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1 0 77-1 98-1 16 0 34 0 49 0 18 0 36 1 51 1 6 0 16 0 16-15 0-9-7-9-23-9-28 0-49 0-49-14 0-4 2-7 2-13l53-212h236c-32 128-50 202-53 214-7 25-23 25-71 25-12 0-19 0-19 16 0 8 11 8 12 8 21 0 76-1 97-1 18 0 34 0 51 0 16 0 34 1 49 1 7 0 16 0 16-15 0-9-7-9-21-9-30 0-51 0-51-14 0-4 2-7 2-13z">
            <text:p/>
          </draw:path>
          <draw:path draw:style-name="gr3" draw:text-style-name="P7" draw:layer="layout" svg:width="0.18cm" svg:height="0.773cm" svg:x="18.663cm" svg:y="11.5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" draw:id="id11">
          <svg:title>TexMaths</svg:title>
          <svg:desc>22§display§S = \pi R ( R + l )§svg§600§FALSE§</svg:desc>
          <draw:polygon draw:style-name="gr2" draw:text-style-name="P6" draw:layer="layout" svg:width="4.842cm" svg:height="0.696cm" svg:x="13.503cm" svg:y="12.859cm" svg:viewBox="0 0 4843 697" draw:points="2422,697 0,697 0,0 4843,0 4843,697">
            <text:p/>
          </draw:polygon>
          <draw:path draw:style-name="gr3" draw:text-style-name="P7" draw:layer="layout" svg:width="0.46cm" svg:height="0.562cm" svg:x="13.505cm" svg:y="12.855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7" draw:layer="layout" svg:width="0.515cm" svg:height="0.182cm" svg:x="14.24cm" svg:y="13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5.034cm" svg:y="13.06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553cm" svg:height="0.546cm" svg:x="15.515cm" svg:y="12.871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6-9-21-9-29 0-50 0-50-14 0-4 0-7 2-13l51-205h92c70 0 84 44 84 70 0 12-5 37-10 55-6 21-13 49-13 65 0 84 94 84 104 84 65 0 93-79 93-90 0-8-8-8-10-8-7 0-7 5-9 10-19 58-53 70-70 70-27 0-32-17-32-47 0-25 5-63 7-88 2-11 3-26 3-37 0-60-51-83-72-91z">
            <text:p/>
          </draw:path>
          <draw:path draw:style-name="gr3" draw:text-style-name="P7" draw:layer="layout" svg:width="0.18cm" svg:height="0.773cm" svg:x="16.152cm" svg:y="12.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53cm" svg:height="0.546cm" svg:x="16.409cm" svg:y="12.871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0 0-50-14 0-4 0-7 2-13l51-205h92c70 0 84 44 84 70 0 12-5 37-10 55-6 21-13 49-13 65 0 84 94 84 104 84 65 0 93-79 93-90 0-8-8-8-10-8-7 0-7 5-9 10-19 58-53 70-70 70-27 0-32-17-32-47 0-25 5-63 7-88 2-11 3-26 3-37 0-60-51-83-72-91z">
            <text:p/>
          </draw:path>
          <draw:path draw:style-name="gr3" draw:text-style-name="P7" draw:layer="layout" svg:width="0.515cm" svg:height="0.516cm" svg:x="17.185cm" svg:y="12.9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66cm" svg:height="0.546cm" svg:x="17.949cm" svg:y="12.864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3" draw:text-style-name="P7" draw:layer="layout" svg:width="0.18cm" svg:height="0.773cm" svg:x="18.204cm" svg:y="12.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3" draw:id="id13">
          <svg:title>TexMaths</svg:title>
          <svg:desc>22§display§l = \sqrt{ R^2 + H^2}§svg§600§FALSE§</svg:desc>
          <draw:polygon draw:style-name="gr2" draw:text-style-name="P6" draw:layer="layout" svg:width="4.912cm" svg:height="0.85cm" svg:x="21.31cm" svg:y="12.76cm" svg:viewBox="0 0 4913 851" draw:points="2456,851 0,851 0,0 4913,0 4913,851">
            <text:p/>
          </draw:polygon>
          <draw:path draw:style-name="gr3" draw:text-style-name="P7" draw:layer="layout" svg:width="0.166cm" svg:height="0.546cm" svg:x="21.305cm" svg:y="12.974cm" svg:viewBox="0 0 167 547" svg:d="M167 9c0-2 0-9-10-9-18 0-74 7-95 7-6 2-14 2-14 18 0 8 7 8 19 8 37 0 37 6 37 13l-2 16-98 386c-2 9-4 14-4 27 0 43 35 72 70 72 27 0 46-16 60-44 14-30 23-74 23-76 0-9-7-9-9-9-8 0-8 4-12 14-12 51-28 97-58 97-25 0-25-25-25-35 0-19 2-23 6-37z">
            <text:p/>
          </draw:path>
          <draw:path draw:style-name="gr3" draw:text-style-name="P7" draw:layer="layout" svg:width="0.515cm" svg:height="0.182cm" svg:x="21.775cm" svg:y="13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7cm" svg:x="22.634cm" svg:y="12.721cm" svg:viewBox="0 0 706 928" svg:d="M243 928c25 0 25 0 33-16l425-882c5-11 5-12 5-14 0-9-7-16-16-16-11 0-12 7-18 16l-399 831-166-383-107 83 12 12 55-42z">
            <text:p/>
          </draw:path>
          <draw:polygon draw:style-name="gr3" draw:text-style-name="P7" draw:layer="layout" svg:width="2.939cm" svg:height="0.032cm" svg:x="23.322cm" svg:y="12.721cm" svg:viewBox="0 0 2940 33" draw:points="1470,33 0,33 0,0 2940,0 2940,33">
            <text:p/>
          </draw:polygon>
          <draw:path draw:style-name="gr3" draw:text-style-name="P7" draw:layer="layout" svg:width="0.553cm" svg:height="0.546cm" svg:x="23.354cm" svg:y="12.983cm" svg:viewBox="0 0 554 547" svg:d="M259 53c5-18 7-27 23-28 7 0 31 0 45 0 57 0 143 0 143 75 0 27-12 81-44 111-19 19-60 44-130 44h-87zM371 265c78-17 171-70 171-149 0-67-70-116-172-116h-220c-16 0-23 0-23 16 0 9 7 9 21 9 2 0 16 0 30 1 14 0 21 2 21 13 0 1-2 5-4 14l-103 416c-8 30-9 35-71 35-14 0-21 0-21 16 0 9 9 9 11 9 21 0 75-2 98-2 21 0 76 2 99 2 5 0 14 0 14-16 0-9-7-9-21-9-28 0-51 0-51-14 0-3 1-7 3-12l51-206h92c70 0 84 44 84 71 0 12-5 37-10 54-6 21-13 49-13 65 0 85 94 85 104 85 65 0 93-79 93-90 0-9-8-9-10-9-7 0-7 5-9 11-19 58-53 70-70 70-27 0-32-18-32-47 0-25 5-64 7-88 2-11 4-27 4-37 0-60-51-83-73-92z">
            <text:p/>
          </draw:path>
          <draw:path draw:style-name="gr3" draw:text-style-name="P7" draw:layer="layout" svg:width="0.24cm" svg:height="0.359cm" svg:x="23.949cm" svg:y="12.92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477cm" svg:y="13.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652cm" svg:height="0.528cm" svg:x="25.238cm" svg:y="12.983cm" svg:viewBox="0 0 653 529" svg:d="M562 60c7-28 8-35 65-35 19 0 26 0 26-16 0-9-9-9-10-9-23 0-78 2-101 2-21 0-77-2-98-2-7 0-16 0-16 16 0 9 7 9 21 9 2 0 17 0 30 1 14 0 21 2 21 13 0 1 0 3-4 14l-45 190h-236l46-183c7-28 8-35 65-35 19 0 26 0 26-16 0-9-9-9-12-9-21 0-78 2-99 2-23 0-77-2-100-2-5 0-14 0-14 16 0 9 7 9 21 9 2 0 16 0 30 1 14 0 21 2 21 13 0 1-2 5-4 14l-103 416c-8 30-9 35-71 35-14 0-21 0-21 16 0 9 9 9 11 9 21 0 77-2 98-2 16 0 34 0 49 0 18 0 36 2 51 2 6 0 16 0 16-16 0-9-7-9-23-9-28 0-49 0-49-14 0-3 2-7 2-12l53-213h236c-32 129-50 203-53 215-7 24-23 24-71 24-12 0-19 0-19 16 0 9 11 9 12 9 21 0 76-2 97-2 18 0 34 0 51 0 16 0 34 2 49 2 8 0 16 0 16-16 0-9-7-9-21-9-30 0-51 0-51-14 0-3 2-7 2-12z">
            <text:p/>
          </draw:path>
          <draw:path draw:style-name="gr3" draw:text-style-name="P7" draw:layer="layout" svg:width="0.24cm" svg:height="0.359cm" svg:x="25.947cm" svg:y="12.92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4" draw:id="id14">
          <svg:title>TexMaths</svg:title>
          <svg:desc>24§display§V =  \frac{ \pi }{ 3 } R^2 H§svg§600§FALSE§</svg:desc>
          <draw:polygon draw:style-name="gr2" draw:text-style-name="P6" draw:layer="layout" svg:width="4.203cm" svg:height="1.446cm" svg:x="13.497cm" svg:y="13.858cm" svg:viewBox="0 0 4204 1447" draw:points="2103,1447 0,1447 0,0 4204,0 4204,1447">
            <text:p/>
          </draw:polygon>
          <draw:path draw:style-name="gr3" draw:text-style-name="P7" draw:layer="layout" svg:width="0.602cm" svg:height="0.596cm" svg:x="13.503cm" svg:y="14.173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1c4 16 6 20 18 20 13 0 17-4 23-16z">
            <text:p/>
          </draw:path>
          <draw:path draw:style-name="gr3" draw:text-style-name="P7" draw:layer="layout" svg:width="0.562cm" svg:height="0.199cm" svg:x="14.417cm" svg:y="14.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56cm" svg:height="0.373cm" svg:x="15.383cm" svg:y="13.816cm" svg:viewBox="0 0 457 374" svg:d="M202 50h96c-29 125-37 161-37 219 0 11 0 34 8 63 8 38 17 42 31 42 17 0 34-15 34-32 0-4 0-6-6-18-25-61-25-117-25-140 0-46 6-90 16-134h98c9 0 40 0 40-29 0-21-17-21-33-21h-284c-19 0-52 0-88 40-31 33-52 71-52 75 0 2 0 10 10 10 7 0 9-4 13-10 42-65 92-65 108-65h50c-29 102-73 203-110 282-6 11-6 13-6 19 0 17 14 23 23 23 27 0 33-23 43-56 13-38 13-40 23-82z">
            <text:p/>
          </draw:path>
          <draw:polygon draw:style-name="gr3" draw:text-style-name="P7" draw:layer="layout" svg:width="0.512cm" svg:height="0.035cm" svg:x="15.36cm" svg:y="14.522cm" svg:viewBox="0 0 513 36" draw:points="257,36 0,36 0,0 513,0 513,36">
            <text:p/>
          </draw:polygon>
          <draw:path draw:style-name="gr3" draw:text-style-name="P7" draw:layer="layout" svg:width="0.35cm" svg:height="0.58cm" svg:x="15.44cm" svg:y="14.76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s-100-15-131-65c31 6 56-13 56-46 0-31-21-48-46-48-21 0-48 13-48 50 0 77 79 132 171 132 104 0 180-76 180-163 0-69-53-134-140-153z">
            <text:p/>
          </draw:path>
          <draw:path draw:style-name="gr3" draw:text-style-name="P7" draw:layer="layout" svg:width="0.604cm" svg:height="0.596cm" svg:x="16.007cm" svg:y="14.173cm" svg:viewBox="0 0 605 597" svg:d="M282 58c6-20 8-29 25-31 8 0 35 0 50 0 62 0 156 0 156 82 0 29-14 89-48 121-21 21-66 48-142 48h-94zM405 290c85-19 186-77 186-163 0-73-76-127-188-127h-240c-17 0-25 0-25 17 0 10 8 10 23 10 2 0 18 0 33 2 15 0 23 2 23 13 0 2-2 6-4 16l-113 454c-8 33-10 39-77 39-15 0-23 0-23 17 0 9 10 9 12 9 24 0 82-1 107-1 23 0 83 1 108 1 5 0 15 0 15-17 0-9-6-9-23-9-31 0-54 0-54-16 0-4 0-7 2-13l56-225h100c76 0 92 48 92 77 0 14-6 40-12 60-5 23-13 53-13 71 0 92 102 92 113 92 71 0 102-87 102-98 0-10-10-10-12-10-7 0-7 6-9 12-21 63-58 76-77 76-29 0-35-19-35-51 0-27 6-69 8-96 2-12 4-29 4-41 0-65-56-90-79-99z">
            <text:p/>
          </draw:path>
          <draw:path draw:style-name="gr3" draw:text-style-name="P7" draw:layer="layout" svg:width="0.262cm" svg:height="0.392cm" svg:x="16.658cm" svg:y="14.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711cm" svg:height="0.576cm" svg:x="17.031cm" svg:y="14.173cm" svg:viewBox="0 0 712 577" svg:d="M613 65c7-30 9-38 71-38 21 0 28 0 28-17 0-10-9-10-11-10-25 0-85 2-110 2-23 0-84-2-107-2-8 0-17 0-17 17 0 10 7 10 23 10 2 0 19 0 32 2 16 0 23 2 23 13 0 2 0 4-3 16l-50 207h-258l50-200c8-30 10-38 71-38 21 0 29 0 29-17 0-10-10-10-13-10-23 0-85 2-108 2-25 0-84-2-109-2-6 0-16 0-16 17 0 10 8 10 23 10 2 0 18 0 33 2 15 0 23 2 23 13 0 2-2 6-4 16l-113 454c-8 33-10 39-77 39-15 0-23 0-23 17 0 9 10 9 12 9 23 0 84-1 107-1 17 0 37 0 54 0 19 0 38 1 56 1 5 0 17 0 17-17 0-9-8-9-25-9-31 0-54 0-54-16 0-4 2-7 2-13l58-232h257c-35 140-54 220-58 234-7 27-25 27-76 27-14 0-22 0-22 17 0 9 12 9 14 9 23 0 82-1 105-1 20 0 37 0 56 0 17 0 37 1 54 1 8 0 17 0 17-17 0-9-7-9-23-9-32 0-56 0-56-16 0-4 2-7 2-13z">
            <text:p/>
          </draw:path>
        </draw:g>
        <draw:g xml:id="id12" draw:id="id12">
          <svg:title>TexMaths</svg:title>
          <svg:desc>22§display§\text {where}§svg§600§FALSE§</svg:desc>
          <draw:polygon draw:style-name="gr2" draw:text-style-name="P6" draw:layer="layout" svg:width="1.879cm" svg:height="0.469cm" svg:x="19.032cm" svg:y="12.96cm" svg:viewBox="0 0 1880 470" draw:points="940,470 0,470 0,0 1880,0 1880,470">
            <text:p/>
          </draw:polygon>
          <draw:path draw:style-name="gr3" draw:text-style-name="P7" draw:layer="layout" svg:width="0.531cm" svg:height="0.343cm" svg:x="19.007cm" svg:y="13.125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7" draw:layer="layout" svg:width="0.39cm" svg:height="0.538cm" svg:x="19.575cm" svg:y="12.921cm" svg:viewBox="0 0 391 539" svg:d="M60 479c0 36-7 36-60 36v24c26-2 67-2 88-2 19 0 60 0 86 2v-24c-51 0-60 0-60-36v-142c0-82 55-124 104-124 50 0 58 42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20.003cm" svg:y="13.11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20.346cm" svg:y="13.117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20.649cm" svg:y="13.11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6" draw:text-style-name="P8" draw:layer="layout" svg:width="25.199cm" svg:height="1.772cm" svg:x="1.4cm" svg:y="0.628cm" presentation:class="title" presentation:user-transformed="true">
          <draw:text-box>
            <text:p xml:id="id15" text:id="id15"><text:span text:style-name="T8">Let’s <text:s/>Recall</text:span></text:p>
          </draw:text-box>
        </draw:frame>
        <draw:frame presentation:style-name="pr7" draw:text-style-name="P9" draw:layer="layout" svg:width="26.6cm" svg:height="12.4cm" svg:x="0.6cm" svg:y="2.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g>
          <svg:title>TexMaths</svg:title>
          <svg:desc>28§display§\frac{\delta y}{\delta x} = \frac{f(x_2) - f(x_1)}{x_2 - x_1}§svg§600§FALSE§</svg:desc>
          <draw:polygon draw:style-name="gr2" draw:text-style-name="P6" draw:layer="layout" svg:width="8.407cm" svg:height="2.129cm" svg:x="14.575cm" svg:y="4.22cm" svg:viewBox="0 0 8408 2130" draw:points="4203,2130 0,2130 0,0 8408,0 8408,2130">
            <text:p/>
          </draw:polygon>
          <draw:path draw:style-name="gr3" draw:text-style-name="P7" draw:layer="layout" svg:width="0.404cm" svg:height="0.714cm" svg:x="14.589cm" svg:y="4.209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56cm" svg:height="0.637cm" svg:x="15.052cm" svg:y="4.47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olygon draw:style-name="gr3" draw:text-style-name="P7" draw:layer="layout" svg:width="1.038cm" svg:height="0.042cm" svg:x="14.526cm" svg:y="5.309cm" svg:viewBox="0 0 1039 43" draw:points="520,43 0,43 0,0 1039,0 1039,43">
            <text:p/>
          </draw:polygon>
          <draw:path draw:style-name="gr3" draw:text-style-name="P7" draw:layer="layout" svg:width="0.404cm" svg:height="0.714cm" svg:x="14.566cm" svg:y="5.551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92cm" svg:height="0.447cm" svg:x="15.03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16.009cm" svg:y="5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17.163cm" svg:y="4.2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7" draw:layer="layout" svg:width="0.23cm" svg:height="0.985cm" svg:x="17.797cm" svg:y="4.1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8.11cm" svg:y="4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8.688cm" svg:y="4.599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9.143cm" svg:y="4.171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602cm" svg:height="0.042cm" svg:x="19.77cm" svg:y="4.644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20.725cm" svg:y="4.2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7" draw:layer="layout" svg:width="0.23cm" svg:height="0.985cm" svg:x="21.357cm" svg:y="4.1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21.67cm" svg:y="4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52cm" svg:height="0.458cm" svg:x="22.28cm" svg:y="4.5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22.703cm" svg:y="4.171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olygon draw:style-name="gr3" draw:text-style-name="P7" draw:layer="layout" svg:width="5.918cm" svg:height="0.042cm" svg:x="17.111cm" svg:y="5.309cm" svg:viewBox="0 0 5919 43" draw:points="2959,43 0,43 0,0 5919,0 5919,43">
            <text:p/>
          </draw:polygon>
          <draw:path draw:style-name="gr3" draw:text-style-name="P7" draw:layer="layout" svg:width="0.492cm" svg:height="0.447cm" svg:x="18.493cm" svg:y="5.81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9.071cm" svg:y="5.94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9.77cm" svg:y="5.983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20.7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52cm" svg:height="0.458cm" svg:x="21.309cm" svg:y="5.94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32§display§\delta y =  y_2 -  y_1 = f(x_2) - f(x_1)§svg§600§FALSE§</svg:desc>
          <draw:polygon draw:style-name="gr2" draw:text-style-name="P6" draw:layer="layout" svg:width="14.159cm" svg:height="1.012cm" svg:x="2.392cm" svg:y="11.966cm" svg:viewBox="0 0 14160 1013" draw:points="7079,1013 0,1013 0,0 14160,0 14160,1013">
            <text:p/>
          </draw:polygon>
          <draw:path draw:style-name="gr3" draw:text-style-name="P7" draw:layer="layout" svg:width="0.462cm" svg:height="0.815cm" svg:x="2.382cm" svg:y="11.954cm" svg:viewBox="0 0 463 816" svg:d="M251 310c-141 33-251 179-251 317 0 107 72 189 179 189 131 0 226-179 226-332 0-103-47-162-85-210-38-51-108-136-108-187 0-23 24-51 65-51 33 0 56 15 79 31 23 12 46 28 61 28 28 0 46-28 46-46 0-23-18-29-58-36-59-13-75-13-93-13-89 0-128 49-128 115 0 62 31 126 67 195zM264 333c28 53 64 115 64 194 0 74-44 264-149 264-64 0-110-49-110-133 0-72 44-284 195-325z">
            <text:p/>
          </draw:path>
          <draw:path draw:style-name="gr3" draw:text-style-name="P7" draw:layer="layout" svg:width="0.521cm" svg:height="0.728cm" svg:x="2.912cm" svg:y="12.255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3.846cm" svg:y="12.3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8cm" svg:x="5.004cm" svg:y="12.255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35cm" svg:height="0.524cm" svg:x="5.572cm" svg:y="12.39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6.368cm" svg:y="12.45cm" svg:viewBox="0 0 689 49" svg:d="M650 49c18 0 39 0 39-26 0-23-21-23-39-23h-612c-18 0-38 0-38 23 0 26 20 26 38 26z">
            <text:p/>
          </draw:path>
          <draw:path draw:style-name="gr3" draw:text-style-name="P7" draw:layer="layout" svg:width="0.521cm" svg:height="0.728cm" svg:x="7.433cm" svg:y="12.255cm" svg:viewBox="0 0 522 729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6-13 13-10 23-26 23-46 0-36-31-41-41-41-26 0-64 18-64 74s51 97 120 97c118 0 233-102 264-230z">
            <text:p/>
          </draw:path>
          <draw:path draw:style-name="gr3" draw:text-style-name="P7" draw:layer="layout" svg:width="0.288cm" svg:height="0.524cm" svg:x="8.037cm" svg:y="12.399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749cm" svg:height="0.265cm" svg:x="8.831cm" svg:y="12.3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10.016cm" svg:y="11.961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738cm" svg:y="11.9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1.097cm" svg:y="12.25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1.757cm" svg:y="12.39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2.277cm" svg:y="11.9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688cm" svg:height="0.048cm" svg:x="12.994cm" svg:y="12.45cm" svg:viewBox="0 0 689 49" svg:d="M650 49c18 0 39 0 39-26 0-23-21-23-39-23h-612c-18 0-38 0-38 23 0 26 20 26 38 26z">
            <text:p/>
          </draw:path>
          <draw:path draw:style-name="gr3" draw:text-style-name="P7" draw:layer="layout" svg:width="0.562cm" svg:height="1.025cm" svg:x="14.085cm" svg:y="11.961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7" draw:layer="layout" svg:width="0.263cm" svg:height="1.125cm" svg:x="14.809cm" svg:y="11.9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5.168cm" svg:y="12.25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88cm" svg:height="0.524cm" svg:x="15.861cm" svg:y="12.399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6.345cm" svg:y="11.9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\text {The difference quotient}§svg§600§FALSE§</svg:desc>
          <draw:polygon draw:style-name="gr2" draw:text-style-name="P6" draw:layer="layout" svg:width="11.231cm" svg:height="0.9cm" svg:x="2.295cm" svg:y="4.864cm" svg:viewBox="0 0 11232 901" draw:points="5617,901 0,901 0,0 11232,0 11232,901">
            <text:p/>
          </draw:polygon>
          <draw:path draw:style-name="gr3" draw:text-style-name="P7" draw:layer="layout" svg:width="0.731cm" svg:height="0.762cm" svg:x="2.28cm" svg:y="4.839cm" svg:viewBox="0 0 732 763" svg:d="M712 0h-692l-20 254h28c16-182 33-218 202-218 21 0 52 0 62 2 23 3 23 16 23 41v597c0 38 0 54-118 54h-43v33c46-3 161-2 212-2s169-1 215 2v-33h-46c-118 0-118-16-118-54v-597c0-23 0-38 21-41 10-2 41-2 64-2 169 0 187 36 202 218h28z">
            <text:p/>
          </draw:path>
          <draw:path draw:style-name="gr3" draw:text-style-name="P7" draw:layer="layout" svg:width="0.567cm" svg:height="0.783cm" svg:x="3.086cm" svg:y="4.821cm" svg:viewBox="0 0 568 784" svg:d="M87 696c0 52-10 52-87 52v36c38-3 97-3 128-3 28 0 87 0 125 3v-36c-74 0-87 0-87-52v-207c0-118 80-179 151-179 72 0 85 61 85 125v261c0 52-13 52-87 52v36c38-3 97-3 128-3 28 0 87 0 125 3v-36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3.709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57cm" svg:height="0.795cm" svg:x="4.589cm" svg:y="4.821cm" svg:viewBox="0 0 558 796" svg:d="M392 722v74l166-12v-36c-79 0-89-8-89-62v-686l-162 13v36c77 0 87 7 87 61v243c-33-38-82-69-143-69-133 0-251 110-251 256 0 144 110 256 241 256 71 0 123-38 151-74zM392 420v230c0 21 0 23-13 41-33 54-85 80-133 80-51 0-92-28-121-72-28-46-30-110-30-156 0-44 2-110 33-161 26-36 67-72 128-72 41 0 87 15 123 66 13 21 13 23 13 44z">
            <text:p/>
          </draw:path>
          <draw:path draw:style-name="gr3" draw:text-style-name="P7" draw:layer="layout" svg:width="0.242cm" svg:height="0.754cm" svg:x="5.214cm" svg:y="4.849cm" svg:viewBox="0 0 243 755" svg:d="M164 256l-159 13v36c74 0 85 5 85 61v302c0 52-13 52-90 52v35c36-2 97-2 125-2 39 0 80 0 118 2v-35c-74 0-79-6-79-49zM169 59c0-36-28-59-61-59-36 0-59 31-59 59 0 31 23 61 59 61 33 0 61-25 61-61z">
            <text:p/>
          </draw:path>
          <draw:path draw:style-name="gr3" draw:text-style-name="P7" draw:layer="layout" svg:width="0.677cm" svg:height="0.795cm" svg:x="5.519cm" svg:y="4.808cm" svg:viewBox="0 0 678 796" svg:d="M476 343h128v-33h-133v-131c0-102 56-153 105-153 5 0 21 0 38 7-12 5-33 18-33 46 0 26 18 49 49 49s48-23 48-49c0-41-38-79-102-79-67 0-118 44-123 49-33-44-95-49-125-49-108 0-238 59-238 182v128h-90v33h90v366c0 51-13 52-90 52v35c38-2 97-5 125-5 29 0 85 3 126 5v-35c-74 0-87-1-87-52v-366h238v366c0 51-13 52-90 52v35c44-2 98-5 128-5 46 0 100 0 144 5v-35h-23c-82 0-85-13-85-54zM161 310v-128c0-110 92-156 164-156 56 0 87 20 90 20v3c-21 0-41 15-41 46 0 7 0 36 31 46-3 15-3 25-3 38v131z">
            <text:p/>
          </draw:path>
          <draw:path draw:style-name="gr3" draw:text-style-name="P7" draw:layer="layout" svg:width="0.437cm" svg:height="0.519cm" svg:x="6.177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38cm" svg:height="0.498cm" svg:x="6.676cm" svg:y="5.105cm" svg:viewBox="0 0 381 499" svg:d="M156 125v-125l-156 13v36c79 0 87 7 87 61v305c0 48-10 48-87 48v36c44 0 97-2 128-2 46 0 100 0 146 2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9cm" svg:x="7.116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67cm" svg:height="0.498cm" svg:x="7.621cm" svg:y="5.10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429cm" svg:height="0.519cm" svg:x="8.248cm" svg:y="5.097cm" svg:viewBox="0 0 430 520" svg:d="M95 261c0-184 92-233 151-233 10 0 82 0 123 41-46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437cm" svg:height="0.519cm" svg:x="8.742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57cm" svg:height="0.716cm" svg:x="9.623cm" svg:y="5.105cm" svg:viewBox="0 0 558 717" svg:d="M392 430v202c0 52-13 52-90 52v33c39 0 97-3 128-3s87 3 128 3v-33c-77 0-89 0-89-52v-632h-26l-41 102c-15-30-61-102-151-102-133 0-251 110-251 256 0 141 110 256 241 256 79 0 125-49 151-82zM394 187v159c0 36-20 66-46 94-13 16-48 47-102 47-82 0-151-100-151-231 0-133 79-228 161-228 90 0 138 97 138 159z">
            <text:p/>
          </draw:path>
          <draw:path draw:style-name="gr3" draw:text-style-name="P7" draw:layer="layout" svg:width="0.567cm" svg:height="0.511cm" svg:x="10.214cm" svg:y="5.105cm" svg:viewBox="0 0 568 512" svg:d="M405 410v102l163-13v-36c-79 0-87-7-87-61v-402l-166 13v36c79 0 87 7 87 61v202c0 98-54 175-136 175-94 0-100-52-100-111v-376l-166 13v36c87 0 87 2 87 102v169c0 90 0 192 172 192 64 0 115-31 146-102z">
            <text:p/>
          </draw:path>
          <draw:path draw:style-name="gr3" draw:text-style-name="P7" draw:layer="layout" svg:width="0.501cm" svg:height="0.519cm" svg:x="10.834cm" svg:y="5.09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7" draw:layer="layout" svg:width="0.352cm" svg:height="0.706cm" svg:x="11.387cm" svg:y="4.91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242cm" svg:height="0.754cm" svg:x="11.84cm" svg:y="4.849cm" svg:viewBox="0 0 243 755" svg:d="M164 256l-159 13v36c74 0 85 5 85 61v302c0 52-13 52-90 52v35c36-2 97-2 125-2 39 0 80 0 118 2v-35c-74 0-79-6-79-49zM169 59c0-36-28-59-61-59-36 0-59 31-59 59 0 31 23 61 59 61 33 0 61-25 61-61z">
            <text:p/>
          </draw:path>
          <draw:path draw:style-name="gr3" draw:text-style-name="P7" draw:layer="layout" svg:width="0.437cm" svg:height="0.519cm" svg:x="12.147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67cm" svg:height="0.498cm" svg:x="12.652cm" svg:y="5.10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355cm" svg:height="0.706cm" svg:x="13.23cm" svg:y="4.91cm" svg:viewBox="0 0 356 707" svg:d="M174 243h161v-36h-161v-207h-28c0 92-36 213-146 218v25h97v310c0 141 105 154 146 154 80 0 113-80 113-154v-64h-31v64c0 82-33 126-74 126-77 0-77-103-77-123z">
            <text:p/>
          </draw:path>
        </draw:g>
        <draw:g>
          <svg:title>TexMaths</svg:title>
          <svg:desc>32§display§\text {is called the average rate of change with}§svg§600§FALSE§</svg:desc>
          <draw:polygon draw:style-name="gr2" draw:text-style-name="P6" draw:layer="layout" svg:width="19.653cm" svg:height="0.914cm" svg:x="2.402cm" svg:y="7.565cm" svg:viewBox="0 0 19654 915" draw:points="9827,915 0,915 0,0 19654,0 19654,915">
            <text:p/>
          </draw:polygon>
          <draw:path draw:style-name="gr3" draw:text-style-name="P7" draw:layer="layout" svg:width="0.242cm" svg:height="0.755cm" svg:x="2.382cm" svg:y="7.55cm" svg:viewBox="0 0 243 756" svg:d="M164 256l-159 13v36c74 0 85 5 85 61v303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37cm" svg:height="0.519cm" svg:x="2.697cm" svg:y="7.799cm" svg:viewBox="0 0 371 520" svg:d="M197 287c26 5 118 23 118 105 0 56-39 103-128 103-95 0-136-65-156-162-3-13-5-18-16-18-15 0-15 8-15 28v149c0 20 0 28 13 28 5 0 7-2 28-23 3-2 3-5 23-26 49 47 100 49 123 49 130 0 184-77 184-159 0-59-36-92-48-107-39-36-82-44-128-54-64-13-141-26-141-92 0-41 30-88 128-88 123 0 130 103 133 139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429cm" svg:height="0.519cm" svg:x="3.516cm" svg:y="7.799cm" svg:viewBox="0 0 430 520" svg:d="M95 261c0-184 92-233 151-233 10 0 82 0 123 41-46 5-54 39-54 54 0 28 20 51 51 51s54-20 54-54c0-76-87-120-174-120-141 0-246 123-246 261 0 146 113 259 243 259 151 0 187-136 187-148 0-11-10-11-13-11-10 0-13 5-15 11-33 105-108 120-149 120-58 0-158-49-158-231z">
            <text:p/>
          </draw:path>
          <draw:path draw:style-name="gr3" draw:text-style-name="P7" draw:layer="layout" svg:width="0.508cm" svg:height="0.519cm" svg:x="4.023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252cm" svg:height="0.783cm" svg:x="4.576cm" svg:y="7.522cm" svg:viewBox="0 0 253 784" svg:d="M164 0l-164 13v36c79 0 90 7 90 61v587c0 51-13 51-90 51v36c38-3 97-3 125-3 29 0 85 0 128 3v-36c-76 0-89 0-89-51z">
            <text:p/>
          </draw:path>
          <draw:path draw:style-name="gr3" draw:text-style-name="P7" draw:layer="layout" svg:width="0.252cm" svg:height="0.783cm" svg:x="4.888cm" svg:y="7.522cm" svg:viewBox="0 0 253 784" svg:d="M164 0l-164 13v36c79 0 90 7 90 61v587c0 51-13 51-90 51v36c38-3 97-3 125-3 29 0 85 0 128 3v-36c-76 0-89 0-89-51z">
            <text:p/>
          </draw:path>
          <draw:path draw:style-name="gr3" draw:text-style-name="P7" draw:layer="layout" svg:width="0.437cm" svg:height="0.519cm" svg:x="5.195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57cm" svg:height="0.796cm" svg:x="5.702cm" svg:y="7.522cm" svg:viewBox="0 0 558 797" svg:d="M392 723v74l166-13v-36c-79 0-90-8-90-61v-687l-161 13v36c77 0 87 7 87 61v244c-33-39-82-70-143-70-133 0-251 111-251 257 0 143 110 256 241 256 71 0 122-39 151-74zM392 420v231c0 20 0 23-13 41-33 54-85 79-133 79-51 0-92-28-121-72-28-46-30-110-30-156 0-43 2-110 33-161 26-36 67-72 128-72 41 0 87 15 123 67 13 20 13 23 13 43z">
            <text:p/>
          </draw:path>
          <draw:path draw:style-name="gr3" draw:text-style-name="P7" draw:layer="layout" svg:width="0.352cm" svg:height="0.706cm" svg:x="6.685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7.136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  <draw:path draw:style-name="gr3" draw:text-style-name="P7" draw:layer="layout" svg:width="0.437cm" svg:height="0.519cm" svg:x="7.758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08cm" svg:height="0.519cm" svg:x="8.648cm" svg:y="7.799cm" svg:viewBox="0 0 509 520" svg:d="M328 420c5 46 35 92 89 92 23 0 92-15 92-107v-62h-28v62c0 66-28 74-41 74-36 0-41-51-41-56v-228c0-46 0-90-41-134-43-43-99-61-153-61-95 0-172 54-172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52cm" svg:height="0.499cm" svg:x="9.153cm" svg:y="7.816cm" svg:viewBox="0 0 553 500" svg:d="M448 110c10-25 31-74 105-74v-36c-26 3-59 3-85 3-28 0-79-3-99-3v36c43 0 56 25 56 49 0 10-3 12-8 25l-115 290-128-315c-5-16-5-18-5-21 0-28 43-28 64-28v-36c-33 0-97 3-123 3-31 0-77 0-110-3v36c72 0 77 5 90 41l163 402c6 16 8 21 23 21 16 0 21-11 23-21z">
            <text:p/>
          </draw:path>
          <draw:path draw:style-name="gr3" draw:text-style-name="P7" draw:layer="layout" svg:width="0.437cm" svg:height="0.519cm" svg:x="9.726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38cm" svg:height="0.499cm" svg:x="10.225cm" svg:y="7.806cm" svg:viewBox="0 0 381 500" svg:d="M156 126v-126l-156 13v36c79 0 87 7 87 61v305c0 49-10 49-87 49v36c44 0 97-3 128-3 46 0 100 0 146 3v-36h-26c-82 0-84-10-84-51v-175c0-112 46-212 133-212 8 0 10 0 13 0-5 2-26 15-26 43 0 33 23 49 49 49 20 0 48-13 48-49s-35-69-84-69c-82 0-123 77-141 126z">
            <text:p/>
          </draw:path>
          <draw:path draw:style-name="gr3" draw:text-style-name="P7" draw:layer="layout" svg:width="0.508cm" svg:height="0.519cm" svg:x="10.681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16cm" svg:height="0.745cm" svg:x="11.229cm" svg:y="7.793cm" svg:viewBox="0 0 517 746" svg:d="M220 318c-100 0-100-113-100-139 0-30 3-66 18-94 10-16 36-47 82-47 97 0 97 113 97 139 0 31 0 66-18 95-10 15-35 46-79 46zM87 361c0-5 0-30 21-54 43 34 89 36 112 36 105 0 182-77 182-164 0-43-18-84-46-110 41-38 82-43 102-43 3 0 8 0 10 0-12 5-17 18-17 30 0 21 15 34 33 34 10 0 33-8 33-34 0-20-15-56-59-56-23 0-71 8-120 54-46-39-95-41-118-41-105 0-184 77-184 164 0 51 25 92 54 118-16 15-36 53-36 92 0 36 15 79 51 100-69 20-105 69-105 115 0 80 113 144 251 144 133 0 251-59 251-146 0-41-18-98-75-131-61-31-125-31-194-31-28 0-77 0-85 0-35-5-61-41-61-77zM251 717c-115 0-192-56-192-115 0-54 43-95 92-97h67c97 0 225 0 225 97 0 59-82 115-192 115z">
            <text:p/>
          </draw:path>
          <draw:path draw:style-name="gr3" draw:text-style-name="P7" draw:layer="layout" svg:width="0.437cm" svg:height="0.519cm" svg:x="11.789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38cm" svg:height="0.499cm" svg:x="12.665cm" svg:y="7.806cm" svg:viewBox="0 0 381 500" svg:d="M156 126v-126l-156 13v36c79 0 87 7 87 61v305c0 49-10 49-87 49v36c44 0 97-3 128-3 46 0 100 0 146 3v-36h-26c-82 0-84-10-84-51v-175c0-112 46-212 133-212 8 0 10 0 13 0-5 2-26 15-26 43 0 33 23 49 49 49 20 0 48-13 48-49s-35-69-84-69c-82 0-123 77-141 126z">
            <text:p/>
          </draw:path>
          <draw:path draw:style-name="gr3" draw:text-style-name="P7" draw:layer="layout" svg:width="0.508cm" svg:height="0.519cm" svg:x="13.12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352cm" svg:height="0.706cm" svg:x="13.658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437cm" svg:height="0.519cm" svg:x="14.106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01cm" svg:height="0.519cm" svg:x="14.979cm" svg:y="7.799cm" svg:viewBox="0 0 502 520" svg:d="M502 264c0-144-115-264-251-264-141 0-251 123-251 264 0 146 118 256 251 256 136 0 251-113 251-256zM251 492c-49 0-97-26-128-77-28-49-28-118-28-159 0-43 0-105 25-156 31-51 85-74 131-74 48 0 97 23 128 71 28 49 28 116 28 159 0 41 0 103-26 151-23 52-74 85-130 85z">
            <text:p/>
          </draw:path>
          <draw:path draw:style-name="gr3" draw:text-style-name="P7" draw:layer="layout" svg:width="0.365cm" svg:height="0.796cm" svg:x="15.547cm" svg:y="7.509cm" svg:viewBox="0 0 366 797" svg:d="M161 310v-131c0-100 54-153 105-153 3 0 18 0 36 7-13 5-33 18-33 46 0 26 18 49 48 49 34 0 49-23 49-49 0-41-41-79-100-79-79 0-176 59-176 179v131h-90v33h90v367c0 51-13 51-90 51v36c46-3 97-5 131-5 46 0 97 0 143 5v-36h-23c-85 0-87-13-87-54v-364h130v-33z">
            <text:p/>
          </draw:path>
          <draw:path draw:style-name="gr3" draw:text-style-name="P7" draw:layer="layout" svg:width="0.429cm" svg:height="0.519cm" svg:x="16.266cm" svg:y="7.799cm" svg:viewBox="0 0 430 520" svg:d="M95 261c0-184 92-233 151-233 10 0 82 0 123 41-49 5-54 39-54 54 0 28 20 51 51 51s54-20 54-54c0-76-87-120-174-120-141 0-246 123-246 261 0 146 113 259 243 259 151 0 187-136 187-148 0-11-10-11-13-11-10 0-13 5-15 11-33 105-108 120-149 120-58 0-158-49-158-231z">
            <text:p/>
          </draw:path>
          <draw:path draw:style-name="gr3" draw:text-style-name="P7" draw:layer="layout" svg:width="0.567cm" svg:height="0.783cm" svg:x="16.732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  <draw:path draw:style-name="gr3" draw:text-style-name="P7" draw:layer="layout" svg:width="0.508cm" svg:height="0.519cm" svg:x="17.37cm" svg:y="7.799cm" svg:viewBox="0 0 509 520" svg:d="M328 420c5 46 35 92 89 92 23 0 92-15 92-107v-62h-28v62c0 66-28 74-41 74-36 0-41-51-41-56v-228c0-46 0-90-41-134-43-43-99-61-153-61-95 0-172 54-172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67cm" svg:height="0.499cm" svg:x="17.92cm" svg:y="7.806cm" svg:viewBox="0 0 568 500" svg:d="M87 110v305c0 49-10 49-87 49v36c38 0 97-3 128-3 28 0 87 3 125 3v-36c-74 0-87 0-87-49v-210c0-118 80-179 151-179 72 0 85 61 85 125v264c0 49-13 49-87 49v36c38 0 97-3 128-3 28 0 87 3 125 3v-36c-59 0-87 0-87-34v-215c0-97 0-133-36-174-15-18-53-41-117-41-85 0-136 49-169 118v-118l-159 13v36c79 0 87 7 87 61z">
            <text:p/>
          </draw:path>
          <draw:path draw:style-name="gr3" draw:text-style-name="P7" draw:layer="layout" svg:width="0.516cm" svg:height="0.745cm" svg:x="18.54cm" svg:y="7.793cm" svg:viewBox="0 0 517 746" svg:d="M220 318c-100 0-100-113-100-139 0-30 3-66 18-94 10-16 36-47 82-47 97 0 97 113 97 139 0 31 0 66-18 95-10 15-35 46-79 46zM87 361c0-5 0-30 21-54 43 34 89 36 112 36 105 0 182-77 182-164 0-43-18-84-46-110 41-38 82-43 102-43 3 0 8 0 10 0-12 5-17 18-17 30 0 21 15 34 33 34 10 0 33-8 33-34 0-20-15-56-59-56-23 0-71 8-120 54-46-39-95-41-118-41-105 0-184 77-184 164 0 51 25 92 54 118-16 15-36 53-36 92 0 36 15 79 51 100-69 20-105 69-105 115 0 80 113 144 251 144 133 0 251-59 251-146 0-41-18-98-75-131-61-31-125-31-194-31-28 0-77 0-85 0-35-5-61-41-61-77zM251 717c-115 0-192-56-192-115 0-54 43-95 92-97h67c97 0 225 0 225 97 0 59-82 115-192 115z">
            <text:p/>
          </draw:path>
          <draw:path draw:style-name="gr3" draw:text-style-name="P7" draw:layer="layout" svg:width="0.437cm" svg:height="0.519cm" svg:x="19.103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772cm" svg:height="0.499cm" svg:x="19.965cm" svg:y="7.816cm" svg:viewBox="0 0 773 500" svg:d="M678 108c21-57 57-72 95-72v-36c-26 3-59 3-82 3-33 0-84-3-105-3v36c41 0 64 20 64 54 0 7 0 7-5 23l-102 289-113-315c-3-13-5-15-5-20 0-31 43-31 66-31v-36c-33 0-89 3-117 3-34 0-67 0-100-3v36c41 0 59 2 72 15 5 8 17 41 25 64l-97 272-108-300c-5-15-5-18-5-20 0-31 44-31 67-31v-36c-33 0-97 3-123 3-5 0-64 0-105-3v36c56 0 69 2 84 38l141 400c5 18 11 26 23 26 16 0 18-5 23-23l116-321 115 323c5 13 7 21 23 21 13 0 18-11 20-21z">
            <text:p/>
          </draw:path>
          <draw:path draw:style-name="gr3" draw:text-style-name="P7" draw:layer="layout" svg:width="0.242cm" svg:height="0.755cm" svg:x="20.795cm" svg:y="7.55cm" svg:viewBox="0 0 243 756" svg:d="M164 256l-159 13v36c74 0 85 5 85 61v303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352cm" svg:height="0.706cm" svg:x="21.092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21.545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</draw:g>
        <draw:g>
          <svg:title>TexMaths</svg:title>
          <svg:desc>32§display§\text {respect to } x \text { where } \delta x =  x_2 -  x_1 \text { and}§svg§600§FALSE§</svg:desc>
          <draw:polygon draw:style-name="gr2" draw:text-style-name="P6" draw:layer="layout" svg:width="17.893cm" svg:height="0.904cm" svg:x="2.41cm" svg:y="9.765cm" svg:viewBox="0 0 17894 905" draw:points="8947,905 0,905 0,0 17894,0 17894,905">
            <text:p/>
          </draw:polygon>
          <draw:path draw:style-name="gr3" draw:text-style-name="P7" draw:layer="layout" svg:width="0.38cm" svg:height="0.498cm" svg:x="2.384cm" svg:y="10.011cm" svg:viewBox="0 0 381 499" svg:d="M156 125v-125l-156 13v36c79 0 87 7 87 61v304c0 49-10 49-87 49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2.824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37cm" svg:height="0.518cm" svg:x="3.331cm" svg:y="10.006cm" svg:viewBox="0 0 371 519" svg:d="M197 286c26 6 118 23 118 105 0 57-39 103-128 103-95 0-136-64-156-161-3-13-5-18-16-18-15 0-15 7-15 28v148c0 21 0 28 13 28 5 0 7-2 28-23 3-2 3-5 23-25 49 46 100 48 123 48 130 0 184-77 184-158 0-59-36-92-48-108-39-36-82-43-128-53-64-13-141-26-141-93 0-40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557cm" svg:height="0.715cm" svg:x="3.769cm" svg:y="10.011cm" svg:viewBox="0 0 558 716" svg:d="M164 74v-74l-164 13v36c79 0 87 5 87 56v527c0 51-10 51-87 51v33c38 0 97-2 125-2 31 0 90 2 128 2v-33c-74 0-87 0-87-51v-190-10c6 18 54 80 139 80 135 0 253-110 253-256 0-143-110-256-238-256-87 0-136 49-156 74zM166 371v-253c34-57 87-90 146-90 82 0 151 100 151 228 0 135-79 230-163 230-44 0-88-23-118-69-16-23-16-26-16-46z">
            <text:p/>
          </draw:path>
          <draw:path draw:style-name="gr3" draw:text-style-name="P7" draw:layer="layout" svg:width="0.437cm" svg:height="0.518cm" svg:x="4.424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429cm" svg:height="0.518cm" svg:x="4.931cm" svg:y="10.006cm" svg:viewBox="0 0 430 519" svg:d="M95 261c0-184 92-233 151-233 10 0 82 0 123 41-49 5-54 38-54 54 0 28 20 51 51 51s54-21 54-54c0-77-87-120-174-120-141 0-246 123-246 261 0 146 113 258 243 258 151 0 187-135 187-148 0-10-10-10-13-10-10 0-13 5-15 10-33 105-108 120-149 120-58 0-158-49-158-230z">
            <text:p/>
          </draw:path>
          <draw:path draw:style-name="gr3" draw:text-style-name="P7" draw:layer="layout" svg:width="0.352cm" svg:height="0.705cm" svg:x="5.415cm" svg:y="9.816cm" svg:viewBox="0 0 353 706" svg:d="M174 243h161v-36h-161v-207h-28c0 92-36 212-146 217v26h97v309c0 141 105 154 146 154 80 0 110-79 110-154v-63h-28v63c0 82-33 126-74 126-77 0-77-102-77-123z">
            <text:p/>
          </draw:path>
          <draw:path draw:style-name="gr3" draw:text-style-name="P7" draw:layer="layout" svg:width="0.352cm" svg:height="0.705cm" svg:x="6.226cm" svg:y="9.816cm" svg:viewBox="0 0 353 706" svg:d="M174 243h161v-36h-161v-207h-28c0 92-36 212-146 217v26h97v309c0 141 105 154 146 154 80 0 110-79 110-154v-63h-28v63c0 82-33 126-74 126-77 0-77-102-77-123z">
            <text:p/>
          </draw:path>
          <draw:path draw:style-name="gr3" draw:text-style-name="P7" draw:layer="layout" svg:width="0.501cm" svg:height="0.518cm" svg:x="6.674cm" svg:y="10.006cm" svg:viewBox="0 0 502 519" svg:d="M502 263c0-143-115-263-251-263-141 0-251 123-251 263 0 146 118 256 251 256 136 0 251-112 251-256zM251 491c-49 0-97-25-128-77-28-48-28-117-28-158 0-44 0-105 25-156 31-51 85-74 131-74 49 0 97 23 125 71 31 49 31 115 31 159 0 41 0 102-26 151-23 51-74 84-130 84z">
            <text:p/>
          </draw:path>
          <draw:path draw:style-name="gr3" draw:text-style-name="P7" draw:layer="layout" svg:width="0.562cm" svg:height="0.511cm" svg:x="7.611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772cm" svg:height="0.498cm" svg:x="8.617cm" svg:y="10.024cm" svg:viewBox="0 0 773 499" svg:d="M678 107c21-56 57-71 95-71v-36c-26 3-59 3-82 3-33 0-84-3-105-3v36c41 0 64 20 64 54 0 7 0 7-5 23l-102 289-113-315c-3-13-5-15-5-20 0-31 43-31 66-31v-36c-33 0-89 3-117 3-34 0-67 0-100-3v36c41 0 59 2 72 15 5 8 18 41 25 64l-97 271-108-299c-5-15-5-18-5-20 0-31 44-31 67-31v-36c-33 0-97 3-123 3-5 0-64 0-105-3v36c56 0 69 2 84 38l141 399c5 18 11 26 23 26 16 0 18-5 23-23l116-320 115 322c2 13 7 21 23 21 13 0 18-10 20-21z">
            <text:p/>
          </draw:path>
          <draw:path draw:style-name="gr3" draw:text-style-name="P7" draw:layer="layout" svg:width="0.567cm" svg:height="0.782cm" svg:x="9.447cm" svg:y="9.727cm" svg:viewBox="0 0 568 783" svg:d="M87 696c0 51-10 51-87 51v36c38-3 97-3 128-3 28 0 87 0 125 3v-36c-74 0-87 0-87-51v-207c0-118 80-180 151-180 72 0 85 62 85 126v261c0 51-13 51-87 51v36c38-3 97-3 128-3 28 0 87 0 125 3v-36c-59 0-87 0-87-33v-215c0-97 0-133-36-174-15-18-53-41-117-41-98 0-146 69-164 110v-394l-164 13v36c79 0 87 7 87 61z">
            <text:p/>
          </draw:path>
          <draw:path draw:style-name="gr3" draw:text-style-name="P7" draw:layer="layout" svg:width="0.437cm" svg:height="0.518cm" svg:x="10.066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38cm" svg:height="0.498cm" svg:x="10.565cm" svg:y="10.011cm" svg:viewBox="0 0 381 499" svg:d="M156 125v-125l-156 13v36c79 0 87 7 87 61v304c0 49-10 49-87 49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11.006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462cm" svg:height="0.815cm" svg:x="11.896cm" svg:y="9.709cm" svg:viewBox="0 0 463 816" svg:d="M251 309c-141 34-251 180-251 318 0 107 72 189 179 189 131 0 225-179 225-333 0-102-46-161-84-209-38-51-108-136-108-187 0-23 24-51 64-51 34 0 57 15 80 31 23 12 46 28 61 28 28 0 46-28 46-46 0-23-18-29-59-36-58-13-74-13-92-13-89 0-128 49-128 115 0 61 31 125 67 194zM264 333c28 53 64 115 64 194 0 74-44 263-149 263-64 0-110-48-110-133 0-71 44-284 195-324z">
            <text:p/>
          </draw:path>
          <draw:path draw:style-name="gr3" draw:text-style-name="P7" draw:layer="layout" svg:width="0.562cm" svg:height="0.511cm" svg:x="12.424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749cm" svg:height="0.265cm" svg:x="13.409cm" svg:y="10.0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4.566cm" svg:y="10.01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5 75 77 0 115-80 120-87 13 43 54 87 121 87 117 0 181-146 181-174 0-11-10-11-12-11-11 0-13 3-16 11-38 122-115 148-151 148-43 0-61-36-61-74 0-26 7-49 20-100z">
            <text:p/>
          </draw:path>
          <draw:path draw:style-name="gr3" draw:text-style-name="P7" draw:layer="layout" svg:width="0.35cm" svg:height="0.523cm" svg:x="15.227cm" svg:y="10.154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688cm" svg:height="0.048cm" svg:x="16.026cm" svg:y="10.205cm" svg:viewBox="0 0 689 49" svg:d="M650 49c18 0 39 0 39-26 0-23-21-23-39-23h-612c-18 0-38 0-38 23 0 26 20 26 38 26z">
            <text:p/>
          </draw:path>
          <draw:path draw:style-name="gr3" draw:text-style-name="P7" draw:layer="layout" svg:width="0.562cm" svg:height="0.511cm" svg:x="17.088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288cm" svg:height="0.523cm" svg:x="17.784cm" svg:y="10.154cm" svg:viewBox="0 0 289 524" svg:d="M179 23c0-23-2-23-23-23-51 49-123 51-156 51v28c18 0 72 0 115-23v404c0 26 0 36-79 36h-31v28c15 0 113-2 141-2 26 0 125 2 143 2v-28h-30c-80 0-80-10-80-36z">
            <text:p/>
          </draw:path>
          <draw:path draw:style-name="gr3" draw:text-style-name="P7" draw:layer="layout" svg:width="0.508cm" svg:height="0.518cm" svg:x="18.624cm" svg:y="10.006cm" svg:viewBox="0 0 509 519" svg:d="M328 419c5 47 36 93 89 93 23 0 92-16 92-108v-61h-28v61c0 67-28 74-41 74-36 0-41-51-41-56v-228c0-46 0-89-41-133-43-43-99-61-156-61-92 0-169 54-169 128 0 33 23 54 51 54 31 0 52-23 52-54 0-13-5-51-57-51 31-39 85-51 123-51 54 0 118 43 118 143v43c-56 3-136 5-207 39-85 38-113 97-113 148 0 92 110 120 182 120 74 0 125-46 146-100zM320 235v113c0 107-79 146-131 146-56 0-102-41-102-98 0-61 49-156 233-161z">
            <text:p/>
          </draw:path>
          <draw:path draw:style-name="gr3" draw:text-style-name="P7" draw:layer="layout" svg:width="0.567cm" svg:height="0.498cm" svg:x="19.177cm" svg:y="10.011cm" svg:viewBox="0 0 568 499" svg:d="M87 110v304c0 49-10 49-87 49v36c38 0 97-3 128-3 28 0 87 3 125 3v-36c-74 0-87 0-87-49v-209c0-118 80-179 151-179 72 0 85 61 85 125v263c0 49-13 49-87 49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57cm" svg:height="0.794cm" svg:x="19.804cm" svg:y="9.727cm" svg:viewBox="0 0 558 795" svg:d="M392 721v74l166-12v-36c-79 0-90-8-90-62v-685l-161 13v36c77 0 87 7 87 61v243c-33-38-82-69-143-69-133 0-251 110-251 256 0 143 110 255 241 255 71 0 123-38 151-74zM392 419v231c0 20 0 23-13 41-33 53-85 79-133 79-51 0-92-28-121-72-28-46-30-110-30-156 0-43 0-110 33-161 26-36 67-72 128-72 41 0 87 16 123 67 13 20 13 23 13 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3T19">
        <office:forms form:automatic-focus="false" form:apply-design-mode="false"/>
        <draw:frame presentation:style-name="pr8" draw:text-style-name="P4" draw:layer="layout" svg:width="26cm" svg:height="14.172cm" svg:x="1.4cm" svg:y="0.628cm" presentation:class="title" presentation:user-transformed="true">
          <draw:text-box>
            <text:list text:style-name="L1">
              <text:list-header>
                <text:p xml:id="id16" text:id="id16" text:style-name="P4"><text:span text:style-name="T9"><text:s/></text:span><text:span text:style-name="T9">The limiting value of the average rate of change is</text:span><text:span text:style-name="T9"><text:line-break/></text:span><text:span text:style-name="T10"> <text:s text:c="19"/></text:span><text:span text:style-name="T9"><text:line-break/></text:span><text:span text:style-name="T9"> called the </text:span><text:span text:style-name="T11"><text:s/></text:span><text:span text:style-name="T12">instantaneous rate of change </text:span><text:span text:style-name="T13">of <text:s text:c="4"/>with</text:span><text:span text:style-name="T7"><text:line-break/></text:span><text:span text:style-name="T7"> <text:s text:c="17"/></text:span><text:span text:style-name="T13"><text:line-break/></text:span><text:span text:style-name="T13"> respect to <text:s text:c="4"/>at <text:s text:c="12"/>. </text:span><text:span text:style-name="T13"><text:line-break/></text:span><text:span text:style-name="T7"> <text:s text:c="15"/></text:span><text:span text:style-name="T13"><text:line-break/></text:span><text:span text:style-name="T13"> So, Instantaneous rate of change is</text:span><text:span text:style-name="T8"><text:line-break/></text:span><text:span text:style-name="T14"> <text:s text:c="3"/></text:span><text:span text:style-name="T8"><text:line-break/></text:span><text:span text:style-name="T8"> <text:s/></text:span><text:span text:style-name="T8"><text:line-break/></text:span><text:span text:style-name="T8"><text:line-break/></text:span><text:span text:style-name="T14"> <text:s text:c="4"/></text:span><text:span text:style-name="T14"><text:line-break/></text:span><text:span text:style-name="T14"> <text:s/></text:span><text:span text:style-name="T8"><text:s text:c="3"/></text:span></text:p>
              </text:list-header>
            </text:list>
          </draw:text-box>
        </draw:frame>
        <draw:g xml:id="id20" draw:id="id20">
          <svg:title>TexMaths</svg:title>
          <svg:desc>28§display§\lim_{{\delta x}\rightarrow 0}\left( \frac{\delta y}{\delta x} \right) = \lim_{{x_2}\rightarrow x_1}\left( \frac{f(x_2) - f(x_1)}{x_2 - x_1} \right)§svg§600§FALSE§</svg:desc>
          <draw:polygon draw:style-name="gr2" draw:text-style-name="P6" draw:layer="layout" svg:width="16.11cm" svg:height="2.263cm" svg:x="4.398cm" svg:y="8.92cm" svg:viewBox="0 0 16111 2264" draw:points="8057,2264 0,2264 0,0 16111,0 16111,2264">
            <text:p/>
          </draw:polygon>
          <draw:path draw:style-name="gr3" draw:text-style-name="P7" draw:layer="layout" svg:width="0.221cm" svg:height="0.684cm" svg:x="4.7cm" svg:y="9.6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4.973cm" svg:y="9.6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69cm" svg:height="0.436cm" svg:x="5.247cm" svg:y="9.863cm" svg:viewBox="0 0 770 437" svg:d="M76 96v267c0 42-9 42-76 42v32c34 0 85-2 112-2 25 0 76 2 110 2v-32c-65 0-76 0-76-42v-184c0-103 69-157 132-157 62 0 74 54 74 110v231c0 42-12 42-79 42v32c36 0 85-2 112-2s79 2 112 2v-32c-67 0-78 0-78-42v-184c0-103 72-157 134-157 61 0 72 54 72 110v231c0 42-11 42-76 42v32c33 0 85-2 112-2 24 0 76 2 109 2v-32c-51 0-76 0-76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06cm" svg:height="0.501cm" svg:x="4.391cm" svg:y="10.448cm" svg:viewBox="0 0 307 502" svg:d="M161 193c-103 27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" draw:text-style-name="P7" draw:layer="layout" svg:width="0.371cm" svg:height="0.313cm" svg:x="4.765cm" svg:y="10.636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3 72z">
            <text:p/>
          </draw:path>
          <draw:path draw:style-name="gr3" draw:text-style-name="P7" draw:layer="layout" svg:width="0.68cm" svg:height="0.364cm" svg:x="5.231cm" svg:y="10.587cm" svg:viewBox="0 0 681 365" svg:d="M582 199c-87 65-98 155-98 155 0 11 7 11 15 11 14 0 16 0 18-11 5-18 16-63 52-101 40-42 76-51 105-60 2-3 7-7 7-9 0-7-5-9-14-12-100-31-134-103-150-163-2-9-6-9-18-9-8 0-15 0-15 11 0 0 7 47 40 94 16 25 36 45 58 61h-555c-11 0-27 0-27 15 0 18 16 18 27 18z">
            <text:p/>
          </draw:path>
          <draw:path draw:style-name="gr3" draw:text-style-name="P7" draw:layer="layout" svg:width="0.322cm" svg:height="0.472cm" svg:x="5.997cm" svg:y="10.484cm" svg:viewBox="0 0 323 473" svg:d="M323 240c0-76-9-132-43-180-20-33-63-60-119-60-161 0-161 188-161 240 0 49 0 233 161 233 162 0 162-184 162-233zM161 455c-31 0-74-20-87-76-11-41-11-99-11-148 0-52 0-103 11-141 13-56 58-70 87-70 38 0 74 23 85 63 12 36 14 87 14 148 0 49 0 100-11 145-14 63-61 79-88 79z">
            <text:p/>
          </draw:path>
          <draw:path draw:style-name="gr3" draw:text-style-name="P7" draw:layer="layout" svg:width="0.485cm" svg:height="2.362cm" svg:x="6.723cm" svg:y="8.8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4cm" svg:height="0.713cm" svg:x="7.424cm" svg:y="8.931cm" svg:viewBox="0 0 405 714" svg:d="M220 271c-124 29-220 157-220 278 0 94 63 165 157 165 114 0 197-156 197-291 0-89-40-141-74-183-34-45-94-119-94-164 0-20 20-45 56-45 29 0 49 14 69 27 20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56cm" svg:height="0.637cm" svg:x="7.885cm" svg:y="9.19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38cm" svg:height="0.042cm" svg:x="7.361cm" svg:y="10.031cm" svg:viewBox="0 0 1039 43" draw:points="520,43 0,43 0,0 1039,0 1039,43">
            <text:p/>
          </draw:polygon>
          <draw:path draw:style-name="gr3" draw:text-style-name="P7" draw:layer="layout" svg:width="0.404cm" svg:height="0.713cm" svg:x="7.401cm" svg:y="10.273cm" svg:viewBox="0 0 405 714" svg:d="M220 271c-124 29-220 157-220 278 0 94 63 165 157 165 114 0 197-156 197-291 0-89-40-141-74-183-34-45-94-119-94-164 0-20 20-45 56-45 29 0 49 14 69 27 20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92cm" svg:height="0.447cm" svg:x="7.863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8.55cm" svg:y="8.871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567cm" svg:y="9.9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11.124cm" svg:y="9.6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11.397cm" svg:y="9.6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69cm" svg:height="0.436cm" svg:x="11.668cm" svg:y="9.863cm" svg:viewBox="0 0 770 437" svg:d="M76 96v267c0 42-9 42-76 42v32c34 0 85-2 112-2 25 0 76 2 110 2v-32c-65 0-76 0-76-42v-184c0-103 69-157 132-157 62 0 74 54 74 110v231c0 42-12 42-77 42v32c34 0 83-2 110-2s79 2 112 2v-32c-67 0-78 0-78-42v-184c0-103 72-157 134-157 63 0 72 54 72 110v231c0 42-9 42-76 42v32c33 0 85-2 112-2 24 0 76 2 109 2v-32c-51 0-76 0-76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1cm" svg:height="0.313cm" svg:x="10.584cm" svg:y="10.5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45cm" svg:height="0.328cm" svg:x="11.043cm" svg:y="10.658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3" draw:text-style-name="P7" draw:layer="layout" svg:width="0.68cm" svg:height="0.364cm" svg:x="11.435cm" svg:y="10.535cm" svg:viewBox="0 0 681 365" svg:d="M582 199c-87 65-98 155-98 155 0 11 7 11 15 11 14 0 16 0 18-11 5-18 16-63 52-101 40-42 76-51 103-60 4-3 9-7 9-9 0-7-5-9-14-12-100-31-134-103-150-163-2-9-6-9-18-9-8 0-15 0-15 11 0 0 7 47 40 94 16 25 36 45 58 61h-555c-11 0-27 0-27 15 0 18 16 18 27 18z">
            <text:p/>
          </draw:path>
          <draw:path draw:style-name="gr3" draw:text-style-name="P7" draw:layer="layout" svg:width="0.371cm" svg:height="0.313cm" svg:x="12.199cm" svg:y="10.584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03cm" svg:height="0.328cm" svg:x="12.683cm" svg:y="10.658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7" draw:layer="layout" svg:width="0.485cm" svg:height="2.362cm" svg:x="13.366cm" svg:y="8.87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92cm" svg:height="0.897cm" svg:x="14.056cm" svg:y="8.93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7" draw:layer="layout" svg:width="0.23cm" svg:height="0.985cm" svg:x="14.687cm" svg:y="8.8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5.001cm" svg:y="9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5.579cm" svg:y="9.32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6.034cm" svg:y="8.8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6.661cm" svg:y="9.36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7.615cm" svg:y="8.938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23cm" svg:height="0.985cm" svg:x="18.249cm" svg:y="8.8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8.562cm" svg:y="9.1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52cm" svg:height="0.458cm" svg:x="19.172cm" svg:y="9.32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9.593cm" svg:y="8.8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5.917cm" svg:height="0.042cm" svg:x="14.004cm" svg:y="10.031cm" svg:viewBox="0 0 5918 43" draw:points="2959,43 0,43 0,0 5918,0 5918,43">
            <text:p/>
          </draw:polygon>
          <draw:path draw:style-name="gr3" draw:text-style-name="P7" draw:layer="layout" svg:width="0.492cm" svg:height="0.447cm" svg:x="15.384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5.962cm" svg:y="10.6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6.661cm" svg:y="10.7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7.59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2cm" svg:height="0.458cm" svg:x="18.199cm" svg:y="10.663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072cm" svg:y="8.871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7" draw:id="id17">
          <svg:title>TexMaths</svg:title>
          <svg:desc>32§display§y§svg§600§FALSE§</svg:desc>
          <draw:polygon draw:style-name="gr2" draw:text-style-name="P6" draw:layer="layout" svg:width="0.439cm" svg:height="0.616cm" svg:x="22.812cm" svg:y="3.126cm" svg:viewBox="0 0 440 617" draw:points="220,617 0,617 0,0 440,0 440,617">
            <text:p/>
          </draw:polygon>
          <draw:path draw:style-name="gr3" draw:text-style-name="P7" draw:layer="layout" svg:width="0.521cm" svg:height="0.729cm" svg:x="22.789cm" svg:y="3.07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18" draw:id="id18">
          <svg:title>TexMaths</svg:title>
          <svg:desc>32§display§x§svg§600§FALSE§</svg:desc>
          <draw:polygon draw:style-name="gr2" draw:text-style-name="P6" draw:layer="layout" svg:width="0.48cm" svg:height="0.398cm" svg:x="7.114cm" svg:y="5.326cm" svg:viewBox="0 0 481 399" draw:points="241,399 0,399 0,0 481,0 481,399">
            <text:p/>
          </draw:polygon>
          <draw:path draw:style-name="gr3" draw:text-style-name="P7" draw:layer="layout" svg:width="0.562cm" svg:height="0.511cm" svg:x="7.091cm" svg:y="5.27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9" draw:id="id19">
          <svg:title>TexMaths</svg:title>
          <svg:desc>32§display§x = x_1§svg§600§FALSE§</svg:desc>
          <draw:polygon draw:style-name="gr2" draw:text-style-name="P6" draw:layer="layout" svg:width="3.046cm" svg:height="0.555cm" svg:x="9.214cm" svg:y="5.328cm" svg:viewBox="0 0 3047 556" draw:points="1523,556 0,556 0,0 3047,0 3047,556">
            <text:p/>
          </draw:polygon>
          <draw:path draw:style-name="gr3" draw:text-style-name="P7" draw:layer="layout" svg:width="0.562cm" svg:height="0.512cm" svg:x="9.191cm" svg:y="5.272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8 13 44 54 88 121 88 117 0 181-146 181-175 0-10-10-10-12-10-11 0-13 3-16 10-36 123-115 149-151 149-43 0-61-36-61-74 0-26 7-49 20-100z">
            <text:p/>
          </draw:path>
          <draw:path draw:style-name="gr3" draw:text-style-name="P7" draw:layer="layout" svg:width="0.749cm" svg:height="0.266cm" svg:x="10.177cm" svg:y="5.357cm" svg:viewBox="0 0 750 267" svg:d="M712 46c18 0 38 0 38-23s-20-23-36-23h-676c-18 0-38 0-38 23s20 23 38 23zM714 267c16 0 36 0 36-23 0-24-20-24-38-24h-674c-18 0-38 0-38 24 0 23 20 23 38 23z">
            <text:p/>
          </draw:path>
          <draw:path draw:style-name="gr3" draw:text-style-name="P7" draw:layer="layout" svg:width="0.562cm" svg:height="0.512cm" svg:x="11.334cm" svg:y="5.272cm" svg:viewBox="0 0 563 513" svg:d="M346 159c5-31 30-133 110-133 5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8 13 44 54 88 121 88 117 0 181-146 181-175 0-10-10-10-12-10-11 0-13 3-16 10-38 123-115 149-151 149-43 0-61-36-61-74 0-26 7-49 20-100z">
            <text:p/>
          </draw:path>
          <draw:path draw:style-name="gr3" draw:text-style-name="P7" draw:layer="layout" svg:width="0.288cm" svg:height="0.524cm" svg:x="12.028cm" svg:y="5.416cm" svg:viewBox="0 0 289 525" svg:d="M179 23c0-23-2-23-23-23-51 49-123 51-156 51v28c18 0 72 0 115-23v405c0 26 0 36-79 36h-31v28c15 0 113-2 141-2 26 0 125 2 143 2v-28h-30c-80 0-80-10-80-36z">
            <text:p/>
          </draw:path>
        </draw:g>
        <draw:g xml:id="id21" draw:id="id21">
          <svg:title>TexMaths</svg:title>
          <svg:desc>28§display§\text {i.e. }\left( \frac{dy}{dx} \right)_{x=x_1}= f'(x_1)§svg§600§FALSE§</svg:desc>
          <draw:polygon draw:style-name="gr2" draw:text-style-name="P6" draw:layer="layout" svg:width="10.298cm" svg:height="2.412cm" svg:x="2.644cm" svg:y="12.018cm" svg:viewBox="0 0 10299 2413" draw:points="5149,2413 0,2413 0,0 10299,0 10299,2413">
            <text:p/>
          </draw:polygon>
          <draw:path draw:style-name="gr3" draw:text-style-name="P7" draw:layer="layout" svg:width="0.212cm" svg:height="0.66cm" svg:x="2.626cm" svg:y="12.73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107cm" svg:height="0.107cm" svg:x="2.953cm" svg:y="13.291cm" svg:viewBox="0 0 108 108" svg:d="M108 54c0-29-25-54-54-54s-54 25-54 54 25 54 54 54 54-25 54-54z">
            <text:p/>
          </draw:path>
          <draw:path draw:style-name="gr3" draw:text-style-name="P7" draw:layer="layout" svg:width="0.382cm" svg:height="0.454cm" svg:x="3.168cm" svg:y="12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107cm" svg:height="0.107cm" svg:x="3.663cm" svg:y="13.291cm" svg:viewBox="0 0 108 108" svg:d="M108 54c0-29-25-54-54-54s-54 25-54 54 25 54 54 54 54-25 54-54z">
            <text:p/>
          </draw:path>
          <draw:path draw:style-name="gr3" draw:text-style-name="P7" draw:layer="layout" svg:width="0.485cm" svg:height="2.363cm" svg:x="4.658cm" svg:y="11.969cm" svg:viewBox="0 0 486 2364" svg:d="M486 2355c0-4-2-7-4-9-36-38-101-103-168-210-159-254-231-574-231-953 0-266 36-607 197-901 78-141 159-221 204-264 2-2 2-5 2-9 0-9-7-9-20-9-14 0-16 0-31 16-332 300-435 750-435 1165 0 388 90 778 340 1073 21 23 56 63 99 99 11 11 13 11 27 11 13 0 20 0 20-9z">
            <text:p/>
          </draw:path>
          <draw:path draw:style-name="gr3" draw:text-style-name="P7" draw:layer="layout" svg:width="0.469cm" svg:height="0.696cm" svg:x="5.356cm" svg:y="12.047cm" svg:viewBox="0 0 470 697" svg:d="M470 11c0-2 0-11-13-11-14 0-108 9-126 11-6 0-13 5-13 18 0 14 9 14 25 14 47 0 49 6 49 15l-2 20-61 233c-18-35-47-62-92-62-114 0-237 145-237 289 0 94 54 159 132 159 20 0 70-5 128-74 9 40 42 74 89 74 36 0 59-23 74-56 16-34 29-94 29-96 0-12-9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7" draw:layer="layout" svg:width="0.456cm" svg:height="0.638cm" svg:x="5.858cm" svg:y="12.29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4 0 50 45 86 105 86 103 0 204-90 231-202z">
            <text:p/>
          </draw:path>
          <draw:polygon draw:style-name="gr3" draw:text-style-name="P7" draw:layer="layout" svg:width="1.076cm" svg:height="0.042cm" svg:x="5.296cm" svg:y="13.13cm" svg:viewBox="0 0 1077 43" draw:points="538,43 0,43 0,0 1077,0 1077,43">
            <text:p/>
          </draw:polygon>
          <draw:path draw:style-name="gr3" draw:text-style-name="P7" draw:layer="layout" svg:width="0.469cm" svg:height="0.696cm" svg:x="5.336cm" svg:y="13.387cm" svg:viewBox="0 0 470 697" svg:d="M470 11c0-2 0-11-13-11-14 0-108 9-126 11-6 0-13 5-13 18 0 14 9 14 25 14 47 0 49 6 49 15l-2 20-61 233c-18-35-47-62-92-62-114 0-237 145-237 289 0 94 54 159 132 159 20 0 70-5 128-74 9 40 42 74 89 74 36 0 59-23 74-56 16-34 29-94 29-96 0-12-9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7" draw:layer="layout" svg:width="0.492cm" svg:height="0.447cm" svg:x="5.836cm" svg:y="13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3cm" svg:x="6.523cm" svg:y="11.969cm" svg:viewBox="0 0 486 2364" svg:d="M486 1183c0-387-90-777-340-1073-18-23-56-63-97-99-13-11-15-11-29-11-11 0-20 0-20 9 0 4 4 9 7 11 33 36 101 101 165 209 159 253 233 573 233 952 0 267-35 607-199 901-78 141-161 222-202 264-2 2-4 5-4 9 0 9 9 9 20 9 14 0 16 0 32-16 331-300 434-750 434-1165z">
            <text:p/>
          </draw:path>
          <draw:path draw:style-name="gr3" draw:text-style-name="P7" draw:layer="layout" svg:width="0.371cm" svg:height="0.313cm" svg:x="7.247cm" svg:y="14.078cm" svg:viewBox="0 0 372 314" svg:d="M139 233c-7 22-29 61-65 61-2 0-22 0-38-9 29-9 31-34 31-39 0-15-11-26-27-26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7cm" svg:height="0.187cm" svg:x="7.708cm" svg:y="14.11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71cm" svg:height="0.313cm" svg:x="8.295cm" svg:y="14.078cm" svg:viewBox="0 0 372 314" svg:d="M139 233c-7 22-29 61-65 61-2 0-22 0-38-9 29-9 31-34 31-39 0-15-11-26-27-26-20 0-40 18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03cm" svg:height="0.328cm" svg:x="8.779cm" svg:y="14.152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7" draw:layer="layout" svg:width="0.655cm" svg:height="0.232cm" svg:x="9.471cm" svg:y="13.0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506cm" svg:y="12.702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7" draw:layer="layout" svg:width="0.174cm" svg:height="0.358cm" svg:x="11.075cm" svg:y="12.605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1.415cm" svg:y="12.6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1.729cm" svg:y="12.9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52cm" svg:height="0.458cm" svg:x="12.338cm" svg:y="13.08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2.761cm" svg:y="12.6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9" draw:text-style-name="P10" draw:layer="layout" svg:width="26.6cm" svg:height="14.572cm" svg:x="0.8cm" svg:y="0.628cm" presentation:class="title" presentation:user-transformed="true">
          <draw:text-box>
            <text:p xml:id="id22" text:id="id22" text:style-name="P4"><text:span text:style-name="T15"><text:s text:c="3"/></text:span><text:span text:style-name="T16">If</text:span><text:span text:style-name="T17"> <text:s text:c="14"/></text:span><text:span text:style-name="T18">is the position function of a particle that </text:span><text:span text:style-name="T18"><text:line-break/></text:span><text:span text:style-name="T18"> <text:s text:c="2"/>moves along a straight line, then <text:s text:c="8"/>is the rate of</text:span><text:span text:style-name="T18"><text:line-break/></text:span><text:span text:style-name="T18"> <text:s text:c="2"/>change of the displacement <text:s text:c="4"/>with respect to time <text:s text:c="2"/>,</text:span><text:span text:style-name="T18"><text:line-break/></text:span><text:span text:style-name="T19"> <text:s text:c="29"/></text:span><text:span text:style-name="T18"><text:line-break/></text:span><text:span text:style-name="T18"> <text:s text:c="2"/>which is velocity <text:s text:c="25"/>&amp; speed </text:span><text:span text:style-name="T13"><text:line-break/></text:span><text:span text:style-name="T5"> <text:s text:c="26"/></text:span><text:span text:style-name="T13"><text:line-break/></text:span><text:span text:style-name="T13"> <text:s text:c="2"/>The rate of change of velocity with respect to time is</text:span><text:span text:style-name="T13"><text:line-break/></text:span><text:span text:style-name="T13"> <text:s text:c="2"/>called the </text:span><text:span text:style-name="T12">acceleration</text:span><text:span text:style-name="T13"> of the particle denoted by <text:s/></text:span><text:span text:style-name="T20"><text:s text:c="5"/>. </text:span><text:span text:style-name="T20"><text:line-break/></text:span><text:span text:style-name="T21"> <text:s text:c="17"/></text:span><text:span text:style-name="T20"><text:line-break/></text:span><text:span text:style-name="T13"> <text:s text:c="2"/>Thus <text:s text:c="26"/></text:span><text:span text:style-name="T13"><text:line-break/></text:span><text:span text:style-name="T7"> <text:s text:c="21"/></text:span><text:span text:style-name="T13"><text:line-break/></text:span><text:span text:style-name="T13"> <text:s text:c="2"/>The derivative of the acceleration function is called </text:span><text:span text:style-name="T13"><text:line-break/></text:span><text:span text:style-name="T5"> <text:s text:c="14"/></text:span><text:span text:style-name="T13"><text:line-break/></text:span><text:span text:style-name="T13"> <text:s text:c="3"/></text:span><text:span text:style-name="T12">jerk </text:span><text:span text:style-name="T13">( <text:s/>) <text:s/>so, </text:span></text:p>
          </draw:text-box>
        </draw:frame>
        <draw:g xml:id="id23" draw:id="id23">
          <svg:title>TexMaths</svg:title>
          <svg:desc>28§display§s = f(t)§svg§600§FALSE§</svg:desc>
          <draw:polygon draw:style-name="gr2" draw:text-style-name="P6" draw:layer="layout" svg:width="3.285cm" svg:height="0.886cm" svg:x="2.99cm" svg:y="0.919cm" svg:viewBox="0 0 3286 887" draw:points="1644,887 0,887 0,0 3286,0 3286,887">
            <text:p/>
          </draw:polygon>
          <draw:path draw:style-name="gr3" draw:text-style-name="P7" draw:layer="layout" svg:width="0.364cm" svg:height="0.447cm" svg:x="2.992cm" svg:y="1.173cm" svg:viewBox="0 0 365 448" svg:d="M336 67c-29 0-47 23-47 45 0 13 9 29 29 29 23 0 47-18 47-56 0-45-42-85-119-85-130 0-168 101-168 143 0 79 74 95 103 99 52 11 104 20 104 76 0 25-23 108-142 108-15 0-91 0-114-52 38 5 63-24 63-54 0-22-16-33-36-33-27 0-56 20-56 65 0 56 56 96 141 96 161 0 200-119 200-163 0-36-18-61-32-74-27-27-54-32-98-41-36-9-74-15-74-60 0-27 22-88 109-88 25 0 74 7 90 45z">
            <text:p/>
          </draw:path>
          <draw:path draw:style-name="gr3" draw:text-style-name="P7" draw:layer="layout" svg:width="0.655cm" svg:height="0.232cm" svg:x="3.732cm" svg:y="1.2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4.767cm" svg:y="0.91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5.401cm" svg:y="0.8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4cm" svg:height="0.629cm" svg:x="5.707cm" svg:y="0.99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7" draw:layer="layout" svg:width="0.23cm" svg:height="0.985cm" svg:x="6.097cm" svg:y="0.8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24" draw:id="id24">
          <svg:title>TexMaths</svg:title>
          <svg:desc>28§display§f'(t)§svg§600§FALSE§</svg:desc>
          <draw:polygon draw:style-name="gr2" draw:text-style-name="P6" draw:layer="layout" svg:width="1.79cm" svg:height="0.939cm" svg:x="16.789cm" svg:y="2.219cm" svg:viewBox="0 0 1791 940" draw:points="894,940 0,940 0,0 1791,0 1791,940">
            <text:p/>
          </draw:polygon>
          <draw:path draw:style-name="gr3" draw:text-style-name="P7" draw:layer="layout" svg:width="0.492cm" svg:height="0.897cm" svg:x="16.791cm" svg:y="2.269cm" svg:viewBox="0 0 493 898" svg:d="M312 300h85c18 0 29 0 29-18 0-11-11-11-27-11h-83l20-114c5-20 18-90 25-101 9-20 27-34 47-34 4 0 29 0 47 18-43 3-52 38-52 52 0 24 18 36 36 36 25 0 54-23 54-61 0-45-45-67-85-67-34 0-96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7" draw:layer="layout" svg:width="0.174cm" svg:height="0.357cm" svg:x="17.36cm" svg:y="2.17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7.701cm" svg:y="2.224cm" svg:viewBox="0 0 231 985" svg:d="M231 976c0-2 0-4-18-22-123-123-155-309-155-461 0-171 38-343 159-466 14-11 14-14 14-18 0-7-5-9-11-9-9 0-99 67-157 193-52 107-63 217-63 300 0 78 11 197 65 309 61 121 146 183 155 183 6 0 11-2 11-9z">
            <text:p/>
          </draw:path>
          <draw:path draw:style-name="gr3" draw:text-style-name="P7" draw:layer="layout" svg:width="0.304cm" svg:height="0.628cm" svg:x="18.01cm" svg:y="2.345cm" svg:viewBox="0 0 305 629" svg:d="M182 224h94c18 0 29 0 29-20 0-11-11-11-29-11h-86c34-141 41-159 41-166 0-18-14-27-29-27-3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3" draw:text-style-name="P7" draw:layer="layout" svg:width="0.23cm" svg:height="0.984cm" svg:x="18.398cm" svg:y="2.224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25" draw:id="id25">
          <svg:title>TexMaths</svg:title>
          <svg:desc>40§display§s§svg§600§FALSE§</svg:desc>
          <draw:polygon draw:style-name="gr2" draw:text-style-name="P6" draw:layer="layout" svg:width="0.45cm" svg:height="0.498cm" svg:x="14.489cm" svg:y="3.639cm" svg:viewBox="0 0 451 499" draw:points="227,499 0,499 0,0 451,0 451,499">
            <text:p/>
          </draw:polygon>
          <draw:path draw:style-name="gr3" draw:text-style-name="P7" draw:layer="layout" svg:width="0.52cm" svg:height="0.639cm" svg:x="14.492cm" svg:y="3.569cm" svg:viewBox="0 0 521 640" svg:d="M479 96c-41 0-67 32-67 64 0 19 13 42 42 42 32 0 67-26 67-80 0-64-61-122-170-122-185 0-239 144-239 205 0 112 105 134 147 141 73 16 147 28 147 108 0 36-32 154-202 154-22 0-131 0-162-74 54 7 89-35 89-76 0-32-22-48-51-48-38 0-80 28-80 92 0 80 80 138 201 138 230 0 285-170 285-234 0-51-26-86-45-105-38-39-77-45-141-58-51-13-105-22-105-86 0-39 32-125 156-125 36 0 106 10 128 64z">
            <text:p/>
          </draw:path>
        </draw:g>
        <draw:g xml:id="id26" draw:id="id26">
          <svg:title>TexMaths</svg:title>
          <svg:desc>32§display§t§svg§600§FALSE§</svg:desc>
          <draw:polygon draw:style-name="gr2" draw:text-style-name="P6" draw:layer="layout" svg:width="0.261cm" svg:height="0.606cm" svg:x="24.723cm" svg:y="3.525cm" svg:viewBox="0 0 262 607" draw:points="131,607 0,607 0,0 262,0 262,607">
            <text:p/>
          </draw:polygon>
          <draw:path draw:style-name="gr3" draw:text-style-name="P7" draw:layer="layout" svg:width="0.348cm" svg:height="0.719cm" svg:x="24.692cm" svg:y="3.469cm" svg:viewBox="0 0 349 720" svg:d="M208 256h108c20 0 33 0 33-23 0-13-13-13-33-13h-98c39-161 46-182 46-189 0-21-15-31-33-31-3 0-36 0-46 41l-44 179h-108c-23 0-33 0-33 21 0 15 10 15 31 15h100c-82 321-85 338-85 359 0 61 44 105 103 105 118 0 182-167 182-174 0-10-10-10-15-10-11 0-11 2-16 15-49 118-110 143-149 143-23 0-33-15-33-51 0-28 0-36 5-54z">
            <text:p/>
          </draw:path>
        </draw:g>
        <draw:g xml:id="id27" draw:id="id27">
          <svg:title>TexMaths</svg:title>
          <svg:desc>28§display§( v ) = \frac{ ds }{ dt } = f'( t )§svg§600§FALSE§</svg:desc>
          <draw:polygon draw:style-name="gr2" draw:text-style-name="P6" draw:layer="layout" svg:width="6.9cm" svg:height="1.936cm" svg:x="9.592cm" svg:y="4.52cm" svg:viewBox="0 0 6901 1937" draw:points="3449,1937 0,1937 0,0 6901,0 6901,1937">
            <text:p/>
          </draw:polygon>
          <draw:path draw:style-name="gr3" draw:text-style-name="P7" draw:layer="layout" svg:width="0.23cm" svg:height="0.984cm" svg:x="9.639cm" svg:y="5.0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34cm" svg:height="0.447cm" svg:x="9.955cm" svg:y="5.385cm" svg:viewBox="0 0 435 448" svg:d="M435 69c0-53-27-69-45-69-25 0-47 25-47 47 0 13 4 20 15 29 21 20 34 47 34 83 0 40-61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23cm" svg:height="0.984cm" svg:x="10.495cm" svg:y="5.0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1.149cm" svg:y="5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2.289cm" svg:y="4.4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12.813cm" svg:y="4.72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12.251cm" svg:y="5.553cm" svg:viewBox="0 0 977 43" draw:points="488,43 0,43 0,0 977,0 977,43">
            <text:p/>
          </draw:polygon>
          <draw:path draw:style-name="gr3" draw:text-style-name="P7" draw:layer="layout" svg:width="0.469cm" svg:height="0.696cm" svg:x="12.342cm" svg:y="5.8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2.837cm" svg:y="5.87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7" draw:layer="layout" svg:width="0.655cm" svg:height="0.232cm" svg:x="13.671cm" svg:y="5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14.705cm" svg:y="5.12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7" draw:layer="layout" svg:width="0.174cm" svg:height="0.357cm" svg:x="15.274cm" svg:y="5.02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5.615cm" svg:y="5.0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304cm" svg:height="0.628cm" svg:x="15.924cm" svg:y="5.203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2-31 5-47z">
            <text:p/>
          </draw:path>
          <draw:path draw:style-name="gr3" draw:text-style-name="P7" draw:layer="layout" svg:width="0.23cm" svg:height="0.984cm" svg:x="16.311cm" svg:y="5.0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8" draw:id="id28">
          <svg:title>TexMaths</svg:title>
          <svg:desc>26§display§= \left| \frac{ ds }{ dt } \right| = \left| f'( t ) \right|§svg§600§FALSE§</svg:desc>
          <draw:polygon draw:style-name="gr2" draw:text-style-name="P6" draw:layer="layout" svg:width="6.066cm" svg:height="2.141cm" svg:x="20.894cm" svg:y="4.517cm" svg:viewBox="0 0 6067 2142" draw:points="3035,2142 0,2142 0,0 6067,0 6067,2142">
            <text:p/>
          </draw:polygon>
          <draw:path draw:style-name="gr3" draw:text-style-name="P7" draw:layer="layout" svg:width="0.608cm" svg:height="0.215cm" svg:x="20.9cm" svg:y="5.4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041cm" svg:height="0.587cm" svg:x="21.944cm" svg:y="4.471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5.02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5.567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6.116cm" svg:viewBox="0 0 42 588" svg:d="M0 555c0 15 0 33 21 33s21-18 21-33v-522c0-14 0-33-21-33s-21 19-21 33z">
            <text:p/>
          </draw:path>
          <draw:path draw:style-name="gr3" draw:text-style-name="P7" draw:layer="layout" svg:width="0.436cm" svg:height="0.646cm" svg:x="22.263cm" svg:y="4.562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7" draw:layer="layout" svg:width="0.338cm" svg:height="0.415cm" svg:x="22.749cm" svg:y="4.793cm" svg:viewBox="0 0 339 416" svg:d="M312 62c-27 0-44 21-44 42 0 12 9 27 27 27 21 0 44-17 44-52 0-42-39-79-110-79-121 0-156 94-156 133 0 73 68 87 95 92 48 10 96 18 96 70 0 23-21 100-131 100-14 0-85 0-106-48 35 4 58-23 58-50 0-20-14-31-33-31-25 0-52 19-52 60 0 52 52 90 131 90 150 0 185-110 185-152 0-33-16-56-29-69-25-25-50-29-91-37-34-8-69-15-69-56 0-25 21-81 102-81 23 0 68 6 83 41z">
            <text:p/>
          </draw:path>
          <draw:polygon draw:style-name="gr3" draw:text-style-name="P7" draw:layer="layout" svg:width="0.906cm" svg:height="0.039cm" svg:x="22.227cm" svg:y="5.569cm" svg:viewBox="0 0 907 40" draw:points="453,40 0,40 0,0 907,0 907,40">
            <text:p/>
          </draw:polygon>
          <draw:path draw:style-name="gr3" draw:text-style-name="P7" draw:layer="layout" svg:width="0.436cm" svg:height="0.646cm" svg:x="22.313cm" svg:y="5.808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7" draw:layer="layout" svg:width="0.282cm" svg:height="0.583cm" svg:x="22.772cm" svg:y="5.87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6-120 116-19 0-27-12-27-41 0-23 0-29 4-44z">
            <text:p/>
          </draw:path>
          <draw:path draw:style-name="gr3" draw:text-style-name="P7" draw:layer="layout" svg:width="0.041cm" svg:height="0.587cm" svg:x="23.373cm" svg:y="4.471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5.02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5.567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6.116cm" svg:viewBox="0 0 42 588" svg:d="M0 555c0 15 0 33 21 33s21-18 21-33v-522c0-14 0-33-21-33s-21 19-21 33z">
            <text:p/>
          </draw:path>
          <draw:path draw:style-name="gr3" draw:text-style-name="P7" draw:layer="layout" svg:width="0.608cm" svg:height="0.215cm" svg:x="23.85cm" svg:y="5.4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039cm" svg:height="0.914cm" svg:x="24.873cm" svg:y="5.13cm" svg:viewBox="0 0 40 915" svg:d="M40 33c0-16 0-33-21-33-19 0-19 17-19 33v849c0 16 0 33 19 33 21 0 21-17 21-33z">
            <text:p/>
          </draw:path>
          <draw:path draw:style-name="gr3" draw:text-style-name="P7" draw:layer="layout" svg:width="0.457cm" svg:height="0.833cm" svg:x="25.066cm" svg:y="5.172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7" draw:layer="layout" svg:width="0.161cm" svg:height="0.332cm" svg:x="25.595cm" svg:y="5.08cm" svg:viewBox="0 0 162 333" svg:d="M156 56c6-10 6-16 6-21 0-20-18-35-37-35-25 0-33 21-36 31l-85 279c-2 0-4 8-4 8 0 8 21 15 25 15s6 0 10-11z">
            <text:p/>
          </draw:path>
          <draw:path draw:style-name="gr3" draw:text-style-name="P7" draw:layer="layout" svg:width="0.213cm" svg:height="0.914cm" svg:x="25.911cm" svg:y="5.13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7" draw:layer="layout" svg:width="0.282cm" svg:height="0.583cm" svg:x="26.196cm" svg:y="5.2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6-120 116-19 0-27-12-27-41 0-23 0-29 4-44z">
            <text:p/>
          </draw:path>
          <draw:path draw:style-name="gr3" draw:text-style-name="P7" draw:layer="layout" svg:width="0.213cm" svg:height="0.914cm" svg:x="26.558cm" svg:y="5.13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7" draw:layer="layout" svg:width="0.039cm" svg:height="0.914cm" svg:x="26.969cm" svg:y="5.13cm" svg:viewBox="0 0 40 915" svg:d="M40 33c0-16 0-33-21-33-19 0-19 17-19 33v849c0 16 0 33 19 33 21 0 21-17 21-33z">
            <text:p/>
          </draw:path>
        </draw:g>
        <draw:g xml:id="id29" draw:id="id29">
          <svg:title>TexMaths</svg:title>
          <svg:desc>32§display§a(t)§svg§600§FALSE§</svg:desc>
          <draw:polygon draw:style-name="gr2" draw:text-style-name="P6" draw:layer="layout" svg:width="1.654cm" svg:height="1.012cm" svg:x="24.399cm" svg:y="8.126cm" svg:viewBox="0 0 1655 1013" draw:points="828,1013 0,1013 0,0 1655,0 1655,1013">
            <text:p/>
          </draw:polygon>
          <draw:path draw:style-name="gr3" draw:text-style-name="P7" draw:layer="layout" svg:width="0.517cm" svg:height="0.511cm" svg:x="24.389cm" svg:y="8.415cm" svg:viewBox="0 0 518 512" svg:d="M377 72c-21-41-54-72-105-72-131 0-272 166-272 330 0 108 62 182 151 182 23 0 80-5 146-85 10 46 49 85 103 85 41 0 66-26 84-62 18-41 34-110 34-112 0-10-11-10-13-10-13 0-13 2-16 20-20 72-41 138-87 138-30 0-33-28-33-51 0-26 3-33 15-84 13-46 13-59 23-100l41-159c8-33 8-33 8-38 0-21-13-31-31-31-28 0-46 26-48 49zM302 366c-5 20-5 20-23 41-48 61-94 79-125 79-57 0-75-61-75-105 0-56 36-197 65-248 33-66 84-107 130-107 75 0 90 92 90 99 0 6-3 13-5 18z">
            <text:p/>
          </draw:path>
          <draw:path draw:style-name="gr3" draw:text-style-name="P7" draw:layer="layout" svg:width="0.263cm" svg:height="1.125cm" svg:x="25.05cm" svg:y="8.07cm" svg:viewBox="0 0 264 1126" svg:d="M264 1116c0-3 0-5-21-26-140-141-176-353-176-527 0-194 43-392 182-532 15-13 15-16 15-21 0-7-5-10-13-10-10 0-113 77-179 220-59 123-72 248-72 343 0 90 13 225 74 353 70 138 167 210 177 210 8 0 13-3 13-10z">
            <text:p/>
          </draw:path>
          <draw:path draw:style-name="gr3" draw:text-style-name="P7" draw:layer="layout" svg:width="0.348cm" svg:height="0.718cm" svg:x="25.401cm" svg:y="8.208cm" svg:viewBox="0 0 349 719" svg:d="M208 256h107c21 0 34 0 34-23 0-13-13-13-34-13h-97c38-161 46-182 46-189 0-21-15-31-33-31-3 0-36 0-46 41l-44 179h-108c-23 0-33 0-33 21 0 15 10 15 31 15h100c-82 320-85 338-85 358 0 62 44 105 103 105 117 0 182-166 182-174 0-10-11-10-16-10-10 0-10 2-15 15-49 118-110 144-149 144-23 0-33-16-33-52 0-28 0-35 5-53z">
            <text:p/>
          </draw:path>
          <draw:path draw:style-name="gr3" draw:text-style-name="P7" draw:layer="layout" svg:width="0.263cm" svg:height="1.125cm" svg:x="25.847cm" svg:y="8.07cm" svg:viewBox="0 0 264 1126" svg:d="M264 563c0-87-13-223-74-351-70-138-167-212-180-212-5 0-10 5-10 10s0 8 21 28c112 110 176 290 176 525 0 192-41 392-182 532-15 16-15 18-15 21 0 7 5 10 10 10 13 0 116-77 182-220 59-123 72-248 72-343z">
            <text:p/>
          </draw:path>
        </draw:g>
        <draw:g xml:id="id30" draw:id="id30">
          <svg:title>TexMaths</svg:title>
          <svg:desc>28§display§a = \frac{dv}{dt} = \frac{d^2s}{dt^2}§svg§600§FALSE§</svg:desc>
          <draw:polygon draw:style-name="gr2" draw:text-style-name="P6" draw:layer="layout" svg:width="5.841cm" svg:height="2.067cm" svg:x="4.342cm" svg:y="9.154cm" svg:viewBox="0 0 5842 2068" draw:points="2921,2068 0,2068 0,0 5842,0 5842,2068">
            <text:p/>
          </draw:polygon>
          <draw:path draw:style-name="gr3" draw:text-style-name="P7" draw:layer="layout" svg:width="0.451cm" svg:height="0.447cm" svg:x="4.333cm" svg:y="10.15cm" svg:viewBox="0 0 452 448" svg:d="M329 63c-18-36-47-63-92-63-114 0-237 146-237 289 0 94 54 159 132 159 20 0 70-5 128-74 9 40 42 74 89 74 36 0 59-23 74-54 16-36 29-96 29-98 0-9-8-9-11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7" draw:layer="layout" svg:width="0.655cm" svg:height="0.232cm" svg:x="5.142cm" svg:y="10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6.282cm" svg:y="9.237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434cm" svg:height="0.447cm" svg:x="6.783cm" svg:y="9.483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7" draw:layer="layout" svg:width="1.025cm" svg:height="0.042cm" svg:x="6.244cm" svg:y="10.318cm" svg:viewBox="0 0 1026 43" draw:points="513,43 0,43 0,0 1026,0 1026,43">
            <text:p/>
          </draw:polygon>
          <draw:path draw:style-name="gr3" draw:text-style-name="P7" draw:layer="layout" svg:width="0.469cm" svg:height="0.695cm" svg:x="6.36cm" svg:y="10.576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6.855cm" svg:y="10.643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2-31 5-47z">
            <text:p/>
          </draw:path>
          <draw:path draw:style-name="gr3" draw:text-style-name="P7" draw:layer="layout" svg:width="0.655cm" svg:height="0.232cm" svg:x="7.713cm" svg:y="10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8.855cm" svg:y="9.237cm" svg:viewBox="0 0 470 696" svg:d="M470 11c0-2 0-11-13-11s-108 9-125 11c-7 0-14 5-14 18 0 14 9 14 25 14 47 0 49 6 49 15l-2 20-61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6cm" svg:height="0.458cm" svg:x="9.371cm" svg:y="9.1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64cm" svg:height="0.447cm" svg:x="9.821cm" svg:y="9.483cm" svg:viewBox="0 0 365 448" svg:d="M336 67c-29 0-47 23-47 45 0 13 9 29 29 29 22 0 47-18 47-56 0-45-42-85-119-85-130 0-168 101-168 143 0 79 74 94 103 99 52 11 103 20 103 76 0 25-22 107-141 107-15 0-91 0-114-51 38 4 63-25 63-54 0-22-16-33-36-33-27 0-56 20-56 64 0 56 56 97 141 97 161 0 199-119 199-164 0-36-17-60-31-74-27-26-54-31-98-40-36-9-74-16-74-60 0-27 22-88 109-88 25 0 74 7 90 45z">
            <text:p/>
          </draw:path>
          <draw:polygon draw:style-name="gr3" draw:text-style-name="P7" draw:layer="layout" svg:width="1.417cm" svg:height="0.042cm" svg:x="8.815cm" svg:y="10.318cm" svg:viewBox="0 0 1418 43" draw:points="708,43 0,43 0,0 1418,0 1418,43">
            <text:p/>
          </draw:polygon>
          <draw:path draw:style-name="gr3" draw:text-style-name="P7" draw:layer="layout" svg:width="0.469cm" svg:height="0.695cm" svg:x="8.909cm" svg:y="10.576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51 0-65-54-65-92 0-49 32-172 56-217 30-58 74-94 115-94 62 0 78 80 78 87 0 5-2 11-4 16z">
            <text:p/>
          </draw:path>
          <draw:path draw:style-name="gr3" draw:text-style-name="P7" draw:layer="layout" svg:width="0.304cm" svg:height="0.628cm" svg:x="9.404cm" svg:y="10.643cm" svg:viewBox="0 0 305 629" svg:d="M181 224h95c17 0 29 0 29-20 0-11-12-11-29-11h-88c36-142 43-159 43-166 0-18-14-27-29-27-5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3" draw:text-style-name="P7" draw:layer="layout" svg:width="0.306cm" svg:height="0.458cm" svg:x="9.781cm" svg:y="10.51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31" draw:id="id31">
          <svg:title>TexMaths</svg:title>
          <svg:desc>28§display§\text {i.e. }a(t) = v'(t) = s''(t)§svg§600§FALSE§</svg:desc>
          <draw:polygon draw:style-name="gr2" draw:text-style-name="P6" draw:layer="layout" svg:width="9.76cm" svg:height="0.939cm" svg:x="11.222cm" svg:y="9.682cm" svg:viewBox="0 0 9761 940" draw:points="4879,940 0,940 0,0 9761,0 9761,940">
            <text:p/>
          </draw:polygon>
          <draw:path draw:style-name="gr3" draw:text-style-name="P7" draw:layer="layout" svg:width="0.212cm" svg:height="0.66cm" svg:x="11.204cm" svg:y="9.76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107cm" svg:height="0.106cm" svg:x="11.531cm" svg:y="10.32cm" svg:viewBox="0 0 108 107" svg:d="M108 54c0-29-25-54-54-54s-54 25-54 54 25 53 54 53 54-24 54-53z">
            <text:p/>
          </draw:path>
          <draw:path draw:style-name="gr3" draw:text-style-name="P7" draw:layer="layout" svg:width="0.382cm" svg:height="0.454cm" svg:x="11.746cm" svg:y="9.98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107cm" svg:height="0.106cm" svg:x="12.241cm" svg:y="10.32cm" svg:viewBox="0 0 108 107" svg:d="M108 54c0-29-25-54-54-54s-54 25-54 54 25 53 54 53 54-24 54-53z">
            <text:p/>
          </draw:path>
          <draw:path draw:style-name="gr3" draw:text-style-name="P7" draw:layer="layout" svg:width="0.452cm" svg:height="0.447cm" svg:x="12.907cm" svg:y="9.989cm" svg:viewBox="0 0 453 448" svg:d="M329 63c-18-36-47-63-92-63-114 0-237 146-237 289 0 94 54 159 132 159 20 0 70-5 128-74 9 40 42 74 89 74 36 0 59-23 74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7" draw:layer="layout" svg:width="0.23cm" svg:height="0.984cm" svg:x="13.485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13.794cm" svg:y="9.808cm" svg:viewBox="0 0 305 629" svg:d="M181 224h95c17 0 29 0 29-20 0-11-12-11-29-11h-86c34-141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14.181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14.838cm" svg:y="10.0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4cm" svg:height="0.447cm" svg:x="15.85cm" svg:y="9.989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174cm" svg:height="0.357cm" svg:x="16.366cm" svg:y="9.633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23cm" svg:height="0.984cm" svg:x="16.706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17.015cm" svg:y="9.808cm" svg:viewBox="0 0 305 629" svg:d="M181 224h95c17 0 29 0 29-20 0-11-12-11-29-11h-86c34-141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17.403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18.059cm" svg:y="10.0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64cm" svg:height="0.447cm" svg:x="19.094cm" svg:y="9.989cm" svg:viewBox="0 0 365 448" svg:d="M336 67c-29 0-47 23-47 45 0 13 9 29 29 29 23 0 47-18 47-56 0-45-42-85-119-85-130 0-168 101-168 143 0 79 74 94 103 99 52 11 104 20 104 76 0 25-23 107-142 107-15 0-91 0-114-51 38 4 63-25 63-54 0-22-16-33-36-33-27 0-56 20-56 65 0 56 56 96 141 96 161 0 200-119 200-164 0-35-18-60-32-74-27-26-54-31-98-40-36-9-74-15-74-60 0-27 22-88 109-88 25 0 74 7 90 45z">
            <text:p/>
          </draw:path>
          <draw:path draw:style-name="gr3" draw:text-style-name="P7" draw:layer="layout" svg:width="0.174cm" svg:height="0.357cm" svg:x="19.538cm" svg:y="9.633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174cm" svg:height="0.357cm" svg:x="19.764cm" svg:y="9.633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0.105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20.411cm" svg:y="9.808cm" svg:viewBox="0 0 305 629" svg:d="M181 224h95c17 0 29 0 29-20 0-11-12-11-29-11h-86c34-141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20.801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2" draw:id="id32">
          <svg:title>TexMaths</svg:title>
          <svg:desc>28§display§j§svg§600§FALSE§</svg:desc>
          <draw:polygon draw:style-name="gr2" draw:text-style-name="P6" draw:layer="layout" svg:width="0.306cm" svg:height="0.754cm" svg:x="4.702cm" svg:y="13.698cm" svg:viewBox="0 0 307 755" draw:points="155,755 0,755 0,0 307,0 307,755">
            <text:p/>
          </draw:polygon>
          <draw:path draw:style-name="gr3" draw:text-style-name="P7" draw:layer="layout" svg:width="0.405cm" svg:height="0.853cm" svg:x="4.653cm" svg:y="13.649cm" svg:viewBox="0 0 406 854" svg:d="M406 36c0-20-13-36-38-36-23 0-52 22-52 52 0 20 14 35 36 35 27 0 54-24 54-51zM206 702c-18 76-65 132-121 132-6 0-20 0-38-9 29-7 45-34 45-54 0-16-11-34-38-34-25 0-54 21-54 56 0 41 40 61 87 61 70 0 162-52 187-148l92-363c4-20 4-34 4-36 0-56-43-92-92-92-101 0-157 144-157 153 0 11 9 11 11 11 9 0 12-2 18-20 25-61 72-121 126-121 13 0 31 4 31 44 0 25-2 34-6 52z">
            <text:p/>
          </draw:path>
        </draw:g>
        <draw:g xml:id="id33" draw:id="id33">
          <svg:title>TexMaths</svg:title>
          <svg:desc>28§display§j = \frac{da}{dt} = \frac{d^2v}{dt^2} =\frac{d^3s}{dt^3} §svg§600§FALSE§</svg:desc>
          <draw:polygon draw:style-name="gr2" draw:text-style-name="P6" draw:layer="layout" svg:width="8.818cm" svg:height="2.067cm" svg:x="7.98cm" svg:y="12.854cm" svg:viewBox="0 0 8819 2068" draw:points="4409,2068 0,2068 0,0 8819,0 8819,2068">
            <text:p/>
          </draw:polygon>
          <draw:path draw:style-name="gr3" draw:text-style-name="P7" draw:layer="layout" svg:width="0.404cm" svg:height="0.852cm" svg:x="7.931cm" svg:y="13.633cm" svg:viewBox="0 0 405 853" svg:d="M405 36c0-20-13-36-38-36-22 0-51 22-51 51 0 21 13 36 36 36 27 0 53-24 53-51zM206 701c-18 76-65 132-121 132-7 0-20 0-38-9 29-7 45-34 45-54 0-16-11-33-38-33-25 0-54 20-54 55 0 41 40 61 87 61 70 0 162-52 186-148l92-362c5-21 5-34 5-36 0-56-43-92-92-92-101 0-157 143-157 152 0 11 9 11 11 11 9 0 11-2 18-20 25-60 72-121 126-121 13 0 31 5 31 45 0 25-2 34-7 52z">
            <text:p/>
          </draw:path>
          <draw:path draw:style-name="gr3" draw:text-style-name="P7" draw:layer="layout" svg:width="0.655cm" svg:height="0.232cm" svg:x="8.733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9.875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452cm" svg:height="0.447cm" svg:x="10.386cm" svg:y="13.183cm" svg:viewBox="0 0 453 448" svg:d="M329 63c-18-36-47-63-92-63-114 0-237 146-237 289 0 94 54 159 132 159 20 0 70-5 128-74 9 40 42 74 89 74 36 0 59-23 74-54 16-36 30-96 30-98 0-9-9-9-12-9-9 0-11 2-13 17-18 63-36 121-76 121-27 0-29-24-29-44 0-23 2-30 13-74 11-41 11-52 20-88l36-138c7-30 7-30 7-34 0-18-11-27-27-27-25 0-40 23-43 43zM264 320c-4 18-4 18-18 36-44 54-85 69-112 69-49 0-65-53-65-91 0-50 32-173 56-218 30-58 74-94 115-94 65 0 78 81 78 88 0 4-2 11-4 15z">
            <text:p/>
          </draw:path>
          <draw:polygon draw:style-name="gr3" draw:text-style-name="P7" draw:layer="layout" svg:width="1.034cm" svg:height="0.042cm" svg:x="9.835cm" svg:y="14.018cm" svg:viewBox="0 0 1035 43" draw:points="517,43 0,43 0,0 1035,0 1035,43">
            <text:p/>
          </draw:polygon>
          <draw:path draw:style-name="gr3" draw:text-style-name="P7" draw:layer="layout" svg:width="0.469cm" svg:height="0.695cm" svg:x="9.958cm" svg:y="14.276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10.453cm" svg:y="14.343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1.316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12.456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7" draw:layer="layout" svg:width="0.306cm" svg:height="0.458cm" svg:x="12.971cm" svg:y="12.8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34cm" svg:height="0.447cm" svg:x="13.399cm" svg:y="13.1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7" draw:layer="layout" svg:width="1.466cm" svg:height="0.042cm" svg:x="12.416cm" svg:y="14.018cm" svg:viewBox="0 0 1467 43" draw:points="735,43 0,43 0,0 1467,0 1467,43">
            <text:p/>
          </draw:polygon>
          <draw:path draw:style-name="gr3" draw:text-style-name="P7" draw:layer="layout" svg:width="0.469cm" svg:height="0.695cm" svg:x="12.534cm" svg:y="14.276cm" svg:viewBox="0 0 470 696" svg:d="M470 11c0-2 0-11-13-11s-108 9-125 11c-7 0-14 5-14 18 0 14 9 14 25 14 47 0 49 6 49 15l-2 20-61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13.03cm" svg:y="14.343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306cm" svg:height="0.458cm" svg:x="13.406cm" svg:y="14.21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4.329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15.471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51 0-65-54-65-92 0-49 32-172 56-217 30-58 74-94 115-94 62 0 78 80 78 87 0 5-2 11-4 16z">
            <text:p/>
          </draw:path>
          <draw:path draw:style-name="gr3" draw:text-style-name="P7" draw:layer="layout" svg:width="0.317cm" svg:height="0.471cm" svg:x="15.98cm" svg:y="12.80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364cm" svg:height="0.447cm" svg:x="16.437cm" svg:y="13.183cm" svg:viewBox="0 0 365 448" svg:d="M336 67c-29 0-47 23-47 45 0 13 9 29 29 29 23 0 47-18 47-56 0-45-42-85-119-85-130 0-168 101-168 143 0 79 74 94 103 99 52 11 103 20 103 76 0 25-22 107-141 107-15 0-91 0-114-51 38 4 63-25 63-54 0-22-16-33-36-33-27 0-56 20-56 64 0 56 56 97 141 97 161 0 200-119 200-164 0-36-18-60-32-74-27-26-54-31-98-40-36-9-74-16-74-60 0-27 22-88 109-88 25 0 74 7 90 45z">
            <text:p/>
          </draw:path>
          <draw:polygon draw:style-name="gr3" draw:text-style-name="P7" draw:layer="layout" svg:width="1.417cm" svg:height="0.042cm" svg:x="15.431cm" svg:y="14.018cm" svg:viewBox="0 0 1418 43" draw:points="708,43 0,43 0,0 1418,0 1418,43">
            <text:p/>
          </draw:polygon>
          <draw:path draw:style-name="gr3" draw:text-style-name="P7" draw:layer="layout" svg:width="0.469cm" svg:height="0.695cm" svg:x="15.523cm" svg:y="14.276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7" draw:layer="layout" svg:width="0.304cm" svg:height="0.628cm" svg:x="16.018cm" svg:y="14.343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317cm" svg:height="0.471cm" svg:x="16.39cm" svg:y="14.21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5.199cm" svg:height="1.572cm" svg:x="1.4cm" svg:y="0.628cm" presentation:class="title" presentation:user-transformed="true">
          <draw:text-box>
            <text:p xml:id="id34" text:id="id34"><text:span text:style-name="T22">Examples</text:span></text:p>
          </draw:text-box>
        </draw:frame>
        <draw:frame presentation:style-name="pr11" draw:text-style-name="P12" draw:layer="layout" svg:width="26.4cm" svg:height="12.2cm" svg:x="1cm" svg:y="2.8cm" presentation:class="subtitle" presentation:user-transformed="true">
          <draw:text-box>
            <text:p xml:id="id35" text:id="id35" text:style-name="P4"><text:span text:style-name="T23"><text:tab/></text:span><text:span text:style-name="T23">(1) </text:span><text:span text:style-name="T24">A stone is dropped in to a quiet lake and waves in the form</text:span></text:p>
            <text:p xml:id="id36" text:id="id36" text:style-name="P4"><text:span text:style-name="T24"><text:s text:c="11"/></text:span><text:span text:style-name="T24">of circles are generated. Radius of the circular wave </text:span></text:p>
            <text:p xml:id="id37" text:id="id37" text:style-name="P4"><text:span text:style-name="T24"><text:s text:c="11"/></text:span><text:span text:style-name="T24">increases at the rate of <text:s/>5 cm/sec. At the instant when the</text:span></text:p>
            <text:p xml:id="id38" text:id="id38" text:style-name="P4"><text:span text:style-name="T24"><text:s text:c="11"/></text:span><text:span text:style-name="T24">radius of the circular wave is 8 cm, how fast the area </text:span></text:p>
            <text:p xml:id="id39" text:id="id39" text:style-name="P4"><text:span text:style-name="T24"><text:s text:c="11"/></text:span><text:span text:style-name="T24">enclosed is increasing ?</text:span></text:p>
            <text:p xml:id="id40" text:id="id40" text:style-name="P4"><text:span text:style-name="T24"><text:s text:c="6"/></text:span><text:span text:style-name="T25">Solution :</text:span><text:span text:style-name="T24"> Let <text:s text:c="5"/>be the radius and <text:s text:c="6"/>be the area of the </text:span></text:p>
            <text:p xml:id="id41" text:id="id41" text:style-name="P4"><text:span text:style-name="T24"><text:tab/></text:span><text:span text:style-name="T24"><text:tab/></text:span><text:span text:style-name="T24"><text:tab/></text:span><text:span text:style-name="T24"><text:tab/></text:span><text:span text:style-name="T24"> <text:s text:c="3"/></text:span><text:span text:style-name="T24">circular wave</text:span></text:p>
            <text:p text:style-name="P4"><text:span text:style-name="T24"><text:s text:c="6"/></text:span><text:span text:style-name="T24"><text:tab/></text:span></text:p>
            <text:p text:style-name="P4"><text:span text:style-name="T26"/></text:p>
          </draw:text-box>
        </draw:frame>
        <draw:g xml:id="id42" draw:id="id42">
          <svg:title>TexMaths</svg:title>
          <svg:desc>26§display§R§svg§600§FALSE§</svg:desc>
          <draw:polygon draw:style-name="gr2" draw:text-style-name="P6" draw:layer="layout" svg:width="0.6cm" svg:height="0.554cm" svg:x="8.603cm" svg:y="8.622cm" svg:viewBox="0 0 601 555" draw:points="299,555 0,555 0,0 601,0 601,555">
            <text:p/>
          </draw:polygon>
          <draw:path draw:style-name="gr3" draw:text-style-name="P7" draw:layer="layout" svg:width="0.654cm" svg:height="0.646cm" svg:x="8.595cm" svg:y="8.576cm" svg:viewBox="0 0 655 647" svg:d="M306 62c6-20 8-31 27-33 8 0 37 0 54 0 66 0 168 0 168 90 0 31-14 95-52 131-23 23-70 52-154 52h-102zM439 314c91-21 201-83 201-177 0-79-83-137-203-137h-260c-19 0-27 0-27 19 0 10 8 10 25 10 2 0 18 0 35 2 17 0 25 2 25 15 0 2-2 6-4 16l-123 493c-8 36-10 42-83 42-17 0-25 0-25 19 0 10 10 10 12 10 28 0 90-2 117-2 25 0 89 2 116 2 7 0 17 0 17-19 0-10-6-10-25-10-33 0-60 0-60-17 0-4 2-8 4-14l60-244h108c84 0 100 52 100 84 0 14-6 43-12 64-7 25-15 58-15 77 0 100 110 100 123 100 77 0 110-94 110-106 0-11-10-11-12-11-9 0-9 7-11 13-23 69-62 83-83 83-31 0-37-21-37-56 0-29 6-75 8-104 2-12 4-31 4-44 0-70-60-97-85-108z">
            <text:p/>
          </draw:path>
        </draw:g>
        <draw:g xml:id="id43" draw:id="id43">
          <svg:title>TexMaths</svg:title>
          <svg:desc>28§display§A§svg§600§FALSE§</svg:desc>
          <draw:polygon draw:style-name="gr2" draw:text-style-name="P6" draw:layer="layout" svg:width="0.614cm" svg:height="0.606cm" svg:x="16.811cm" svg:y="8.523cm" svg:viewBox="0 0 615 607" draw:points="308,607 0,607 0,0 615,0 615,607">
            <text:p/>
          </draw:polygon>
          <draw:path draw:style-name="gr3" draw:text-style-name="P7" draw:layer="layout" svg:width="0.677cm" svg:height="0.707cm" svg:x="16.795cm" svg:y="8.474cm" svg:viewBox="0 0 678 708" svg:d="M141 594c-38 65-76 80-121 83-11 0-20 0-20 20 0 4 4 11 13 11 27 0 57-4 86-4 31 0 67 4 99 4 4 0 18 0 18-20 0-11-9-11-16-11-23-3-47-12-47-36 0-11 6-23 13-36l76-126h250c2 21 15 155 15 164 0 31-51 34-71 34-14 0-25 0-25 20 0 11 13 11 16 11 40 0 83-4 123-4 25 0 85 4 110 4 7 0 18 0 18-20 0-11-9-11-22-11-61 0-61-7-63-36l-61-616c-2-21-2-25-20-25-16 0-18 7-25 16zM260 448l196-325 31 325z">
            <text:p/>
          </draw:path>
        </draw:g>
        <draw:g xml:id="id44" draw:id="id44">
          <svg:title>TexMaths</svg:title>
          <svg:desc>26§display§A = \pi R^2§svg§600§FALSE§</svg:desc>
          <draw:polygon draw:style-name="gr2" draw:text-style-name="P6" draw:layer="layout" svg:width="3.392cm" svg:height="0.732cm" svg:x="12.88cm" svg:y="9.468cm" svg:viewBox="0 0 3393 733" draw:points="1695,733 0,733 0,0 3393,0 3393,733">
            <text:p/>
          </draw:polygon>
          <draw:path draw:style-name="gr3" draw:text-style-name="P7" draw:layer="layout" svg:width="0.627cm" svg:height="0.657cm" svg:x="12.865cm" svg:y="9.57cm" svg:viewBox="0 0 628 658" svg:d="M131 552c-35 60-71 75-112 77-11 0-19 0-19 19 0 4 4 10 12 10 25 0 52-4 80-4 29 0 62 4 91 4 4 0 17 0 17-18 0-11-9-11-15-11-21-2-44-10-44-33 0-11 7-21 13-34l71-116h231c2 19 14 144 14 152 0 29-48 31-66 31-13 0-23 0-23 19 0 10 12 10 14 10 38 0 77-4 115-4 23 0 79 4 102 4 6 0 16 0 16-18 0-11-8-11-21-11-56 0-56-6-58-33l-56-573c-2-19-2-23-19-23-14 0-16 6-23 15zM241 417l181-302 29 302z">
            <text:p/>
          </draw:path>
          <draw:path draw:style-name="gr3" draw:text-style-name="P7" draw:layer="layout" svg:width="0.608cm" svg:height="0.216cm" svg:x="13.824cm" svg:y="9.889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94cm" svg:height="0.405cm" svg:x="14.762cm" svg:y="9.83cm" svg:viewBox="0 0 495 406" svg:d="M218 54h104c-31 136-39 175-39 238 0 12 0 37 8 68 9 42 19 46 33 46 19 0 38-16 38-35 0-4 0-6-6-19-27-67-27-127-27-152 0-50 6-98 16-146h106c11 0 44 0 44-31 0-23-19-23-35-23h-308c-21 0-56 0-96 44-33 35-56 77-56 81 0 2 0 10 10 10 9 0 11-4 15-10 46-71 100-71 116-71h55c-32 111-80 221-119 306-6 13-6 15-6 21 0 19 14 25 25 25 29 0 35-25 45-60 15-42 15-44 25-90z">
            <text:p/>
          </draw:path>
          <draw:path draw:style-name="gr3" draw:text-style-name="P7" draw:layer="layout" svg:width="0.654cm" svg:height="0.647cm" svg:x="15.328cm" svg:y="9.601cm" svg:viewBox="0 0 655 648" svg:d="M306 62c6-20 8-31 27-33 8 0 37 0 54 0 66 0 168 0 168 90 0 31-14 96-52 131-22 23-70 52-154 52h-101zM439 315c91-21 202-84 202-178 0-79-84-137-204-137h-260c-19 0-27 0-27 19 0 10 8 10 25 10 2 0 18 0 35 2 17 0 25 2 25 15 0 2-2 6-4 16l-123 494c-8 36-10 42-83 42-17 0-25 0-25 19 0 10 10 10 12 10 25 0 90-2 117-2 25 0 89 2 116 2 7 0 17 0 17-19 0-10-8-10-25-10-33 0-60 0-60-17 0-4 2-8 4-14l60-244h108c84 0 100 52 100 83 0 15-6 44-12 65-6 25-15 58-15 77 0 100 111 100 123 100 77 0 110-94 110-106 0-11-10-11-12-11-9 0-9 6-11 13-23 68-62 83-83 83-31 0-37-21-37-56 0-29 6-75 8-104 2-13 4-32 4-44 0-71-60-98-85-108z">
            <text:p/>
          </draw:path>
          <draw:path draw:style-name="gr3" draw:text-style-name="P7" draw:layer="layout" svg:width="0.284cm" svg:height="0.426cm" svg:x="16.033cm" svg:y="9.422cm" svg:viewBox="0 0 285 427" svg:d="M285 310h-23c-2 15-8 52-17 59-4 4-54 4-62 4h-119c67-61 90-77 129-108 48-38 92-78 92-140 0-77-69-125-152-125-79 0-133 56-133 115 0 33 27 37 33 37 17 0 36-12 36-35 0-11-5-34-38-34 19-46 63-60 94-60 64 0 98 50 98 102 0 56-40 100-61 125l-156 152c-6 6-6 8-6 25h266z">
            <text:p/>
          </draw:path>
        </draw:g>
        <draw:g xml:id="id45" draw:id="id45">
          <svg:title>TexMaths</svg:title>
          <svg:desc>26§display§\text {Diff.}  \ w. \ r. \ t. \ t.§svg§600§FALSE§</svg:desc>
          <draw:polygon draw:style-name="gr2" draw:text-style-name="P6" draw:layer="layout" svg:width="5.529cm" svg:height="0.563cm" svg:x="12.88cm" svg:y="10.968cm" svg:viewBox="0 0 5530 564" draw:points="2764,564 0,564 0,0 5530,0 5530,564">
            <text:p/>
          </draw:polygon>
          <draw:path draw:style-name="gr3" draw:text-style-name="P7" draw:layer="layout" svg:width="0.615cm" svg:height="0.626cm" svg:x="12.865cm" svg:y="10.943cm" svg:viewBox="0 0 616 627" svg:d="M0 0v29h23c71 0 71 11 71 42v485c0 33 0 42-71 42h-23v29h335c154 0 281-136 281-308 0-175-123-319-281-319zM218 598c-43 0-45-7-45-36v-497c0-30 2-36 45-36h92c56 0 120 19 166 86 40 54 48 133 48 204 0 102-17 156-50 202-19 25-71 77-164 77z">
            <text:p/>
          </draw:path>
          <draw:path draw:style-name="gr3" draw:text-style-name="P7" draw:layer="layout" svg:width="0.197cm" svg:height="0.613cm" svg:x="13.562cm" svg:y="10.95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55cm" svg:height="0.647cm" svg:x="13.809cm" svg:y="10.92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1 0-71 0-71-41v-298h193v298c0 41-10 41-72 41v30c35-2 79-5 104-5 37 0 81 0 116 5v-30h-19c-66 0-68-10-68-43zM131 252v-104c0-90 75-127 133-127 46 0 71 16 73 16v3c-17 0-33 12-33 37 0 6 0 29 25 38-3 12-3 20-3 31v106z">
            <text:p/>
          </draw:path>
          <draw:path draw:style-name="gr3" draw:text-style-name="P7" draw:layer="layout" svg:width="0.099cm" svg:height="0.099cm" svg:x="14.398cm" svg:y="11.47cm" svg:viewBox="0 0 100 100" svg:d="M100 50c0-27-23-50-50-50s-50 23-50 50 23 50 50 50 50-23 50-50z">
            <text:p/>
          </draw:path>
          <draw:path draw:style-name="gr3" draw:text-style-name="P7" draw:layer="layout" svg:width="0.606cm" svg:height="0.415cm" svg:x="14.903cm" svg:y="11.164cm" svg:viewBox="0 0 607 416" svg:d="M397 94c4-19 13-54 13-59 0-16-13-25-25-25-13 0-29 7-36 25-2 7-45 184-52 207-6 27-8 43-8 60 0 10 0 12 2 17-21 50-50 77-85 77-73 0-73-67-73-84 0-29 4-64 48-179 10-27 14-39 14-58 0-42-29-75-74-75-88 0-121 133-121 142 0 8 8 8 10 8 11 0 11 0 15-17 25-85 60-112 94-112 8 0 22 0 22 29 0 23-10 50-16 65-40 108-52 152-52 185 0 85 62 116 131 116 14 0 58 0 95-64 23 58 88 64 115 64 68 0 108-58 133-112 31-73 60-196 60-239 0-50-25-65-41-65-23 0-46 23-46 44 0 12 6 18 14 25 11 10 34 33 34 79 0 31-27 121-50 166-25 50-56 82-102 82-44 0-67-27-67-79 0-25 7-55 9-67z">
            <text:p/>
          </draw:path>
          <draw:path draw:style-name="gr3" draw:text-style-name="P7" draw:layer="layout" svg:width="0.099cm" svg:height="0.099cm" svg:x="15.633cm" svg:y="11.47cm" svg:viewBox="0 0 100 100" svg:d="M100 50c0-27-23-50-50-50s-50 23-50 50 23 50 50 50 50-23 50-50z">
            <text:p/>
          </draw:path>
          <draw:path draw:style-name="gr3" draw:text-style-name="P7" draw:layer="layout" svg:width="0.373cm" svg:height="0.415cm" svg:x="16.14cm" svg:y="11.164cm" svg:viewBox="0 0 374 416" svg:d="M54 352c-2 14-8 35-8 39 0 17 12 25 27 25 10 0 27-8 33-25 2-4 33-129 37-145 7-32 23-96 30-121 4-10 29-54 52-75 6-6 33-29 72-29 25 0 38 10 40 10-29 4-48 27-48 50 0 15 10 34 35 34 23 0 50-21 50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7" draw:layer="layout" svg:width="0.099cm" svg:height="0.099cm" svg:x="16.579cm" svg:y="11.47cm" svg:viewBox="0 0 100 100" svg:d="M100 50c0-27-23-50-50-50s-50 23-50 50 23 50 50 50 50-23 50-50z">
            <text:p/>
          </draw:path>
          <draw:path draw:style-name="gr3" draw:text-style-name="P7" draw:layer="layout" svg:width="0.282cm" svg:height="0.584cm" svg:x="17.08cm" svg:y="10.995cm" svg:viewBox="0 0 283 585" svg:d="M168 208h88c16 0 27 0 27-19 0-10-11-10-27-10h-79c31-131 37-148 37-154 0-17-12-25-27-25-2 0-29 0-37 33l-36 146h-87c-19 0-27 0-27 17 0 12 8 12 25 12h81c-64 261-69 275-69 292 0 50 36 85 84 85 95 0 147-135 147-141 0-9-8-9-12-9-6 0-9 2-13 13-39 95-89 116-120 116-19 0-27-12-27-41 0-23 0-30 4-44z">
            <text:p/>
          </draw:path>
          <draw:path draw:style-name="gr3" draw:text-style-name="P7" draw:layer="layout" svg:width="0.099cm" svg:height="0.099cm" svg:x="17.467cm" svg:y="11.47cm" svg:viewBox="0 0 100 100" svg:d="M100 50c0-27-23-50-50-50s-50 23-50 50 23 50 50 50 50-23 50-50z">
            <text:p/>
          </draw:path>
          <draw:path draw:style-name="gr3" draw:text-style-name="P7" draw:layer="layout" svg:width="0.282cm" svg:height="0.584cm" svg:x="17.968cm" svg:y="10.995cm" svg:viewBox="0 0 283 585" svg:d="M168 208h88c16 0 27 0 27-19 0-10-11-10-27-10h-79c31-131 37-148 37-154 0-17-12-25-27-25-2 0-29 0-37 33l-36 146h-87c-19 0-27 0-27 17 0 12 8 12 25 12h81c-66 261-69 275-69 292 0 50 36 85 84 85 95 0 147-135 147-141 0-9-8-9-12-9-6 0-9 2-13 13-39 95-89 116-120 116-19 0-27-12-27-41 0-23 0-30 4-44z">
            <text:p/>
          </draw:path>
          <draw:path draw:style-name="gr3" draw:text-style-name="P7" draw:layer="layout" svg:width="0.099cm" svg:height="0.099cm" svg:x="18.355cm" svg:y="11.47cm" svg:viewBox="0 0 100 100" svg:d="M100 50c0-27-23-50-50-50s-50 23-50 50 23 50 50 50 50-23 50-50z">
            <text:p/>
          </draw:path>
        </draw:g>
        <draw:g xml:id="id46" draw:id="id46">
          <svg:title>TexMaths</svg:title>
          <svg:desc>26§display§\frac{dA}{dt} = \pi \frac{d}{dt}(R^2) §svg§600§FALSE§</svg:desc>
          <draw:polygon draw:style-name="gr2" draw:text-style-name="P6" draw:layer="layout" svg:width="5.706cm" svg:height="1.819cm" svg:x="12.858cm" svg:y="12.512cm" svg:viewBox="0 0 5707 1820" draw:points="2854,1820 0,1820 0,0 5707,0 5707,1820">
            <text:p/>
          </draw:polygon>
          <draw:path draw:style-name="gr3" draw:text-style-name="P7" draw:layer="layout" svg:width="0.436cm" svg:height="0.646cm" svg:x="12.849cm" svg:y="12.48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13.32cm" svg:y="12.466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12.812cm" svg:y="13.491cm" svg:viewBox="0 0 1163 40" draw:points="582,40 0,40 0,0 1163,0 1163,40">
            <text:p/>
          </draw:polygon>
          <draw:path draw:style-name="gr3" draw:text-style-name="P7" draw:layer="layout" svg:width="0.436cm" svg:height="0.646cm" svg:x="13.026cm" svg:y="13.7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13.486cm" svg:y="13.793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14.389cm" svg:y="13.4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94cm" svg:height="0.404cm" svg:x="15.325cm" svg:y="13.344cm" svg:viewBox="0 0 495 405" svg:d="M218 54h104c-31 135-39 175-39 237 0 13 0 38 8 69 9 41 19 45 33 45 19 0 38-16 38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436cm" svg:height="0.646cm" svg:x="16.165cm" svg:y="12.48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olygon draw:style-name="gr3" draw:text-style-name="P7" draw:layer="layout" svg:width="0.806cm" svg:height="0.039cm" svg:x="15.965cm" svg:y="13.491cm" svg:viewBox="0 0 807 40" draw:points="404,40 0,40 0,0 807,0 807,40">
            <text:p/>
          </draw:polygon>
          <draw:path draw:style-name="gr3" draw:text-style-name="P7" draw:layer="layout" svg:width="0.436cm" svg:height="0.646cm" svg:x="16.001cm" svg:y="13.7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282cm" svg:height="0.583cm" svg:x="16.46cm" svg:y="13.793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7" draw:layer="layout" svg:width="0.213cm" svg:height="0.914cm" svg:x="16.97cm" svg:y="13.052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654cm" svg:height="0.646cm" svg:x="17.271cm" svg:y="13.11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60 0-60-17 0-4 2-8 4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ath draw:style-name="gr3" draw:text-style-name="P7" draw:layer="layout" svg:width="0.284cm" svg:height="0.425cm" svg:x="17.977cm" svg:y="12.93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13cm" svg:height="0.914cm" svg:x="18.399cm" svg:y="13.052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4" anim:sub-item="text" smil:attributeName="visibility" smil:to="visible"/>
                  <anim:animate smil:begin="0s" smil:dur="0.5s" smil:fill="hold" smil:decelerate="0.5" smil:targetElement="id34" anim:sub-item="text" smil:attributeName="rotate" smil:values="-90;0" smil:keyTimes="0;1"/>
                  <anim:animate smil:begin="0s" smil:dur="0.5s" smil:fill="hold" smil:decelerate="0.5" smil:targetElement="id34" anim:sub-item="text" smil:attributeName="width" smil:values="width;width*.05" smil:keyTimes="0;1"/>
                  <anim:animate smil:begin="0.5s" smil:dur="0.5s" smil:fill="hold" smil:accelerate="0.5" smil:targetElement="id34" anim:sub-item="text" smil:attributeName="width" smil:values="width*.05;width" smil:keyTimes="0;1"/>
                  <anim:animate smil:dur="1s" smil:fill="hold" smil:targetElement="id34" anim:sub-item="text" smil:attributeName="height" smil:values="height;height" smil:keyTimes="0;1"/>
                  <anim:animate smil:begin="0s" smil:dur="0.5s" smil:fill="hold" smil:decelerate="0.5" smil:targetElement="id34" anim:sub-item="text" smil:attributeName="x" smil:values="x+.4;x" smil:keyTimes="0;1"/>
                  <anim:animate smil:begin="0s" smil:dur="0.5s" smil:fill="hold" smil:decelerate="0.5" smil:targetElement="id34" anim:sub-item="text" smil:attributeName="y" smil:values="y-.2;y+.1" smil:keyTimes="0;1"/>
                  <anim:animate smil:begin="0.5s" smil:dur="0.5s" smil:fill="hold" smil:accelerate="0.5" smil:targetElement="id34" anim:sub-item="text" smil:attributeName="y" smil:values="y+.1;y" smil:keyTimes="0;1"/>
                  <anim:transitionFilter smil:begin="0s" smil:dur="1s" smil:decelerate="0.5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width*0.05;width" smil:keyTimes="0;1"/>
                  <anim:animate smil:dur="0.5s" smil:fill="hold" smil:targetElement="id36" anim:sub-item="text" smil:attributeName="height" smil:values="height;height" smil:keyTimes="0;1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width" smil:values="width*0.05;width" smil:keyTimes="0;1"/>
                  <anim:animate smil:dur="0.5s" smil:fill="hold" smil:targetElement="id38" anim:sub-item="text" smil:attributeName="height" smil:values="height;height" smil:keyTimes="0;1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width*0.05;width" smil:keyTimes="0;1"/>
                  <anim:animate smil:dur="0.5s" smil:fill="hold" smil:targetElement="id41" anim:sub-item="text" smil:attributeName="height" smil:values="height;height" smil:keyTimes="0;1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9" draw:text-style-name="P13" draw:layer="layout" svg:width="26.6cm" svg:height="14.572cm" svg:x="0.8cm" svg:y="0.628cm" presentation:class="title" presentation:user-transformed="true">
          <draw:text-box>
            <text:p text:style-name="P4"><text:span text:style-name="T27"><text:s text:c="7"/></text:span></text:p>
          </draw:text-box>
        </draw:frame>
        <draw:g xml:id="id47" draw:id="id47">
          <svg:title>TexMaths</svg:title>
          <svg:desc>26§display§\frac{dA}{dt} = 2\pi R \frac{dR}{dt}§svg§600§FALSE§</svg:desc>
          <draw:polygon draw:style-name="gr2" draw:text-style-name="P6" draw:layer="layout" svg:width="5.396cm" svg:height="1.819cm" svg:x="3.358cm" svg:y="0.912cm" svg:viewBox="0 0 5397 1820" draw:points="2698,1820 0,1820 0,0 5397,0 5397,1820">
            <text:p/>
          </draw:polygon>
          <draw:path draw:style-name="gr3" draw:text-style-name="P7" draw:layer="layout" svg:width="0.436cm" svg:height="0.646cm" svg:x="3.349cm" svg:y="0.88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3.82cm" svg:y="0.866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3.312cm" svg:y="1.891cm" svg:viewBox="0 0 1163 40" draw:points="582,40 0,40 0,0 1163,0 1163,40">
            <text:p/>
          </draw:polygon>
          <draw:path draw:style-name="gr3" draw:text-style-name="P7" draw:layer="layout" svg:width="0.436cm" svg:height="0.646cm" svg:x="3.526cm" svg:y="2.1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3.986cm" svg:y="2.193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4.889cm" svg:y="1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5.847cm" svg:y="1.52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7" draw:layer="layout" svg:width="0.494cm" svg:height="0.404cm" svg:x="6.282cm" svg:y="1.744cm" svg:viewBox="0 0 495 405" svg:d="M218 54h104c-31 135-39 175-39 237 0 13 0 38 8 69 9 41 19 45 33 45 19 0 38-16 38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654cm" svg:height="0.646cm" svg:x="6.848cm" svg:y="1.51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8 0 90-2 117-2 25 0 89 2 116 2 7 0 19 0 19-19 0-10-8-10-27-10-33 0-58 0-58-17 0-4 0-8 2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ath draw:style-name="gr3" draw:text-style-name="P7" draw:layer="layout" svg:width="0.436cm" svg:height="0.646cm" svg:x="7.659cm" svg:y="0.88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654cm" svg:height="0.646cm" svg:x="8.135cm" svg:y="0.89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58 0-58-17 0-4 0-8 2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olygon draw:style-name="gr3" draw:text-style-name="P7" draw:layer="layout" svg:width="1.178cm" svg:height="0.039cm" svg:x="7.622cm" svg:y="1.891cm" svg:viewBox="0 0 1179 40" draw:points="589,40 0,40 0,0 1179,0 1179,40">
            <text:p/>
          </draw:polygon>
          <draw:path draw:style-name="gr3" draw:text-style-name="P7" draw:layer="layout" svg:width="0.436cm" svg:height="0.646cm" svg:x="7.844cm" svg:y="2.1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282cm" svg:height="0.583cm" svg:x="8.304cm" svg:y="2.193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</draw:g>
        <draw:g xml:id="id49" draw:id="id49">
          <svg:title>TexMaths</svg:title>
          <svg:desc>26§display§\text { Given, } \frac{dR}{dt} = 5\ \text {cm/sec}§svg§600§FALSE§</svg:desc>
          <draw:polygon draw:style-name="gr2" draw:text-style-name="P6" draw:layer="layout" svg:width="8.954cm" svg:height="1.798cm" svg:x="3.149cm" svg:y="3.294cm" svg:viewBox="0 0 8955 1799" draw:points="4478,1799 0,1799 0,0 8955,0 8955,1799">
            <text:p/>
          </draw:polygon>
          <draw:path draw:style-name="gr3" draw:text-style-name="P7" draw:layer="layout" svg:width="0.621cm" svg:height="0.665cm" svg:x="3.155cm" svg:y="3.855cm" svg:viewBox="0 0 622 666" svg:d="M493 589c10 21 48 56 58 56 8 0 8-6 8-21v-160c0-35 5-40 63-40v-29c-33 2-83 4-110 4-38 0-117 0-148-4v29h29c81 0 85 11 85 44v58c0 104-116 113-143 113-58 0-241-34-241-306 0-275 181-304 237-304 97 0 181 81 199 216 2 13 2 17 15 17 14 0 14-4 14-23v-216c0-17 0-23-10-23-4 0-6 0-15 10l-45 69c-29-29-79-79-171-79-170 0-318 146-318 333s148 333 320 333c67 0 142-23 173-77z">
            <text:p/>
          </draw:path>
          <draw:path draw:style-name="gr3" draw:text-style-name="P7" draw:layer="layout" svg:width="0.197cm" svg:height="0.613cm" svg:x="3.85cm" svg:y="3.88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48cm" svg:height="0.405cm" svg:x="4.091cm" svg:y="4.107cm" svg:viewBox="0 0 449 406" svg:d="M364 89c8-20 25-60 85-60v-29c-21 2-48 2-68 2-23 0-65-2-82-2v29c36 0 46 21 46 40 0 8-2 10-6 20l-94 236-104-256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4.557cm" svg:y="4.09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461cm" svg:height="0.405cm" svg:x="4.967cm" svg:y="4.09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107cm" svg:height="0.274cm" svg:x="5.524cm" svg:y="4.405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436cm" svg:height="0.646cm" svg:x="6.15cm" svg:y="3.24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654cm" svg:height="0.646cm" svg:x="6.626cm" svg:y="3.258cm" svg:viewBox="0 0 655 647" svg:d="M306 62c6-20 8-31 27-33 8 0 37 0 54 0 66 0 168 0 168 90 0 31-14 95-52 131-23 23-70 52-154 52h-102zM439 314c91-21 202-83 202-177 0-79-84-137-204-137h-260c-19 0-27 0-27 19 0 10 8 10 25 10 2 0 18 0 35 2 17 0 25 2 25 15 0 2-2 6-4 16l-123 493c-8 36-10 42-83 42-17 0-25 0-25 19 0 10 10 10 12 10 28 0 90-2 117-2 25 0 89 2 116 2 7 0 17 0 17-19 0-10-6-10-25-10-33 0-58 0-58-17 0-4 0-8 2-14l60-244h108c84 0 100 52 100 84 0 14-6 43-12 64-6 25-15 58-15 77 0 100 110 100 123 100 77 0 110-94 110-106 0-11-10-11-12-11-9 0-9 7-11 13-23 69-62 83-83 83-31 0-37-21-37-56 0-29 6-75 8-104 2-13 4-31 4-44 0-70-60-97-85-108z">
            <text:p/>
          </draw:path>
          <draw:polygon draw:style-name="gr3" draw:text-style-name="P7" draw:layer="layout" svg:width="1.178cm" svg:height="0.039cm" svg:x="6.113cm" svg:y="4.253cm" svg:viewBox="0 0 1179 40" draw:points="589,40 0,40 0,0 1179,0 1179,40">
            <text:p/>
          </draw:polygon>
          <draw:path draw:style-name="gr3" draw:text-style-name="P7" draw:layer="layout" svg:width="0.436cm" svg:height="0.646cm" svg:x="6.335cm" svg:y="4.49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282cm" svg:height="0.584cm" svg:x="6.795cm" svg:y="4.554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7" draw:layer="layout" svg:width="0.608cm" svg:height="0.215cm" svg:x="7.704cm" svg:y="4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29cm" svg:x="8.662cm" svg:y="3.893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8-135-102 2 0 6 0 17 0 29 0 46-22 46-43 0-23-17-46-46-46-15 0-46 6-46 50 0 77 64 166 166 166 106 0 200-87 200-204z">
            <text:p/>
          </draw:path>
          <draw:path draw:style-name="gr3" draw:text-style-name="P7" draw:layer="layout" svg:width="0.348cm" svg:height="0.421cm" svg:x="9.409cm" svg:y="4.09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714cm" svg:height="0.405cm" svg:x="9.812cm" svg:y="4.097cm" svg:viewBox="0 0 715 406" svg:d="M71 89v248c0 40-9 40-71 40v29c31 0 79-2 104-2 23 0 71 2 102 2v-29c-60 0-71 0-71-40v-171c0-95 65-145 123-145s69 50 69 102v214c0 40-11 40-71 40v29c31 0 77-2 102-2s73 2 104 2v-29c-63 0-73 0-73-40v-171c0-95 66-145 125-145 58 0 66 50 66 102v214c0 40-8 40-70 40v29c31 0 79-2 104-2 22 0 70 2 101 2v-29c-47 0-70 0-70-28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914cm" svg:x="10.596cm" svg:y="3.816cm" svg:viewBox="0 0 356 915" svg:d="M351 35c5-12 5-14 5-16 0-11-9-19-19-19-13 0-17 8-19 19l-314 863c-4 10-4 15-4 17 0 8 8 16 19 16 12 0 16-8 18-16z">
            <text:p/>
          </draw:path>
          <draw:path draw:style-name="gr3" draw:text-style-name="P7" draw:layer="layout" svg:width="0.301cm" svg:height="0.421cm" svg:x="11.033cm" svg:y="4.09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11.389cm" svg:y="4.09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1.801cm" svg:y="4.09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</draw:g>
        <draw:g xml:id="id50" draw:id="id50">
          <svg:title>TexMaths</svg:title>
          <svg:desc>28§display§\text {when, }\ R = 8\ cm§svg§600§FALSE§</svg:desc>
          <draw:polygon draw:style-name="gr2" draw:text-style-name="P6" draw:layer="layout" svg:width="7.22cm" svg:height="0.777cm" svg:x="3.298cm" svg:y="5.572cm" svg:viewBox="0 0 7221 778" draw:points="3611,778 0,778 0,0 7221,0 7221,778">
            <text:p/>
          </draw:polygon>
          <draw:path draw:style-name="gr3" draw:text-style-name="P7" draw:layer="layout" svg:width="0.675cm" svg:height="0.436cm" svg:x="3.267cm" svg:y="5.783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7" draw:layer="layout" svg:width="0.496cm" svg:height="0.685cm" svg:x="3.99cm" svg:y="5.523cm" svg:viewBox="0 0 497 686" svg:d="M76 610c0 44-9 44-76 44v32c34-2 85-2 112-2 25 0 76 0 110 2v-32c-65 0-76 0-76-44v-182c0-103 69-157 132-157 62 0 74 54 74 110v229c0 44-12 44-76 44v32c33-2 85-2 111-2 25 0 77 0 110 2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535cm" svg:y="5.76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976cm" svg:y="5.7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115cm" svg:height="0.295cm" svg:x="5.574cm" svg:y="6.10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705cm" svg:height="0.696cm" svg:x="6.461cm" svg:y="5.534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27 0 97-3 126-3 27 0 96 3 125 3 7 0 18 0 18-21 0-11-9-11-27-11-35 0-65 0-65-18 0-4 3-9 5-15l65-263h116c90 0 108 56 108 90 0 16-7 47-14 69-6 27-15 63-15 83 0 108 118 108 132 108 83 0 119-101 119-114 0-12-12-12-14-12-9 0-9 7-11 14-25 74-67 90-90 90-33 0-40-23-40-61 0-31 7-81 9-112 2-13 4-34 4-47 0-76-65-105-91-117z">
            <text:p/>
          </draw:path>
          <draw:path draw:style-name="gr3" draw:text-style-name="P7" draw:layer="layout" svg:width="0.655cm" svg:height="0.232cm" svg:x="7.503cm" svg:y="5.8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528cm" svg:y="5.5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384cm" svg:height="0.447cm" svg:x="9.346cm" svg:y="5.77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7" draw:layer="layout" svg:width="0.808cm" svg:height="0.447cm" svg:x="9.76cm" svg:y="5.772cm" svg:viewBox="0 0 809 448" svg:d="M58 379c-2 15-9 38-9 42 0 18 14 27 29 27 12 0 30-9 36-27 2-2 14-49 18-74l23-89c6-20 11-43 17-65 3-18 12-47 12-50 15-31 67-121 161-121 45 0 54 36 54 70 0 25-7 51-16 81l-27 114-20 76c-4 20-13 54-13 58 0 18 15 27 29 27 31 0 38-24 44-56 14-56 52-199 59-240 4-11 56-130 163-130 43 0 54 34 54 70 0 56-40 168-61 222-8 22-13 33-13 54 0 47 34 80 81 80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</draw:g>
        <draw:g xml:id="id52" draw:id="id52">
          <svg:title>TexMaths</svg:title>
          <svg:desc>26§display§\frac{dA}{dt} = 2\pi (8) (5) = 80\pi §svg§600§FALSE§</svg:desc>
          <draw:polygon draw:style-name="gr2" draw:text-style-name="P6" draw:layer="layout" svg:width="8.393cm" svg:height="1.819cm" svg:x="3.549cm" svg:y="8.539cm" svg:viewBox="0 0 8394 1820" draw:points="4197,1820 0,1820 0,0 8394,0 8394,1820">
            <text:p/>
          </draw:polygon>
          <draw:path draw:style-name="gr3" draw:text-style-name="P7" draw:layer="layout" svg:width="0.436cm" svg:height="0.646cm" svg:x="3.54cm" svg:y="8.51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4.01cm" svg:y="8.493cm" svg:viewBox="0 0 628 657" svg:d="M131 551c-35 60-71 75-112 77-11 0-19 0-19 19 0 4 4 10 12 10 25 0 52-4 80-4 29 0 62 4 91 4 4 0 17 0 17-19 0-10-9-10-15-10-21-2-44-10-44-33 0-11 7-21 13-34l71-116h230c3 19 15 143 15 152 0 29-48 31-66 31-13 0-23 0-23 19 0 10 12 10 14 10 38 0 77-4 115-4 22 0 79 4 101 4 7 0 17 0 17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3.503cm" svg:y="9.518cm" svg:viewBox="0 0 1163 40" draw:points="582,40 0,40 0,0 1163,0 1163,40">
            <text:p/>
          </draw:polygon>
          <draw:path draw:style-name="gr3" draw:text-style-name="P7" draw:layer="layout" svg:width="0.436cm" svg:height="0.646cm" svg:x="3.717cm" svg:y="9.75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4.177cm" svg:y="9.82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5.08cm" svg:y="9.4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6.038cm" svg:y="9.156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7" draw:layer="layout" svg:width="0.494cm" svg:height="0.404cm" svg:x="6.473cm" svg:y="9.371cm" svg:viewBox="0 0 495 405" svg:d="M218 54h104c-31 135-39 175-39 237 0 13 0 38 8 69 9 41 19 45 33 45 19 0 38-16 38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213cm" svg:height="0.914cm" svg:x="7.093cm" svg:y="9.079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8cm" svg:height="0.629cm" svg:x="7.397cm" svg:y="9.15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213cm" svg:height="0.914cm" svg:x="7.867cm" svg:y="9.079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213cm" svg:height="0.914cm" svg:x="8.26cm" svg:y="9.079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65cm" svg:height="0.629cm" svg:x="8.572cm" svg:y="9.156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213cm" svg:height="0.914cm" svg:x="9.033cm" svg:y="9.079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608cm" svg:height="0.215cm" svg:x="9.643cm" svg:y="9.4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0.593cm" svg:y="9.15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386cm" svg:height="0.629cm" svg:x="11.049cm" svg:y="9.156cm" svg:viewBox="0 0 387 630" svg:d="M387 318c0-75-4-147-38-216-41-87-116-102-156-102-54 0-122 23-160 108-29 65-33 135-33 210 0 69 4 150 42 221 39 72 106 91 151 91 50 0 119-19 161-106 29-62 33-135 33-206zM193 611c-35 0-91-23-106-112-10-54-10-139-10-193 0-59 0-119 6-169 19-108 88-116 110-116 30 0 92 16 109 106 8 52 8 120 8 179 0 68 0 131-10 189-13 87-65 116-107 116z">
            <text:p/>
          </draw:path>
          <draw:path draw:style-name="gr3" draw:text-style-name="P7" draw:layer="layout" svg:width="0.494cm" svg:height="0.404cm" svg:x="11.494cm" svg:y="9.371cm" svg:viewBox="0 0 495 405" svg:d="M218 54h104c-31 135-39 175-39 237 0 13 0 38 8 69 9 41 19 45 33 45 19 0 38-16 38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</draw:g>
        <draw:g xml:id="id51" draw:id="id51">
          <svg:title>TexMaths</svg:title>
          <svg:desc>28§display§\text {then from} \ (1) \ \text { we get } §svg§600§FALSE§</svg:desc>
          <draw:polygon draw:style-name="gr2" draw:text-style-name="P6" draw:layer="layout" svg:width="9.088cm" svg:height="0.886cm" svg:x="3.34cm" svg:y="7.214cm" svg:viewBox="0 0 9089 887" draw:points="4545,887 0,887 0,0 9089,0 9089,887">
            <text:p/>
          </draw:polygon>
          <draw:path draw:style-name="gr3" draw:text-style-name="P7" draw:layer="layout" svg:width="0.31cm" svg:height="0.617cm" svg:x="3.309cm" svg:y="7.297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96cm" svg:height="0.685cm" svg:x="3.705cm" svg:y="7.221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248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689cm" svg:y="7.46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19cm" svg:height="0.696cm" svg:x="5.565cm" svg:y="7.21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33cm" svg:height="0.436cm" svg:x="5.86cm" svg:y="7.46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6.245cm" svg:y="7.463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77cm" svg:height="0.436cm" svg:x="6.743cm" svg:y="7.4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7.957cm" svg:y="7.1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26cm" svg:height="0.658cm" svg:x="8.329cm" svg:y="7.24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8.79cm" svg:y="7.1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9.789cm" svg:y="7.479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7" draw:layer="layout" svg:width="0.382cm" svg:height="0.454cm" svg:x="10.483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11.249cm" svg:y="7.45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382cm" svg:height="0.454cm" svg:x="11.74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12.168cm" svg:y="7.297cm" svg:viewBox="0 0 311 618" svg:d="M152 213h141v-31h-141v-182h-24c0 81-32 186-128 190v23h85v271c0 123 92 134 128 134 69 0 98-69 98-134v-56h-27v56c0 72-29 110-64 110-68 0-68-90-68-108z">
            <text:p/>
          </draw:path>
        </draw:g>
        <draw:g xml:id="id54" draw:id="id54">
          <svg:title>TexMaths</svg:title>
          <svg:desc>28§display§\text {area of the circular wave is increasing at the rate of}§svg§600§FALSE§</svg:desc>
          <draw:polygon draw:style-name="gr2" draw:text-style-name="P6" draw:layer="layout" svg:width="22.175cm" svg:height="0.8cm" svg:x="3.322cm" svg:y="12.314cm" svg:viewBox="0 0 22176 801" draw:points="11088,801 0,801 0,0 22176,0 22176,801">
            <text:p/>
          </draw:polygon>
          <draw:path draw:style-name="gr3" draw:text-style-name="P7" draw:layer="layout" svg:width="0.445cm" svg:height="0.454cm" svg:x="3.313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7cm" svg:x="3.79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4.178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4.62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38cm" svg:height="0.454cm" svg:x="5.434cm" svg:y="12.51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5.932cm" svg:y="12.265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6.548cm" svg:y="12.35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6.942cm" svg:y="12.276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7.486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75cm" svg:height="0.454cm" svg:x="8.257cm" svg:y="12.51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212cm" svg:height="0.661cm" svg:x="8.693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33cm" svg:height="0.437cm" svg:x="8.96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75cm" svg:height="0.454cm" svg:x="9.352cm" svg:y="12.519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96cm" svg:height="0.448cm" svg:x="9.789cm" svg:y="12.525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7" draw:layer="layout" svg:width="0.221cm" svg:height="0.686cm" svg:x="10.335cm" svg:y="12.276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45cm" svg:height="0.454cm" svg:x="10.61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7cm" svg:x="11.097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675cm" svg:height="0.437cm" svg:x="11.8cm" svg:y="12.534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445cm" svg:height="0.454cm" svg:x="12.50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3cm" svg:height="0.437cm" svg:x="12.949cm" svg:y="12.534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382cm" svg:height="0.454cm" svg:x="13.449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212cm" svg:height="0.661cm" svg:x="14.22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24cm" svg:height="0.454cm" svg:x="14.493cm" svg:y="12.51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5.21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5.483cm" svg:y="12.525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16.032cm" svg:y="12.51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333cm" svg:height="0.437cm" svg:x="16.46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16.847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17.3cm" svg:y="12.519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24cm" svg:height="0.454cm" svg:x="17.781cm" svg:y="12.51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171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8.442cm" svg:y="12.525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8.986cm" svg:y="12.51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45cm" svg:height="0.454cm" svg:x="19.82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0.288cm" svg:y="12.35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1cm" svg:height="0.618cm" svg:x="21cm" svg:y="12.35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21.394cm" svg:y="12.276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1.939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22.70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23.103cm" svg:y="12.519cm" svg:viewBox="0 0 446 455" svg:d="M287 368c4 40 31 81 78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3.572cm" svg:y="12.35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82cm" svg:height="0.454cm" svg:x="23.964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38cm" svg:height="0.454cm" svg:x="24.73cm" svg:y="12.519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319cm" svg:height="0.697cm" svg:x="25.225cm" svg:y="12.265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</draw:g>
        <draw:g xml:id="id53" draw:id="id53">
          <svg:title>TexMaths</svg:title>
          <svg:desc>28§display§\text {Hence when the radius of the circular wave is 8 cm, the }§svg§600§FALSE§</svg:desc>
          <draw:polygon draw:style-name="gr2" draw:text-style-name="P6" draw:layer="layout" svg:width="23.838cm" svg:height="0.785cm" svg:x="3.232cm" svg:y="11.016cm" svg:viewBox="0 0 23839 786" draw:points="11918,786 0,786 0,0 23839,0 23839,786">
            <text:p/>
          </draw:polygon>
          <draw:path draw:style-name="gr3" draw:text-style-name="P7" draw:layer="layout" svg:width="0.673cm" svg:height="0.673cm" svg:x="3.214cm" svg:y="10.989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7" draw:layer="layout" svg:width="0.382cm" svg:height="0.454cm" svg:x="3.949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39cm" svg:y="11.22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75cm" svg:height="0.454cm" svg:x="4.939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5.369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675cm" svg:height="0.436cm" svg:x="6.126cm" svg:y="11.236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7" draw:layer="layout" svg:width="0.496cm" svg:height="0.685cm" svg:x="6.849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7.391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7.833cm" svg:y="11.22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8.695cm" svg:y="11.05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96cm" svg:height="0.685cm" svg:x="9.091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9.633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0.399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0.798cm" svg:y="11.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87cm" svg:height="0.696cm" svg:x="11.282cm" svg:y="10.978cm" svg:viewBox="0 0 488 697" svg:d="M343 632v65l145-11v-32c-69 0-78-6-78-54v-600l-141 11v32c67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7" draw:layer="layout" svg:width="0.212cm" svg:height="0.66cm" svg:x="11.828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47cm" svg:x="12.1cm" svg:y="11.227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7" draw:layer="layout" svg:width="0.324cm" svg:height="0.454cm" svg:x="12.648cm" svg:y="11.2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38cm" svg:height="0.454cm" svg:x="13.358cm" svg:y="11.22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19cm" svg:height="0.696cm" svg:x="13.856cm" svg:y="10.967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308cm" svg:height="0.617cm" svg:x="14.472cm" svg:y="11.05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14.866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5.41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6.181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212cm" svg:height="0.66cm" svg:x="16.617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33cm" svg:height="0.436cm" svg:x="16.886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75cm" svg:height="0.454cm" svg:x="17.276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96cm" svg:height="0.447cm" svg:x="17.713cm" svg:y="11.227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221cm" svg:height="0.685cm" svg:x="18.259cm" svg:y="10.97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45cm" svg:height="0.454cm" svg:x="18.541cm" svg:y="11.22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33cm" svg:height="0.436cm" svg:x="19.021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675cm" svg:height="0.436cm" svg:x="19.724cm" svg:y="11.236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4 11 7 18 20 18 11 0 16-9 18-18z">
            <text:p/>
          </draw:path>
          <draw:path draw:style-name="gr3" draw:text-style-name="P7" draw:layer="layout" svg:width="0.445cm" svg:height="0.454cm" svg:x="20.432cm" svg:y="11.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83cm" svg:height="0.436cm" svg:x="20.873cm" svg:y="11.236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21.375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12cm" svg:height="0.66cm" svg:x="22.143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22.416cm" svg:y="11.2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23.142cm" svg:y="11.00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7" draw:layer="layout" svg:width="0.375cm" svg:height="0.454cm" svg:x="23.955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77cm" svg:height="0.436cm" svg:x="24.39cm" svg:y="11.227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115cm" svg:height="0.295cm" svg:x="25.263cm" svg:y="11.55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08cm" svg:height="0.617cm" svg:x="25.798cm" svg:y="11.05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26.195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26.737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 xml:id="id55" draw:id="id55">
          <svg:title>TexMaths</svg:title>
          <svg:desc>28§display§\ 80 \pi \ \text { cm}^2 \text {/sec} .§svg§600§FALSE§</svg:desc>
          <draw:polygon draw:style-name="gr2" draw:text-style-name="P6" draw:layer="layout" svg:width="5.782cm" svg:height="1.012cm" svg:x="3.325cm" svg:y="13.515cm" svg:viewBox="0 0 5783 1013" draw:points="2891,1013 0,1013 0,0 5783,0 5783,1013">
            <text:p/>
          </draw:polygon>
          <draw:path draw:style-name="gr3" draw:text-style-name="P7" draw:layer="layout" svg:width="0.409cm" svg:height="0.678cm" svg:x="3.316cm" svg:y="13.675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7" draw:layer="layout" svg:width="0.416cm" svg:height="0.678cm" svg:x="3.806cm" svg:y="13.675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7" draw:layer="layout" svg:width="0.532cm" svg:height="0.436cm" svg:x="4.286cm" svg:y="13.905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375cm" svg:height="0.454cm" svg:x="5.544cm" svg:y="13.89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769cm" svg:height="0.436cm" svg:x="5.981cm" svg:y="13.894cm" svg:viewBox="0 0 770 437" svg:d="M76 96v267c0 43-11 43-76 43v31c34 0 85-2 112-2 25 0 76 2 110 2v-31c-65 0-76 0-76-43v-184c0-103 69-157 132-157 62 0 74 54 74 110v231c0 43-12 43-79 43v31c36 0 85-2 112-2s79 2 112 2v-31c-67 0-78 0-78-43v-184c0-103 71-157 134-157 61 0 72 54 72 110v231c0 43-11 43-76 43v31c33 0 85-2 112-2 24 0 76 2 109 2v-31c-51 0-76 0-76-29v-189c0-85 0-116-31-152-14-16-47-36-103-36-83 0-128 58-143 96-14-85-88-96-133-96-71 0-118 43-145 103v-103l-139 11v32c69 0 76 6 76 53z">
            <text:p/>
          </draw:path>
          <draw:path draw:style-name="gr3" draw:text-style-name="P7" draw:layer="layout" svg:width="0.306cm" svg:height="0.459cm" svg:x="6.812cm" svg:y="13.46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382cm" svg:height="0.985cm" svg:x="7.264cm" svg:y="13.592cm" svg:viewBox="0 0 383 986" svg:d="M379 38c4-13 4-16 4-18 0-11-9-20-20-20-14 0-18 9-20 20l-339 931c-4 11-4 15-4 18 0 8 9 17 20 17 14 0 18-9 20-17z">
            <text:p/>
          </draw:path>
          <draw:path draw:style-name="gr3" draw:text-style-name="P7" draw:layer="layout" svg:width="0.324cm" svg:height="0.454cm" svg:x="7.735cm" svg:y="13.89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118cm" svg:y="13.8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8.561cm" svg:y="13.89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107cm" svg:height="0.107cm" svg:x="9.049cm" svg:y="14.226cm" svg:viewBox="0 0 108 108" svg:d="M108 54c0-29-25-54-54-54s-54 25-54 54 25 54 54 54 54-25 54-54z">
            <text:p/>
          </draw:path>
        </draw:g>
        <draw:g xml:id="id48" draw:id="id48">
          <svg:title>TexMaths</svg:title>
          <svg:desc>22§display§.\ .\ .\ \ \text {(I)}§svg§600§FALSE§</svg:desc>
          <draw:polygon draw:style-name="gr2" draw:text-style-name="P6" draw:layer="layout" svg:width="2.402cm" svg:height="0.696cm" svg:x="11.314cm" svg:y="1.507cm" svg:viewBox="0 0 2403 697" draw:points="1203,697 0,697 0,0 2403,0 2403,697">
            <text:p/>
          </draw:polygon>
          <draw:path draw:style-name="gr3" draw:text-style-name="P7" draw:layer="layout" svg:width="0.084cm" svg:height="0.083cm" svg:x="11.342cm" svg:y="1.966cm" svg:viewBox="0 0 85 84" svg:d="M85 42c0-23-20-42-43-42s-42 19-42 42 19 42 42 42 43-19 43-42z">
            <text:p/>
          </draw:path>
          <draw:path draw:style-name="gr3" draw:text-style-name="P7" draw:layer="layout" svg:width="0.084cm" svg:height="0.083cm" svg:x="11.814cm" svg:y="1.966cm" svg:viewBox="0 0 85 84" svg:d="M85 42c0-23-20-42-43-42s-42 19-42 42 19 42 42 42 43-19 43-42z">
            <text:p/>
          </draw:path>
          <draw:path draw:style-name="gr3" draw:text-style-name="P7" draw:layer="layout" svg:width="0.084cm" svg:height="0.083cm" svg:x="12.288cm" svg:y="1.966cm" svg:viewBox="0 0 85 84" svg:d="M85 42c0-23-20-42-43-42s-42 19-42 42 19 42 42 42 43-19 43-42z">
            <text:p/>
          </draw:path>
          <draw:path draw:style-name="gr3" draw:text-style-name="P7" draw:layer="layout" svg:width="0.18cm" svg:height="0.773cm" svg:x="13.027cm" svg:y="1.46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37cm" svg:height="0.528cm" svg:x="13.274cm" svg:y="1.519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7" draw:layer="layout" svg:width="0.18cm" svg:height="0.773cm" svg:x="13.575cm" svg:y="1.46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9" draw:text-style-name="P4" draw:layer="layout" svg:width="26.6cm" svg:height="14.572cm" svg:x="0.8cm" svg:y="0.628cm" presentation:class="title" presentation:user-transformed="true">
          <draw:text-box>
            <text:p xml:id="id56" text:id="id56" text:style-name="P4"><text:span text:style-name="T23"><text:s text:c="3"/></text:span><text:span text:style-name="T23">(2) </text:span><text:span text:style-name="T24">The volume of a spherical ball is increasing at the rate of </text:span><text:span text:style-name="T24"><text:line-break/></text:span><text:span text:style-name="T24"> <text:s text:c="27"/>Find the rate at which the radius and the surface </text:span><text:span text:style-name="T24"><text:line-break/></text:span><text:span text:style-name="T24"> <text:s text:c="8"/>area are changing when the volume is <text:s text:c="10"/>cc. </text:span><text:span text:style-name="T24"><text:line-break/></text:span><text:span text:style-name="T19"> <text:s text:c="20"/></text:span><text:span text:style-name="T24"><text:line-break/></text:span><text:span text:style-name="T24"> <text:s text:c="3"/></text:span><text:span text:style-name="T28">Solution :</text:span><text:span text:style-name="T23"> <text:s/></text:span><text:span text:style-name="T23"><text:line-break/></text:span><text:span text:style-name="T29"> <text:s text:c="6"/></text:span><text:span text:style-name="T27"><text:s text:c="3"/></text:span><text:span text:style-name="T27"><text:line-break/></text:span><text:span text:style-name="T30"> <text:s text:c="5"/></text:span><text:span text:style-name="T30"><text:line-break/></text:span><text:span text:style-name="T30"> <text:s text:c="2"/></text:span><text:span text:style-name="T27"><text:line-break/></text:span><text:span text:style-name="T27"> <text:s text:c="7"/></text:span></text:p>
          </draw:text-box>
        </draw:frame>
        <draw:g xml:id="id58" draw:id="id58">
          <svg:title>TexMaths</svg:title>
          <svg:desc>28§display§288\pi §svg§600§FALSE§</svg:desc>
          <draw:polygon draw:style-name="gr2" draw:text-style-name="P6" draw:layer="layout" svg:width="1.938cm" svg:height="0.579cm" svg:x="18.293cm" svg:y="3.133cm" svg:viewBox="0 0 1939 580" draw:points="968,580 0,580 0,0 1939,0 1939,580">
            <text:p/>
          </draw:polygon>
          <draw:path draw:style-name="gr3" draw:text-style-name="P7" draw:layer="layout" svg:width="0.393cm" svg:height="0.657cm" svg:x="18.293cm" svg:y="3.084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09cm" svg:height="0.677cm" svg:x="18.777cm" svg:y="3.084cm" svg:viewBox="0 0 410 678" svg:d="M119 206c-45-29-50-63-50-81 0-58 65-100 135-100 74 0 137 51 137 123 0 56-38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09cm" svg:height="0.677cm" svg:x="19.27cm" svg:y="3.084cm" svg:viewBox="0 0 410 678" svg:d="M119 206c-45-29-50-63-50-81 0-58 65-100 135-100 74 0 137 51 137 123 0 56-38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532cm" svg:height="0.435cm" svg:x="19.748cm" svg:y="3.314cm" svg:viewBox="0 0 533 436" svg:d="M235 58h112c-33 146-42 188-42 255 0 14 0 41 9 74 9 45 20 49 36 49 20 0 40-18 40-38 0-4 0-6-7-20-29-71-29-136-29-163 0-54 7-105 18-157h114c12 0 47 0 47-33 0-25-20-25-38-25h-331c-23 0-61 0-103 47-36 38-61 83-61 87 0 2 0 11 11 11 9 0 11-4 16-11 49-76 107-76 125-76h59c-34 119-85 237-128 329-7 14-7 16-7 22 0 21 16 27 27 27 31 0 38-27 49-65 16-44 16-47 27-96z">
            <text:p/>
          </draw:path>
        </draw:g>
        <draw:g xml:id="id57" draw:id="id57">
          <svg:title>TexMaths</svg:title>
          <svg:desc>28§display§4 \pi \text { cc/sec}.§svg§600§FALSE§</svg:desc>
          <draw:polygon draw:style-name="gr2" draw:text-style-name="P6" draw:layer="layout" svg:width="4.138cm" svg:height="0.886cm" svg:x="3.071cm" svg:y="1.879cm" svg:viewBox="0 0 4139 887" draw:points="2070,887 0,887 0,0 4139,0 4139,887">
            <text:p/>
          </draw:polygon>
          <draw:path draw:style-name="gr3" draw:text-style-name="P7" draw:layer="layout" svg:width="0.438cm" svg:height="0.667cm" svg:x="3.049cm" svg:y="1.90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7" draw:layer="layout" svg:width="0.532cm" svg:height="0.436cm" svg:x="3.542cm" svg:y="2.144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375cm" svg:height="0.454cm" svg:x="4.471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4.908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985cm" svg:x="5.367cm" svg:y="1.83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5.838cm" svg:y="2.12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6.221cm" svg:y="2.12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6.664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07cm" svg:height="0.107cm" svg:x="7.152cm" svg:y="2.464cm" svg:viewBox="0 0 108 108" svg:d="M108 54c0-29-25-54-54-54s-54 25-54 54 25 54 54 54 54-25 54-54z">
            <text:p/>
          </draw:path>
        </draw:g>
        <draw:g xml:id="id61" draw:id="id61">
          <svg:title>TexMaths</svg:title>
          <svg:desc>28§display§V = \frac{4}{3} \pi \ R^3§svg§600§FALSE§</svg:desc>
          <draw:polygon draw:style-name="gr2" draw:text-style-name="P6" draw:layer="layout" svg:width="4.769cm" svg:height="1.933cm" svg:x="6.098cm" svg:y="6.699cm" svg:viewBox="0 0 4770 1934" draw:points="2386,1934 0,1934 0,0 4770,0 4770,1934">
            <text:p/>
          </draw:polygon>
          <draw:path draw:style-name="gr3" draw:text-style-name="P7" draw:layer="layout" svg:width="0.702cm" svg:height="0.696cm" svg:x="6.105cm" svg:y="7.311cm" svg:viewBox="0 0 703 697" svg:d="M565 112c49-76 89-78 127-81 11-2 11-18 11-20 0-7-4-11-11-11-27 0-56 2-83 2-31 0-65-2-96-2-7 0-20 0-20 18 0 11 9 13 16 13 26 3 47 12 47 32 0 15-16 38-16 38l-303 482-67-523c0-17 23-29 67-29 14 0 25 0 25-20 0-9-7-11-13-11-41 0-83 2-124 2-17 0-35 0-53 0s-36-2-54-2c-7 0-18 0-18 18 0 13 9 13 25 13 56 0 56 9 58 34l78 609c5 18 7 23 20 23 16 0 21-5 27-18z">
            <text:p/>
          </draw:path>
          <draw:path draw:style-name="gr3" draw:text-style-name="P7" draw:layer="layout" svg:width="0.655cm" svg:height="0.232cm" svg:x="7.171cm" svg:y="7.6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438cm" svg:height="0.667cm" svg:x="8.3cm" svg:y="6.65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8.271cm" svg:y="7.717cm" svg:viewBox="0 0 495 43" draw:points="246,43 0,43 0,0 495,0 495,43">
            <text:p/>
          </draw:polygon>
          <draw:path draw:style-name="gr3" draw:text-style-name="P7" draw:layer="layout" svg:width="0.409cm" svg:height="0.678cm" svg:x="8.314cm" svg:y="8.00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532cm" svg:height="0.436cm" svg:x="8.91cm" svg:y="7.557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705cm" svg:height="0.696cm" svg:x="9.846cm" svg:y="7.311cm" svg:viewBox="0 0 706 697" svg:d="M329 67c7-22 9-33 29-36 9 0 41 0 59 0 71 0 181 0 181 97 0 33-16 103-56 141-24 25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4 0-9 2-16l65-262h116c90 0 108 56 108 90 0 16-7 47-14 69-6 27-15 63-15 83 0 108 119 108 132 108 83 0 119-101 119-114 0-12-11-12-14-12-9 0-9 7-11 14-25 74-67 89-90 89-33 0-40-22-40-60 0-31 7-81 9-112 2-14 5-34 5-47 0-76-65-105-92-117z">
            <text:p/>
          </draw:path>
          <draw:path draw:style-name="gr3" draw:text-style-name="P7" draw:layer="layout" svg:width="0.317cm" svg:height="0.472cm" svg:x="10.599cm" svg:y="7.118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</draw:g>
        <draw:g xml:id="id63" draw:id="id63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6.024cm" svg:y="9.014cm" svg:viewBox="0 0 5737 607" draw:points="2867,607 0,607 0,0 5737,0 5737,607">
            <text:p/>
          </draw:polygon>
          <draw:path draw:style-name="gr3" draw:text-style-name="P7" draw:layer="layout" svg:width="0.662cm" svg:height="0.673cm" svg:x="6.008cm" svg:y="8.9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758cm" svg:y="9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025cm" svg:y="8.9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659cm" svg:y="9.5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203cm" svg:y="9.2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99cm" svg:y="9.5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536cm" svg:y="9.2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009cm" svg:y="9.5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49cm" svg:y="9.0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965cm" svg:y="9.5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505cm" svg:y="9.0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62" draw:id="id62">
          <svg:title>TexMaths</svg:title>
          <svg:desc>24§display§.\ .\ .\ .\ \ \text {(I)}§svg§600§FALSE§</svg:desc>
          <draw:polygon draw:style-name="gr2" draw:text-style-name="P6" draw:layer="layout" svg:width="3.137cm" svg:height="0.759cm" svg:x="11.507cm" svg:y="7.307cm" svg:viewBox="0 0 3138 760" draw:points="1569,760 0,760 0,0 3138,0 3138,760">
            <text:p/>
          </draw:polygon>
          <draw:path draw:style-name="gr3" draw:text-style-name="P7" draw:layer="layout" svg:width="0.091cm" svg:height="0.091cm" svg:x="11.538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052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569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3.084cm" svg:y="7.8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3.892cm" svg:y="7.2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4.161cm" svg:y="7.3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14.489cm" svg:y="7.2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4" draw:id="id64">
          <svg:title>TexMaths</svg:title>
          <svg:desc>28§display§\frac{dV}{dt} = \frac{4 \pi}{3} \frac{d}{dt}(R^3) §svg§600§FALSE§</svg:desc>
          <draw:polygon draw:style-name="gr2" draw:text-style-name="P6" draw:layer="layout" svg:width="6.928cm" svg:height="1.947cm" svg:x="6.148cm" svg:y="10.401cm" svg:viewBox="0 0 6929 1948" draw:points="3465,1948 0,1948 0,0 6929,0 6929,1948">
            <text:p/>
          </draw:polygon>
          <draw:path draw:style-name="gr3" draw:text-style-name="P7" draw:layer="layout" svg:width="0.469cm" svg:height="0.696cm" svg:x="6.139cm" svg:y="10.35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6.666cm" svg:y="10.363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6.099cm" svg:y="11.434cm" svg:viewBox="0 0 1308 43" draw:points="654,43 0,43 0,0 1308,0 1308,43">
            <text:p/>
          </draw:polygon>
          <draw:path draw:style-name="gr3" draw:text-style-name="P7" draw:layer="layout" svg:width="0.469cm" svg:height="0.696cm" svg:x="6.357cm" svg:y="11.69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6.852cm" svg:y="11.758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4-29-45 0-24 0-31 5-47z">
            <text:p/>
          </draw:path>
          <draw:path draw:style-name="gr3" draw:text-style-name="P7" draw:layer="layout" svg:width="0.655cm" svg:height="0.232cm" svg:x="7.85cm" svg:y="11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6cm" svg:x="8.979cm" svg:y="10.368cm" svg:viewBox="0 0 439 667" svg:d="M262 506v85c0 36 0 47-74 47h-20v29c40-2 92-2 132-2 43 0 94 0 134 2v-29h-20c-74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9.47cm" svg:y="10.612cm" svg:viewBox="0 0 533 437" svg:d="M235 58h112c-33 146-42 188-42 256 0 13 0 40 9 73 9 45 20 50 35 50 21 0 41-18 41-38 0-5 0-7-7-21-29-71-29-136-29-163 0-54 9-105 18-157h114c11 0 47 0 47-33 0-25-20-25-38-25h-332c-22 0-60 0-103 47-33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1.09cm" svg:height="0.042cm" svg:x="8.952cm" svg:y="11.434cm" svg:viewBox="0 0 1091 43" draw:points="544,43 0,43 0,0 1091,0 1091,43">
            <text:p/>
          </draw:polygon>
          <draw:path draw:style-name="gr3" draw:text-style-name="P7" draw:layer="layout" svg:width="0.409cm" svg:height="0.678cm" svg:x="9.29cm" svg:y="11.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10.493cm" svg:y="10.35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276cm" svg:y="11.434cm" svg:viewBox="0 0 869 43" draw:points="434,43 0,43 0,0 869,0 869,43">
            <text:p/>
          </draw:polygon>
          <draw:path draw:style-name="gr3" draw:text-style-name="P7" draw:layer="layout" svg:width="0.469cm" svg:height="0.696cm" svg:x="10.316cm" svg:y="11.69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304cm" svg:height="0.628cm" svg:x="10.811cm" svg:y="11.758cm" svg:viewBox="0 0 305 629" svg:d="M181 224h94c18 0 30 0 30-20 0-11-12-11-30-11h-87c36-141 43-159 43-166 0-18-14-27-29-27-5 0-32 0-41 36l-38 157h-94c-20 0-29 0-29 18 0 13 9 13 27 13h87c-71 280-74 296-74 314 0 53 38 91 90 91 103 0 159-145 159-152 0-9-9-9-14-9-8 0-8 2-13 14-43 103-96 125-130 125-20 0-29-14-29-45 0-24 0-31 5-47z">
            <text:p/>
          </draw:path>
          <draw:path draw:style-name="gr3" draw:text-style-name="P7" draw:layer="layout" svg:width="0.23cm" svg:height="0.984cm" svg:x="11.36cm" svg:y="10.96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704cm" svg:height="0.696cm" svg:x="11.685cm" svg:y="11.028cm" svg:viewBox="0 0 705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20 0 20-20 0-11-9-11-29-11-36 0-62 0-62-18 0-5 0-9 2-16l65-262h116c90 0 108 56 108 90 0 15-7 47-14 69-6 27-15 63-15 83 0 108 118 108 132 108 83 0 118-101 118-115 0-11-11-11-13-11-9 0-9 7-11 14-25 73-67 89-90 89-33 0-40-22-40-60 0-32 7-81 9-112 2-14 4-34 4-47 0-77-65-106-91-117z">
            <text:p/>
          </draw:path>
          <draw:path draw:style-name="gr3" draw:text-style-name="P7" draw:layer="layout" svg:width="0.317cm" svg:height="0.472cm" svg:x="12.437cm" svg:y="10.838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2.896cm" svg:y="10.96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65" draw:id="id65">
          <svg:title>TexMaths</svg:title>
          <svg:desc>28§display§4 \pi  = \frac{4 \pi}{3}. 3R^2 \frac{dR}{dt} §svg§600§FALSE§</svg:desc>
          <draw:polygon draw:style-name="gr2" draw:text-style-name="P6" draw:layer="layout" svg:width="6.975cm" svg:height="1.947cm" svg:x="6.122cm" svg:y="12.903cm" svg:viewBox="0 0 6976 1948" draw:points="3488,1948 0,1948 0,0 6976,0 6976,1948">
            <text:p/>
          </draw:polygon>
          <draw:path draw:style-name="gr3" draw:text-style-name="P7" draw:layer="layout" svg:width="0.438cm" svg:height="0.666cm" svg:x="6.1cm" svg:y="13.53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6.593cm" svg:y="13.779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655cm" svg:height="0.232cm" svg:x="7.489cm" svg:y="13.8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6cm" svg:x="8.62cm" svg:y="12.8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9.111cm" svg:y="13.114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1.09cm" svg:height="0.042cm" svg:x="8.591cm" svg:y="13.936cm" svg:viewBox="0 0 1091 43" draw:points="544,43 0,43 0,0 1091,0 1091,43">
            <text:p/>
          </draw:polygon>
          <draw:path draw:style-name="gr3" draw:text-style-name="P7" draw:layer="layout" svg:width="0.409cm" svg:height="0.678cm" svg:x="8.932cm" svg:y="14.22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107cm" svg:height="0.107cm" svg:x="9.884cm" svg:y="14.099cm" svg:viewBox="0 0 108 108" svg:d="M108 54c0-29-25-54-54-54s-54 25-54 54 25 54 54 54 54-25 54-54z">
            <text:p/>
          </draw:path>
          <draw:path draw:style-name="gr3" draw:text-style-name="P7" draw:layer="layout" svg:width="0.409cm" svg:height="0.678cm" svg:x="10.112cm" svg:y="13.54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705cm" svg:height="0.696cm" svg:x="10.605cm" svg:y="13.53cm" svg:viewBox="0 0 706 697" svg:d="M329 67c7-22 9-33 29-36 9 0 41 0 59 0 71 0 181 0 181 97 0 33-16 103-56 141-24 24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5 0-9 2-16l65-262h116c90 0 108 56 108 90 0 15-7 47-14 69-6 27-15 63-15 83 0 108 119 108 132 108 83 0 119-101 119-115 0-11-12-11-14-11-9 0-9 7-11 14-25 73-67 89-90 89-33 0-40-22-40-60 0-32 7-81 9-112 2-14 5-34 5-47 0-77-65-106-92-117z">
            <text:p/>
          </draw:path>
          <draw:path draw:style-name="gr3" draw:text-style-name="P7" draw:layer="layout" svg:width="0.306cm" svg:height="0.458cm" svg:x="11.362cm" svg:y="13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1.918cm" svg:y="12.8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705cm" svg:height="0.696cm" svg:x="12.431cm" svg:y="12.865cm" svg:viewBox="0 0 706 697" svg:d="M329 67c7-22 9-33 29-36 9 0 41 0 59 0 71 0 181 0 181 97 0 33-16 103-56 141-24 24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5 0-9 2-16l65-262h116c90 0 108 56 108 90 0 15-7 47-14 69-6 27-15 63-15 83 0 108 119 108 132 108 83 0 119-101 119-115 0-11-12-11-14-11-9 0-9 7-11 14-25 73-67 89-90 89-33 0-40-22-40-60 0-32 7-81 9-112 2-14 5-34 5-47 0-77-65-106-92-117z">
            <text:p/>
          </draw:path>
          <draw:polygon draw:style-name="gr3" draw:text-style-name="P7" draw:layer="layout" svg:width="1.269cm" svg:height="0.042cm" svg:x="11.878cm" svg:y="13.936cm" svg:viewBox="0 0 1270 43" draw:points="634,43 0,43 0,0 1270,0 1270,43">
            <text:p/>
          </draw:polygon>
          <draw:path draw:style-name="gr3" draw:text-style-name="P7" draw:layer="layout" svg:width="0.469cm" svg:height="0.696cm" svg:x="12.117cm" svg:y="14.1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304cm" svg:height="0.628cm" svg:x="12.613cm" svg:y="14.2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4-29-45 0-24 0-31 5-47z">
            <text:p/>
          </draw:path>
        </draw:g>
        <draw:g xml:id="id66" draw:id="id66">
          <svg:title>TexMaths</svg:title>
          <svg:desc>24§display§.\ .\ . \left[ \text { Given that } \frac{dv}{dt} = 4 \pi \ \text {cm/sec.} \right] §svg§600§FALSE§</svg:desc>
          <draw:polygon draw:style-name="gr2" draw:text-style-name="P6" draw:layer="layout" svg:width="12.787cm" svg:height="1.941cm" svg:x="14.065cm" svg:y="12.754cm" svg:viewBox="0 0 12788 1942" draw:points="6393,1942 0,1942 0,0 12788,0 12788,1942">
            <text:p/>
          </draw:polygon>
          <draw:path draw:style-name="gr3" draw:text-style-name="P7" draw:layer="layout" svg:width="0.091cm" svg:height="0.091cm" svg:x="14.096cm" svg:y="13.845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4.61cm" svg:y="13.845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5.127cm" svg:y="13.84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15.639cm" svg:y="12.712cm" svg:viewBox="0 0 225 2026" draw:points="0,2026 225,2026 225,1980 46,1980 46,46 225,46 225,0 0,0">
            <text:p/>
          </draw:polygon>
          <draw:path draw:style-name="gr3" draw:text-style-name="P7" draw:layer="layout" svg:width="0.573cm" svg:height="0.614cm" svg:x="16.202cm" svg:y="13.34cm" svg:viewBox="0 0 574 615" svg:d="M455 543c10 20 44 52 54 52 7 0 7-5 7-19v-148c0-32 4-36 58-36v-27c-31 2-77 4-102 4-34 0-107 0-136-4v27h27c75 0 79 9 79 40v54c0 96-108 104-133 104-54 0-223-31-223-283 0-253 167-280 219-280 90 0 167 75 185 200 1 11 1 15 13 15 13 0 13-4 13-21v-200c0-15 0-21-9-21-4 0-8 0-14 10l-42 63c-27-27-73-73-157-73-158 0-294 134-294 307s136 308 296 308c61 0 130-22 159-72z">
            <text:p/>
          </draw:path>
          <draw:path draw:style-name="gr3" draw:text-style-name="P7" draw:layer="layout" svg:width="0.181cm" svg:height="0.566cm" svg:x="16.845cm" svg:y="13.3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17.068cm" svg:y="13.572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7.496cm" svg:y="13.5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874cm" svg:y="13.5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8.613cm" svg:y="13.417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8.953cm" svg:y="13.3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9.429cm" svg:y="13.55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9.832cm" svg:y="13.417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402cm" svg:height="0.596cm" svg:x="20.56cm" svg:y="12.779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7" draw:layer="layout" svg:width="0.371cm" svg:height="0.383cm" svg:x="20.99cm" svg:y="12.992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8-50 136-50 172 0 93 75 106 115 106 142 0 190-280 190-324z">
            <text:p/>
          </draw:path>
          <draw:polygon draw:style-name="gr3" draw:text-style-name="P7" draw:layer="layout" svg:width="0.878cm" svg:height="0.035cm" svg:x="20.525cm" svg:y="13.707cm" svg:viewBox="0 0 879 36" draw:points="440,36 0,36 0,0 879,0 879,36">
            <text:p/>
          </draw:polygon>
          <draw:path draw:style-name="gr3" draw:text-style-name="P7" draw:layer="layout" svg:width="0.402cm" svg:height="0.596cm" svg:x="20.627cm" svg:y="13.928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26cm" svg:height="0.539cm" svg:x="21.051cm" svg:y="13.985cm" svg:viewBox="0 0 261 540" svg:d="M156 192h80c15 0 25 0 25-17 0-10-10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199cm" svg:x="21.786cm" svg:y="13.6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22.652cm" svg:y="13.36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56cm" svg:height="0.373cm" svg:x="23.075cm" svg:y="13.572cm" svg:viewBox="0 0 457 374" svg:d="M202 50h96c-29 125-37 161-37 219 0 11 0 34 8 63 7 39 17 42 30 42 18 0 35-15 35-32 0-4 0-6-6-17-25-62-25-118-25-141 0-46 8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7" draw:layer="layout" svg:width="0.322cm" svg:height="0.389cm" svg:x="23.871cm" svg:y="13.557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659cm" svg:height="0.373cm" svg:x="24.246cm" svg:y="13.56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844cm" svg:x="24.968cm" svg:y="13.303cm" svg:viewBox="0 0 328 845" svg:d="M324 33c4-12 4-14 4-16 0-9-7-17-17-17-12 0-15 8-17 17l-290 797c-4 10-4 14-4 16 0 7 8 15 17 15 12 0 16-8 18-15z">
            <text:p/>
          </draw:path>
          <draw:path draw:style-name="gr3" draw:text-style-name="P7" draw:layer="layout" svg:width="0.277cm" svg:height="0.389cm" svg:x="25.371cm" svg:y="13.55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5.699cm" svg:y="13.5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6.079cm" svg:y="13.557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1cm" svg:height="0.091cm" svg:x="26.498cm" svg:y="13.84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26.67cm" svg:y="12.712cm" svg:viewBox="0 0 225 2026" draw:points="177,1980 0,1980 0,2026 225,2026 225,0 0,0 0,46 177,46">
            <text:p/>
          </draw:polygon>
        </draw:g>
        <draw:g xml:id="id59" draw:id="id59">
          <svg:title>TexMaths</svg:title>
          <svg:desc>26§display§\text {Let } R \text { be the radius, } S \text { be the surface area and } V §svg§600§FALSE§</svg:desc>
          <draw:polygon draw:style-name="gr2" draw:text-style-name="P6" draw:layer="layout" svg:width="19.65cm" svg:height="0.729cm" svg:x="6.119cm" svg:y="4.524cm" svg:viewBox="0 0 19651 730" draw:points="9824,730 0,730 0,0 19651,0 19651,730">
            <text:p/>
          </draw:polygon>
          <draw:path draw:style-name="gr3" draw:text-style-name="P7" draw:layer="layout" svg:width="0.502cm" svg:height="0.625cm" svg:x="6.102cm" svg:y="4.499cm" svg:viewBox="0 0 503 626" svg:d="M503 389h-22c-11 94-23 208-186 208h-75c-41 0-43-6-43-35v-489c0-31 0-44 87-44h29v-29c-33 2-116 2-154 2-35 0-108 0-139-2v29h23c71 0 71 11 71 42v485c0 33 0 41-71 41h-23v29h478z">
            <text:p/>
          </draw:path>
          <draw:path draw:style-name="gr3" draw:text-style-name="P7" draw:layer="layout" svg:width="0.355cm" svg:height="0.421cm" svg:x="6.67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8cm" svg:height="0.573cm" svg:x="7.067cm" svg:y="4.56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654cm" svg:height="0.646cm" svg:x="7.747cm" svg:y="4.499cm" svg:viewBox="0 0 655 647" svg:d="M306 62c6-20 8-31 27-33 8 0 37 0 54 0 66 0 168 0 168 90 0 31-14 95-52 131-22 23-70 52-154 52h-101zM439 314c91-21 202-83 202-177 0-79-84-137-204-137h-260c-19 0-27 0-27 19 0 10 8 10 25 10 2 0 18 0 35 2 17 0 25 2 25 15 0 2-2 6-4 16l-123 494c-8 35-10 41-83 41-17 0-25 0-25 19 0 10 10 10 12 10 28 0 90-2 117-2 25 0 89 2 116 2 7 0 17 0 17-18 0-11-6-11-25-11-33 0-58 0-58-16 0-5 0-9 2-15l60-243h108c84 0 100 52 100 83 0 14-6 43-12 64-6 25-15 59-15 77 0 100 111 100 123 100 77 0 110-93 110-106 0-10-10-10-12-10-9 0-9 6-11 12-23 69-62 83-83 83-31 0-37-20-37-56 0-29 6-75 8-104 2-12 4-31 4-44 0-70-60-97-85-108z">
            <text:p/>
          </draw:path>
          <draw:path draw:style-name="gr3" draw:text-style-name="P7" draw:layer="layout" svg:width="0.452cm" svg:height="0.646cm" svg:x="8.742cm" svg:y="4.488cm" svg:viewBox="0 0 453 647" svg:d="M133 291v-291l-133 10v30c64 0 71 6 71 49v548h23c2-2 8-15 33-56 14 20 54 66 121 66 110 0 205-89 205-208 0-116-91-208-195-208-71 0-110 44-125 60zM135 533v-190c0-18 0-18 11-33 35-52 85-58 108-58 41 0 75 23 95 58 25 38 27 90 27 127 0 35-2 89-29 131-18 27-54 58-104 58-39 0-72-23-95-56-13-19-13-21-13-37z">
            <text:p/>
          </draw:path>
          <draw:path draw:style-name="gr3" draw:text-style-name="P7" draw:layer="layout" svg:width="0.355cm" svg:height="0.421cm" svg:x="9.274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9.977cm" svg:y="4.5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0.343cm" svg:y="4.4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0.849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1.558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1.93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12.38cm" svg:y="4.488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12.885cm" svg:y="4.51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15cm" svg:x="13.139cm" svg:y="4.71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13.649cm" svg:y="4.713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07cm" svg:height="0.274cm" svg:x="14.056cm" svg:y="5.025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544cm" svg:height="0.665cm" svg:x="14.585cm" svg:y="4.478cm" svg:viewBox="0 0 545 666" svg:d="M545 8c0-2-2-8-10-8-7 0-7 0-17 15l-44 52c-25-44-73-67-133-67-116 0-225 106-225 216 0 75 48 117 94 132l100 25c33 8 83 22 83 97 0 81-75 169-164 169-58 0-160-21-160-135 0-21 4-44 4-48 2-4 2-7 2-7 0-10-6-10-11-10-4 0-6 0-10 2-2 4-54 215-54 217 0 6 4 8 10 8 5 0 5 0 17-13l44-52c39 52 102 65 156 65 125 0 233-121 233-235 0-63-32-94-46-106-21-23-33-25-117-46-18-6-52-17-60-17-25-8-56-35-56-85 0-73 73-152 160-152 77 0 133 40 133 144 0 29-4 45-4 50 0 2 0 10 11 10 8 0 10-4 14-19z">
            <text:p/>
          </draw:path>
          <draw:path draw:style-name="gr3" draw:text-style-name="P7" draw:layer="layout" svg:width="0.452cm" svg:height="0.646cm" svg:x="15.479cm" svg:y="4.488cm" svg:viewBox="0 0 453 647" svg:d="M133 291v-291l-133 10v30c64 0 71 6 71 49v548h23c2-2 8-15 33-56 14 20 54 66 121 66 110 0 205-89 205-208 0-116-91-208-195-208-71 0-110 44-125 60zM135 533v-190c0-18 0-18 11-33 35-52 85-58 108-58 41 0 75 23 95 58 25 38 27 90 27 127 0 35-2 89-29 131-18 27-54 58-104 58-39 0-72-23-95-56-13-19-13-21-13-37z">
            <text:p/>
          </draw:path>
          <draw:path draw:style-name="gr3" draw:text-style-name="P7" draw:layer="layout" svg:width="0.355cm" svg:height="0.421cm" svg:x="16.014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16.715cm" svg:y="4.5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7.083cm" svg:y="4.4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7.586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8.302cm" svg:y="4.713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662cm" svg:y="4.71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9cm" svg:height="0.405cm" svg:x="19.165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96cm" svg:height="0.646cm" svg:x="19.527cm" svg:y="4.478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13cm" svg:height="0.421cm" svg:x="19.816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48cm" svg:height="0.421cm" svg:x="20.265cm" svg:y="4.713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355cm" svg:height="0.421cm" svg:x="20.665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13cm" svg:height="0.421cm" svg:x="21.389cm" svg:y="4.713cm" svg:viewBox="0 0 414 422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309cm" svg:height="0.405cm" svg:x="21.834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22.191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13cm" svg:height="0.421cm" svg:x="22.61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13cm" svg:height="0.421cm" svg:x="23.371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23.82cm" svg:y="4.71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4.33cm" svg:y="4.488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652cm" svg:height="0.646cm" svg:x="25.162cm" svg:y="4.499cm" svg:viewBox="0 0 653 647" svg:d="M524 104c46-71 83-73 119-75 10-2 10-17 10-19 0-6-4-10-10-10-25 0-52 2-77 2-29 0-61-2-90-2-6 0-18 0-18 17 0 10 8 12 14 12 25 2 44 11 44 29 0 15-15 36-15 36l-281 447-62-485c0-16 21-27 62-27 13 0 23 0 23-19 0-8-6-10-12-10-38 0-77 2-115 2-16 0-33 0-49 0-17 0-34-2-50-2-7 0-17 0-17 17 0 12 8 12 23 12 52 0 52 8 54 31l73 566c4 17 6 21 18 21 15 0 19-4 25-16z">
            <text:p/>
          </draw:path>
        </draw:g>
        <draw:g xml:id="id60" draw:id="id60">
          <svg:title>TexMaths</svg:title>
          <svg:desc>26§display§\text { be the volume of the spherical ball. }§svg§600§FALSE§</svg:desc>
          <draw:polygon draw:style-name="gr2" draw:text-style-name="P6" draw:layer="layout" svg:width="13.952cm" svg:height="0.731cm" svg:x="6.125cm" svg:y="5.724cm" svg:viewBox="0 0 13953 732" draw:points="6977,732 0,732 0,0 13953,0 13953,732">
            <text:p/>
          </draw:polygon>
          <draw:path draw:style-name="gr3" draw:text-style-name="P7" draw:layer="layout" svg:width="0.452cm" svg:height="0.646cm" svg:x="6.104cm" svg:y="5.688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6.639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8cm" svg:height="0.573cm" svg:x="7.34cm" svg:y="5.76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7.708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8.211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48cm" svg:height="0.405cm" svg:x="8.914cm" svg:y="5.928cm" svg:viewBox="0 0 449 406" svg:d="M364 89c8-20 25-60 85-60v-29c-20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07cm" svg:height="0.421cm" svg:x="9.38cm" svg:y="5.913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205cm" svg:height="0.636cm" svg:x="9.84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10.094cm" svg:y="5.91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10.601cm" svg:y="5.91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1.358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2.07cm" svg:y="5.91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2.532cm" svg:y="5.678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286cm" svg:height="0.573cm" svg:x="13.104cm" svg:y="5.7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3.47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3.973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689cm" svg:y="5.91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52cm" svg:height="0.582cm" svg:x="15.044cm" svg:y="5.919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61cm" svg:height="0.636cm" svg:x="15.556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61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6.467cm" svg:y="5.9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6.829cm" svg:y="5.71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48cm" svg:height="0.421cm" svg:x="17.085cm" svg:y="5.913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7.497cm" svg:y="5.91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05cm" svg:height="0.636cm" svg:x="17.946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52cm" svg:height="0.646cm" svg:x="18.499cm" svg:y="5.688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13cm" svg:height="0.421cm" svg:x="19.019cm" svg:y="5.91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05cm" svg:height="0.636cm" svg:x="19.469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205cm" svg:height="0.636cm" svg:x="19.722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099cm" svg:height="0.099cm" svg:x="20.026cm" svg:y="6.225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width*0.05;width" smil:keyTimes="0;1"/>
                  <anim:animate smil:dur="0.5s" smil:fill="hold" smil:targetElement="id56" anim:sub-item="text" smil:attributeName="height" smil:values="height;height" smil:keyTimes="0;1"/>
                  <anim:animate smil:dur="0.5s" smil:fill="hold" smil:targetElement="id56" anim:sub-item="text" smil:attributeName="x" smil:values="x-.2;x" smil:keyTimes="0;1"/>
                  <anim:animate smil:dur="0.5s" smil:fill="hold" smil:targetElement="id56" anim:sub-item="text" smil:attributeName="y" smil:values="y;y" smil:keyTimes="0;1"/>
                  <anim:transitionFilter smil:dur="0.5s" smil:targetElement="id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draw:frame presentation:style-name="pr12" draw:text-style-name="P14" draw:layer="layout" svg:width="26.4cm" svg:height="14.372cm" svg:x="0.8cm" svg:y="0.628cm" presentation:class="title" presentation:user-transformed="true">
          <draw:text-box>
            <text:p text:style-name="P4"><text:span text:style-name="T31"><text:s text:c="2"/></text:span><text:span text:style-name="T31"><text:line-break/></text:span><text:span text:style-name="T31"><text:line-break/></text:span><text:span text:style-name="T32"> <text:s text:c="15"/></text:span><text:span text:style-name="T33"><text:s text:c="4"/></text:span><text:span text:style-name="T31"><text:line-break/></text:span><text:span text:style-name="T6"><text:tab/></text:span><text:span text:style-name="T6"><text:line-break/></text:span><text:span text:style-name="T34"> <text:s text:c="8"/></text:span><text:span text:style-name="T6"><text:line-break/></text:span><text:span text:style-name="T6"><text:tab/></text:span><text:span text:style-name="T6"> </text:span><text:span text:style-name="T6"><text:line-break/></text:span><text:span text:style-name="T35"> <text:s text:c="19"/></text:span><text:span text:style-name="T6"><text:line-break/></text:span><text:span text:style-name="T6"> <text:s text:c="117"/></text:span><text:span text:style-name="T6"><text:line-break/></text:span><text:span text:style-name="T6"><text:tab/></text:span><text:span text:style-name="T6"> <text:s text:c="3"/></text:span></text:p>
          </draw:text-box>
        </draw:frame>
        <draw:g xml:id="id67" draw:id="id67">
          <svg:title>TexMaths</svg:title>
          <svg:desc>28§display§\frac{dR}{dt}  = \frac{1}{R^2}§svg§600§FALSE§</svg:desc>
          <draw:polygon draw:style-name="gr2" draw:text-style-name="P6" draw:layer="layout" svg:width="3.915cm" svg:height="1.947cm" svg:x="2.91cm" svg:y="0.799cm" svg:viewBox="0 0 3916 1948" draw:points="1958,1948 0,1948 0,0 3916,0 3916,1948">
            <text:p/>
          </draw:polygon>
          <draw:path draw:style-name="gr3" draw:text-style-name="P7" draw:layer="layout" svg:width="0.47cm" svg:height="0.696cm" svg:x="2.901cm" svg:y="0.75cm" svg:viewBox="0 0 471 697" svg:d="M471 11c0-2 0-11-14-11-13 0-107 9-125 11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5cm" svg:height="0.696cm" svg:x="3.414cm" svg:y="0.761cm" svg:viewBox="0 0 706 697" svg:d="M329 67c7-22 9-33 29-36 9 0 41 0 59 0 71 0 181 0 181 97 0 33-15 103-56 141-24 24-76 56-166 56h-109zM473 338c98-22 217-89 217-190 0-85-90-148-219-148h-281c-20 0-29 0-29 20 0 11 9 11 27 11 2 0 20 0 38 3 18 0 27 2 27 15 0 3-2 7-4 18l-132 531c-9 38-12 45-90 45-18 0-27 0-27 20 0 11 11 11 13 11 30 0 97-2 126-2 27 0 96 2 125 2 7 0 18 0 18-20 0-11-6-11-27-11-35 0-62 0-62-18 0-5 0-9 2-16l65-262h116c90 0 108 56 108 90 0 15-7 47-13 69-7 27-16 63-16 83 0 108 119 108 132 108 83 0 119-101 119-115 0-11-11-11-14-11-9 0-9 7-11 14-25 73-67 89-90 89-33 0-40-22-40-60 0-32 7-81 9-112 2-14 5-34 5-47 0-77-65-106-92-117z">
            <text:p/>
          </draw:path>
          <draw:polygon draw:style-name="gr3" draw:text-style-name="P7" draw:layer="layout" svg:width="1.269cm" svg:height="0.042cm" svg:x="2.861cm" svg:y="1.832cm" svg:viewBox="0 0 1270 43" draw:points="634,43 0,43 0,0 1270,0 1270,43">
            <text:p/>
          </draw:polygon>
          <draw:path draw:style-name="gr3" draw:text-style-name="P7" draw:layer="layout" svg:width="0.47cm" svg:height="0.696cm" svg:x="3.101cm" svg:y="2.092cm" svg:viewBox="0 0 471 697" svg:d="M471 11c0-2 0-11-14-11-13 0-107 9-125 11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596cm" svg:y="2.156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4-29-45 0-24 0-31 5-47z">
            <text:p/>
          </draw:path>
          <draw:path draw:style-name="gr3" draw:text-style-name="P7" draw:layer="layout" svg:width="0.655cm" svg:height="0.232cm" svg:x="4.575cm" svg:y="1.73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6.116cm" svg:y="0.77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198cm" svg:height="0.042cm" svg:x="5.677cm" svg:y="1.832cm" svg:viewBox="0 0 1199 43" draw:points="600,43 0,43 0,0 1199,0 1199,43">
            <text:p/>
          </draw:polygon>
          <draw:path draw:style-name="gr3" draw:text-style-name="P7" draw:layer="layout" svg:width="0.705cm" svg:height="0.696cm" svg:x="5.718cm" svg:y="2.1cm" svg:viewBox="0 0 706 697" svg:d="M329 67c7-22 9-33 29-36 9 0 41 0 59 0 71 0 181 0 181 97 0 33-15 103-56 141-24 24-76 56-166 56h-109zM473 338c98-22 217-89 217-190 0-85-90-148-219-148h-281c-20 0-29 0-29 20 0 11 9 11 27 11 2 0 20 0 38 3 18 0 27 2 27 15 0 3-2 7-4 18l-132 531c-9 38-12 45-90 45-18 0-27 0-27 20 0 11 11 11 13 11 27 0 97-2 126-2 27 0 96 2 125 2 7 0 18 0 18-20 0-11-9-11-27-11-35 0-65 0-65-18 0-5 3-9 5-16l65-262h116c90 0 108 56 108 90 0 15-7 47-13 69-7 27-16 63-16 83 0 108 119 108 132 108 83 0 119-101 119-115 0-11-11-11-14-11-9 0-9 7-11 14-25 73-67 89-90 89-33 0-40-22-40-60 0-32 7-81 9-112 2-14 5-34 5-47 0-77-65-106-92-117z">
            <text:p/>
          </draw:path>
          <draw:path draw:style-name="gr3" draw:text-style-name="P7" draw:layer="layout" svg:width="0.306cm" svg:height="0.458cm" svg:x="6.475cm" svg:y="2.0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69" draw:id="id69">
          <svg:title>TexMaths</svg:title>
          <svg:desc>28§display§\text { When volume is } 288\pi  \text { cc, from (I) we get,  }§svg§600§FALSE§</svg:desc>
          <draw:polygon draw:style-name="gr2" draw:text-style-name="P6" draw:layer="layout" svg:width="17.765cm" svg:height="0.886cm" svg:x="2.7cm" svg:y="3.47cm" svg:viewBox="0 0 17766 887" draw:points="8882,887 0,887 0,0 17766,0 17766,887">
            <text:p/>
          </draw:polygon>
          <draw:path draw:style-name="gr3" draw:text-style-name="P7" draw:layer="layout" svg:width="0.976cm" svg:height="0.696cm" svg:x="2.669cm" svg:y="3.486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7" draw:layer="layout" svg:width="0.496cm" svg:height="0.685cm" svg:x="3.695cm" svg:y="3.4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237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678cm" svg:y="3.7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83cm" svg:height="0.436cm" svg:x="5.541cm" svg:y="3.7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438cm" svg:height="0.454cm" svg:x="6.04cm" svg:y="3.7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221cm" svg:height="0.685cm" svg:x="6.538cm" svg:y="3.477cm" svg:viewBox="0 0 222 686" svg:d="M143 0l-143 11v32c69 0 78 6 78 53v514c0 44-11 44-78 44v32c34-3 85-3 110-3 24 0 74 0 112 3v-32c-67 0-79 0-79-44z">
            <text:p/>
          </draw:path>
          <draw:path draw:style-name="gr3" draw:text-style-name="P7" draw:layer="layout" svg:width="0.496cm" svg:height="0.447cm" svg:x="6.811cm" svg:y="3.724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7" draw:layer="layout" svg:width="0.77cm" svg:height="0.436cm" svg:x="7.358cm" svg:y="3.72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8.173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12cm" svg:height="0.66cm" svg:x="8.944cm" svg:y="3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9.217cm" svg:y="3.71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9.949cm" svg:y="3.50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09cm" svg:height="0.678cm" svg:x="10.433cm" svg:y="3.50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409cm" svg:height="0.678cm" svg:x="10.926cm" svg:y="3.50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532cm" svg:height="0.436cm" svg:x="11.403cm" svg:y="3.735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375cm" svg:height="0.454cm" svg:x="12.335cm" svg:y="3.7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12.772cm" svg:y="3.7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15cm" svg:height="0.295cm" svg:x="13.26cm" svg:y="4.055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19cm" svg:height="0.696cm" svg:x="13.809cm" svg:y="3.46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33cm" svg:height="0.436cm" svg:x="14.107cm" svg:y="3.7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14.492cm" svg:y="3.7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77cm" svg:height="0.436cm" svg:x="14.987cm" svg:y="3.72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16.202cm" svg:y="3.4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6.515cm" svg:y="3.48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6.898cm" svg:y="3.4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6cm" svg:height="0.436cm" svg:x="17.57cm" svg:y="3.735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7" draw:layer="layout" svg:width="0.382cm" svg:height="0.454cm" svg:x="18.265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2cm" svg:height="0.651cm" svg:x="19.029cm" svg:y="3.712cm" svg:viewBox="0 0 453 652" svg:d="M193 278c-88 0-88-99-88-121 0-27 3-58 16-83 9-13 31-40 72-40 85 0 85 98 85 121 0 27 0 58-16 83-9 13-31 40-69 40zM76 316c0-5 0-27 18-47 38 29 78 31 99 31 91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2cm" svg:height="0.454cm" svg:x="19.521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19.949cm" svg:y="3.5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115cm" svg:height="0.295cm" svg:x="20.4cm" svg:y="4.05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68" draw:id="id68">
          <svg:title>TexMaths</svg:title>
          <svg:desc>24§display§.\ .\ .\ .\ \ \text {(II)}§svg§600§FALSE§</svg:desc>
          <draw:polygon draw:style-name="gr2" draw:text-style-name="P6" draw:layer="layout" svg:width="3.466cm" svg:height="0.76cm" svg:x="11.208cm" svg:y="1.507cm" svg:viewBox="0 0 3467 761" draw:points="1732,761 0,761 0,0 3467,0 3467,761">
            <text:p/>
          </draw:polygon>
          <draw:path draw:style-name="gr3" draw:text-style-name="P7" draw:layer="layout" svg:width="0.091cm" svg:height="0.091cm" svg:x="11.239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1.753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27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785cm" svg:y="2.0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3.593cm" svg:y="1.4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3.862cm" svg:y="1.5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258cm" svg:height="0.577cm" svg:x="14.189cm" svg:y="1.52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14.519cm" svg:y="1.4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70" draw:id="id70">
          <svg:title>TexMaths</svg:title>
          <svg:desc>28§display§\frac{4}{3} \pi R^3 = 288 \pi§svg§600§FALSE§</svg:desc>
          <draw:polygon draw:style-name="gr2" draw:text-style-name="P6" draw:layer="layout" svg:width="5.651cm" svg:height="1.933cm" svg:x="20.976cm" svg:y="2.842cm" svg:viewBox="0 0 5652 1934" draw:points="2827,1934 0,1934 0,0 5652,0 5652,1934">
            <text:p/>
          </draw:polygon>
          <draw:path draw:style-name="gr3" draw:text-style-name="P7" draw:layer="layout" svg:width="0.438cm" svg:height="0.667cm" svg:x="20.954cm" svg:y="2.793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20.927cm" svg:y="3.86cm" svg:viewBox="0 0 495 43" draw:points="246,43 0,43 0,0 495,0 495,43">
            <text:p/>
          </draw:polygon>
          <draw:path draw:style-name="gr3" draw:text-style-name="P7" draw:layer="layout" svg:width="0.409cm" svg:height="0.678cm" svg:x="20.967cm" svg:y="4.14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532cm" svg:height="0.436cm" svg:x="21.563cm" svg:y="3.7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705cm" svg:height="0.696cm" svg:x="22.175cm" svg:y="3.454cm" svg:viewBox="0 0 706 697" svg:d="M329 67c7-22 9-33 29-36 9 0 41 0 59 0 71 0 181 0 181 97 0 33-16 103-56 141-24 25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4 3-9 5-16l65-262h116c90 0 108 56 108 90 0 16-7 47-14 69-6 27-15 63-15 83 0 108 119 108 132 108 83 0 119-101 119-114 0-12-11-12-14-12-9 0-9 7-11 14-25 74-67 89-90 89-33 0-40-22-40-60 0-31 7-81 9-112 2-14 5-34 5-47 0-76-65-105-92-117z">
            <text:p/>
          </draw:path>
          <draw:path draw:style-name="gr3" draw:text-style-name="P7" draw:layer="layout" svg:width="0.317cm" svg:height="0.472cm" svg:x="22.925cm" svg:y="3.26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11 61-29 81-23 27-41 29-77 31-17 0-17 0-22 3 0 0-7 0-7 9s7 9 18 9z">
            <text:p/>
          </draw:path>
          <draw:path draw:style-name="gr3" draw:text-style-name="P7" draw:layer="layout" svg:width="0.655cm" svg:height="0.232cm" svg:x="23.658cm" svg:y="3.76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93cm" svg:height="0.658cm" svg:x="24.691cm" svg:y="3.47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3 88-6 9-71 9-92 9z">
            <text:p/>
          </draw:path>
          <draw:path draw:style-name="gr3" draw:text-style-name="P7" draw:layer="layout" svg:width="0.409cm" svg:height="0.678cm" svg:x="25.175cm" svg:y="3.47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3" draw:text-style-name="P7" draw:layer="layout" svg:width="0.409cm" svg:height="0.678cm" svg:x="25.668cm" svg:y="3.47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9 18 74 47 74 108 0 73-74 125-155 125-85 0-157-60-157-143 0-59 32-121 117-166z">
            <text:p/>
          </draw:path>
          <draw:path draw:style-name="gr3" draw:text-style-name="P7" draw:layer="layout" svg:width="0.532cm" svg:height="0.436cm" svg:x="26.145cm" svg:y="3.7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72" draw:id="id72">
          <svg:title>TexMaths</svg:title>
          <svg:desc>28§display§R^3 = 216 \ \Rightarrow \ R = 6§svg§600§FALSE§</svg:desc>
          <draw:polygon draw:style-name="gr2" draw:text-style-name="P6" draw:layer="layout" svg:width="8.59cm" svg:height="0.788cm" svg:x="6.156cm" svg:y="4.675cm" svg:viewBox="0 0 8591 789" draw:points="4296,789 0,789 0,0 8591,0 8591,789">
            <text:p/>
          </draw:polygon>
          <draw:path draw:style-name="gr3" draw:text-style-name="P7" draw:layer="layout" svg:width="0.705cm" svg:height="0.694cm" svg:x="6.147cm" svg:y="4.818cm" svg:viewBox="0 0 706 695" svg:d="M329 67c7-22 9-33 29-36 9 0 41 0 59 0 71 0 181 0 181 96 0 34-16 103-56 141-25 25-76 56-166 56h-109zM473 338c98-23 217-90 217-190 0-85-90-148-220-148h-280c-20 0-29 0-29 20 0 11 9 11 27 11 2 0 20 0 38 3 18 0 27 2 27 15 0 2-2 7-4 18l-133 530c-8 38-11 45-89 45-18 0-27 0-27 20 0 11 11 11 13 11 30 0 97-2 126-2 27 0 96 2 125 2 7 0 18 0 18-20 0-11-6-11-27-11-35 0-65 0-65-18 0-5 3-9 5-16l65-261h116c90 0 108 56 108 89 0 16-7 47-14 69-6 27-15 63-15 83 0 107 118 107 132 107 83 0 119-100 119-114 0-11-12-11-14-11-9 0-9 7-11 14-25 73-67 89-90 89-33 0-40-22-40-60 0-32 7-81 9-112 2-14 5-34 5-47 0-76-65-105-92-116z">
            <text:p/>
          </draw:path>
          <draw:path draw:style-name="gr3" draw:text-style-name="P7" draw:layer="layout" svg:width="0.317cm" svg:height="0.471cm" svg:x="6.9cm" svg:y="4.626cm" svg:viewBox="0 0 318 472" svg:d="M152 228c54 0 92 38 92 112 0 85-49 109-89 109-27 0-90-6-119-46 33-3 40-25 40-39 0-22-16-38-38-38-18 0-38 12-38 38 0 68 72 108 157 108 96 0 161-63 161-132 0-54-42-107-119-125 72-25 99-79 99-119 0-56-63-96-141-96-76 0-135 38-135 92 0 24 14 38 36 38 20 0 36-16 36-36s-16-34-36-36c25-31 72-38 97-38 31 0 76 16 76 76 0 29-11 61-29 81-23 26-41 29-77 31-17 0-17 0-22 2 0 0-7 0-7 9s7 9 18 9z">
            <text:p/>
          </draw:path>
          <draw:path draw:style-name="gr3" draw:text-style-name="P7" draw:layer="layout" svg:width="0.655cm" svg:height="0.232cm" svg:x="7.632cm" svg:y="5.12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6cm" svg:x="8.665cm" svg:y="4.834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7" draw:layer="layout" svg:width="0.326cm" svg:height="0.656cm" svg:x="9.196cm" svg:y="4.834cm" svg:viewBox="0 0 327 657" svg:d="M204 25c0-23 0-25-25-25-60 63-148 63-179 63v31c20 0 78 0 130-27v512c0 36-2 47-92 47h-31v31c33-4 121-4 159-4 40 0 125 0 161 4v-31h-31c-90 0-92-11-92-47z">
            <text:p/>
          </draw:path>
          <draw:path draw:style-name="gr3" draw:text-style-name="P7" draw:layer="layout" svg:width="0.409cm" svg:height="0.677cm" svg:x="9.642cm" svg:y="4.834cm" svg:viewBox="0 0 410 678" svg:d="M90 333v-24c0-249 123-284 172-284 25 0 65 6 87 40-15 0-53 0-53 42 0 32 22 47 44 47 16 0 45-9 45-47 0-60-42-107-125-107-126 0-260 127-260 344 0 264 114 334 206 334 110 0 204-92 204-222 0-125-87-221-197-221-67 0-103 51-123 98zM206 651c-63 0-92-61-96-74-18-47-18-125-18-143 0-76 31-177 121-177 15 0 60 0 92 63 18 36 18 87 18 134s0 96-18 132c-29 60-77 65-99 65z">
            <text:p/>
          </draw:path>
          <draw:path draw:style-name="gr3" draw:text-style-name="P7" draw:layer="layout" svg:width="0.875cm" svg:height="0.542cm" svg:x="10.746cm" svg:y="4.973cm" svg:viewBox="0 0 876 543" svg:d="M663 195c40 35 90 62 123 76-36 15-83 42-123 76h-627c-18 0-36 0-36 20s18 20 34 20h584c-47 45-98 132-98 145 0 11 11 11 18 11 9 0 15 0 18-9 22-38 49-89 114-147 67-61 134-85 183-101 18-6 18-6 21-9 2 0 2-4 2-6 0-3 0-3 0-5l-5-2c-2-2-2-2-20-9-134-38-233-130-289-235-9-20-11-20-24-20-7 0-18 0-18 11 0 14 49 99 98 146h-584c-16 0-34 0-34 20 0 18 18 18 36 18z">
            <text:p/>
          </draw:path>
          <draw:path draw:style-name="gr3" draw:text-style-name="P7" draw:layer="layout" svg:width="0.705cm" svg:height="0.694cm" svg:x="12.318cm" svg:y="4.818cm" svg:viewBox="0 0 706 695" svg:d="M329 67c7-22 9-33 29-36 9 0 41 0 59 0 71 0 181 0 181 96 0 34-16 103-56 141-25 25-76 56-166 56h-109zM473 338c98-23 217-90 217-190 0-85-90-148-220-148h-280c-20 0-29 0-29 20 0 11 9 11 27 11 2 0 20 0 38 3 18 0 27 2 27 15 0 2-2 7-4 18l-133 530c-8 38-11 45-89 45-18 0-27 0-27 20 0 11 11 11 13 11 30 0 97-2 126-2 27 0 96 2 125 2 7 0 18 0 18-20 0-11-6-11-27-11-35 0-62 0-62-18 0-5 0-9 2-16l65-261h116c90 0 108 56 108 89 0 16-7 47-14 69-6 27-15 63-15 83 0 107 118 107 132 107 83 0 119-100 119-114 0-11-12-11-14-11-9 0-9 7-11 14-25 73-67 89-90 89-33 0-40-22-40-60 0-32 7-81 9-112 2-14 5-34 5-47 0-76-65-105-92-116z">
            <text:p/>
          </draw:path>
          <draw:path draw:style-name="gr3" draw:text-style-name="P7" draw:layer="layout" svg:width="0.655cm" svg:height="0.232cm" svg:x="13.362cm" svg:y="5.12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409cm" svg:height="0.677cm" svg:x="14.386cm" svg:y="4.834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</draw:g>
        <draw:g xml:id="id74" draw:id="id74">
          <svg:title>TexMaths</svg:title>
          <svg:desc>26§display§\frac{dR}{dt}  = \frac{1}{36}§svg§600§FALSE§</svg:desc>
          <draw:polygon draw:style-name="gr2" draw:text-style-name="P6" draw:layer="layout" svg:width="3.438cm" svg:height="1.808cm" svg:x="10.977cm" svg:y="5.859cm" svg:viewBox="0 0 3439 1809" draw:points="1721,1809 0,1809 0,0 3439,0 3439,1809">
            <text:p/>
          </draw:polygon>
          <draw:path draw:style-name="gr3" draw:text-style-name="P7" draw:layer="layout" svg:width="0.436cm" svg:height="0.646cm" svg:x="10.968cm" svg:y="5.813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0 0-10 4-13 17-16 60-33 114-70 114-25 0-27-23-27-42 0-22 2-29 6-43zM246 526c-5 17-5 19-19 36-40 49-77 64-102 64-46 0-60-50-60-85 0-46 29-160 52-202 27-54 68-87 106-87 60 0 72 75 72 81 0 4-2 10-4 14z">
            <text:p/>
          </draw:path>
          <draw:path draw:style-name="gr3" draw:text-style-name="P7" draw:layer="layout" svg:width="0.654cm" svg:height="0.646cm" svg:x="11.445cm" svg:y="5.823cm" svg:viewBox="0 0 655 647" svg:d="M306 62c6-20 8-31 27-33 8 0 37 0 54 0 67 0 169 0 169 90 0 31-15 95-52 131-23 22-71 52-154 52h-102zM439 314c92-21 202-83 202-177 0-79-83-137-204-137h-260c-19 0-27 0-27 19 0 10 8 10 25 10 2 0 19 0 35 2 17 0 25 2 25 15 0 2-2 6-4 16l-123 493c-8 36-10 42-83 42-17 0-25 0-25 19 0 10 10 10 12 10 28 0 90-2 117-2 25 0 89 2 117 2 6 0 16 0 16-19 0-10-6-10-25-10-33 0-58 0-58-17 0-4 0-8 2-14l60-244h109c83 0 99 52 99 84 0 14-6 43-12 64-6 25-15 58-15 77 0 100 111 100 123 100 77 0 110-94 110-106 0-11-10-11-12-11-8 0-8 7-10 13-23 68-63 83-84 83-31 0-37-21-37-56 0-29 6-75 8-104 2-13 4-31 4-44 0-71-60-98-85-108z">
            <text:p/>
          </draw:path>
          <draw:polygon draw:style-name="gr3" draw:text-style-name="P7" draw:layer="layout" svg:width="1.179cm" svg:height="0.039cm" svg:x="10.931cm" svg:y="6.818cm" svg:viewBox="0 0 1180 40" draw:points="589,40 0,40 0,0 1180,0 1180,40">
            <text:p/>
          </draw:polygon>
          <draw:path draw:style-name="gr3" draw:text-style-name="P7" draw:layer="layout" svg:width="0.436cm" svg:height="0.646cm" svg:x="11.154cm" svg:y="7.059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0 0-10 4-13 17-16 60-33 114-70 114-25 0-27-23-27-42 0-22 2-29 6-43zM246 526c-5 17-5 19-19 36-40 49-77 64-102 64-46 0-60-50-60-85 0-46 29-160 52-202 27-54 68-87 106-87 60 0 72 75 72 81 0 4-2 10-4 14z">
            <text:p/>
          </draw:path>
          <draw:path draw:style-name="gr3" draw:text-style-name="P7" draw:layer="layout" svg:width="0.282cm" svg:height="0.583cm" svg:x="11.613cm" svg:y="7.119cm" svg:viewBox="0 0 283 584" svg:d="M169 208h87c17 0 27 0 27-19 0-10-10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9cm" svg:height="0.215cm" svg:x="12.523cm" svg:y="6.73cm" svg:viewBox="0 0 610 216" svg:d="M578 37c15 0 32 0 32-18 0-19-17-19-29-19h-550c-14 0-31 0-31 19 0 18 17 18 31 18zM581 216c12 0 29 0 29-18 0-19-17-19-32-19h-547c-14 0-31 0-31 19 0 18 17 18 31 18z">
            <text:p/>
          </draw:path>
          <draw:path draw:style-name="gr3" draw:text-style-name="P7" draw:layer="layout" svg:width="0.303cm" svg:height="0.61cm" svg:x="13.857cm" svg:y="5.83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15cm" svg:height="0.039cm" svg:x="13.546cm" svg:y="6.818cm" svg:viewBox="0 0 916 40" draw:points="458,40 0,40 0,0 916,0 916,40">
            <text:p/>
          </draw:polygon>
          <draw:path draw:style-name="gr3" draw:text-style-name="P7" draw:layer="layout" svg:width="0.38cm" svg:height="0.629cm" svg:x="13.584cm" svg:y="7.084cm" svg:viewBox="0 0 381 630" svg:d="M229 287c75-23 127-87 127-160 0-75-81-127-169-127-93 0-162 54-162 125 0 29 21 48 46 48 29 0 48-21 48-48 0-46-44-46-57-46 27-44 88-56 121-56 38 0 90 21 90 102 0 12-3 64-27 106-28 44-59 46-82 48-6 0-29 2-35 2-8 0-15 2-15 10 0 11 7 11 23 11h40c75 0 110 62 110 151 0 125-64 152-104 152-39 0-108-16-141-70 33 6 60-15 60-50 0-34-23-52-50-52-23 0-52 14-52 54 0 83 85 143 185 143 113 0 196-83 196-177 0-74-58-145-152-166z">
            <text:p/>
          </draw:path>
          <draw:path draw:style-name="gr3" draw:text-style-name="P7" draw:layer="layout" svg:width="0.38cm" svg:height="0.629cm" svg:x="14.042cm" svg:y="7.084cm" svg:viewBox="0 0 381 630" svg:d="M83 310v-23c0-231 115-264 160-264 23 0 61 6 82 37-15 0-50 0-50 40 0 29 20 44 41 44 15 0 42-9 42-44 0-56-40-100-117-100-116 0-241 119-241 320 0 246 106 310 191 310 102 0 190-85 190-206 0-116-81-206-183-206-63 0-96 48-115 92zM191 605c-56 0-85-56-89-68-17-44-17-117-17-134 0-70 29-164 113-164 14 0 56 0 85 58 17 34 17 82 17 125 0 44 0 90-17 123-27 56-71 60-92 60z">
            <text:p/>
          </draw:path>
        </draw:g>
        <draw:g xml:id="id77" draw:id="id77">
          <svg:title>TexMaths</svg:title>
          <svg:desc>26§display§\text {Now, } S = 4 \pi R^2§svg§600§FALSE§</svg:desc>
          <draw:polygon draw:style-name="gr2" draw:text-style-name="P6" draw:layer="layout" svg:width="6.109cm" svg:height="0.887cm" svg:x="3.038cm" svg:y="10.597cm" svg:viewBox="0 0 6110 888" draw:points="3055,888 0,888 0,0 6110,0 6110,888">
            <text:p/>
          </draw:polygon>
          <draw:path draw:style-name="gr3" draw:text-style-name="P7" draw:layer="layout" svg:width="0.625cm" svg:height="0.625cm" svg:x="3.021cm" svg:y="10.73cm" svg:viewBox="0 0 626 626" svg:d="M183 12c-8-12-10-12-27-12h-156v29h27c13 0 31 0 46 2 21 2 21 2 21 21v479c0 25 0 66-94 66v29c31 0 77-2 108-2 29 0 75 2 106 2v-29c-93 0-93-41-93-66v-477c4 4 4 4 8 11l374 549c9 12 9 12 15 12 14 0 14-6 14-23v-507c0-25 0-67 94-67v-29c-31 0-77 2-108 2-29 0-75-2-106-2v29c93 0 93 42 93 67v393z">
            <text:p/>
          </draw:path>
          <draw:path draw:style-name="gr3" draw:text-style-name="P7" draw:layer="layout" svg:width="0.407cm" svg:height="0.421cm" svg:x="3.703cm" svg:y="10.94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4.125cm" svg:y="10.959cm" svg:viewBox="0 0 628 406" svg:d="M551 87c17-45 46-58 77-58v-29c-21 2-48 2-67 2-27 0-68-2-85-2v29c33 0 52 17 52 44 0 6 0 6-4 19l-83 235-92-256c-2-11-4-13-4-17 0-25 36-25 54-25v-29c-27 0-73 2-95 2-27 0-54 0-81-2v29c33 0 47 2 58 13 4 6 14 33 21 52l-79 220-88-243c-4-13-4-15-4-17 0-25 35-25 54-25v-29c-27 0-79 2-100 2-4 0-52 0-85-2v29c46 0 56 2 69 31l114 325c4 14 8 21 19 21 12 0 14-4 18-19l94-260 94 262c2 10 6 17 18 17 11 0 15-9 17-17z">
            <text:p/>
          </draw:path>
          <draw:path draw:style-name="gr3" draw:text-style-name="P7" draw:layer="layout" svg:width="0.107cm" svg:height="0.274cm" svg:x="4.847cm" svg:y="11.256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544cm" svg:height="0.665cm" svg:x="5.375cm" svg:y="10.709cm" svg:viewBox="0 0 545 666" svg:d="M545 8c0-2-2-8-11-8-6 0-6 0-16 15l-44 52c-25-44-73-67-131-67-118 0-227 106-227 216 0 75 48 117 94 131l100 25c33 9 83 23 83 98 0 81-75 169-164 169-58 0-160-21-160-135 0-21 4-44 4-48 2-4 2-7 2-7 0-10-6-10-11-10-4 0-6 0-10 2-2 4-54 214-54 216 0 7 4 9 10 9 5 0 7 0 17-13l44-52c39 52 102 65 156 65 124 0 233-121 233-235 0-63-32-94-46-106-21-23-33-25-117-46-18-6-52-17-60-17-25-8-56-35-56-85 0-73 73-152 160-152 77 0 133 40 133 144 0 29-4 45-4 49 0 3 0 11 10 11 11 0 11-4 15-19z">
            <text:p/>
          </draw:path>
          <draw:path draw:style-name="gr3" draw:text-style-name="P7" draw:layer="layout" svg:width="0.608cm" svg:height="0.215cm" svg:x="6.244cm" svg:y="11.0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7.182cm" svg:y="10.73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494cm" svg:height="0.405cm" svg:x="7.64cm" svg:y="10.959cm" svg:viewBox="0 0 495 406" svg:d="M218 54h104c-31 135-39 175-39 237 0 13 0 38 8 69 8 42 19 46 33 46 19 0 38-17 38-36 0-4 0-6-6-18-27-67-27-127-27-152 0-50 8-98 16-146h106c11 0 44 0 44-31 0-23-19-23-35-23h-308c-21 0-56 0-96 44-33 35-56 77-56 81 0 2 0 10 10 10 9 0 11-4 15-10 46-71 100-71 116-71h54c-31 110-79 221-118 306-6 12-6 15-6 21 0 18 14 25 25 25 29 0 35-25 45-61 15-41 15-43 25-89z">
            <text:p/>
          </draw:path>
          <draw:path draw:style-name="gr3" draw:text-style-name="P7" draw:layer="layout" svg:width="0.654cm" svg:height="0.646cm" svg:x="8.205cm" svg:y="10.73cm" svg:viewBox="0 0 655 647" svg:d="M306 62c6-20 8-31 27-33 8 0 37 0 54 0 66 0 168 0 168 90 0 31-14 95-52 131-23 23-70 52-154 52h-102zM439 314c91-21 201-83 201-177 0-79-83-137-203-137h-260c-19 0-27 0-27 19 0 10 8 10 25 10 2 0 18 0 35 2 17 0 25 2 25 15 0 2-2 6-4 16l-123 494c-8 35-10 41-83 41-17 0-25 0-25 19 0 10 10 10 12 10 28 0 90-2 117-2 25 0 89 2 116 2 7 0 19 0 19-18 0-11-8-11-27-11-33 0-58 0-58-16 0-5 0-9 2-15l60-243h108c84 0 100 52 100 83 0 14-6 43-12 64-7 25-15 58-15 77 0 100 110 100 123 100 77 0 110-94 110-106 0-10-10-10-12-10-9 0-9 6-11 12-23 69-62 83-83 83-31 0-37-21-37-56 0-29 6-75 8-104 2-12 4-31 4-44 0-70-60-97-85-108z">
            <text:p/>
          </draw:path>
          <draw:path draw:style-name="gr3" draw:text-style-name="P7" draw:layer="layout" svg:width="0.284cm" svg:height="0.426cm" svg:x="8.908cm" svg:y="10.5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78" draw:id="id78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3.023cm" svg:y="12.013cm" svg:viewBox="0 0 5737 607" draw:points="2867,607 0,607 0,0 5737,0 5737,607">
            <text:p/>
          </draw:polygon>
          <draw:path draw:style-name="gr3" draw:text-style-name="P7" draw:layer="layout" svg:width="0.662cm" svg:height="0.673cm" svg:x="3.007cm" svg:y="11.98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3.757cm" svg:y="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024cm" svg:y="11.96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658cm" svg:y="12.55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202cm" svg:y="12.22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989cm" svg:y="12.55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535cm" svg:y="12.22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008cm" svg:y="12.5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548cm" svg:y="12.042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964cm" svg:y="12.5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504cm" svg:y="12.04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79" draw:id="id79">
          <svg:title>TexMaths</svg:title>
          <svg:desc>26§display§\frac{dS}{dt} = 4 \pi \frac{d}{dt}(R^2) = 8 \pi R \frac{dR}{dt}§svg§600§FALSE§</svg:desc>
          <draw:polygon draw:style-name="gr2" draw:text-style-name="P6" draw:layer="layout" svg:width="10.399cm" svg:height="1.808cm" svg:x="2.848cm" svg:y="13.145cm" svg:viewBox="0 0 10400 1809" draw:points="5200,1809 0,1809 0,0 10400,0 10400,1809">
            <text:p/>
          </draw:polygon>
          <draw:path draw:style-name="gr3" draw:text-style-name="P7" draw:layer="layout" svg:width="0.436cm" svg:height="0.646cm" svg:x="2.839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544cm" svg:height="0.665cm" svg:x="3.326cm" svg:y="13.099cm" svg:viewBox="0 0 545 666" svg:d="M545 8c0-2-2-8-10-8-7 0-7 0-17 15l-44 52c-25-44-73-67-133-67-116 0-225 106-225 216 0 75 48 117 94 131l100 25c33 9 83 23 83 98 0 81-75 169-164 169-58 0-160-21-160-136 0-20 4-43 4-48 2-4 2-6 2-6 0-10-6-10-11-10-4 0-6 0-10 2-2 4-54 214-54 216 0 6 4 9 10 9 5 0 5 0 17-13l44-52c39 52 102 65 156 65 125 0 233-121 233-235 0-63-32-94-46-107-21-22-33-24-117-45-18-7-52-17-60-17-25-8-56-35-56-85 0-73 73-152 160-152 77 0 133 39 133 143 0 30-4 46-4 50 0 2 0 11 10 11 11 0 11-4 15-19z">
            <text:p/>
          </draw:path>
          <draw:polygon draw:style-name="gr3" draw:text-style-name="P7" draw:layer="layout" svg:width="1.089cm" svg:height="0.039cm" svg:x="2.802cm" svg:y="14.114cm" svg:viewBox="0 0 1090 40" draw:points="545,40 0,40 0,0 1090,0 1090,40">
            <text:p/>
          </draw:polygon>
          <draw:path draw:style-name="gr3" draw:text-style-name="P7" draw:layer="layout" svg:width="0.436cm" svg:height="0.646cm" svg:x="2.981cm" svg:y="14.35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3.441cm" svg:y="14.416cm" svg:viewBox="0 0 283 584" svg:d="M168 208h88c16 0 27 0 27-19 0-10-11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4.306cm" svg:y="14.0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5.244cm" svg:y="13.74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94cm" svg:height="0.405cm" svg:x="5.7cm" svg:y="13.968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ath draw:style-name="gr3" draw:text-style-name="P7" draw:layer="layout" svg:width="0.436cm" svg:height="0.646cm" svg:x="6.54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7" draw:layer="layout" svg:width="0.806cm" svg:height="0.039cm" svg:x="6.338cm" svg:y="14.114cm" svg:viewBox="0 0 807 40" draw:points="404,40 0,40 0,0 807,0 807,40">
            <text:p/>
          </draw:polygon>
          <draw:path draw:style-name="gr3" draw:text-style-name="P7" draw:layer="layout" svg:width="0.436cm" svg:height="0.646cm" svg:x="6.376cm" svg:y="14.353cm" svg:viewBox="0 0 437 647" svg:d="M437 10c0-2 0-10-13-10-12 0-100 8-116 10-6 0-13 5-13 17 0 13 9 13 23 13 44 0 46 6 46 14l-2 19-56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6.835cm" svg:y="14.416cm" svg:viewBox="0 0 283 584" svg:d="M168 208h88c16 0 27 0 27-19 0-10-11-10-27-10h-79c31-131 37-148 37-154 0-17-12-25-27-25-2 0-29 0-37 33l-36 146h-87c-19 0-27 0-27 17 0 12 8 12 25 12h81c-64 260-69 275-69 291 0 50 36 85 84 85 95 0 147-135 147-141 0-8-8-8-12-8-6 0-8 2-13 12-39 96-89 117-120 117-19 0-27-13-27-42 0-23 0-29 4-44z">
            <text:p/>
          </draw:path>
          <draw:path draw:style-name="gr3" draw:text-style-name="P7" draw:layer="layout" svg:width="0.213cm" svg:height="0.914cm" svg:x="7.345cm" svg:y="13.67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654cm" svg:height="0.646cm" svg:x="7.647cm" svg:y="13.738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8 0 90-2 117-2 25 0 89 2 116 2 7 0 17 0 17-19 0-10-6-10-25-10-33 0-58 0-58-17 0-4 0-8 2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ath draw:style-name="gr3" draw:text-style-name="P7" draw:layer="layout" svg:width="0.284cm" svg:height="0.425cm" svg:x="8.352cm" svg:y="13.5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13cm" svg:height="0.914cm" svg:x="8.772cm" svg:y="13.67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9.381cm" svg:y="14.0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0.332cm" svg:y="13.752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494cm" svg:height="0.405cm" svg:x="10.777cm" svg:y="13.968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ath draw:style-name="gr3" draw:text-style-name="P7" draw:layer="layout" svg:width="0.654cm" svg:height="0.646cm" svg:x="11.343cm" svg:y="13.738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60 0-60-17 0-4 2-8 4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ath draw:style-name="gr3" draw:text-style-name="P7" draw:layer="layout" svg:width="0.436cm" svg:height="0.646cm" svg:x="12.152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654cm" svg:height="0.646cm" svg:x="12.628cm" svg:y="13.12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6-10-25-10-33 0-58 0-58-17 0-4 0-8 2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olygon draw:style-name="gr3" draw:text-style-name="P7" draw:layer="layout" svg:width="1.178cm" svg:height="0.039cm" svg:x="12.117cm" svg:y="14.114cm" svg:viewBox="0 0 1179 40" draw:points="589,40 0,40 0,0 1179,0 1179,40">
            <text:p/>
          </draw:polygon>
          <draw:path draw:style-name="gr3" draw:text-style-name="P7" draw:layer="layout" svg:width="0.436cm" svg:height="0.646cm" svg:x="12.337cm" svg:y="14.35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282cm" svg:height="0.583cm" svg:x="12.797cm" svg:y="14.416cm" svg:viewBox="0 0 283 584" svg:d="M168 208h88c16 0 27 0 27-19 0-10-11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</draw:g>
        <draw:g xml:id="id71" draw:id="id71">
          <svg:title>TexMaths</svg:title>
          <svg:desc>28§display§\text {We get }§svg§600§FALSE§</svg:desc>
          <draw:polygon draw:style-name="gr2" draw:text-style-name="P6" draw:layer="layout" svg:width="2.852cm" svg:height="0.777cm" svg:x="2.778cm" svg:y="4.776cm" svg:viewBox="0 0 2853 778" draw:points="1427,778 0,778 0,0 2853,0 2853,778">
            <text:p/>
          </draw:polygon>
          <draw:path draw:style-name="gr3" draw:text-style-name="P7" draw:layer="layout" svg:width="0.976cm" svg:height="0.696cm" svg:x="2.747cm" svg:y="4.727cm" svg:viewBox="0 0 977 697" svg:d="M878 96c18-56 60-65 99-65v-31c-30 2-59 2-90 2-27 0-92-2-117-2v31c65 0 86 34 86 52 0 7-3 13-5 20l-148 455-157-484c-2-2-4-9-4-13 0-30 58-30 83-30v-31c-36 2-103 2-139 2-38 0-81-2-121-2v31c56 0 76 0 90 36l20 68-137 423-159-484c0-4-2-11-2-13 0-30 58-30 83-30v-31c-36 2-103 2-139 2-38 0-81-2-121-2v31c74 0 78 5 90 41l197 605c2 9 6 20 20 20 13 0 16-6 18-20l163-502 164 502c2 9 6 20 18 20 15 0 15-6 20-20z">
            <text:p/>
          </draw:path>
          <draw:path draw:style-name="gr3" draw:text-style-name="P7" draw:layer="layout" svg:width="0.382cm" svg:height="0.454cm" svg:x="3.685cm" svg:y="4.95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51cm" svg:height="0.652cm" svg:x="4.451cm" svg:y="4.953cm" svg:viewBox="0 0 452 653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6 219 126 117 0 220-52 220-128 0-36-16-85-65-115-54-27-110-27-170-27-25 0-67 0-74 0-31-4-54-35-54-67zM219 628c-100 0-167-49-167-101 0-47 38-83 80-85h58c85 0 197 0 197 85 0 52-71 101-168 101z">
            <text:p/>
          </draw:path>
          <draw:path draw:style-name="gr3" draw:text-style-name="P7" draw:layer="layout" svg:width="0.382cm" svg:height="0.454cm" svg:x="4.944cm" svg:y="4.95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5.372cm" svg:y="4.794cm" svg:viewBox="0 0 309 619" svg:d="M152 213h141v-31h-141v-182h-24c0 81-32 186-128 191v22h85v271c0 124 92 135 128 135 69 0 96-70 96-135v-56h-25v56c0 72-29 110-65 110-67 0-67-89-67-107z">
            <text:p/>
          </draw:path>
        </draw:g>
        <draw:g xml:id="id73" draw:id="id73">
          <svg:title>TexMaths</svg:title>
          <svg:desc>28§display§\text {From (II) we get, }§svg§600§FALSE§</svg:desc>
          <draw:polygon draw:style-name="gr2" draw:text-style-name="P6" draw:layer="layout" svg:width="7.281cm" svg:height="0.886cm" svg:x="2.866cm" svg:y="6.277cm" svg:viewBox="0 0 7282 887" draw:points="3640,887 0,887 0,0 7282,0 7282,887">
            <text:p/>
          </draw:polygon>
          <draw:path draw:style-name="gr3" draw:text-style-name="P7" draw:layer="layout" svg:width="0.568cm" svg:height="0.671cm" svg:x="2.848cm" svg:y="6.29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7" draw:layer="layout" svg:width="0.333cm" svg:height="0.436cm" svg:x="3.404cm" svg:y="6.5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3.791cm" svg:y="6.5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77cm" svg:height="0.436cm" svg:x="4.286cm" svg:y="6.53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5.5cm" svg:y="6.2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5.814cm" svg:y="6.29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301cm" svg:height="0.674cm" svg:x="6.194cm" svg:y="6.29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7" draw:layer="layout" svg:width="0.23cm" svg:height="0.985cm" svg:x="6.58cm" svg:y="6.2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7.252cm" svg:y="6.54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7" draw:layer="layout" svg:width="0.382cm" svg:height="0.454cm" svg:x="7.944cm" svg:y="6.52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8.71cm" svg:y="6.51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2cm" svg:height="0.454cm" svg:x="9.203cm" svg:y="6.52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9.631cm" svg:y="6.3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10.079cm" svg:y="6.86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5" draw:id="id75">
          <svg:title>TexMaths</svg:title>
          <svg:desc>28§display§\text {So, the radius of the spherical ball is increasing at the}§svg§600§FALSE§</svg:desc>
          <draw:polygon draw:style-name="gr2" draw:text-style-name="P6" draw:layer="layout" svg:width="23.168cm" svg:height="0.8cm" svg:x="2.85cm" svg:y="8.077cm" svg:viewBox="0 0 23169 801" draw:points="11583,801 0,801 0,0 23169,0 23169,801">
            <text:p/>
          </draw:polygon>
          <draw:path draw:style-name="gr3" draw:text-style-name="P7" draw:layer="layout" svg:width="0.438cm" svg:height="0.717cm" svg:x="2.857cm" svg:y="8.028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7" draw:layer="layout" svg:width="0.438cm" svg:height="0.454cm" svg:x="3.374cm" svg:y="8.28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115cm" svg:height="0.295cm" svg:x="3.925cm" svg:y="8.618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7" draw:layer="layout" svg:width="0.31cm" svg:height="0.618cm" svg:x="4.461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4.855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5.397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6.163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6.562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7cm" svg:height="0.697cm" svg:x="7.048cm" svg:y="8.03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7" draw:layer="layout" svg:width="0.212cm" svg:height="0.661cm" svg:x="7.592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48cm" svg:x="7.865cm" svg:y="8.28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324cm" svg:height="0.454cm" svg:x="8.412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9.124cm" svg:y="8.28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9.622cm" svg:y="8.028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10.235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10.632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1.174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24cm" svg:height="0.454cm" svg:x="11.945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87cm" svg:height="0.627cm" svg:x="12.328cm" svg:y="8.2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7" draw:layer="layout" svg:width="0.496cm" svg:height="0.686cm" svg:x="12.879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3.421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13.858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14.25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75cm" svg:height="0.454cm" svg:x="14.523cm" svg:y="8.282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45cm" svg:height="0.454cm" svg:x="14.969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15.452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87cm" svg:height="0.697cm" svg:x="16.048cm" svg:y="8.03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445cm" svg:height="0.454cm" svg:x="16.608cm" svg:y="8.282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7" draw:layer="layout" svg:width="0.221cm" svg:height="0.686cm" svg:x="17.092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17.365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12cm" svg:height="0.661cm" svg:x="17.966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24cm" svg:height="0.454cm" svg:x="18.239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956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9.229cm" svg:y="8.28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19.778cm" svg:y="8.282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333cm" svg:height="0.437cm" svg:x="20.208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20.593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21.046cm" svg:y="8.282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7" draw:layer="layout" svg:width="0.324cm" svg:height="0.454cm" svg:x="21.527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21.917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22.188cm" svg:y="8.28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22.733cm" svg:y="8.277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45cm" svg:height="0.454cm" svg:x="23.566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4.034cm" svg:y="8.118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1cm" svg:height="0.618cm" svg:x="24.746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25.141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5.685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76" draw:id="id76">
          <svg:title>TexMaths</svg:title>
          <svg:desc>28§display§\text {rate of 1/36 cc/sec.}§svg§600§FALSE§</svg:desc>
          <draw:polygon draw:style-name="gr2" draw:text-style-name="P6" draw:layer="layout" svg:width="8.165cm" svg:height="0.886cm" svg:x="2.872cm" svg:y="9.277cm" svg:viewBox="0 0 8166 887" draw:points="4082,887 0,887 0,0 8166,0 8166,887">
            <text:p/>
          </draw:polygon>
          <draw:path draw:style-name="gr3" draw:text-style-name="P7" draw:layer="layout" svg:width="0.333cm" svg:height="0.436cm" svg:x="2.85cm" svg:y="9.5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3.251cm" svg:y="9.526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7-114 127-49 0-90-35-90-85 0-53 43-136 204-141z">
            <text:p/>
          </draw:path>
          <draw:path draw:style-name="gr3" draw:text-style-name="P7" draw:layer="layout" svg:width="0.31cm" svg:height="0.617cm" svg:x="3.719cm" svg:y="9.36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7" draw:layer="layout" svg:width="0.382cm" svg:height="0.454cm" svg:x="4.111cm" svg:y="9.52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4.878cm" svg:y="9.5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5.373cm" svg:y="9.273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26cm" svg:height="0.658cm" svg:x="6.058cm" svg:y="9.3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82cm" svg:height="0.985cm" svg:x="6.518cm" svg:y="9.228cm" svg:viewBox="0 0 383 986" svg:d="M379 38c4-13 4-16 4-18 0-11-9-20-20-20-13 0-18 9-20 20l-339 930c-4 11-4 16-4 18 0 9 9 18 20 18 14 0 18-9 20-18z">
            <text:p/>
          </draw:path>
          <draw:path draw:style-name="gr3" draw:text-style-name="P7" draw:layer="layout" svg:width="0.409cm" svg:height="0.678cm" svg:x="6.995cm" svg:y="9.31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409cm" svg:height="0.678cm" svg:x="7.488cm" svg:y="9.311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7" draw:layer="layout" svg:width="0.375cm" svg:height="0.454cm" svg:x="8.301cm" svg:y="9.52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8.738cm" svg:y="9.5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985cm" svg:x="9.197cm" svg:y="9.228cm" svg:viewBox="0 0 383 986" svg:d="M379 38c4-13 4-16 4-18 0-11-9-20-20-20-13 0-18 9-20 20l-339 930c-4 11-4 16-4 18 0 9 9 18 20 18 14 0 18-9 20-18z">
            <text:p/>
          </draw:path>
          <draw:path draw:style-name="gr3" draw:text-style-name="P7" draw:layer="layout" svg:width="0.324cm" svg:height="0.454cm" svg:x="9.665cm" svg:y="9.526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10.048cm" svg:y="9.52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0.492cm" svg:y="9.5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07cm" svg:height="0.107cm" svg:x="10.98cm" svg:y="9.86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width*0.05;width" smil:keyTimes="0;1"/>
                  <anim:animate smil:dur="0.5s" smil:fill="hold" smil:targetElement="id71" smil:attributeName="height" smil:values="height;height" smil:keyTimes="0;1"/>
                  <anim:animate smil:dur="0.5s" smil:fill="hold" smil:targetElement="id71" smil:attributeName="x" smil:values="x-.2;x" smil:keyTimes="0;1"/>
                  <anim:animate smil:dur="0.5s" smil:fill="hold" smil:targetElement="id71" smil:attributeName="y" smil:values="y;y" smil:keyTimes="0;1"/>
                  <anim:transitionFilter smil:dur="0.5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draw:frame presentation:style-name="pr13" draw:text-style-name="P15" draw:layer="layout" svg:width="26.4cm" svg:height="15.241cm" svg:x="0.8cm" svg:y="0.628cm" presentation:class="title" presentation:user-transformed="true">
          <draw:text-box>
            <text:p xml:id="id83" text:id="id83" text:style-name="P4"><text:span text:style-name="T23"><text:s text:c="3"/></text:span><text:span text:style-name="T23"><text:tab/></text:span><text:span text:style-name="T8"><text:line-break/></text:span><text:span text:style-name="T8"><text:line-break/></text:span><text:span text:style-name="T8"><text:line-break/></text:span><text:span text:style-name="T23"> <text:s text:c="3"/></text:span><text:span text:style-name="T6"><text:line-break/></text:span><text:span text:style-name="T5"> <text:s text:c="23"/></text:span><text:span text:style-name="T4"><text:line-break/></text:span><text:span text:style-name="T23"> <text:s text:c="2"/></text:span><text:span text:style-name="T23">(3) </text:span><text:span text:style-name="T24">Water is being poured at the rate of <text:s text:c="19"/>in to a</text:span><text:span text:style-name="T24"><text:line-break/></text:span><text:span text:style-name="T24"> <text:s text:c="8"/>cylindrical vessel of base radius 3 meters. Find the rate at</text:span><text:span text:style-name="T24"><text:line-break/></text:span><text:span text:style-name="T24"> <text:s text:c="8"/>which water level is rising.</text:span><text:span text:style-name="T24"><text:line-break/></text:span><text:span text:style-name="T24"><text:tab/></text:span><text:span text:style-name="T25">Solution :</text:span><text:span text:style-name="T24"> </text:span><text:span text:style-name="T24"><text:line-break/></text:span><text:span text:style-name="T24"/></text:p>
          </draw:text-box>
        </draw:frame>
        <draw:g xml:id="id81" draw:id="id81">
          <svg:title>TexMaths</svg:title>
          <svg:desc>26§display§\left[ \frac{dS}{dt} \right]_{ R = 6 } = 8 \pi (6) \frac{1}{36} = \frac{4 \pi}{3}§svg§600§FALSE§</svg:desc>
          <draw:polygon draw:style-name="gr2" draw:text-style-name="P6" draw:layer="layout" svg:width="10.577cm" svg:height="2.16cm" svg:x="2.155cm" svg:y="1.861cm" svg:viewBox="0 0 10578 2161" draw:points="5288,2161 0,2161 0,0 10578,0 10578,2161">
            <text:p/>
          </draw:polygon>
          <draw:polygon draw:style-name="gr3" draw:text-style-name="P7" draw:layer="layout" svg:width="0.242cm" svg:height="2.193cm" svg:x="2.338cm" svg:y="1.815cm" svg:viewBox="0 0 243 2194" draw:points="0,2194 243,2194 243,2144 50,2144 50,50 243,50 243,0 0,0">
            <text:p/>
          </draw:polygon>
          <draw:path draw:style-name="gr3" draw:text-style-name="P7" draw:layer="layout" svg:width="0.436cm" svg:height="0.646cm" svg:x="2.737cm" svg:y="1.888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544cm" svg:height="0.664cm" svg:x="3.224cm" svg:y="1.877cm" svg:viewBox="0 0 545 665" svg:d="M545 8c0-2-2-8-10-8-7 0-7 0-17 15l-44 52c-25-44-73-67-133-67-116 0-225 106-225 216 0 75 48 117 94 131l100 25c33 9 83 23 83 98 0 81-75 168-164 168-58 0-160-20-160-135 0-21 4-43 4-48 2-4 2-6 2-6 0-10-6-10-11-10-4 0-6 0-10 2-2 4-54 214-54 216 0 6 4 8 10 8 5 0 5 0 17-12l44-52c39 52 102 64 156 64 125 0 233-120 233-235 0-62-31-93-46-106-21-22-33-25-117-45-18-7-52-17-60-17-25-8-56-35-56-85 0-73 73-152 160-152 77 0 133 39 133 143 0 30-4 46-4 50 0 2 0 11 11 11 10 0 10-4 14-19z">
            <text:p/>
          </draw:path>
          <draw:polygon draw:style-name="gr3" draw:text-style-name="P7" draw:layer="layout" svg:width="1.089cm" svg:height="0.039cm" svg:x="2.702cm" svg:y="2.892cm" svg:viewBox="0 0 1090 40" draw:points="545,40 0,40 0,0 1090,0 1090,40">
            <text:p/>
          </draw:polygon>
          <draw:path draw:style-name="gr3" draw:text-style-name="P7" draw:layer="layout" svg:width="0.436cm" svg:height="0.646cm" svg:x="2.879cm" svg:y="3.131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3.339cm" svg:y="3.194cm" svg:viewBox="0 0 283 584" svg:d="M169 208h87c17 0 27 0 27-19 0-10-10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olygon draw:style-name="gr3" draw:text-style-name="P7" draw:layer="layout" svg:width="0.242cm" svg:height="2.193cm" svg:x="3.913cm" svg:y="1.815cm" svg:viewBox="0 0 243 2194" draw:points="191,2144 0,2144 0,2194 243,2194 243,0 0,0 0,50 191,50">
            <text:p/>
          </draw:polygon>
          <draw:path draw:style-name="gr3" draw:text-style-name="P7" draw:layer="layout" svg:width="0.498cm" svg:height="0.45cm" svg:x="4.427cm" svg:y="3.616cm" svg:viewBox="0 0 499 451" svg:d="M221 46c4-19 4-21 18-23h42c60 0 133 0 133 66 0 27-13 67-42 90-27 21-66 31-110 31h-83zM337 220c75-18 144-64 144-120s-67-100-159-100h-197c-13 0-21 0-21 15 0 8 8 8 21 8 0 0 12 0 25 2 12 0 14 2 14 8 0 2 0 4-2 15l-87 341c-4 21-6 27-56 27-11 0-19 0-19 12 0 7 4 11 10 11 13 0 27-2 40-2 12 0 31 0 44 0 12 0 27 0 39 0 15 0 29 2 44 2 2 0 12 0 12-13 0-10-6-10-20-10-11 0-13 0-25-2-13-2-13-2-13-9 0-2 0-6 2-14l40-162h87c56 0 79 27 79 56 0 10-4 31-8 46-9 29-11 39-11 50 0 52 48 70 94 70 60 0 85-62 85-75 0-2 0-8-10-8-8 0-11 4-13 10-8 30-31 57-58 57-17 0-29-9-29-44 0-15 4-48 6-67 2-16 2-22 2-29 0-8 0-29-16-48-13-14-32-22-44-27z">
            <text:p/>
          </draw:path>
          <draw:path draw:style-name="gr3" draw:text-style-name="P7" draw:layer="layout" svg:width="0.471cm" svg:height="0.174cm" svg:x="4.98cm" svg:y="3.80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7" draw:layer="layout" svg:width="0.294cm" svg:height="0.438cm" svg:x="5.531cm" svg:y="3.628cm" svg:viewBox="0 0 295 439" svg:d="M62 216c0-52 5-100 30-139 20-35 56-58 97-58 19 0 44 4 59 23-17 0-32 12-32 31 0 14 13 29 32 29 18 0 31-13 31-31 0-38-27-71-92-71-91 0-187 85-187 222 0 167 79 217 150 217 79 0 145-58 145-144 0-81-64-141-139-141-52 0-79 33-94 62zM150 418c-34 0-58-17-71-46-10-19-15-52-15-89 0-63 38-110 88-110 31 0 50 10 66 33 15 25 17 52 17 89 0 38 0 65-19 90-14 23-35 33-66 33z">
            <text:p/>
          </draw:path>
          <draw:path draw:style-name="gr3" draw:text-style-name="P7" draw:layer="layout" svg:width="0.609cm" svg:height="0.215cm" svg:x="6.212cm" svg:y="2.8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cm" svg:height="0.629cm" svg:x="7.164cm" svg:y="2.53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494cm" svg:height="0.404cm" svg:x="7.607cm" svg:y="2.747cm" svg:viewBox="0 0 495 405" svg:d="M218 54h104c-31 135-39 175-39 237 0 13 0 38 8 69 9 41 19 45 34 45 18 0 37-16 37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213cm" svg:height="0.914cm" svg:x="8.227cm" svg:y="2.45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8cm" svg:height="0.629cm" svg:x="8.529cm" svg:y="2.53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9-17-43-17-116-17-133 0-70 29-164 113-164 14 0 56 0 85 58 17 34 17 81 17 125s0 90-17 123c-27 56-71 60-92 60z">
            <text:p/>
          </draw:path>
          <draw:path draw:style-name="gr3" draw:text-style-name="P7" draw:layer="layout" svg:width="0.213cm" svg:height="0.914cm" svg:x="9.001cm" svg:y="2.45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303cm" svg:height="0.61cm" svg:x="9.723cm" svg:y="1.91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14cm" svg:height="0.039cm" svg:x="9.413cm" svg:y="2.892cm" svg:viewBox="0 0 915 40" draw:points="458,40 0,40 0,0 915,0 915,40">
            <text:p/>
          </draw:polygon>
          <draw:path draw:style-name="gr3" draw:text-style-name="P7" draw:layer="layout" svg:width="0.38cm" svg:height="0.629cm" svg:x="9.453cm" svg:y="3.158cm" svg:viewBox="0 0 381 630" svg:d="M229 287c75-23 127-87 127-160 0-75-79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  <draw:path draw:style-name="gr3" draw:text-style-name="P7" draw:layer="layout" svg:width="0.38cm" svg:height="0.629cm" svg:x="9.908cm" svg:y="3.158cm" svg:viewBox="0 0 381 630" svg:d="M83 310v-23c0-231 115-264 160-264 23 0 61 6 82 37-15 0-50 0-50 40 0 29 20 43 41 43 15 0 42-8 42-43 0-56-40-100-117-100-116 0-241 119-241 320 0 246 106 310 191 310 102 0 190-85 190-206 0-116-81-206-183-206-63 0-96 48-115 92zM191 605c-58 0-85-56-89-69-17-43-17-116-17-133 0-70 29-164 113-164 14 0 56 0 85 58 17 34 17 81 17 125s0 90-17 123c-27 56-71 60-92 60z">
            <text:p/>
          </draw:path>
          <draw:path draw:style-name="gr3" draw:text-style-name="P7" draw:layer="layout" svg:width="0.609cm" svg:height="0.215cm" svg:x="10.742cm" svg:y="2.8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407cm" svg:height="0.619cm" svg:x="11.791cm" svg:y="1.902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94cm" svg:height="0.404cm" svg:x="12.246cm" svg:y="2.127cm" svg:viewBox="0 0 495 405" svg:d="M218 54h104c-31 135-39 175-39 237 0 13 0 38 8 69 9 41 19 45 34 45 18 0 37-16 37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olygon draw:style-name="gr3" draw:text-style-name="P7" draw:layer="layout" svg:width="1.012cm" svg:height="0.039cm" svg:x="11.766cm" svg:y="2.892cm" svg:viewBox="0 0 1013 40" draw:points="506,40 0,40 0,0 1013,0 1013,40">
            <text:p/>
          </draw:polygon>
          <draw:path draw:style-name="gr3" draw:text-style-name="P7" draw:layer="layout" svg:width="0.38cm" svg:height="0.629cm" svg:x="12.08cm" svg:y="3.158cm" svg:viewBox="0 0 381 630" svg:d="M229 287c75-23 127-87 127-160 0-75-81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</draw:g>
        <draw:g xml:id="id84" draw:id="id84">
          <svg:title>TexMaths</svg:title>
          <svg:desc>26§display§36\ m^3/ \text{sec}§svg§600§FALSE§</svg:desc>
          <draw:polygon draw:style-name="gr2" draw:text-style-name="P6" draw:layer="layout" svg:width="3.944cm" svg:height="0.939cm" svg:x="17.315cm" svg:y="6.211cm" svg:viewBox="0 0 3945 940" draw:points="1972,940 0,940 0,0 3945,0 3945,940">
            <text:p/>
          </draw:polygon>
          <draw:path draw:style-name="gr3" draw:text-style-name="P7" draw:layer="layout" svg:width="0.38cm" svg:height="0.629cm" svg:x="17.307cm" svg:y="6.359cm" svg:viewBox="0 0 381 630" svg:d="M229 287c75-23 127-87 127-160 0-75-79-127-169-127-93 0-162 54-162 125 0 29 21 48 46 48 29 0 48-21 48-48 0-46-44-46-57-46 27-44 88-56 121-56 38 0 90 21 90 102 0 12-3 64-27 106-28 44-59 46-82 48-6 0-29 2-35 2-8 0-15 2-15 10 0 11 7 11 23 11h40c75 0 110 62 110 152 0 124-64 151-104 151-39 0-108-16-141-70 33 6 60-15 60-50 0-34-23-52-50-52-23 0-52 14-52 54 0 83 85 143 185 143 113 0 196-83 196-176 0-75-58-146-152-167z">
            <text:p/>
          </draw:path>
          <draw:path draw:style-name="gr3" draw:text-style-name="P7" draw:layer="layout" svg:width="0.38cm" svg:height="0.629cm" svg:x="17.765cm" svg:y="6.359cm" svg:viewBox="0 0 381 630" svg:d="M83 310v-23c0-231 115-264 160-264 23 0 61 6 82 37-15 0-50 0-50 40 0 29 20 44 41 44 15 0 42-9 42-44 0-56-40-100-117-100-116 0-241 119-241 320 0 246 106 310 191 310 102 0 190-85 190-206 0-116-81-206-183-206-63 0-96 48-115 92zM191 605c-58 0-85-56-89-68-17-44-17-117-17-133 0-71 29-165 113-165 14 0 56 0 85 59 17 33 17 81 17 124 0 44 0 90-17 123-27 56-71 60-92 60z">
            <text:p/>
          </draw:path>
          <draw:path draw:style-name="gr3" draw:text-style-name="P7" draw:layer="layout" svg:width="0.75cm" svg:height="0.415cm" svg:x="18.516cm" svg:y="6.562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6-223 3-10 50-120 150-120 40 0 50 31 50 64 0 52-37 156-56 206-8 21-12 32-12 50 0 44 31 75 74 75 88 0 121-133 121-141 0-9-8-9-10-9-11 0-11 2-15 17-14 48-44 112-93 112-17 0-23-8-23-29 0-23 8-46 16-66 19-48 56-150 56-202 0-58-35-98-104-98-68 0-116 40-149 89-2-12-5-43-30-66-22-19-52-23-74-23-84 0-129 58-144 79-4-52-44-79-85-79-42 0-59 35-67 52-17 33-29 87-29 89 0 9 8 9 10 9 11 0 11 0 17-21 15-64 33-108 67-108 14 0 29 6 29 41 0 19-4 30-15 77z">
            <text:p/>
          </draw:path>
          <draw:path draw:style-name="gr3" draw:text-style-name="P7" draw:layer="layout" svg:width="0.294cm" svg:height="0.438cm" svg:x="19.325cm" svg:y="6.165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10 57-27 75-21 25-37 27-70 30-17 0-17 0-21 2 0 0-7 0-7 8s7 8 17 8z">
            <text:p/>
          </draw:path>
          <draw:path draw:style-name="gr3" draw:text-style-name="P7" draw:layer="layout" svg:width="0.357cm" svg:height="0.914cm" svg:x="19.752cm" svg:y="6.282cm" svg:viewBox="0 0 358 915" svg:d="M354 35c4-12 4-16 4-16 0-11-8-19-19-19-6 0-12 2-14 8l-321 874c-4 11-4 15-4 17 0 8 8 16 19 16 12 0 14-6 21-20z">
            <text:p/>
          </draw:path>
          <draw:path draw:style-name="gr3" draw:text-style-name="P7" draw:layer="layout" svg:width="0.301cm" svg:height="0.421cm" svg:x="20.189cm" svg:y="6.558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0.544cm" svg:y="6.558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9cm" svg:height="0.421cm" svg:x="20.956cm" svg:y="6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</draw:g>
        <draw:g xml:id="id87" draw:id="id87">
          <svg:title>TexMaths</svg:title>
          <svg:desc>28§display§V = \pi \ R^2 H§svg§600§FALSE§</svg:desc>
          <draw:polygon draw:style-name="gr2" draw:text-style-name="P6" draw:layer="layout" svg:width="4.996cm" svg:height="0.788cm" svg:x="3.31cm" svg:y="12.189cm" svg:viewBox="0 0 4997 789" draw:points="2498,789 0,789 0,0 4997,0 4997,789">
            <text:p/>
          </draw:polygon>
          <draw:path draw:style-name="gr3" draw:text-style-name="P7" draw:layer="layout" svg:width="0.703cm" svg:height="0.696cm" svg:x="3.317cm" svg:y="12.333cm" svg:viewBox="0 0 704 697" svg:d="M565 112c49-76 89-78 127-81 12-2 12-18 12-20 0-7-5-11-12-11-27 0-56 2-83 2-31 0-65-2-96-2-7 0-20 0-20 18 0 11 9 13 16 13 27 3 47 12 47 32 0 15-16 38-16 38l-302 482-68-522c0-18 23-30 68-30 13 0 24 0 24-20 0-9-7-11-13-11-41 0-83 2-124 2-17 0-35 0-53 0s-36-2-54-2c-7 0-18 0-18 18 0 13 9 13 25 13 56 0 56 9 58 34l78 610c5 18 7 22 20 22 16 0 21-4 27-18z">
            <text:p/>
          </draw:path>
          <draw:path draw:style-name="gr3" draw:text-style-name="P7" draw:layer="layout" svg:width="0.656cm" svg:height="0.232cm" svg:x="4.383cm" svg:y="12.642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532cm" svg:height="0.436cm" svg:x="5.394cm" svg:y="12.579cm" svg:viewBox="0 0 533 437" svg:d="M235 58h112c-33 146-42 189-42 256 0 13 0 40 9 74 9 45 20 49 36 49 20 0 40-18 40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705cm" svg:height="0.696cm" svg:x="6.33cm" svg:y="12.333cm" svg:viewBox="0 0 706 697" svg:d="M329 67c7-22 9-33 30-36 8 0 40 0 58 0 71 0 181 0 181 97 0 33-15 103-56 141-24 25-76 56-166 56h-109zM473 339c98-23 217-90 217-191 0-85-89-148-219-148h-281c-20 0-29 0-29 20 0 11 9 11 27 11 2 0 20 0 38 3 18 0 27 2 27 15 0 3-2 7-4 18l-132 532c-9 38-12 44-90 44-18 0-27 0-27 21 0 11 11 11 13 11 27 0 97-2 126-2 27 0 96 2 125 2 7 0 18 0 18-20 0-12-6-12-27-12-35 0-62 0-62-18 0-4 0-9 2-15l65-263h116c90 0 108 57 108 90 0 16-7 47-13 70-7 27-16 62-16 83 0 107 119 107 132 107 83 0 119-101 119-114 0-11-11-11-14-11-9 0-9 6-11 13-24 74-67 90-89 90-34 0-41-23-41-61 0-31 7-80 9-112 2-13 5-33 5-47 0-76-65-105-92-116z">
            <text:p/>
          </draw:path>
          <draw:path draw:style-name="gr3" draw:text-style-name="P7" draw:layer="layout" svg:width="0.306cm" svg:height="0.459cm" svg:x="7.09cm" svg:y="12.1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83cm" svg:height="0.674cm" svg:x="7.525cm" svg:y="12.333cm" svg:viewBox="0 0 831 675" svg:d="M715 76c9-36 11-45 83-45 24 0 33 0 33-20 0-11-11-11-13-11-29 0-99 2-128 2-27 0-98-2-125-2-9 0-21 0-21 20 0 11 9 11 27 11 3 0 23 0 38 3 18 0 27 2 27 15 0 3 0 5-4 18l-58 242h-301l59-233c9-36 11-45 83-45 24 0 33 0 33-20 0-11-11-11-16-11-26 0-98 2-125 2-29 0-99-2-128-2-6 0-18 0-18 20 0 11 9 11 27 11 2 0 20 0 38 3 18 0 27 2 27 15 0 3-2 7-4 18l-132 532c-9 38-12 44-90 44-18 0-27 0-27 21 0 11 11 11 13 11 27 0 99-2 126-2 20 0 42 0 63 0 22 0 44 2 65 2 6 0 20 0 20-20 0-12-9-12-29-12-36 0-63 0-63-18 0-4 2-9 2-15l67-271h301c-41 163-63 257-68 273-9 31-29 31-89 31-16 0-25 0-25 21 0 11 14 11 16 11 27 0 96-2 123-2 22 0 43 0 65 0 20 0 43 2 63 2 9 0 20 0 20-20 0-12-9-12-27-12-38 0-65 0-65-18 0-4 2-9 2-15z">
            <text:p/>
          </draw:path>
        </draw:g>
        <draw:g xml:id="id88" draw:id="id88">
          <svg:title>TexMaths</svg:title>
          <svg:desc>28§display§V = \pi  (3)^2 H = 9 \pi H§svg§600§FALSE§</svg:desc>
          <draw:polygon draw:style-name="gr2" draw:text-style-name="P6" draw:layer="layout" svg:width="8.468cm" svg:height="1.012cm" svg:x="3.294cm" svg:y="13.702cm" svg:viewBox="0 0 8469 1013" draw:points="4233,1013 0,1013 0,0 8469,0 8469,1013">
            <text:p/>
          </draw:polygon>
          <draw:path draw:style-name="gr3" draw:text-style-name="P7" draw:layer="layout" svg:width="0.702cm" svg:height="0.696cm" svg:x="3.301cm" svg:y="13.846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7" draw:layer="layout" svg:width="0.655cm" svg:height="0.232cm" svg:x="4.367cm" svg:y="14.1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5.377cm" svg:y="14.092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23cm" svg:height="0.985cm" svg:x="6.042cm" svg:y="13.77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6.369cm" svg:y="13.86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6.875cm" svg:y="13.77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7.247cm" svg:y="13.6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83cm" svg:height="0.674cm" svg:x="7.682cm" svg:y="13.846cm" svg:viewBox="0 0 831 675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2c-8 38-11 44-89 44-18 0-27 0-27 21 0 11 11 11 13 11 27 0 99-2 126-2 20 0 42 0 63 0 22 0 44 2 65 2 6 0 20 0 20-20 0-12-9-12-29-12-36 0-63 0-63-17 0-5 2-9 2-16l67-271h300c-40 163-62 257-67 273-9 31-29 31-89 31-16 0-25 0-25 21 0 11 13 11 16 11 27 0 96-2 123-2 22 0 42 0 65 0 20 0 42 2 63 2 9 0 20 0 20-20 0-12-9-12-27-12-38 0-65 0-65-17 0-5 2-9 2-16z">
            <text:p/>
          </draw:path>
          <draw:path draw:style-name="gr3" draw:text-style-name="P7" draw:layer="layout" svg:width="0.655cm" svg:height="0.232cm" svg:x="8.871cm" svg:y="14.1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895cm" svg:y="13.862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7" draw:layer="layout" svg:width="0.532cm" svg:height="0.436cm" svg:x="10.372cm" svg:y="14.092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83cm" svg:height="0.674cm" svg:x="10.981cm" svg:y="13.846cm" svg:viewBox="0 0 831 675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2c-8 38-11 44-89 44-18 0-27 0-27 21 0 11 11 11 13 11 27 0 99-2 126-2 20 0 42 0 63 0 22 0 44 2 65 2 6 0 20 0 20-20 0-12-9-12-29-12-36 0-63 0-63-17 0-5 2-9 2-16l67-271h300c-40 163-62 257-67 273-9 31-29 31-89 31-16 0-25 0-25 21 0 11 13 11 16 11 27 0 96-2 123-2 22 0 42 0 65 0 20 0 42 2 63 2 9 0 20 0 20-20 0-12-9-12-27-12-38 0-65 0-65-17 0-5 2-9 2-16z">
            <text:p/>
          </draw:path>
        </draw:g>
        <draw:g xml:id="id80" draw:id="id80">
          <svg:title>TexMaths</svg:title>
          <svg:desc>26§display§\text {So, when }R = 6 \ cm§svg§600§FALSE§</svg:desc>
          <draw:polygon draw:style-name="gr2" draw:text-style-name="P6" draw:layer="layout" svg:width="7.67cm" svg:height="0.729cm" svg:x="2.383cm" svg:y="0.698cm" svg:viewBox="0 0 7671 730" draw:points="3836,730 0,730 0,0 7671,0 7671,730">
            <text:p/>
          </draw:polygon>
          <draw:path draw:style-name="gr3" draw:text-style-name="P7" draw:layer="layout" svg:width="0.407cm" svg:height="0.665cm" svg:x="2.389cm" svg:y="0.652cm" svg:viewBox="0 0 408 666" svg:d="M268 291l-116-29c-58-14-94-62-94-116 0-65 50-121 123-121 152 0 173 152 179 191 0 7 0 13 10 13 13 0 13-4 13-23v-183c0-17 0-23-11-23-6 0-8 0-14 12l-31 53c-27-28-67-65-148-65-102 0-179 81-179 177 0 77 48 143 121 168 10 5 56 15 120 32 25 6 52 12 79 45 19 25 27 55 27 86 0 64-45 131-122 131-27 0-96-4-146-50-52-50-56-108-56-142 0-8-8-8-11-8-12 0-12 6-12 23v183c0 15 0 21 10 21 7 0 7 0 13-10 0-3 4-5 33-53 29 32 88 63 171 63 106 0 181-90 181-189 0-92-63-167-140-186z">
            <text:p/>
          </draw:path>
          <draw:path draw:style-name="gr3" draw:text-style-name="P7" draw:layer="layout" svg:width="0.407cm" svg:height="0.421cm" svg:x="2.87cm" svg:y="0.887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107cm" svg:height="0.274cm" svg:x="3.381cm" svg:y="1.199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627cm" svg:height="0.405cm" svg:x="3.876cm" svg:y="0.90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9 17-17z">
            <text:p/>
          </draw:path>
          <draw:path draw:style-name="gr3" draw:text-style-name="P7" draw:layer="layout" svg:width="0.461cm" svg:height="0.636cm" svg:x="4.55cm" svg:y="0.66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5.054cm" svg:y="0.88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5.464cm" svg:y="0.89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654cm" svg:height="0.646cm" svg:x="6.283cm" svg:y="0.673cm" svg:viewBox="0 0 655 647" svg:d="M306 62c6-20 8-31 27-33 8 0 37 0 54 0 66 0 168 0 168 90 0 31-14 95-52 131-23 23-70 52-154 52h-101zM439 314c91-21 202-83 202-177 0-79-84-137-204-137h-260c-19 0-27 0-27 19 0 10 8 10 25 10 2 0 18 0 35 2 17 0 25 2 25 15 0 2-2 6-4 16l-123 494c-8 35-10 41-83 41-17 0-25 0-25 19 0 10 10 10 12 10 25 0 90-2 117-2 25 0 89 2 116 2 7 0 17 0 17-18 0-11-8-11-25-11-33 0-58 0-58-16 0-5 0-9 2-15l60-243h108c84 0 100 52 100 83 0 14-6 43-12 64-6 25-15 59-15 77 0 100 110 100 123 100 77 0 110-93 110-106 0-10-10-10-12-10-9 0-9 6-11 12-23 69-62 83-83 83-31 0-37-20-37-56 0-29 6-75 8-104 2-12 4-31 4-44 0-70-60-97-85-108z">
            <text:p/>
          </draw:path>
          <draw:path draw:style-name="gr3" draw:text-style-name="P7" draw:layer="layout" svg:width="0.608cm" svg:height="0.215cm" svg:x="7.252cm" svg:y="0.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3cm" svg:x="8.205cm" svg:y="0.687cm" svg:viewBox="0 0 381 631" svg:d="M83 310v-23c0-231 115-264 160-264 23 0 61 6 81 37-14 0-49 0-49 40 0 29 20 44 41 44 15 0 42-9 42-44 0-56-40-100-117-100-116 0-241 119-241 320 0 246 106 311 191 311 102 0 190-86 190-206 0-117-81-206-183-206-63 0-96 47-115 91zM191 606c-58 0-85-57-89-69-17-44-17-117-17-133 0-71 29-165 113-165 14 0 56 0 85 59 17 33 17 81 17 124 0 44 0 90-17 123-27 56-71 61-92 61z">
            <text:p/>
          </draw:path>
          <draw:path draw:style-name="gr3" draw:text-style-name="P7" draw:layer="layout" svg:width="0.357cm" svg:height="0.415cm" svg:x="8.964cm" svg:y="0.893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  <draw:path draw:style-name="gr3" draw:text-style-name="P7" draw:layer="layout" svg:width="0.75cm" svg:height="0.415cm" svg:x="9.349cm" svg:y="0.89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2 2-11 50-121 150-121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90 0 8 8 8 10 8 11 0 11 0 17-21 15-64 33-108 67-108 14 0 29 6 29 41 0 19-4 30-15 77z">
            <text:p/>
          </draw:path>
        </draw:g>
        <draw:g xml:id="id82" draw:id="id82">
          <svg:title>TexMaths</svg:title>
          <svg:desc>26§display§\text {Surface area is increasing at the rate of } \frac{4\pi}{3} \  \text {cm}^2 \text {/sec}§svg§600§FALSE§</svg:desc>
          <draw:polygon draw:style-name="gr2" draw:text-style-name="P6" draw:layer="layout" svg:width="20.635cm" svg:height="1.795cm" svg:x="2.385cm" svg:y="4.2cm" svg:viewBox="0 0 20636 1796" draw:points="10318,1796 0,1796 0,0 20636,0 20636,1796">
            <text:p/>
          </draw:polygon>
          <draw:path draw:style-name="gr3" draw:text-style-name="P7" draw:layer="layout" svg:width="0.407cm" svg:height="0.665cm" svg:x="2.391cm" svg:y="4.747cm" svg:viewBox="0 0 408 666" svg:d="M268 291l-116-29c-58-14-94-62-94-116 0-65 50-121 123-121 152 0 173 152 179 191 0 7 0 13 10 13 13 0 13-4 13-23v-183c0-17 0-23-11-23-6 0-8 0-14 12l-31 52c-28-27-67-64-148-64-102 0-179 81-179 177 0 77 48 143 121 168 10 5 56 15 120 32 25 6 52 12 79 45 19 25 27 54 27 86 0 64-45 131-122 131-27 0-96-4-146-50-52-50-56-108-56-142 0-8-8-8-11-8-12 0-12 6-12 23v183c0 15 0 21 10 21 7 0 7 0 13-11 0-2 4-4 33-52 29 32 88 63 171 63 106 0 181-90 181-190 0-91-63-166-140-185z">
            <text:p/>
          </draw:path>
          <draw:path draw:style-name="gr3" draw:text-style-name="P7" draw:layer="layout" svg:width="0.461cm" svg:height="0.415cm" svg:x="2.876cm" svg:y="4.986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9cm" svg:height="0.405cm" svg:x="3.379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296cm" svg:height="0.646cm" svg:x="3.743cm" svg:y="4.747cm" svg:viewBox="0 0 297 647" svg:d="M131 252v-106c0-82 44-125 85-125 2 0 15 0 29 6-10 4-27 15-27 37 0 21 15 40 40 40 27 0 39-19 39-40 0-33-33-64-81-64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13cm" svg:height="0.421cm" svg:x="4.03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48cm" svg:height="0.421cm" svg:x="4.479cm" svg:y="4.982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355cm" svg:height="0.421cm" svg:x="4.881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5.60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09cm" svg:height="0.405cm" svg:x="6.048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6.405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6.82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197cm" svg:height="0.613cm" svg:x="7.578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301cm" svg:height="0.421cm" svg:x="7.832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8.496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749cm" svg:y="4.98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9.259cm" svg:y="4.982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309cm" svg:height="0.405cm" svg:x="9.66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0.018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10.436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01cm" svg:height="0.421cm" svg:x="10.885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11.245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11.499cm" svg:y="4.98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9cm" svg:height="0.604cm" svg:x="12.002cm" svg:y="4.97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7" draw:layer="layout" svg:width="0.413cm" svg:height="0.421cm" svg:x="12.776cm" svg:y="4.982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9-106 119-46 0-83-34-83-80 0-49 39-126 189-131z">
            <text:p/>
          </draw:path>
          <draw:path draw:style-name="gr3" draw:text-style-name="P7" draw:layer="layout" svg:width="0.286cm" svg:height="0.573cm" svg:x="13.213cm" svg:y="4.828cm" svg:viewBox="0 0 287 574" svg:d="M141 198h131v-29h-131v-169h-22c0 75-30 173-119 177v21h79v251c0 115 85 125 119 125 64 0 89-64 89-125v-52h-23v52c0 67-27 102-60 102-63 0-63-83-63-100z">
            <text:p/>
          </draw:path>
          <draw:path draw:style-name="gr3" draw:text-style-name="P7" draw:layer="layout" svg:width="0.286cm" svg:height="0.573cm" svg:x="13.872cm" svg:y="4.828cm" svg:viewBox="0 0 287 574" svg:d="M141 198h131v-29h-131v-169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6cm" svg:x="14.24cm" svg:y="4.757cm" svg:viewBox="0 0 462 637" svg:d="M71 566c0 42-9 42-71 42v29c31-2 79-2 104-2 23 0 71 0 102 2v-29c-60 0-71 0-71-42v-169c0-95 65-145 123-145s69 50 69 102v212c0 42-11 42-71 42v29c31-2 79-2 104-2 23 0 71 0 102 2v-29c-48 0-71 0-71-28v-174c0-79 0-108-29-142-13-14-44-33-96-33-79 0-118 56-133 89v-320l-133 10v30c64 0 71 6 71 49z">
            <text:p/>
          </draw:path>
          <draw:path draw:style-name="gr3" draw:text-style-name="P7" draw:layer="layout" svg:width="0.355cm" svg:height="0.421cm" svg:x="14.743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09cm" svg:height="0.405cm" svg:x="15.455cm" svg:y="4.986cm" svg:viewBox="0 0 310 406" svg:d="M127 102v-102l-127 10v30c64 0 73 6 73 49v248c0 40-11 40-73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5.82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288cm" svg:height="0.573cm" svg:x="16.26cm" svg:y="4.828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421cm" svg:x="16.624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07cm" svg:height="0.421cm" svg:x="17.335cm" svg:y="4.982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7.797cm" svg:y="4.747cm" svg:viewBox="0 0 297 647" svg:d="M131 252v-106c0-82 44-125 85-125 2 0 17 0 29 6-10 4-27 15-27 37 0 21 15 40 40 40 27 0 39-19 39-40 0-33-33-64-81-64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07cm" svg:height="0.619cm" svg:x="18.485cm" svg:y="4.15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494cm" svg:height="0.405cm" svg:x="18.941cm" svg:y="4.379cm" svg:viewBox="0 0 495 406" svg:d="M218 54h104c-31 135-39 175-39 237 0 13 0 38 8 69 8 42 19 46 33 46 19 0 38-17 38-36 0-4 0-6-6-18-27-67-27-127-27-152 0-50 6-98 16-146h106c11 0 44 0 44-31 0-23-19-23-35-23h-308c-21 0-56 0-96 44-33 35-56 77-56 81 0 2 0 10 10 10 9 0 11-4 15-10 46-71 100-71 116-71h55c-32 110-80 221-119 306-6 12-6 15-6 21 0 18 14 25 25 25 29 0 35-25 45-61 15-41 15-43 25-89z">
            <text:p/>
          </draw:path>
          <draw:polygon draw:style-name="gr3" draw:text-style-name="P7" draw:layer="layout" svg:width="1.012cm" svg:height="0.039cm" svg:x="18.46cm" svg:y="5.144cm" svg:viewBox="0 0 1013 40" draw:points="505,40 0,40 0,0 1013,0 1013,40">
            <text:p/>
          </draw:polygon>
          <draw:path draw:style-name="gr3" draw:text-style-name="P7" draw:layer="layout" svg:width="0.38cm" svg:height="0.629cm" svg:x="18.774cm" svg:y="5.4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7" draw:layer="layout" svg:width="0.348cm" svg:height="0.421cm" svg:x="19.916cm" svg:y="4.982cm" svg:viewBox="0 0 349 422" svg:d="M77 212c0-150 75-189 123-189 8 0 66 0 99 33-39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714cm" svg:height="0.405cm" svg:x="20.32cm" svg:y="4.986cm" svg:viewBox="0 0 715 406" svg:d="M71 89v248c0 40-9 40-71 40v29c31 0 79-2 104-2 23 0 71 2 102 2v-29c-60 0-71 0-71-40v-171c0-95 65-145 123-145s69 50 69 102v214c0 40-11 40-71 40v29c31 0 77-2 102-2s73 2 104 2v-29c-63 0-73 0-73-40v-171c0-95 66-145 125-145 58 0 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284cm" svg:height="0.426cm" svg:x="21.091cm" svg:y="4.5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55cm" svg:height="0.914cm" svg:x="21.513cm" svg:y="4.705cm" svg:viewBox="0 0 356 915" svg:d="M351 35c5-12 5-14 5-16 0-11-9-19-19-19-13 0-17 8-19 19l-314 863c-4 11-4 15-4 17 0 8 8 16 19 16 12 0 16-8 18-16z">
            <text:p/>
          </draw:path>
          <draw:path draw:style-name="gr3" draw:text-style-name="P7" draw:layer="layout" svg:width="0.301cm" svg:height="0.421cm" svg:x="21.948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2.304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22.716cm" svg:y="4.982cm" svg:viewBox="0 0 349 422" svg:d="M77 212c0-150 75-189 123-189 8 0 66 0 99 33-39 4-43 31-43 44 0 23 16 41 41 41s44-16 44-43c0-63-71-98-141-98-115 0-200 100-200 212 0 119 92 210 198 210 122 0 151-110 151-120 0-9-8-9-10-9-8 0-10 5-12 9-28 85-88 97-121 97-48 0-129-39-129-187z">
            <text:p/>
          </draw:path>
        </draw:g>
        <draw:g xml:id="id85" draw:id="id85">
          <svg:title>TexMaths</svg:title>
          <svg:desc>28§display§\text {Let }R \text { be the radius of the base,  } H\text { be the height }§svg§600§FALSE§</svg:desc>
          <draw:polygon draw:style-name="gr2" draw:text-style-name="P6" draw:layer="layout" svg:width="20.882cm" svg:height="0.8cm" svg:x="6.378cm" svg:y="9.706cm" svg:viewBox="0 0 20883 801" draw:points="10441,801 0,801 0,0 20883,0 20883,801">
            <text:p/>
          </draw:polygon>
          <draw:path draw:style-name="gr3" draw:text-style-name="P7" draw:layer="layout" svg:width="0.541cm" svg:height="0.674cm" svg:x="6.36cm" svg:y="9.679cm" svg:viewBox="0 0 542 675" svg:d="M542 420h-25c-11 101-24 224-199 224h-81c-44 0-47-7-47-38v-527c0-34 0-48 95-48h31v-31c-36 2-126 2-166 2-38 0-116 0-150-2v31h25c76 0 76 12 76 45v523c0 36 0 45-76 45h-25v31h515z">
            <text:p/>
          </draw:path>
          <draw:path draw:style-name="gr3" draw:text-style-name="P7" draw:layer="layout" svg:width="0.382cm" svg:height="0.454cm" svg:x="6.972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7.399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705cm" svg:height="0.697cm" svg:x="8.132cm" svg:y="9.679cm" svg:viewBox="0 0 706 698" svg:d="M329 67c7-22 9-33 29-36 9 0 41 0 59 0 71 0 181 0 181 97 0 34-16 103-56 141-25 25-76 56-166 56h-109zM473 339c98-23 217-90 217-191 0-85-90-148-220-148h-280c-20 0-29 0-29 20 0 11 9 11 27 11 2 0 20 0 38 3 18 0 27 2 27 15 0 3-2 7-4 18l-133 532c-8 38-11 45-89 45-18 0-27 0-27 20 0 11 11 11 13 11 30 0 97-2 126-2 27 0 96 2 125 2 7 0 18 0 18-20 0-11-6-11-27-11-35 0-62 0-62-18 0-4 0-9 2-16l65-262h116c90 0 108 56 108 90 0 15-7 47-14 69-6 27-15 63-15 83 0 108 118 108 132 108 83 0 119-101 119-115 0-11-12-11-14-11-9 0-9 7-11 14-25 74-67 89-90 89-33 0-40-22-40-60 0-32 7-81 9-112 2-14 5-34 5-48 0-76-65-105-92-116z">
            <text:p/>
          </draw:path>
          <draw:path draw:style-name="gr3" draw:text-style-name="P7" draw:layer="layout" svg:width="0.487cm" svg:height="0.697cm" svg:x="9.203cm" svg:y="9.66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382cm" svg:height="0.454cm" svg:x="9.776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08cm" svg:height="0.618cm" svg:x="10.533cm" svg:y="9.74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7" draw:layer="layout" svg:width="0.496cm" svg:height="0.686cm" svg:x="10.928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1.472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12.236cm" svg:y="9.91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12.637cm" svg:y="9.91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7cm" svg:height="0.697cm" svg:x="13.121cm" svg:y="9.66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7" draw:layer="layout" svg:width="0.212cm" svg:height="0.661cm" svg:x="13.665cm" svg:y="9.69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48cm" svg:x="13.938cm" svg:y="9.91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7" draw:layer="layout" svg:width="0.324cm" svg:height="0.454cm" svg:x="14.487cm" svg:y="9.91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15.197cm" svg:y="9.91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15.695cm" svg:y="9.657cm" svg:viewBox="0 0 320 698" svg:d="M141 271v-114c0-87 47-135 92-135 2 0 16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16.309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496cm" svg:height="0.686cm" svg:x="16.705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7.247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87cm" svg:height="0.697cm" svg:x="18.013cm" svg:y="9.66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445cm" svg:height="0.454cm" svg:x="18.573cm" svg:y="9.91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24cm" svg:height="0.454cm" svg:x="19.057cm" svg:y="9.91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44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115cm" svg:height="0.295cm" svg:x="19.935cm" svg:y="10.247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7" draw:layer="layout" svg:width="0.83cm" svg:height="0.674cm" svg:x="20.491cm" svg:y="9.679cm" svg:viewBox="0 0 831 675" svg:d="M715 76c9-36 11-45 82-45 25 0 34 0 34-20 0-11-11-11-13-11-29 0-99 2-128 2-27 0-99-2-125-2-9 0-21 0-21 20 0 11 9 11 29 11 0 0 21 0 36 3 18 0 27 2 27 15 0 3 0 5-4 18l-59 243h-300l59-234c9-36 11-45 82-45 25 0 34 0 34-20 0-11-11-11-16-11-27 0-98 2-125 2-29 0-99-2-128-2-7 0-18 0-18 20 0 11 9 11 27 11 2 0 20 0 38 3 18 0 27 2 27 15 0 3-2 7-4 18l-133 532c-8 38-11 45-89 45-18 0-27 0-27 20 0 11 11 11 13 11 30 0 99-2 126-2 20 0 42 0 63 0 22 0 44 2 65 2 6 0 20 0 20-20 0-11-9-11-29-11-36 0-63 0-63-18 0-4 2-9 2-16l67-271h301c-41 164-63 258-68 274-9 31-29 31-89 31-16 0-25 0-25 20 0 11 14 11 16 11 27 0 96-2 125-2 20 0 41 0 63 0 20 0 42 2 63 2 9 0 20 0 20-20 0-11-9-11-27-11-38 0-65 0-65-18 0-4 2-9 2-16z">
            <text:p/>
          </draw:path>
          <draw:path draw:style-name="gr3" draw:text-style-name="P7" draw:layer="layout" svg:width="0.487cm" svg:height="0.697cm" svg:x="21.705cm" svg:y="9.668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382cm" svg:height="0.454cm" svg:x="22.279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23.036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496cm" svg:height="0.686cm" svg:x="23.432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3.974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96cm" svg:height="0.686cm" svg:x="24.743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5.287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212cm" svg:height="0.661cm" svg:x="25.728cm" svg:y="9.69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52cm" svg:height="0.652cm" svg:x="25.997cm" svg:y="9.90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96cm" svg:height="0.686cm" svg:x="26.492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08cm" svg:height="0.618cm" svg:x="27.001cm" svg:y="9.747cm" svg:viewBox="0 0 309 619" svg:d="M152 213h141v-31h-141v-182h-24c0 81-32 186-128 191v22h85v272c0 123 92 134 128 134 69 0 96-69 96-134v-56h-24v56c0 71-30 110-65 110-68 0-68-90-68-108z">
            <text:p/>
          </draw:path>
        </draw:g>
        <draw:g xml:id="id86" draw:id="id86">
          <svg:title>TexMaths</svg:title>
          <svg:desc>28§display§\text {and }V \text { volume of the cylindrical vessel at any time  } t .§svg§600§FALSE§</svg:desc>
          <draw:polygon draw:style-name="gr2" draw:text-style-name="P6" draw:layer="layout" svg:width="22.521cm" svg:height="0.799cm" svg:x="3.268cm" svg:y="10.907cm" svg:viewBox="0 0 22522 800" draw:points="11261,800 0,800 0,0 22522,0 22522,800">
            <text:p/>
          </draw:polygon>
          <draw:path draw:style-name="gr3" draw:text-style-name="P7" draw:layer="layout" svg:width="0.445cm" svg:height="0.454cm" svg:x="3.259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3.743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292cm" svg:y="10.869cm" svg:viewBox="0 0 488 697" svg:d="M343 632v65l145-12v-31c-69 0-78-7-78-54v-600l-141 11v32c69 0 76 6 76 53v213c-29-33-72-60-125-60-117 0-220 96-220 224 0 125 96 224 211 224 62 0 107-34 132-65zM343 367v202c0 18 0 20-11 36-30 47-74 69-117 69-45 0-81-24-105-62-25-41-27-97-27-137 0-38 2-96 29-141 22-32 58-63 112-63 36 0 76 13 108 58 11 18 11 20 11 38z">
            <text:p/>
          </draw:path>
          <draw:path draw:style-name="gr3" draw:text-style-name="P7" draw:layer="layout" svg:width="0.702cm" svg:height="0.696cm" svg:x="5.188cm" svg:y="10.88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3" draw:text-style-name="P7" draw:layer="layout" svg:width="0.483cm" svg:height="0.436cm" svg:x="6.272cm" svg:y="11.127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3" draw:text-style-name="P7" draw:layer="layout" svg:width="0.438cm" svg:height="0.454cm" svg:x="6.774cm" svg:y="11.11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4cm" svg:x="7.269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96cm" svg:height="0.447cm" svg:x="7.542cm" svg:y="11.11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77cm" svg:height="0.436cm" svg:x="8.089cm" svg:y="11.118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8.904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9.67cm" svg:y="11.11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10.167cm" svg:y="10.858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7" draw:layer="layout" svg:width="0.308cm" svg:height="0.617cm" svg:x="10.783cm" svg:y="10.94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4cm" svg:x="11.178cm" svg:y="10.869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7" draw:layer="layout" svg:width="0.382cm" svg:height="0.454cm" svg:x="11.72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2.493cm" svg:y="11.111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83cm" svg:height="0.626cm" svg:x="12.914cm" svg:y="11.127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1-56 125-112z">
            <text:p/>
          </draw:path>
          <draw:path draw:style-name="gr3" draw:text-style-name="P7" draw:layer="layout" svg:width="0.221cm" svg:height="0.684cm" svg:x="13.447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13.72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993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14.542cm" svg:y="10.869cm" svg:viewBox="0 0 488 697" svg:d="M343 632v65l145-12v-31c-69 0-78-7-78-54v-600l-141 11v32c67 0 76 6 76 53v213c-29-33-72-60-125-60-117 0-220 96-220 224 0 125 96 224 211 224 62 0 107-34 132-65zM343 367v202c0 18 0 20-11 36-30 47-74 69-117 69-45 0-81-24-105-62-25-41-27-97-27-137 0-38 2-96 29-141 22-32 58-63 112-63 36 0 76 13 108 58 11 18 11 20 11 38z">
            <text:p/>
          </draw:path>
          <draw:path draw:style-name="gr3" draw:text-style-name="P7" draw:layer="layout" svg:width="0.333cm" svg:height="0.436cm" svg:x="15.082cm" svg:y="11.1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7" draw:layer="layout" svg:width="0.212cm" svg:height="0.66cm" svg:x="15.474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375cm" svg:height="0.454cm" svg:x="15.747cm" svg:y="11.111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45cm" svg:height="0.454cm" svg:x="16.19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221cm" svg:height="0.684cm" svg:x="16.677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83cm" svg:height="0.436cm" svg:x="17.264cm" svg:y="11.127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17.766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24cm" svg:height="0.454cm" svg:x="18.207cm" svg:y="11.1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24cm" svg:height="0.454cm" svg:x="18.594cm" svg:y="11.1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8.977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4cm" svg:x="19.421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45cm" svg:height="0.454cm" svg:x="20.0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31cm" svg:height="0.617cm" svg:x="20.501cm" svg:y="10.94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21.23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21.717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3cm" svg:height="0.626cm" svg:x="22.223cm" svg:y="11.127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3-56 125-112z">
            <text:p/>
          </draw:path>
          <draw:path draw:style-name="gr3" draw:text-style-name="P7" draw:layer="layout" svg:width="0.308cm" svg:height="0.617cm" svg:x="23.07cm" svg:y="10.94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23.467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7cm" svg:height="0.436cm" svg:x="23.74cm" svg:y="11.118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24.555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4cm" svg:height="0.628cm" svg:x="25.315cm" svg:y="10.93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107cm" svg:height="0.107cm" svg:x="25.733cm" svg:y="11.447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draw:frame presentation:style-name="pr14" draw:text-style-name="P16" draw:layer="layout" svg:width="26.2cm" svg:height="14.631cm" svg:x="0.8cm" svg:y="0.628cm" presentation:class="title" presentation:user-transformed="true">
          <draw:text-box>
            <text:p xml:id="id97" text:id="id97" text:style-name="P4"><text:span text:style-name="T36"><text:s text:c="10"/></text:span><text:span text:style-name="T36"><text:line-break/></text:span><text:span text:style-name="T36"> <text:s text:c="8"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2"> <text:s text:c="46"/></text:span><text:span text:style-name="T36"><text:line-break/></text:span><text:span text:style-name="T36"> </text:span><text:span text:style-name="T6"><text:s text:c="5"/></text:span><text:span text:style-name="T6"><text:tab/></text:span><text:span text:style-name="T6"> <text:s text:c="4"/></text:span><text:span text:style-name="T23"><text:line-break/></text:span><text:span text:style-name="T37"> <text:s text:c="25"/></text:span><text:span text:style-name="T23"><text:line-break/></text:span><text:span text:style-name="T23"> <text:s text:c="18"/></text:span><text:span text:style-name="T23"><text:line-break/></text:span><text:span text:style-name="T23"> <text:s text:c="18"/></text:span><text:span text:style-name="T23"><text:line-break/></text:span><text:span text:style-name="T23"> <text:s text:c="18"/></text:span><text:span text:style-name="T23"><text:line-break/></text:span><text:span text:style-name="T38"> <text:s text:c="12"/></text:span><text:span text:style-name="T23"><text:line-break/></text:span><text:span text:style-name="T23"><text:line-break/></text:span><text:span text:style-name="T23"> <text:s text:c="14"/></text:span><text:span text:style-name="T23">Water level is rising at the rate of <text:s text:c="7"/>meter/sec. <text:s text:c="2"/></text:span><text:span text:style-name="T23"><text:line-break/></text:span><text:span text:style-name="T39"><text:line-break/></text:span><text:span text:style-name="T39"><text:line-break/></text:span><text:span text:style-name="T39"/></text:p>
          </draw:text-box>
        </draw:frame>
        <draw:g xml:id="id90" draw:id="id90">
          <svg:title>TexMaths</svg:title>
          <svg:desc>28§display§\frac{dV}{dt} = 9 \pi \frac{dH}{dt}§svg§600§FALSE§</svg:desc>
          <draw:polygon draw:style-name="gr2" draw:text-style-name="P6" draw:layer="layout" svg:width="5.254cm" svg:height="1.936cm" svg:x="3.216cm" svg:y="2.487cm" svg:viewBox="0 0 5255 1937" draw:points="2628,1937 0,1937 0,0 5255,0 5255,1937">
            <text:p/>
          </draw:polygon>
          <draw:path draw:style-name="gr3" draw:text-style-name="P7" draw:layer="layout" svg:width="0.469cm" svg:height="0.696cm" svg:x="3.207cm" svg:y="2.43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3.734cm" svg:y="2.449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3.167cm" svg:y="3.52cm" svg:viewBox="0 0 1308 43" draw:points="654,43 0,43 0,0 1308,0 1308,43">
            <text:p/>
          </draw:polygon>
          <draw:path draw:style-name="gr3" draw:text-style-name="P7" draw:layer="layout" svg:width="0.469cm" svg:height="0.696cm" svg:x="3.425cm" svg:y="3.77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92cm" svg:y="3.84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55cm" svg:height="0.232cm" svg:x="4.919cm" svg:y="3.4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942cm" svg:y="3.132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532cm" svg:height="0.436cm" svg:x="6.422cm" svg:y="3.363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469cm" svg:height="0.696cm" svg:x="7.148cm" svg:y="2.438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83cm" svg:height="0.673cm" svg:x="7.658cm" svg:y="2.449cm" svg:viewBox="0 0 831 674" svg:d="M715 76c9-36 11-45 82-45 25 0 34 0 34-20 0-11-11-11-13-11-29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olygon draw:style-name="gr3" draw:text-style-name="P7" draw:layer="layout" svg:width="1.412cm" svg:height="0.042cm" svg:x="7.11cm" svg:y="3.52cm" svg:viewBox="0 0 1413 43" draw:points="706,43 0,43 0,0 1413,0 1413,43">
            <text:p/>
          </draw:polygon>
          <draw:path draw:style-name="gr3" draw:text-style-name="P7" draw:layer="layout" svg:width="0.469cm" svg:height="0.696cm" svg:x="7.419cm" svg:y="3.77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914cm" svg:y="3.84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89" draw:id="id89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3.324cm" svg:y="0.913cm" svg:viewBox="0 0 5737 607" draw:points="2867,607 0,607 0,0 5737,0 5737,607">
            <text:p/>
          </draw:polygon>
          <draw:path draw:style-name="gr3" draw:text-style-name="P7" draw:layer="layout" svg:width="0.662cm" svg:height="0.673cm" svg:x="3.308cm" svg:y="0.88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4.058cm" svg:y="0.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5cm" svg:y="0.86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59cm" svg:y="1.45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503cm" svg:y="1.12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29cm" svg:y="1.45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836cm" svg:y="1.12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309cm" svg:y="1.4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849cm" svg:y="0.942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265cm" svg:y="1.4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805cm" svg:y="0.94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91" draw:id="id91">
          <svg:title>TexMaths</svg:title>
          <svg:desc>28§display§\therefore \ \frac{dH}{dt} = \frac{1}{9\pi}. \frac{dV}{dt} \ \ \ . . . \text {(I)}§svg§600§FALSE§</svg:desc>
          <draw:polygon draw:style-name="gr2" draw:text-style-name="P6" draw:layer="layout" svg:width="10.083cm" svg:height="1.947cm" svg:x="9.989cm" svg:y="2.491cm" svg:viewBox="0 0 10084 1948" draw:points="5042,1948 0,1948 0,0 10084,0 10084,1948">
            <text:p/>
          </draw:polygon>
          <draw:path draw:style-name="gr3" draw:text-style-name="P7" draw:layer="layout" svg:width="0.597cm" svg:height="0.532cm" svg:x="9.969cm" svg:y="3.333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11.355cm" svg:y="2.44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83cm" svg:height="0.673cm" svg:x="11.866cm" svg:y="2.453cm" svg:viewBox="0 0 831 674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olygon draw:style-name="gr3" draw:text-style-name="P7" draw:layer="layout" svg:width="1.412cm" svg:height="0.042cm" svg:x="11.315cm" svg:y="3.524cm" svg:viewBox="0 0 1413 43" draw:points="706,43 0,43 0,0 1413,0 1413,43">
            <text:p/>
          </draw:polygon>
          <draw:path draw:style-name="gr3" draw:text-style-name="P7" draw:layer="layout" svg:width="0.469cm" svg:height="0.696cm" svg:x="11.626cm" svg:y="3.78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2.121cm" svg:y="3.848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4-29-45 0-24 0-31 5-47z">
            <text:p/>
          </draw:path>
          <draw:path draw:style-name="gr3" draw:text-style-name="P7" draw:layer="layout" svg:width="0.655cm" svg:height="0.232cm" svg:x="13.172cm" svg:y="3.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4.659cm" svg:y="2.469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1.09cm" svg:height="0.042cm" svg:x="14.274cm" svg:y="3.524cm" svg:viewBox="0 0 1091 43" draw:points="544,43 0,43 0,0 1091,0 1091,43">
            <text:p/>
          </draw:polygon>
          <draw:path draw:style-name="gr3" draw:text-style-name="P7" draw:layer="layout" svg:width="0.409cm" svg:height="0.678cm" svg:x="14.314cm" svg:y="3.81cm" svg:viewBox="0 0 410 679" svg:d="M323 343v31c0 233-103 278-162 278-15 0-69-3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532cm" svg:height="0.436cm" svg:x="14.791cm" svg:y="4.041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107cm" svg:height="0.107cm" svg:x="15.564cm" svg:y="3.687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5.911cm" svg:y="2.44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16.438cm" svg:y="2.453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15.871cm" svg:y="3.524cm" svg:viewBox="0 0 1308 43" draw:points="654,43 0,43 0,0 1308,0 1308,43">
            <text:p/>
          </draw:polygon>
          <draw:path draw:style-name="gr3" draw:text-style-name="P7" draw:layer="layout" svg:width="0.469cm" svg:height="0.696cm" svg:x="16.128cm" svg:y="3.78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6.626cm" svg:y="3.84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4-29-45 0-24 0-31 5-47z">
            <text:p/>
          </draw:path>
          <draw:path draw:style-name="gr3" draw:text-style-name="P7" draw:layer="layout" svg:width="0.107cm" svg:height="0.107cm" svg:x="18.364cm" svg:y="3.687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8.637cm" svg:y="3.687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8.91cm" svg:y="3.687cm" svg:viewBox="0 0 108 108" svg:d="M108 54c0-29-25-54-54-54s-54 25-54 54 25 54 54 54 54-25 54-54z">
            <text:p/>
          </draw:path>
          <draw:path draw:style-name="gr3" draw:text-style-name="P7" draw:layer="layout" svg:width="0.23cm" svg:height="0.984cm" svg:x="19.195cm" svg:y="3.05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1cm" svg:height="0.673cm" svg:x="19.508cm" svg:y="3.118cm" svg:viewBox="0 0 302 674" svg:d="M195 76c0-33 4-45 83-45h24v-31c-33 2-112 2-150 2-40 0-116 0-152-2v31h27c76 0 81 12 81 45v522c0 36-5 45-81 45h-27v31c36-2 112-2 150-2 40 0 119 0 152 2v-31h-24c-79 0-83-9-83-45z">
            <text:p/>
          </draw:path>
          <draw:path draw:style-name="gr3" draw:text-style-name="P7" draw:layer="layout" svg:width="0.23cm" svg:height="0.984cm" svg:x="19.891cm" svg:y="3.05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93" draw:id="id93">
          <svg:title>TexMaths</svg:title>
          <svg:desc>26§display§\frac{dV}{dt} = 36\ m^3/ \text{sec}§svg§600§FALSE§</svg:desc>
          <draw:polygon draw:style-name="gr2" draw:text-style-name="P6" draw:layer="layout" svg:width="6.482cm" svg:height="1.798cm" svg:x="8.836cm" svg:y="5.133cm" svg:viewBox="0 0 6483 1799" draw:points="3243,1799 0,1799 0,0 6483,0 6483,1799">
            <text:p/>
          </draw:polygon>
          <draw:path draw:style-name="gr3" draw:text-style-name="P7" draw:layer="layout" svg:width="0.436cm" svg:height="0.646cm" svg:x="8.827cm" svg:y="5.0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652cm" svg:height="0.646cm" svg:x="9.316cm" svg:y="5.097cm" svg:viewBox="0 0 653 647" svg:d="M524 104c46-71 83-73 119-75 10-2 10-17 10-19 0-6-4-10-10-10-25 0-52 2-77 2-29 0-61-2-90-2-6 0-18 0-18 17 0 10 8 12 14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7" draw:layer="layout" svg:width="1.214cm" svg:height="0.039cm" svg:x="8.79cm" svg:y="6.092cm" svg:viewBox="0 0 1215 40" draw:points="607,40 0,40 0,0 1215,0 1215,40">
            <text:p/>
          </draw:polygon>
          <draw:path draw:style-name="gr3" draw:text-style-name="P7" draw:layer="layout" svg:width="0.436cm" svg:height="0.646cm" svg:x="9.029cm" svg:y="6.3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282cm" svg:height="0.584cm" svg:x="9.489cm" svg:y="6.393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7" draw:layer="layout" svg:width="0.608cm" svg:height="0.215cm" svg:x="10.417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1.367cm" svg:y="5.73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38cm" svg:height="0.629cm" svg:x="11.825cm" svg:y="5.732cm" svg:viewBox="0 0 381 630" svg:d="M83 310v-23c0-231 115-264 160-264 23 0 61 6 81 37-14 0-49 0-49 40 0 29 20 44 41 44 15 0 42-9 42-44 0-56-40-100-117-100-116 0-241 119-241 320 0 246 106 310 191 310 102 0 190-85 190-206 0-116-81-206-183-206-63 0-96 48-115 92zM191 605c-56 0-85-56-89-68-17-44-17-117-17-133 0-71 29-165 113-165 14 0 56 0 85 58 17 34 17 82 17 125 0 44 0 90-17 123-27 56-69 60-92 60z">
            <text:p/>
          </draw:path>
          <draw:path draw:style-name="gr3" draw:text-style-name="P7" draw:layer="layout" svg:width="0.75cm" svg:height="0.415cm" svg:x="12.576cm" svg:y="5.93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7" draw:layer="layout" svg:width="0.294cm" svg:height="0.438cm" svg:x="13.385cm" svg:y="5.53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7" draw:layer="layout" svg:width="0.357cm" svg:height="0.914cm" svg:x="13.811cm" svg:y="5.655cm" svg:viewBox="0 0 358 915" svg:d="M354 35c4-12 4-16 4-16 0-11-9-19-19-19-6 0-12 2-15 8l-320 874c-4 10-4 15-4 17 0 8 8 16 19 16 12 0 14-6 21-21z">
            <text:p/>
          </draw:path>
          <draw:path draw:style-name="gr3" draw:text-style-name="P7" draw:layer="layout" svg:width="0.301cm" svg:height="0.421cm" svg:x="14.248cm" svg:y="5.92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4.604cm" svg:y="5.92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5.016cm" svg:y="5.92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95" draw:id="id95">
          <svg:title>TexMaths</svg:title>
          <svg:desc>26§display§\frac{dH}{dt} = \frac{1}{9\pi}. (36) = \frac{4}{\pi}§svg§600§FALSE§</svg:desc>
          <draw:polygon draw:style-name="gr2" draw:text-style-name="P6" draw:layer="layout" svg:width="7.535cm" svg:height="1.808cm" svg:x="3.339cm" svg:y="9.223cm" svg:viewBox="0 0 7536 1809" draw:points="3768,1809 0,1809 0,0 7536,0 7536,1809">
            <text:p/>
          </draw:polygon>
          <draw:path draw:style-name="gr3" draw:text-style-name="P7" draw:layer="layout" svg:width="0.436cm" svg:height="0.646cm" svg:x="3.33cm" svg:y="9.177cm" svg:viewBox="0 0 437 647" svg:d="M437 10c0-2 0-10-13-10-12 0-100 8-116 10-6 0-13 5-13 17 0 13 9 13 23 13 44 0 46 6 46 14l-4 19-54 216c-17-33-44-58-86-58-106 0-220 135-220 268 0 88 50 148 123 148 18 0 64-4 118-69 9 38 40 69 83 69 34 0 54-21 69-52s27-88 27-90c0-10-8-10-10-10-11 0-11 4-13 17-16 60-33 114-71 114-24 0-27-23-27-42 0-22 3-29 7-43zM245 526c-4 17-4 19-18 36-40 49-77 64-102 64-46 0-61-50-61-85 0-46 30-160 52-202 27-54 69-87 107-87 60 0 72 75 72 81 0 4-2 10-4 14z">
            <text:p/>
          </draw:path>
          <draw:path draw:style-name="gr3" draw:text-style-name="P7" draw:layer="layout" svg:width="0.771cm" svg:height="0.625cm" svg:x="3.805cm" svg:y="9.187cm" svg:viewBox="0 0 772 626" svg:d="M663 71c9-34 11-42 77-42 23 0 32 0 32-19 0-10-11-10-13-10-27 0-91 2-118 2-25 0-92-2-117-2-8 0-19 0-19 19 0 10 9 10 25 10 2 0 21 0 36 2 16 0 25 2 25 15 0 2 0 4-5 16l-54 225h-278l54-216c8-34 10-42 77-42 23 0 31 0 31-19 0-10-10-10-15-10-25 0-91 2-116 2-27 0-92-2-119-2-6 0-16 0-16 19 0 10 8 10 25 10 2 0 18 0 35 2 17 0 25 2 25 15 0 2-2 6-4 16l-123 493c-8 36-10 42-83 42-17 0-25 0-25 19 0 10 10 10 12 10 28 0 92-2 117-2 19 0 39 0 58 0 21 0 42 2 60 2 7 0 19 0 19-19 0-10-8-10-27-10-33 0-58 0-58-17 0-4 2-8 2-14l62-252h279c-37 152-58 239-62 254-9 29-27 29-84 29-14 0-22 0-22 19 0 10 12 10 14 10 25 0 90-2 115-2 20 0 39 0 60 0 19 0 39 2 58 2 8 0 19 0 19-19 0-10-9-10-25-10-36 0-60 0-60-17 0-4 2-8 2-14z">
            <text:p/>
          </draw:path>
          <draw:polygon draw:style-name="gr3" draw:text-style-name="P7" draw:layer="layout" svg:width="1.311cm" svg:height="0.039cm" svg:x="3.293cm" svg:y="10.182cm" svg:viewBox="0 0 1312 40" draw:points="655,40 0,40 0,0 1312,0 1312,40">
            <text:p/>
          </draw:polygon>
          <draw:path draw:style-name="gr3" draw:text-style-name="P7" draw:layer="layout" svg:width="0.436cm" svg:height="0.646cm" svg:x="3.582cm" svg:y="10.423cm" svg:viewBox="0 0 437 647" svg:d="M437 10c0-2 0-10-13-10-12 0-100 8-116 10-6 0-13 5-13 17 0 13 9 13 23 13 44 0 46 6 46 14l-4 19-54 216c-17-33-44-58-86-58-106 0-220 135-220 268 0 88 50 148 123 148 18 0 64-4 118-69 9 38 40 69 83 69 34 0 54-21 69-52s27-88 27-90c0-10-8-10-10-10-11 0-11 4-13 17-16 60-33 114-71 114-24 0-27-23-27-42 0-22 3-29 7-43zM245 526c-4 17-4 19-18 36-40 49-77 64-102 64-46 0-61-50-61-85 0-46 30-160 52-202 27-54 69-87 107-87 60 0 72 75 72 81 0 4-2 10-4 14z">
            <text:p/>
          </draw:path>
          <draw:path draw:style-name="gr3" draw:text-style-name="P7" draw:layer="layout" svg:width="0.282cm" svg:height="0.583cm" svg:x="4.042cm" svg:y="10.483cm" svg:viewBox="0 0 283 584" svg:d="M168 208h88c16 0 27 0 27-19 0-10-11-10-27-10h-79c31-131 37-148 37-154 0-17-12-25-27-25-2 0-29 0-37 33l-36 146h-87c-19 0-27 0-27 17 0 12 8 12 25 12h81c-66 260-69 275-69 291 0 50 36 85 84 85 95 0 147-135 147-141 0-8-8-8-12-8-6 0-9 2-13 12-39 96-89 117-120 117-19 0-27-13-27-42 0-23 0-29 4-44z">
            <text:p/>
          </draw:path>
          <draw:path draw:style-name="gr3" draw:text-style-name="P7" draw:layer="layout" svg:width="0.608cm" svg:height="0.215cm" svg:x="5.017cm" svg:y="10.0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6.398cm" svg:y="9.202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7" draw:layer="layout" svg:width="1.012cm" svg:height="0.039cm" svg:x="6.04cm" svg:y="10.182cm" svg:viewBox="0 0 1013 40" draw:points="505,40 0,40 0,0 1013,0 1013,40">
            <text:p/>
          </draw:polygon>
          <draw:path draw:style-name="gr3" draw:text-style-name="P7" draw:layer="layout" svg:width="0.38cm" svg:height="0.629cm" svg:x="6.078cm" svg:y="10.448cm" svg:viewBox="0 0 381 630" svg:d="M299 318v29c0 217-95 258-149 258-15 0-65-2-90-33 40 0 48-27 48-42 0-29-23-43-44-43-14 0-41 8-41 45 0 61 50 98 127 98 118 0 231-125 231-320 0-248-104-310-188-310-50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7" draw:layer="layout" svg:width="0.494cm" svg:height="0.405cm" svg:x="6.521cm" svg:y="10.662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  <draw:path draw:style-name="gr3" draw:text-style-name="P7" draw:layer="layout" svg:width="0.099cm" svg:height="0.099cm" svg:x="7.238cm" svg:y="10.333cm" svg:viewBox="0 0 100 100" svg:d="M100 50c0-27-23-50-50-50s-50 23-50 50 23 50 50 50 50-23 50-50z">
            <text:p/>
          </draw:path>
          <draw:path draw:style-name="gr3" draw:text-style-name="P7" draw:layer="layout" svg:width="0.213cm" svg:height="0.914cm" svg:x="7.504cm" svg:y="9.745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38cm" svg:height="0.629cm" svg:x="7.808cm" svg:y="9.82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s-108-16-141-70c33 6 60-15 60-50 0-34-23-52-50-52-23 0-52 14-52 54 0 83 85 143 185 143 112 0 196-83 196-177 0-74-59-145-152-166z">
            <text:p/>
          </draw:path>
          <draw:path draw:style-name="gr3" draw:text-style-name="P7" draw:layer="layout" svg:width="0.38cm" svg:height="0.629cm" svg:x="8.263cm" svg:y="9.822cm" svg:viewBox="0 0 381 630" svg:d="M83 310v-23c0-231 115-264 160-264 23 0 61 6 81 37-14 0-49 0-49 40 0 29 20 44 41 44 15 0 42-9 42-44 0-56-40-100-117-100-116 0-241 119-241 320 0 246 106 310 191 310 102 0 190-85 190-206 0-116-82-206-183-206-63 0-96 48-115 92zM191 605c-56 0-85-56-89-68-17-44-17-117-17-134 0-70 29-164 113-164 14 0 56 0 85 58 16 34 16 82 16 125 0 44 0 90-16 123-27 56-69 60-92 60z">
            <text:p/>
          </draw:path>
          <draw:path draw:style-name="gr3" draw:text-style-name="P7" draw:layer="layout" svg:width="0.213cm" svg:height="0.914cm" svg:x="8.735cm" svg:y="9.7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9.343cm" svg:y="10.0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10.439cm" svg:y="9.192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olygon draw:style-name="gr3" draw:text-style-name="P7" draw:layer="layout" svg:width="0.554cm" svg:height="0.039cm" svg:x="10.366cm" svg:y="10.182cm" svg:viewBox="0 0 555 40" draw:points="279,40 0,40 0,0 555,0 555,40">
            <text:p/>
          </draw:polygon>
          <draw:path draw:style-name="gr3" draw:text-style-name="P7" draw:layer="layout" svg:width="0.494cm" svg:height="0.405cm" svg:x="10.391cm" svg:y="10.662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</draw:g>
        <draw:g xml:id="id96" draw:id="id96">
          <svg:title>TexMaths</svg:title>
          <svg:desc>28§display§\therefore§svg§600§FALSE§</svg:desc>
          <draw:polygon draw:style-name="gr2" draw:text-style-name="P6" draw:layer="layout" svg:width="0.528cm" svg:height="0.433cm" svg:x="3.214cm" svg:y="12.326cm" svg:viewBox="0 0 529 434" draw:points="265,434 0,434 0,0 529,0 529,434">
            <text:p/>
          </draw:polygon>
          <draw:path draw:style-name="gr3" draw:text-style-name="P7" draw:layer="layout" svg:width="0.598cm" svg:height="0.531cm" svg:x="3.194cm" svg:y="12.2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8§display§\frac{4}{\pi}§svg§600§FALSE§</svg:desc>
          <draw:polygon draw:style-name="gr2" draw:text-style-name="P6" draw:layer="layout" svg:width="0.499cm" svg:height="1.922cm" svg:x="18.301cm" svg:y="11.646cm" svg:viewBox="0 0 500 1923" draw:points="251,1923 0,1923 0,0 500,0 500,1923">
            <text:p/>
          </draw:polygon>
          <draw:path draw:style-name="gr3" draw:text-style-name="P7" draw:layer="layout" svg:width="0.439cm" svg:height="0.667cm" svg:x="18.333cm" svg:y="11.597cm" svg:viewBox="0 0 440 668" svg:d="M262 507v85c0 36 0 47-74 47h-20v29c41-2 92-2 133-2 42 0 94 0 134 2v-29h-20c-74 0-76-11-76-47v-85h101v-32h-101v-450c0-18 0-25-16-25-9 0-11 0-18 11l-305 464v32zM269 475h-242l242-367z">
            <text:p/>
          </draw:path>
          <draw:polygon draw:style-name="gr3" draw:text-style-name="P7" draw:layer="layout" svg:width="0.598cm" svg:height="0.042cm" svg:x="18.252cm" svg:y="12.664cm" svg:viewBox="0 0 599 43" draw:points="301,43 0,43 0,0 599,0 599,43">
            <text:p/>
          </draw:polygon>
          <draw:path draw:style-name="gr3" draw:text-style-name="P7" draw:layer="layout" svg:width="0.533cm" svg:height="0.436cm" svg:x="18.279cm" svg:y="13.182cm" svg:viewBox="0 0 534 437" svg:d="M236 58h112c-34 146-43 189-43 256 0 13 0 40 9 74 9 45 20 49 36 49 20 0 40-18 40-38 0-4 0-7-6-20-30-72-30-137-30-164 0-54 7-105 18-157h115c11 0 47 0 47-33 0-25-20-25-38-25h-332c-23 0-61 0-103 47-36 38-61 83-61 88 0 2 0 11 11 11 9 0 11-5 16-11 49-77 108-77 126-77h58c-34 119-85 238-128 330-7 13-7 16-7 22 0 20 16 27 27 27 32 0 38-27 50-65 15-45 15-47 26-96z">
            <text:p/>
          </draw:path>
        </draw:g>
        <draw:g xml:id="id92" draw:id="id92">
          <svg:title>TexMaths</svg:title>
          <svg:desc>28§display§\text {Given that,}§svg§600§FALSE§</svg:desc>
          <draw:polygon draw:style-name="gr2" draw:text-style-name="P6" draw:layer="layout" svg:width="4.757cm" svg:height="0.785cm" svg:x="3.309cm" svg:y="5.714cm" svg:viewBox="0 0 4758 786" draw:points="2379,786 0,786 0,0 4758,0 4758,786">
            <text:p/>
          </draw:polygon>
          <draw:path draw:style-name="gr3" draw:text-style-name="P7" draw:layer="layout" svg:width="0.669cm" svg:height="0.716cm" svg:x="3.316cm" svg:y="5.665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4.064cm" svg:y="5.7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4.324cm" svg:y="5.93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4.826cm" svg:y="5.9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5.267cm" svg:y="5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6.129cm" svg:y="5.75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6.524cm" svg:y="5.67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7.081cm" svg:y="5.9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7.549cm" svg:y="5.75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7.998cm" svg:y="6.25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4" draw:id="id94">
          <svg:title>TexMaths</svg:title>
          <svg:desc>28§display§\text {From (I) we get,}§svg§600§FALSE§</svg:desc>
          <draw:polygon draw:style-name="gr2" draw:text-style-name="P6" draw:layer="layout" svg:width="6.898cm" svg:height="0.886cm" svg:x="3.328cm" svg:y="7.415cm" svg:viewBox="0 0 6899 887" draw:points="3449,887 0,887 0,0 6899,0 6899,887">
            <text:p/>
          </draw:polygon>
          <draw:path draw:style-name="gr3" draw:text-style-name="P7" draw:layer="layout" svg:width="0.568cm" svg:height="0.671cm" svg:x="3.31cm" svg:y="7.435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7" draw:layer="layout" svg:width="0.333cm" svg:height="0.436cm" svg:x="3.865cm" svg:y="7.66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4.253cm" svg:y="7.66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77cm" svg:height="0.436cm" svg:x="4.748cm" svg:y="7.669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5.962cm" svg:y="7.3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6.276cm" svg:y="7.43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6.659cm" svg:y="7.3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7.331cm" svg:y="7.68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7" draw:layer="layout" svg:width="0.382cm" svg:height="0.454cm" svg:x="8.025cm" svg:y="7.6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8.789cm" svg:y="7.65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382cm" svg:height="0.454cm" svg:x="9.281cm" svg:y="7.6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9.709cm" svg:y="7.49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115cm" svg:height="0.295cm" svg:x="10.16cm" svg:y="8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width" smil:values="width*0.05;width" smil:keyTimes="0;1"/>
                  <anim:animate smil:dur="0.5s" smil:fill="hold" smil:targetElement="id97" anim:sub-item="text" smil:attributeName="height" smil:values="height;height" smil:keyTimes="0;1"/>
                  <anim:animate smil:dur="0.5s" smil:fill="hold" smil:targetElement="id97" anim:sub-item="text" smil:attributeName="x" smil:values="x-.2;x" smil:keyTimes="0;1"/>
                  <anim:animate smil:dur="0.5s" smil:fill="hold" smil:targetElement="id97" anim:sub-item="text" smil:attributeName="y" smil:values="y;y" smil:keyTimes="0;1"/>
                  <anim:transitionFilter smil:dur="0.5s" smil:targetElement="id9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draw:frame presentation:style-name="pr15" draw:text-style-name="P10" draw:layer="layout" svg:width="26.6cm" svg:height="14.772cm" svg:x="0.8cm" svg:y="0.628cm" presentation:class="title" presentation:user-transformed="true">
          <draw:text-box>
            <text:p xml:id="id99" text:id="id99" text:style-name="P4"><text:span text:style-name="T23"><text:tab/></text:span><text:span text:style-name="T23"> <text:s text:c="2"/></text:span><text:span text:style-name="T23">(4) </text:span><text:span text:style-name="T24">A man of height 180 cm is moving away from a lamp post <text:s text:c="14"/>at the rate of 1.2 meters per second. If the height of the</text:span><text:span text:style-name="T24"><text:line-break/></text:span><text:span text:style-name="T24"><text:tab/></text:span><text:span text:style-name="T24"><text:tab/></text:span><text:span text:style-name="T24"> <text:s text:c="3"/>lamp post is 4.5 meters, find the rate at which</text:span><text:span text:style-name="T24"><text:line-break/></text:span><text:span text:style-name="T24"><text:tab/></text:span><text:span text:style-name="T24"> <text:s text:c="8"/>(i) his shadow is lengthening.</text:span><text:span text:style-name="T24"><text:line-break/></text:span><text:span text:style-name="T24"><text:tab/></text:span><text:span text:style-name="T24"><text:tab/></text:span><text:span text:style-name="T24"> <text:s text:c="2"/>(ii) the tip of the shadow is moving. </text:span><text:span text:style-name="T24"><text:line-break/></text:span><text:span text:style-name="T19"> <text:s text:c="14"/></text:span><text:span text:style-name="T24"><text:line-break/></text:span><text:span text:style-name="T25">Solution :</text:span><text:span text:style-name="T24"> <text:s text:c="10"/></text:span><text:span text:style-name="T24"><text:line-break/></text:span><text:span text:style-name="T24"> <text:s text:c="14"/></text:span><text:span text:style-name="T24"><text:line-break/></text:span><text:span text:style-name="T24"><text:tab/></text:span><text:span text:style-name="T24"><text:tab/></text:span><text:span text:style-name="T24"> <text:s text:c="3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 <text:s text:c="5"/></text:span></text:p>
          </draw:text-box>
        </draw:frame>
        <draw:polyline draw:style-name="gr4" draw:text-style-name="P17" xml:id="id107" draw:id="id107" draw:layer="layout" svg:width="0cm" svg:height="7.891cm" svg:x="19.279cm" svg:y="6.109cm" svg:viewBox="0 0 0 7892" draw:points="0,0 0,7892">
          <text:p/>
        </draw:polyline>
        <draw:polyline draw:style-name="gr4" draw:text-style-name="P17" xml:id="id110" draw:id="id110" draw:layer="layout" svg:width="0.02cm" svg:height="4.498cm" svg:x="22.479cm" svg:y="9.501cm" svg:viewBox="0 0 21 4499" draw:points="0,0 21,4499">
          <text:p/>
        </draw:polyline>
        <draw:polyline draw:style-name="gr4" draw:text-style-name="P17" xml:id="id109" draw:id="id109" draw:layer="layout" svg:width="7.521cm" svg:height="7.891cm" svg:x="19.279cm" svg:y="6.109cm" svg:viewBox="0 0 7522 7892" draw:points="0,0 7522,7892">
          <text:p/>
        </draw:polyline>
        <draw:g xml:id="id113" draw:id="id113">
          <svg:title>TexMaths</svg:title>
          <svg:desc>24§display§O§svg§600§FALSE§</svg:desc>
          <draw:polygon draw:style-name="gr2" draw:text-style-name="P6" draw:layer="layout" svg:width="0.541cm" svg:height="0.529cm" svg:x="18.563cm" svg:y="13.972cm" svg:viewBox="0 0 542 530" draw:points="271,530 0,530 0,0 542,0 542,530">
            <text:p/>
          </draw:polygon>
          <draw:path draw:style-name="gr3" draw:text-style-name="P7" draw:layer="layout" svg:width="0.585cm" svg:height="0.613cm" svg:x="18.563cm" svg:y="13.93cm" svg:viewBox="0 0 586 614" svg:d="M586 228c0-136-90-228-217-228-183 0-369 192-369 390 0 140 94 224 217 224 179 0 369-184 369-386zM221 593c-83 0-142-69-142-180 0-37 11-162 77-259 59-89 142-133 209-133 69 0 144 48 144 173 0 61-23 194-106 297-40 52-109 102-182 102z">
            <text:p/>
          </draw:path>
        </draw:g>
        <draw:g xml:id="id115" draw:id="id115">
          <svg:title>TexMaths</svg:title>
          <svg:desc>24§display§M§svg§600§FALSE§</svg:desc>
          <draw:polygon draw:style-name="gr2" draw:text-style-name="P6" draw:layer="layout" svg:width="0.798cm" svg:height="0.493cm" svg:x="22.472cm" svg:y="14.173cm" svg:viewBox="0 0 799 494" draw:points="399,494 0,494 0,0 799,0 799,494">
            <text:p/>
          </draw:polygon>
          <draw:path draw:style-name="gr3" draw:text-style-name="P7" draw:layer="layout" svg:width="0.846cm" svg:height="0.577cm" svg:x="22.464cm" svg:y="14.131cm" svg:viewBox="0 0 847 578" svg:d="M747 65c8-30 10-38 73-38 19 0 27 0 27-17 0-10-8-10-23-10h-111c-22 0-23 0-33 15l-309 484-66-480c-2-19-3-19-27-19h-115c-15 0-25 0-25 15 0 12 8 12 25 12 10 0 25 0 35 2 15 0 19 4 19 13 0 2 0 6-4 16l-107 430c-8 34-21 61-91 63-3 0-15 2-15 17 0 8 6 10 12 10 26 0 57-2 84-2 29 0 60 2 88 2 4 0 14 0 14-17 0-10-8-10-14-10-50 0-57-17-57-36 0-6 0-10 2-20l115-460h2l73 524c0 9 2 19 11 19 10 0 16-10 20-15l341-536-121 486c-7 32-9 38-76 38-14 0-23 0-23 17 0 10 9 10 11 10 25 0 83-2 106-2 34 0 71 2 105 2 6 0 16 0 16-17 0-10-8-10-23-10-31 0-56 0-56-15 0-2 0-4 6-19z">
            <text:p/>
          </draw:path>
        </draw:g>
        <draw:g xml:id="id119" draw:id="id119">
          <svg:title>TexMaths</svg:title>
          <svg:desc>24§display§N§svg§600§FALSE§</svg:desc>
          <draw:polygon draw:style-name="gr2" draw:text-style-name="P6" draw:layer="layout" svg:width="0.66cm" svg:height="0.493cm" svg:x="22.875cm" svg:y="9.173cm" svg:viewBox="0 0 661 494" draw:points="331,494 0,494 0,0 661,0 661,494">
            <text:p/>
          </draw:polygon>
          <draw:path draw:style-name="gr3" draw:text-style-name="P7" draw:layer="layout" svg:width="0.712cm" svg:height="0.577cm" svg:x="22.865cm" svg:y="9.131cm" svg:viewBox="0 0 713 578" svg:d="M607 88c8-32 23-59 91-61 5 0 15-2 15-17 0-2 0-10-12-10-26 0-57 2-84 2-29 0-60-2-87-2-5 0-15 0-15 17 0 10 8 10 15 10 48 0 58 17 58 36 0 2-2 16-4 18l-94 376-186-442c-8-15-8-15-27-15h-114c-17 0-25 0-25 17 0 10 8 10 23 10 4 0 58 0 58 8l-113 453c-8 34-23 61-93 63-3 0-13 2-13 17 0 6 4 10 12 10 26 0 55-2 84-2s60 2 87 2c3 0 15 0 15-17 0-8-8-10-17-10-48 0-56-19-56-36 0-6 2-10 4-20l111-447c4 6 4 8 8 15l211 500c6 13 8 15 16 15 9 0 9-2 13-17z">
            <text:p/>
          </draw:path>
        </draw:g>
        <draw:g xml:id="id117" draw:id="id117">
          <svg:title>TexMaths</svg:title>
          <svg:desc>24§display§B§svg§600§FALSE§</svg:desc>
          <draw:polygon draw:style-name="gr2" draw:text-style-name="P6" draw:layer="layout" svg:width="0.554cm" svg:height="0.493cm" svg:x="26.672cm" svg:y="13.973cm" svg:viewBox="0 0 555 494" draw:points="278,494 0,494 0,0 555,0 555,494">
            <text:p/>
          </draw:polygon>
          <draw:path draw:style-name="gr3" draw:text-style-name="P7" draw:layer="layout" svg:width="0.604cm" svg:height="0.577cm" svg:x="26.664cm" svg:y="13.931cm" svg:viewBox="0 0 605 578" svg:d="M100 513c-8 32-10 38-77 38-15 0-23 0-23 17 0 10 8 10 23 10h302c134 0 234-100 234-182 0-62-50-110-131-119 87-18 177-79 177-160 0-63-56-117-157-117h-285c-17 0-25 0-25 17 0 10 8 10 23 10 2 0 18 0 33 2 15 0 23 2 23 13 0 2-2 6-4 16zM229 269l51-211c8-29 10-31 47-31h109c73 0 92 50 92 86 0 75-73 156-177 156zM190 551c-11 0-13 0-19 0-8 0-12-2-12-8 0-3 0-5 4-21l60-236h159c83 0 98 63 98 100 0 84-75 165-175 165z">
            <text:p/>
          </draw:path>
        </draw:g>
        <draw:g xml:id="id111" draw:id="id111">
          <svg:title>TexMaths</svg:title>
          <svg:desc>24§display§A§svg§600§FALSE§</svg:desc>
          <draw:polygon draw:style-name="gr2" draw:text-style-name="P6" draw:layer="layout" svg:width="0.526cm" svg:height="0.52cm" svg:x="18.579cm" svg:y="5.974cm" svg:viewBox="0 0 527 521" draw:points="264,521 0,521 0,0 527,0 527,521">
            <text:p/>
          </draw:polygon>
          <draw:path draw:style-name="gr3" draw:text-style-name="P7" draw:layer="layout" svg:width="0.58cm" svg:height="0.606cm" svg:x="18.566cm" svg:y="5.932cm" svg:viewBox="0 0 581 607" svg:d="M121 509c-33 56-65 69-104 71-9 0-17 0-17 17 0 4 4 10 12 10 23 0 48-4 73-4 27 0 57 4 84 4 4 0 16 0 16-17 0-10-8-10-14-10-19-2-40-9-40-31 0-9 6-19 11-30l66-108h213c2 17 14 133 14 140 0 27-44 29-62 29-11 0-21 0-21 17 0 10 12 10 14 10 34 0 71-4 105-4 22 0 73 4 95 4 5 0 15 0 15-17 0-10-8-10-19-10-52 0-52-6-54-31l-52-528c-2-17-2-21-17-21-14 0-16 6-22 13zM223 384l168-278 26 278z">
            <text:p/>
          </draw:path>
        </draw:g>
        <draw:g xml:id="id112" draw:id="id112">
          <svg:title>TexMaths</svg:title>
          <svg:desc>24§display§4.5§svg§600§FALSE§</svg:desc>
          <draw:polygon draw:style-name="gr2" draw:text-style-name="P6" draw:layer="layout" svg:width="0.913cm" svg:height="0.517cm" draw:transform="skewX (0.172613063022239) rotate (1.5400785319598) translate (18.5013760708188cm 11.8527471111232cm)" svg:viewBox="0 0 914 518" draw:points="456,518 0,518 1,0 914,0 913,518">
            <text:p/>
          </draw:polygon>
          <draw:path draw:style-name="gr3" draw:text-style-name="P7" draw:layer="layout" svg:width="0.36cm" svg:height="0.583cm" draw:transform="skewX (0.174358392274233) rotate (1.540253064885) translate (18.4580237114683cm 11.8614032629321cm)" svg:viewBox="0 0 361 584" svg:d="M215 443v75c0 31 0 41-60 41h-17v25c33-2 75-2 109-2 35 0 77 0 110 2v-25h-17c-60 0-62-10-62-41v-75h83v-27h-83v-394c0-16 0-22-13-22-7 0-9 0-15 10l-250 406v27zM221 416h-199l199-322z">
            <text:p/>
          </draw:path>
          <draw:path draw:style-name="gr3" draw:text-style-name="P7" draw:layer="layout" svg:width="0.087cm" svg:height="0.093cm" draw:transform="skewX (0.175231056900231) rotate (1.53676240638101) translate (18.9609279608881cm 11.5122204170911cm)" svg:viewBox="0 0 88 94" svg:d="M88 47c0-26-20-47-44-47s-44 22-44 47c0 26 20 47 44 47s44-22 44-47z">
            <text:p/>
          </draw:path>
          <draw:path draw:style-name="gr3" draw:text-style-name="P7" draw:layer="layout" svg:width="0.323cm" svg:height="0.593cm" draw:transform="skewX (0.174881991049832) rotate (1.5399039990346) translate (18.4875557566092cm 11.2156100933831cm)" svg:viewBox="0 0 324 594" svg:d="M324 402c0-102-67-190-155-190-39 0-74 14-103 45v-169c16 6 44 12 70 12 99 0 156-78 156-90 0-6-2-10-7-10-2 0-4 0-8 2-16 8-55 25-110 25-33 0-70-5-109-23-5-4-7-4-9-4-7 0-7 8-7 22v255c0 15 0 23 11 23 6 0 8-2 9-8 10-14 41-61 105-61 43 0 63 40 70 55 13 34 15 67 15 110 0 29 0 82-20 118-18 33-50 57-87 57-58 0-104-45-119-96 2 0 5 0 15 0 25 0 40-22 40-42 0-21-15-43-41-43-12 0-40 6-40 47 0 73 55 157 147 157 94 0 177-82 177-192z">
            <text:p/>
          </draw:path>
        </draw:g>
        <draw:g xml:id="id118" draw:id="id118">
          <svg:title>TexMaths</svg:title>
          <svg:desc>24§display§1.8§svg§600§FALSE§</svg:desc>
          <draw:polygon draw:style-name="gr2" draw:text-style-name="P6" draw:layer="layout" svg:width="0.958cm" svg:height="0.49cm" draw:transform="skewX (-0.152192710773906) rotate (1.55910262080653) translate (21.7875070252329cm 12.1682427354067cm)" svg:viewBox="0 0 959 491" draw:points="481,491 0,491 0,0 959,0 959,491">
            <text:p/>
          </draw:polygon>
          <draw:path draw:style-name="gr3" draw:text-style-name="P7" draw:layer="layout" svg:width="0.28cm" svg:height="0.556cm" draw:transform="skewX (-0.154985237577096) rotate (1.55631009400334) translate (21.7457209498015cm 12.1415393990134cm)" svg:viewBox="0 0 281 557" svg:d="M175 21c0-19 0-21-19-21-54 53-129 53-156 53v27c17 0 67 0 111-23l1 434c0 30-2 40-79 40h-27v26c29-4 104-4 137-4 34 0 107 0 138 4v-27h-27c-77 0-79-9-79-39z">
            <text:p/>
          </draw:path>
          <draw:path draw:style-name="gr3" draw:text-style-name="P7" draw:layer="layout" svg:width="0.091cm" svg:height="0.09cm" draw:transform="skewX (-0.150970980297509) rotate (1.56259327931052) translate (22.2182774866682cm 11.6563712896669cm)" svg:viewBox="0 0 92 91" svg:d="M92 46c0-25-21-46-46-46s-46 21-46 45c0 25 21 46 46 46s46-21 46-45z">
            <text:p/>
          </draw:path>
          <draw:path draw:style-name="gr3" draw:text-style-name="P7" draw:layer="layout" svg:width="0.351cm" svg:height="0.573cm" draw:transform="skewX (-0.155508836352695) rotate (1.55718275862934) translate (21.753135479837cm 11.52517571952cm)" svg:viewBox="0 0 352 574" svg:d="M102 174c-38-24-42-53-42-68 0-49 56-85 115-85 64 0 117 43 117 104 0 47-32 87-84 116zM227 254c61-31 102-74 102-129 0-78-75-125-152-125-84 0-154 63-154 140 0 16 2 52 37 91 9 10 42 31 63 46-50 24-123 70-123 153 0 89 86 144 175 144 96 0 177-68 177-158 0-30-10-68-41-104-17-17-30-24-84-58zM142 290l104 64c23 15 63 40 63 91 0 63-63 106-132 106-73 0-135-51-135-121 0-49 27-102 100-140z">
            <text:p/>
          </draw:path>
        </draw:g>
        <draw:g xml:id="id114" draw:id="id114">
          <svg:title>TexMaths</svg:title>
          <svg:desc>20§display§y§svg§600§FALSE§</svg:desc>
          <draw:polygon draw:style-name="gr2" draw:text-style-name="P6" draw:layer="layout" svg:width="0.274cm" svg:height="0.385cm" svg:x="20.677cm" svg:y="14.165cm" svg:viewBox="0 0 275 386" draw:points="137,386 0,386 0,0 275,0 275,386">
            <text:p/>
          </draw:polygon>
          <draw:path draw:style-name="gr3" draw:text-style-name="P7" draw:layer="layout" svg:width="0.325cm" svg:height="0.455cm" svg:x="20.663cm" svg:y="14.13cm" svg:viewBox="0 0 326 456" svg:d="M323 43c3-9 3-11 3-16 0-13-11-19-21-19-8 0-19 3-25 14-2 4-7 26-10 39-5 17-10 37-14 56l-32 128c-2 9-32 59-79 59-36 0-44-30-44-58 0-32 12-75 36-137 12-29 13-37 13-51 0-32-22-58-57-58-67 0-93 102-93 109 0 6 6 6 8 6 8 0 8-1 11-13 19-65 48-86 72-86 5 0 18 0 18 22 0 18-7 36-13 50-27 74-40 115-40 147 0 63 45 85 86 85 27 0 51-13 71-32-8 37-18 70-45 109-19 24-47 45-79 45-9 0-41-4-52-31 11 0 19 0 30-8 7-6 13-16 13-29 0-22-19-25-26-25-16 0-40 11-40 46s32 61 75 61c74 0 146-64 165-144z">
            <text:p/>
          </draw:path>
        </draw:g>
        <draw:g xml:id="id116" draw:id="id116">
          <svg:title>TexMaths</svg:title>
          <svg:desc>20§display§x§svg§600§FALSE§</svg:desc>
          <draw:polygon draw:style-name="gr2" draw:text-style-name="P6" draw:layer="layout" svg:width="0.3cm" svg:height="0.249cm" svg:x="24.477cm" svg:y="14.164cm" svg:viewBox="0 0 301 250" draw:points="150,250 0,250 0,0 301,0 301,250">
            <text:p/>
          </draw:polygon>
          <draw:path draw:style-name="gr3" draw:text-style-name="P7" draw:layer="layout" svg:width="0.351cm" svg:height="0.319cm" svg:x="24.463cm" svg:y="14.1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polyline draw:style-name="gr4" draw:text-style-name="P17" xml:id="id108" draw:id="id108" draw:layer="layout" svg:width="7.521cm" svg:height="0cm" svg:x="19.278cm" svg:y="14cm" svg:viewBox="0 0 7522 0" draw:points="7522,0 0,0">
          <text:p/>
        </draw:polyline>
        <draw:g xml:id="id100" draw:id="id100">
          <svg:title>TexMaths</svg:title>
          <svg:desc>26§display§\text {Let }OA \text { be the lamp post } MN§svg§600§FALSE§</svg:desc>
          <draw:polygon draw:style-name="gr2" draw:text-style-name="P6" draw:layer="layout" svg:width="12.162cm" svg:height="0.742cm" svg:x="5.185cm" svg:y="6.779cm" svg:viewBox="0 0 12163 743" draw:points="6081,743 0,743 0,0 12163,0 12163,743">
            <text:p/>
          </draw:polygon>
          <draw:path draw:style-name="gr3" draw:text-style-name="P7" draw:layer="layout" svg:width="0.502cm" svg:height="0.625cm" svg:x="5.168cm" svg:y="6.762cm" svg:viewBox="0 0 503 626" svg:d="M503 389h-23c-10 94-22 208-185 208h-75c-41 0-43-6-43-35v-489c0-31 0-44 87-44h29v-29c-33 2-116 2-154 2-35 0-108 0-139-2v29h23c71 0 71 11 71 42v484c0 34 0 42-71 42h-23v29h478z">
            <text:p/>
          </draw:path>
          <draw:path draw:style-name="gr3" draw:text-style-name="P7" draw:layer="layout" svg:width="0.355cm" svg:height="0.421cm" svg:x="5.736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6.133cm" svg:y="6.825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633cm" svg:height="0.665cm" svg:x="6.821cm" svg:y="6.743cm" svg:viewBox="0 0 634 666" svg:d="M634 248c0-148-97-248-235-248-197 0-399 208-399 422 0 152 102 244 235 244 193 0 399-200 399-418zM239 643c-89 0-154-75-154-196 0-39 13-175 83-281 65-95 154-143 227-143 75 0 156 52 156 187 0 67-25 210-114 322-44 57-119 111-198 111z">
            <text:p/>
          </draw:path>
          <draw:path draw:style-name="gr3" draw:text-style-name="P7" draw:layer="layout" svg:width="0.627cm" svg:height="0.656cm" svg:x="7.531cm" svg:y="6.733cm" svg:viewBox="0 0 628 657" svg:d="M131 551c-35 61-71 75-112 77-11 0-19 0-19 19 0 4 4 10 12 10 25 0 52-4 80-4 29 0 62 4 91 4 4 0 17 0 17-18 0-11-9-11-15-11-21-2-44-10-44-33 0-11 7-21 13-33l71-117h230c0 19 15 144 15 152 0 29-48 31-67 31-12 0-22 0-22 19 0 10 12 10 14 10 38 0 77-4 115-4 22 0 79 4 101 4 7 0 17 0 17-18 0-11-8-11-21-11-56 0-56-6-58-33l-56-572c-2-19-2-23-19-23-14 0-19 6-23 15zM241 416l181-302 29 302z">
            <text:p/>
          </draw:path>
          <draw:path draw:style-name="gr3" draw:text-style-name="P7" draw:layer="layout" svg:width="0.452cm" svg:height="0.646cm" svg:x="8.514cm" svg:y="6.754cm" svg:viewBox="0 0 453 647" svg:d="M133 291v-291l-133 10v30c64 0 71 6 71 49v547h23c2-2 8-14 33-56 14 21 54 67 120 67 111 0 206-90 206-208 0-117-91-208-195-208-71 0-110 44-125 60zM135 532v-189c0-19 0-19 11-33 35-52 85-58 108-58 41 0 75 23 95 58 25 37 27 89 27 127 0 35-2 89-29 131-18 27-54 58-104 58-39 0-72-23-95-56-13-19-13-21-13-38z">
            <text:p/>
          </draw:path>
          <draw:path draw:style-name="gr3" draw:text-style-name="P7" draw:layer="layout" svg:width="0.355cm" svg:height="0.421cm" svg:x="9.047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6cm" svg:height="0.573cm" svg:x="9.75cm" svg:y="6.825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0.116cm" svg:y="6.754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0.621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05cm" svg:height="0.635cm" svg:x="11.335cm" svg:y="6.75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11.597cm" svg:y="6.97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714cm" svg:height="0.405cm" svg:x="12.046cm" svg:y="6.983cm" svg:viewBox="0 0 715 406" svg:d="M71 89v248c0 39-11 39-71 39v30c31 0 79-2 104-2 23 0 71 2 102 2v-30c-60 0-71 0-71-39v-171c0-95 65-145 123-145s69 50 69 102v214c0 39-11 39-73 39v30c33 0 79-2 104-2s73 2 104 2v-30c-63 0-73 0-73-39v-171c0-95 66-145 125-145 56 0 66 50 66 102v214c0 39-10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52cm" svg:height="0.581cm" svg:x="12.803cm" svg:y="6.983cm" svg:viewBox="0 0 453 582" svg:d="M133 60v-60l-133 10v30c64 0 71 4 71 45v429c0 41-9 41-71 41v27c31 0 79-2 102-2 25 0 73 2 104 2v-27c-60 0-71 0-71-41v-154-8c4 14 44 64 112 64 111 0 206-89 206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52cm" svg:height="0.581cm" svg:x="13.616cm" svg:y="6.983cm" svg:viewBox="0 0 453 582" svg:d="M133 60v-60l-133 10v30c64 0 71 4 71 45v429c0 41-9 41-71 41v27c31 0 79-2 102-2 25 0 73 2 104 2v-27c-60 0-71 0-71-41v-154-8c4 14 44 64 112 64 111 0 206-89 206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14.149cm" svg:y="6.97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1cm" svg:y="6.97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286cm" svg:height="0.573cm" svg:x="14.958cm" svg:y="6.825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916cm" svg:height="0.625cm" svg:x="15.638cm" svg:y="6.762cm" svg:viewBox="0 0 917 626" svg:d="M809 71c8-34 10-42 79-42 21 0 29 0 29-19 0-10-8-10-25-10h-120c-23 0-25 0-36 17l-335 524-70-520c-2-21-4-21-29-21h-125c-17 0-27 0-27 17 0 12 8 12 27 12 10 0 27 0 37 2 17 0 21 4 21 15 0 2 0 6-4 16l-117 466c-8 38-22 67-97 69-5 0-17 2-17 19 0 8 6 10 12 10 30 0 63-2 92-2 31 0 64 2 96 2 4 0 14 0 14-19 0-10-8-10-14-10-54 0-63-19-63-40 0-6 0-10 2-20l125-500h2l79 568c0 11 2 21 13 21 10 0 16-10 21-17l370-580-131 526c-9 36-11 42-83 42-15 0-25 0-25 19 0 10 10 10 12 10 27 0 89-2 114-2 38 0 77 2 115 2 6 0 16 0 16-19 0-10-8-10-25-10-33 0-60 0-60-17 0-2 0-4 6-20z">
            <text:p/>
          </draw:path>
          <draw:path draw:style-name="gr3" draw:text-style-name="P7" draw:layer="layout" svg:width="0.771cm" svg:height="0.625cm" svg:x="16.621cm" svg:y="6.762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8-25 67-99 69-5 0-15 2-15 19 0 6 4 10 12 10 30 0 61-2 92-2s64 2 94 2c4 0 16 0 16-19 0-8-8-10-18-10-52 0-61-21-61-40 0-6 2-10 4-20l121-485c4 6 4 8 8 17l229 540c6 15 8 17 17 17 10 0 10-2 14-19z">
            <text:p/>
          </draw:path>
        </draw:g>
        <draw:g xml:id="id101" draw:id="id101">
          <svg:title>TexMaths</svg:title>
          <svg:desc>26§display§\text {be the man, } MB = x  \text { be the length}§svg§600§FALSE§</svg:desc>
          <draw:polygon draw:style-name="gr2" draw:text-style-name="P6" draw:layer="layout" svg:width="14.068cm" svg:height="0.732cm" svg:x="3.29cm" svg:y="7.98cm" svg:viewBox="0 0 14069 733" draw:points="7035,733 0,733 0,0 14069,0 14069,733">
            <text:p/>
          </draw:polygon>
          <draw:path draw:style-name="gr3" draw:text-style-name="P7" draw:layer="layout" svg:width="0.452cm" svg:height="0.647cm" svg:x="3.269cm" svg:y="7.934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355cm" svg:height="0.422cm" svg:x="3.804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8cm" svg:height="0.574cm" svg:x="4.505cm" svg:y="8.007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4.873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5.376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5cm" svg:height="0.405cm" svg:x="6.092cm" svg:y="8.165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13cm" svg:height="0.422cm" svg:x="6.861cm" svg:y="8.159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7.308cm" svg:y="8.16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107cm" svg:height="0.274cm" svg:x="7.866cm" svg:y="8.471cm" svg:viewBox="0 0 108 275" svg:d="M108 96c0-59-21-96-58-96-33 0-50 25-50 48 0 25 17 50 50 50 14 0 25-6 35-13l2-2c0 0 2 0 2 13 0 60-27 116-68 160-4 4-6 6-6 9 0 8 4 10 10 10 10 0 83-73 83-179z">
            <text:p/>
          </draw:path>
          <draw:path draw:style-name="gr3" draw:text-style-name="P7" draw:layer="layout" svg:width="0.916cm" svg:height="0.626cm" svg:x="8.384cm" svg:y="7.944cm" svg:viewBox="0 0 917 627" svg:d="M809 71c8-34 11-42 79-42 21 0 29 0 29-19 0-10-8-10-25-10h-120c-23 0-25 0-36 17l-335 525-70-521c-2-21-4-21-29-21h-125c-17 0-27 0-27 17 0 12 8 12 27 12 10 0 27 0 37 2 15 0 21 4 21 15 0 2 0 6-4 16l-117 467c-8 38-22 67-97 69-5 0-17 2-17 19 0 8 6 10 12 10 30 0 63-2 92-2 31 0 64 2 96 2 4 0 14 0 14-19 0-10-8-10-14-10-54 0-63-19-63-40 0-6 0-10 2-21l125-500h2l79 569c0 11 2 21 13 21 10 0 16-10 21-17l370-581-131 527c-9 36-11 42-83 42-15 0-25 0-25 19 0 10 10 10 12 10 27 0 90-2 114-2 38 0 77 2 115 2 6 0 17 0 17-19 0-10-9-10-25-10-34 0-61 0-61-17 0-2 0-4 6-21z">
            <text:p/>
          </draw:path>
          <draw:path draw:style-name="gr3" draw:text-style-name="P7" draw:layer="layout" svg:width="0.654cm" svg:height="0.626cm" svg:x="9.37cm" svg:y="7.944cm" svg:viewBox="0 0 655 627" svg:d="M108 556c-8 36-10 42-83 42-17 0-25 0-25 19 0 10 8 10 25 10h327c145 0 253-108 253-198 0-67-54-119-141-129 93-19 191-85 191-173 0-69-60-127-170-127h-308c-19 0-27 0-27 19 0 10 8 10 25 10 2 0 18 0 35 2 17 0 25 2 25 15 0 2-2 6-4 16zM248 292l56-230c8-31 10-33 50-33h118c79 0 100 54 100 94 0 81-79 169-191 169zM206 598c-13 0-15 0-21 0-8 0-12-2-12-8 0-5 0-7 6-23l62-257h173c87 0 106 69 106 109 0 91-81 179-189 179z">
            <text:p/>
          </draw:path>
          <draw:path draw:style-name="gr3" draw:text-style-name="P7" draw:layer="layout" svg:width="0.608cm" svg:height="0.216cm" svg:x="10.377cm" svg:y="8.23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57cm" svg:height="0.416cm" svg:x="11.317cm" svg:y="8.165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2 121-123 121-35 0-50-29-50-61 0-20 6-39 17-81z">
            <text:p/>
          </draw:path>
          <draw:path draw:style-name="gr3" draw:text-style-name="P7" draw:layer="layout" svg:width="0.452cm" svg:height="0.647cm" svg:x="12.142cm" svg:y="7.934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355cm" svg:height="0.422cm" svg:x="12.675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3.378cm" svg:y="8.007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3.744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4.25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05cm" svg:height="0.636cm" svg:x="14.965cm" svg:y="7.934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5.213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5.624cm" svg:y="8.16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128cm" svg:y="8.155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8cm" svg:height="0.574cm" svg:x="16.577cm" svg:y="8.007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16.943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</draw:g>
        <draw:g xml:id="id102" draw:id="id102">
          <svg:title>TexMaths</svg:title>
          <svg:desc>26§display§\text {of shadow and } OM = y  \text { be the}§svg§600§FALSE§</svg:desc>
          <draw:polygon draw:style-name="gr2" draw:text-style-name="P6" draw:layer="layout" svg:width="12.155cm" svg:height="0.742cm" svg:x="3.293cm" svg:y="9.182cm" svg:viewBox="0 0 12156 743" draw:points="6078,743 0,743 0,0 12156,0 12156,743">
            <text:p/>
          </draw:polygon>
          <draw:path draw:style-name="gr3" draw:text-style-name="P7" draw:layer="layout" svg:width="0.407cm" svg:height="0.422cm" svg:x="3.272cm" svg:y="9.371cm" svg:viewBox="0 0 408 423" svg:d="M408 214c0-116-94-214-204-214-115 0-204 100-204 214 0 119 96 209 204 209 110 0 204-92 204-209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3.734cm" svg:y="9.136cm" svg:viewBox="0 0 297 648" svg:d="M131 252v-106c0-81 44-125 85-125 2 0 15 0 29 6-10 4-27 15-27 38 0 20 15 39 40 39 27 0 39-19 39-39 0-34-33-65-81-65-64 0-143 48-143 146v106h-73v27h73v298c0 41-11 41-73 41v30c37-2 79-5 106-5 38 0 79 0 117 5v-30h-19c-69 0-71-10-71-43v-296h106v-27z">
            <text:p/>
          </draw:path>
          <draw:path draw:style-name="gr3" draw:text-style-name="P7" draw:layer="layout" svg:width="0.301cm" svg:height="0.422cm" svg:x="4.318cm" svg:y="9.371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61cm" svg:height="0.636cm" svg:x="4.678cm" svg:y="9.14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413cm" svg:height="0.422cm" svg:x="5.194cm" svg:y="9.371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52cm" svg:height="0.647cm" svg:x="5.643cm" svg:y="9.146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07cm" svg:height="0.422cm" svg:x="6.147cm" svg:y="9.371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627cm" svg:height="0.405cm" svg:x="6.569cm" svg:y="9.386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7" draw:layer="layout" svg:width="0.413cm" svg:height="0.422cm" svg:x="7.555cm" svg:y="9.371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61cm" svg:height="0.405cm" svg:x="8.002cm" svg:y="9.37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8.512cm" svg:y="9.146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633cm" svg:height="0.665cm" svg:x="9.338cm" svg:y="9.136cm" svg:viewBox="0 0 634 666" svg:d="M634 248c0-148-97-248-235-248-197 0-399 208-399 423 0 152 102 243 235 243 194 0 399-200 399-418zM239 643c-89 0-154-75-154-195 0-40 13-175 83-281 65-96 154-144 227-144 75 0 156 52 156 187 0 67-25 211-114 323-44 56-119 110-198 110z">
            <text:p/>
          </draw:path>
          <draw:path draw:style-name="gr3" draw:text-style-name="P7" draw:layer="layout" svg:width="0.916cm" svg:height="0.626cm" svg:x="10.055cm" svg:y="9.157cm" svg:viewBox="0 0 917 627" svg:d="M809 71c9-34 11-42 79-42 21 0 29 0 29-19 0-10-8-10-25-10h-120c-23 0-25 0-36 17l-335 524-70-520c-2-21-4-21-29-21h-125c-17 0-27 0-27 17 0 12 8 12 27 12 10 0 27 0 39 2 15 0 19 4 19 15 0 2 0 6-4 16l-115 467c-10 37-24 67-99 69-5 0-17 2-17 18 0 9 6 11 12 11 30 0 63-2 92-2 31 0 64 2 96 2 4 0 16 0 16-19 0-10-10-10-16-10-54 0-63-19-63-40 0-6 0-10 2-21l125-500h2l79 569c0 10 2 21 13 21 10 0 16-11 21-17l370-581-131 527c-9 35-11 42-83 42-15 0-25 0-25 18 0 11 10 11 12 11 27 0 90-2 115-2 37 0 76 2 114 2 6 0 17 0 17-19 0-10-9-10-25-10-34 0-61 0-61-17 0-2 0-4 7-21z">
            <text:p/>
          </draw:path>
          <draw:path draw:style-name="gr3" draw:text-style-name="P7" draw:layer="layout" svg:width="0.608cm" svg:height="0.216cm" svg:x="11.308cm" svg:y="9.44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21cm" svg:height="0.592cm" svg:x="12.248cm" svg:y="9.378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4-68-40 14 0 25 0 37-10 11-9 19-21 19-38 0-29-25-33-33-33-21 0-52 15-52 60 0 46 41 79 97 79 96 0 190-83 215-187z">
            <text:p/>
          </draw:path>
          <draw:path draw:style-name="gr3" draw:text-style-name="P7" draw:layer="layout" svg:width="0.452cm" svg:height="0.647cm" svg:x="13.032cm" svg:y="9.146cm" svg:viewBox="0 0 453 648" svg:d="M133 292v-292l-133 10v30c64 0 71 6 71 50v547h23c2-2 8-14 33-56 14 21 54 67 121 67 110 0 205-90 205-209 0-116-91-208-195-208-71 0-110 44-125 61zM135 533v-189c0-19 0-19 11-34 35-52 85-58 108-58 41 0 75 23 95 58 25 38 28 90 28 127 0 36-3 90-30 131-18 28-54 59-104 59-39 0-72-23-95-56-13-19-13-21-13-38z">
            <text:p/>
          </draw:path>
          <draw:path draw:style-name="gr3" draw:text-style-name="P7" draw:layer="layout" svg:width="0.355cm" svg:height="0.422cm" svg:x="13.565cm" svg:y="9.371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4.268cm" svg:y="9.219cm" svg:viewBox="0 0 287 575" svg:d="M141 198h132v-29h-132v-169h-22c0 75-30 173-119 177v21h79v252c0 114 85 125 119 125 64 0 89-65 89-125v-52h-23v52c0 66-27 102-60 102-63 0-63-83-63-100z">
            <text:p/>
          </draw:path>
          <draw:path draw:style-name="gr3" draw:text-style-name="P7" draw:layer="layout" svg:width="0.461cm" svg:height="0.636cm" svg:x="14.636cm" svg:y="9.14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5.139cm" svg:y="9.371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</draw:g>
        <draw:g xml:id="id103" draw:id="id103">
          <svg:title>TexMaths</svg:title>
          <svg:desc>26§display§\text {distance of the man from the lamp}§svg§600§FALSE§</svg:desc>
          <draw:polygon draw:style-name="gr2" draw:text-style-name="P6" draw:layer="layout" svg:width="13.797cm" svg:height="0.731cm" svg:x="3.288cm" svg:y="10.383cm" svg:viewBox="0 0 13798 732" draw:points="6898,732 0,732 0,0 13798,0 13798,732">
            <text:p/>
          </draw:polygon>
          <draw:path draw:style-name="gr3" draw:text-style-name="P7" draw:layer="layout" svg:width="0.452cm" svg:height="0.646cm" svg:x="3.273cm" svg:y="10.347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3.781cm" svg:y="10.3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4.034cm" svg:y="10.572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4.382cm" svg:y="10.42cm" svg:viewBox="0 0 289 574" svg:d="M141 198h132v-29h-132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4.758cm" svg:y="10.57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205cm" svg:y="10.57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5.715cm" svg:y="10.572cm" svg:viewBox="0 0 349 422" svg:d="M77 212c0-150 75-189 123-189 8 0 66 0 100 33-40 4-44 31-44 44 0 23 17 41 41 41 25 0 44-16 44-43 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355cm" svg:height="0.421cm" svg:x="6.117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6.826cm" svg:y="10.572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7.288cm" svg:y="10.337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286cm" svg:height="0.573cm" svg:x="7.86cm" svg:y="10.42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8.226cm" svg:y="10.347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8.729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715cm" svg:height="0.405cm" svg:x="9.445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13cm" svg:height="0.421cm" svg:x="10.214cm" svg:y="10.572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0.664cm" svg:y="10.57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96cm" svg:height="0.646cm" svg:x="11.477cm" svg:y="10.337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309cm" svg:height="0.405cm" svg:x="11.752cm" svg:y="10.578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2.11cm" svg:y="10.572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2.569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286cm" svg:height="0.573cm" svg:x="13.624cm" svg:y="10.42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3.992cm" svg:y="10.347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4.495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05cm" svg:height="0.636cm" svg:x="15.211cm" svg:y="10.347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15.473cm" svg:y="10.572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715cm" svg:height="0.405cm" svg:x="15.92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52cm" svg:height="0.582cm" svg:x="16.678cm" svg:y="10.578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0-65 187-134 187-35 0-70-18-95-56-13-19-13-21-13-37z">
            <text:p/>
          </draw:path>
        </draw:g>
        <draw:g xml:id="id104" draw:id="id104">
          <svg:title>TexMaths</svg:title>
          <svg:desc>26§display§\text { post at time } t .\text { Given that man is}§svg§600§FALSE§</svg:desc>
          <draw:polygon draw:style-name="gr2" draw:text-style-name="P6" draw:layer="layout" svg:width="13.247cm" svg:height="0.731cm" svg:x="3.496cm" svg:y="11.584cm" svg:viewBox="0 0 13248 732" draw:points="6623,732 0,732 0,0 13248,0 13248,732">
            <text:p/>
          </draw:polygon>
          <draw:path draw:style-name="gr3" draw:text-style-name="P7" draw:layer="layout" svg:width="0.452cm" svg:height="0.582cm" svg:x="3.475cm" svg:y="11.779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0-65 187-134 187-35 0-70-18-95-56-13-19-13-21-13-37z">
            <text:p/>
          </draw:path>
          <draw:path draw:style-name="gr3" draw:text-style-name="P7" draw:layer="layout" svg:width="0.407cm" svg:height="0.421cm" svg:x="4.01cm" svg:y="11.773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1cm" svg:height="0.421cm" svg:x="4.469cm" svg:y="11.77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4.819cm" svg:y="11.62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5.499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5.936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286cm" svg:height="0.573cm" svg:x="6.595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6.963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715cm" svg:height="0.405cm" svg:x="7.215cm" svg:y="11.77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7.974cm" svg:y="11.77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2cm" svg:height="0.584cm" svg:x="8.68cm" svg:y="11.611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2-29 4-43z">
            <text:p/>
          </draw:path>
          <draw:path draw:style-name="gr3" draw:text-style-name="P7" draw:layer="layout" svg:width="0.099cm" svg:height="0.099cm" svg:x="9.069cm" svg:y="12.085cm" svg:viewBox="0 0 100 100" svg:d="M100 50c0-27-23-50-50-50s-50 23-50 50 23 50 50 50 50-23 50-50z">
            <text:p/>
          </draw:path>
          <draw:path draw:style-name="gr3" draw:text-style-name="P7" draw:layer="layout" svg:width="0.621cm" svg:height="0.665cm" svg:x="9.599cm" svg:y="11.538cm" svg:viewBox="0 0 622 666" svg:d="M493 589c10 21 48 56 58 56 9 0 9-6 9-21v-160c0-35 4-40 62-40v-29c-33 2-83 5-110 5-38 0-117 0-148-5v29h29c81 0 85 11 85 44v58c0 104-116 113-143 113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3" draw:text-style-name="P7" draw:layer="layout" svg:width="0.197cm" svg:height="0.613cm" svg:x="10.296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0.535cm" svg:y="11.788cm" svg:viewBox="0 0 449 406" svg:d="M364 89c8-20 25-60 85-60v-29c-20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355cm" svg:height="0.421cm" svg:x="11.001cm" svg:y="11.77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1.411cm" svg:y="11.77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12.212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2.578cm" svg:y="11.54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13cm" svg:height="0.421cm" svg:x="13.096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8cm" svg:height="0.573cm" svg:x="13.53cm" svg:y="11.62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715cm" svg:height="0.405cm" svg:x="14.202cm" svg:y="11.77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13cm" svg:height="0.421cm" svg:x="14.974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5.421cm" svg:y="11.77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197cm" svg:height="0.613cm" svg:x="16.235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16.488cm" svg:y="11.77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05" draw:id="id105">
          <svg:title>TexMaths</svg:title>
          <svg:desc>26§display§\text {is moving away from the lamp post}§svg§600§FALSE§</svg:desc>
          <draw:polygon draw:style-name="gr2" draw:text-style-name="P6" draw:layer="layout" svg:width="13.983cm" svg:height="0.742cm" svg:x="3.493cm" svg:y="12.785cm" svg:viewBox="0 0 13984 743" draw:points="6993,743 0,743 0,0 13984,0 13984,743">
            <text:p/>
          </draw:polygon>
          <draw:path draw:style-name="gr3" draw:text-style-name="P7" draw:layer="layout" svg:width="0.197cm" svg:height="0.613cm" svg:x="3.476cm" svg:y="12.77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2cm" svg:x="3.732cm" svg:y="12.97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715cm" svg:height="0.405cm" svg:x="4.395cm" svg:y="12.981cm" svg:viewBox="0 0 716 406" svg:d="M71 90v247c0 40-9 40-71 40v29c31 0 79-2 104-2 23 0 71 2 102 2v-29c-60 0-71 0-71-40v-170c0-96 65-146 123-146s69 50 69 102v214c0 40-11 40-73 40v29c33 0 79-2 104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07cm" svg:height="0.422cm" svg:x="5.152cm" svg:y="12.974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48cm" svg:height="0.405cm" svg:x="5.577cm" svg:y="12.989cm" svg:viewBox="0 0 449 406" svg:d="M364 90c8-21 25-61 85-61v-29c-21 2-48 2-68 2-23 0-65-2-81-2v29c35 0 43 21 43 40 0 8 0 10-4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197cm" svg:height="0.613cm" svg:x="6.072cm" svg:y="12.77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6.323cm" svg:y="12.98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829cm" svg:y="12.9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413cm" svg:height="0.422cm" svg:x="7.603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627cm" svg:height="0.405cm" svg:x="8.012cm" svg:y="12.989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8 19-17z">
            <text:p/>
          </draw:path>
          <draw:path draw:style-name="gr3" draw:text-style-name="P7" draw:layer="layout" svg:width="0.413cm" svg:height="0.422cm" svg:x="8.668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48cm" svg:height="0.582cm" svg:x="9.079cm" svg:y="12.989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4-52 117-104z">
            <text:p/>
          </draw:path>
          <draw:path draw:style-name="gr3" draw:text-style-name="P7" draw:layer="layout" svg:width="0.296cm" svg:height="0.647cm" svg:x="9.878cm" svg:y="12.739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309cm" svg:height="0.405cm" svg:x="10.153cm" svg:y="12.981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10.51cm" svg:y="12.97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715cm" svg:height="0.405cm" svg:x="10.972cm" svg:y="12.981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288cm" svg:height="0.574cm" svg:x="12.027cm" svg:y="12.82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2.393cm" svg:y="12.74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2.896cm" svg:y="12.97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13.612cm" svg:y="12.74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13.874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715cm" svg:height="0.405cm" svg:x="14.323cm" svg:y="12.98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08cm" svg:y="12.98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52cm" svg:height="0.582cm" svg:x="15.891cm" svg:y="12.98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07cm" svg:height="0.422cm" svg:x="16.426cm" svg:y="12.97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301cm" svg:height="0.422cm" svg:x="16.888cm" svg:y="12.97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8cm" svg:height="0.574cm" svg:x="17.235cm" svg:y="12.822cm" svg:viewBox="0 0 289 575" svg:d="M141 198h131v-29h-131v-169h-22c0 75-30 173-119 177v21h79v252c0 114 85 125 119 125 64 0 91-65 91-125v-52h-25v52c0 66-27 102-60 102-63 0-63-84-63-100z">
            <text:p/>
          </draw:path>
        </draw:g>
        <draw:g xml:id="id106" draw:id="id106">
          <svg:title>TexMaths</svg:title>
          <svg:desc>26§display§\text {at the rate of 1.2 meters/sec means}§svg§600§FALSE§</svg:desc>
          <draw:polygon draw:style-name="gr2" draw:text-style-name="P6" draw:layer="layout" svg:width="14.037cm" svg:height="0.822cm" svg:x="3.484cm" svg:y="13.987cm" svg:viewBox="0 0 14038 823" draw:points="7018,823 0,823 0,0 14038,0 14038,823">
            <text:p/>
          </draw:polygon>
          <draw:path draw:style-name="gr3" draw:text-style-name="P7" draw:layer="layout" svg:width="0.413cm" svg:height="0.421cm" svg:x="3.476cm" svg:y="14.21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3.913cm" svg:y="14.06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288cm" svg:height="0.573cm" svg:x="4.572cm" svg:y="14.06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94cm" svg:y="13.99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5.444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6.155cm" svg:y="14.22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6.525cm" svg:y="14.218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6.962cm" svg:y="14.06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7.324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8.035cm" svg:y="14.21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8.497cm" svg:y="13.983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03cm" svg:height="0.61cm" svg:x="9.132cm" svg:y="14.018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9.587cm" svg:y="14.53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9.808cm" svg:y="14.01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715cm" svg:height="0.405cm" svg:x="10.552cm" svg:y="14.22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1.309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1.709cm" svg:y="14.06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2.073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2.478cm" svg:y="14.22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12.84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13.221cm" svg:y="13.941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13.658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14.013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4.425cm" svg:y="14.21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715cm" svg:height="0.405cm" svg:x="15.134cm" svg:y="14.22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5.892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13cm" svg:height="0.421cm" svg:x="16.312cm" svg:y="14.21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6.759cm" svg:y="14.22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01cm" svg:height="0.421cm" svg:x="17.266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width" smil:values="width*0.05;width" smil:keyTimes="0;1"/>
                  <anim:animate smil:dur="0.5s" smil:fill="hold" smil:targetElement="id99" anim:sub-item="text" smil:attributeName="height" smil:values="height;height" smil:keyTimes="0;1"/>
                  <anim:animate smil:dur="0.5s" smil:fill="hold" smil:targetElement="id99" anim:sub-item="text" smil:attributeName="x" smil:values="x-.2;x" smil:keyTimes="0;1"/>
                  <anim:animate smil:dur="0.5s" smil:fill="hold" smil:targetElement="id99" anim:sub-item="text" smil:attributeName="y" smil:values="y;y" smil:keyTimes="0;1"/>
                  <anim:transitionFilter smil:dur="0.5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3" smil:attributeName="visibility" smil:to="visible"/>
                  <anim:animate smil:dur="0.25s" smil:fill="hold" smil:targetElement="id103" smil:attributeName="width" smil:values="width*0.05;width" smil:keyTimes="0;1"/>
                  <anim:animate smil:dur="0.25s" smil:fill="hold" smil:targetElement="id103" smil:attributeName="height" smil:values="height;height" smil:keyTimes="0;1"/>
                  <anim:animate smil:dur="0.25s" smil:fill="hold" smil:targetElement="id103" smil:attributeName="x" smil:values="x-.2;x" smil:keyTimes="0;1"/>
                  <anim:animate smil:dur="0.25s" smil:fill="hold" smil:targetElement="id103" smil:attributeName="y" smil:values="y;y" smil:keyTimes="0;1"/>
                  <anim:transitionFilter smil:dur="0.25s" smil:targetElement="id10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07" smil:attributeName="visibility" smil:to="visible"/>
                  <anim:animate smil:dur="5s" smil:fill="hold" smil:targetElement="id107" smil:attributeName="x" smil:values="1+width/2;x" smil:keyTimes="0;1"/>
                  <anim:animate smil:dur="5s" smil:fill="hold" smil:targetElement="id107" smil:attributeName="y" smil:values="y;y" smil:keyTimes="0;1"/>
                </anim:par>
              </anim:par>
              <anim:par smil:begin="8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08" smil:attributeName="visibility" smil:to="visible"/>
                  <anim:animate smil:dur="5s" smil:fill="hold" smil:targetElement="id108" smil:attributeName="x" smil:values="1+width/2;x" smil:keyTimes="0;1"/>
                  <anim:animate smil:dur="5s" smil:fill="hold" smil:targetElement="id108" smil:attributeName="y" smil:values="y;y" smil:keyTimes="0;1"/>
                </anim:par>
              </anim:par>
              <anim:par smil:begin="13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09" smil:attributeName="visibility" smil:to="visible"/>
                  <anim:animate smil:dur="5s" smil:fill="hold" smil:targetElement="id109" smil:attributeName="x" smil:values="1+width/2;x" smil:keyTimes="0;1"/>
                  <anim:animate smil:dur="5s" smil:fill="hold" smil:targetElement="id109" smil:attributeName="y" smil:values="y;y" smil:keyTimes="0;1"/>
                </anim:par>
              </anim:par>
              <anim:par smil:begin="18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10" smil:attributeName="visibility" smil:to="visible"/>
                  <anim:animate smil:dur="5s" smil:fill="hold" smil:targetElement="id110" smil:attributeName="x" smil:values="1+width/2;x" smil:keyTimes="0;1"/>
                  <anim:animate smil:dur="5s" smil:fill="hold" smil:targetElement="id110" smil:attributeName="y" smil:values="y;y" smil:keyTimes="0;1"/>
                </anim:par>
              </anim:par>
              <anim:par smil:begin="2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1" smil:attributeName="visibility" smil:to="visible"/>
                  <anim:animate smil:dur="0.05s" smil:fill="hold" smil:targetElement="id111" smil:attributeName="x" smil:values="x;x" smil:keyTimes="0;1"/>
                  <anim:animate smil:dur="0.05s" smil:fill="hold" smil:targetElement="id111" smil:attributeName="y" smil:values="1+height/2;y" smil:keyTimes="0;1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2" smil:attributeName="visibility" smil:to="visible"/>
                  <anim:animate smil:dur="0.05s" smil:fill="hold" smil:targetElement="id112" smil:attributeName="x" smil:values="x;x" smil:keyTimes="0;1"/>
                  <anim:animate smil:dur="0.05s" smil:fill="hold" smil:targetElement="id112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3" smil:attributeName="visibility" smil:to="visible"/>
                  <anim:animate smil:dur="0.05s" smil:fill="hold" smil:targetElement="id113" smil:attributeName="x" smil:values="x;x" smil:keyTimes="0;1"/>
                  <anim:animate smil:dur="0.05s" smil:fill="hold" smil:targetElement="id113" smil:attributeName="y" smil:values="1+height/2;y" smil:keyTimes="0;1"/>
                </anim:par>
              </anim:par>
              <anim:par smil:begin="2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4" smil:attributeName="visibility" smil:to="visible"/>
                  <anim:animate smil:dur="0.05s" smil:fill="hold" smil:targetElement="id114" smil:attributeName="x" smil:values="x;x" smil:keyTimes="0;1"/>
                  <anim:animate smil:dur="0.05s" smil:fill="hold" smil:targetElement="id114" smil:attributeName="y" smil:values="1+height/2;y" smil:keyTimes="0;1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5" smil:attributeName="visibility" smil:to="visible"/>
                  <anim:animate smil:dur="0.05s" smil:fill="hold" smil:targetElement="id115" smil:attributeName="x" smil:values="x;x" smil:keyTimes="0;1"/>
                  <anim:animate smil:dur="0.05s" smil:fill="hold" smil:targetElement="id115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6" smil:attributeName="visibility" smil:to="visible"/>
                  <anim:animate smil:dur="0.05s" smil:fill="hold" smil:targetElement="id116" smil:attributeName="x" smil:values="x;x" smil:keyTimes="0;1"/>
                  <anim:animate smil:dur="0.05s" smil:fill="hold" smil:targetElement="id116" smil:attributeName="y" smil:values="1+height/2;y" smil:keyTimes="0;1"/>
                </anim:par>
              </anim:par>
              <anim:par smil:begin="2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7" smil:attributeName="visibility" smil:to="visible"/>
                  <anim:animate smil:dur="0.05s" smil:fill="hold" smil:targetElement="id117" smil:attributeName="x" smil:values="x;x" smil:keyTimes="0;1"/>
                  <anim:animate smil:dur="0.05s" smil:fill="hold" smil:targetElement="id117" smil:attributeName="y" smil:values="1+height/2;y" smil:keyTimes="0;1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8" smil:attributeName="visibility" smil:to="visible"/>
                  <anim:animate smil:dur="0.05s" smil:fill="hold" smil:targetElement="id118" smil:attributeName="x" smil:values="x;x" smil:keyTimes="0;1"/>
                  <anim:animate smil:dur="0.05s" smil:fill="hold" smil:targetElement="id118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6" draw:text-style-name="P4" draw:layer="layout" svg:width="26.4cm" svg:height="14.491cm" svg:x="1cm" svg:y="0.709cm" presentation:class="title" presentation:user-transformed="true">
          <draw:text-box>
            <text:p text:style-name="P4"><text:span text:style-name="T39"><text:s/></text:span><text:span text:style-name="T39"><text:tab/></text:span><text:span text:style-name="T39"><text:line-break/></text:span><text:span text:style-name="T39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line-break/></text:span><text:span text:style-name="T39"><text:line-break/></text:span><text:span text:style-name="T39"><text:tab/></text:span><text:span text:style-name="T39"> <text:s text:c="3"/></text:span><text:span text:style-name="T39"><text:line-break/></text:span><text:span text:style-name="T24"><text:line-break/></text:span><text:span text:style-name="T19"> <text:s text:c="15"/></text:span><text:span text:style-name="T24"><text:line-break/></text:span><text:span text:style-name="T24"> <text:s text:c="6"/></text:span><text:span text:style-name="T24"><text:line-break/></text:span><text:span text:style-name="T40"> <text:s text:c="27"/></text:span><text:span text:style-name="T24"><text:line-break/></text:span><text:span text:style-name="T24"> <text:s text:c="7"/></text:span></text:p>
          </draw:text-box>
        </draw:frame>
        <draw:g xml:id="id120" draw:id="id120">
          <svg:title>TexMaths</svg:title>
          <svg:desc>26§display§\frac{dy}{dt} = 1.2§svg§600§FALSE§</svg:desc>
          <draw:polygon draw:style-name="gr2" draw:text-style-name="P6" draw:layer="layout" svg:width="3.314cm" svg:height="1.798cm" svg:x="2.314cm" svg:y="0.967cm" svg:viewBox="0 0 3315 1799" draw:points="1657,1799 0,1799 0,0 3315,0 3315,1799">
            <text:p/>
          </draw:polygon>
          <draw:path draw:style-name="gr3" draw:text-style-name="P7" draw:layer="layout" svg:width="0.436cm" svg:height="0.646cm" svg:x="2.305cm" svg:y="0.92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23cm" svg:height="0.592cm" svg:x="2.769cm" svg:y="1.15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58cm" svg:height="0.039cm" svg:x="2.268cm" svg:y="1.926cm" svg:viewBox="0 0 959 40" draw:points="478,40 0,40 0,0 959,0 959,40">
            <text:p/>
          </draw:polygon>
          <draw:path draw:style-name="gr3" draw:text-style-name="P7" draw:layer="layout" svg:width="0.436cm" svg:height="0.646cm" svg:x="2.38cm" svg:y="2.16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282cm" svg:height="0.584cm" svg:x="2.84cm" svg:y="2.227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7" draw:layer="layout" svg:width="0.608cm" svg:height="0.215cm" svg:x="3.638cm" svg:y="1.8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4.632cm" svg:y="1.566cm" svg:viewBox="0 0 304 612" svg:d="M189 23c0-21 0-23-23-23-56 58-137 58-166 58v29c19 0 73 0 121-25v477c0 33-2 43-86 43h-29v30c31-5 113-5 148-5 37 0 116 0 150 5v-30h-30c-83 0-85-10-85-43z">
            <text:p/>
          </draw:path>
          <draw:path draw:style-name="gr3" draw:text-style-name="P7" draw:layer="layout" svg:width="0.099cm" svg:height="0.099cm" svg:x="5.088cm" svg:y="2.078cm" svg:viewBox="0 0 100 100" svg:d="M100 50c0-27-23-50-50-50s-50 23-50 50 23 50 50 50 50-23 50-50z">
            <text:p/>
          </draw:path>
          <draw:path draw:style-name="gr3" draw:text-style-name="P7" draw:layer="layout" svg:width="0.365cm" svg:height="0.611cm" svg:x="5.308cm" svg:y="1.566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</draw:g>
        <draw:g xml:id="id122" draw:id="id122">
          <svg:title>TexMaths</svg:title>
          <svg:desc>26§display§= \frac{dx}{dt}§svg§600§FALSE§</svg:desc>
          <draw:polygon draw:style-name="gr2" draw:text-style-name="P6" draw:layer="layout" svg:width="1.981cm" svg:height="1.798cm" svg:x="18.802cm" svg:y="2.79cm" svg:viewBox="0 0 1982 1799" draw:points="992,1799 0,1799 0,0 1982,0 1982,1799">
            <text:p/>
          </draw:polygon>
          <draw:path draw:style-name="gr3" draw:text-style-name="P7" draw:layer="layout" svg:width="0.608cm" svg:height="0.215cm" svg:x="18.808cm" svg:y="3.6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36cm" svg:height="0.646cm" svg:x="19.867cm" svg:y="2.74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0.333cm" svg:y="2.97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999cm" svg:height="0.039cm" svg:x="19.83cm" svg:y="3.749cm" svg:viewBox="0 0 1000 40" draw:points="499,40 0,40 0,0 1000,0 1000,40">
            <text:p/>
          </draw:polygon>
          <draw:path draw:style-name="gr3" draw:text-style-name="P7" draw:layer="layout" svg:width="0.436cm" svg:height="0.646cm" svg:x="19.963cm" svg:y="3.9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282cm" svg:height="0.584cm" svg:x="20.422cm" svg:y="4.05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4z">
            <text:p/>
          </draw:path>
        </draw:g>
        <draw:g xml:id="id125" draw:id="id125">
          <svg:title>TexMaths</svg:title>
          <svg:desc>26§display§\frac{x}{1.8} = \frac{x + y}{4.5}§svg§600§FALSE§</svg:desc>
          <draw:polygon draw:style-name="gr2" draw:text-style-name="P6" draw:layer="layout" svg:width="4.634cm" svg:height="1.706cm" svg:x="21.192cm" svg:y="6.397cm" svg:viewBox="0 0 4635 1707" draw:points="2317,1707 0,1707 0,0 4635,0 4635,1707">
            <text:p/>
          </draw:polygon>
          <draw:path draw:style-name="gr3" draw:text-style-name="P7" draw:layer="layout" svg:width="0.457cm" svg:height="0.415cm" svg:x="21.495cm" svg:y="6.4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olygon draw:style-name="gr3" draw:text-style-name="P7" draw:layer="layout" svg:width="1.168cm" svg:height="0.039cm" svg:x="21.146cm" svg:y="7.256cm" svg:viewBox="0 0 1169 40" draw:points="584,40 0,40 0,0 1169,0 1169,40">
            <text:p/>
          </draw:polygon>
          <draw:path draw:style-name="gr3" draw:text-style-name="P7" draw:layer="layout" svg:width="0.303cm" svg:height="0.61cm" svg:x="21.227cm" svg:y="7.5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21.68cm" svg:y="8.031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21.895cm" svg:y="7.52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608cm" svg:height="0.215cm" svg:x="22.729cm" svg:y="7.1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415cm" svg:x="23.777cm" svg:y="6.4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2 120-123 120-36 0-50-29-50-60 0-21 6-40 17-81z">
            <text:p/>
          </draw:path>
          <draw:path draw:style-name="gr3" draw:text-style-name="P7" draw:layer="layout" svg:width="0.608cm" svg:height="0.61cm" svg:x="24.527cm" svg:y="6.35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21cm" svg:height="0.592cm" svg:x="25.415cm" svg:y="6.48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7" draw:layer="layout" svg:width="2.12cm" svg:height="0.039cm" svg:x="23.752cm" svg:y="7.256cm" svg:viewBox="0 0 2121 40" draw:points="1061,40 0,40 0,0 2121,0 2121,40">
            <text:p/>
          </draw:polygon>
          <draw:path draw:style-name="gr3" draw:text-style-name="P7" draw:layer="layout" svg:width="0.407cm" svg:height="0.619cm" svg:x="24.253cm" svg:y="7.509cm" svg:viewBox="0 0 408 620" svg:d="M245 470v79c0 33-2 44-70 44h-19v27c37-2 85-2 123-2 39 0 87 0 124 2v-27h-18c-69 0-71-11-71-44v-79h94v-29h-94v-418c0-17 0-23-15-23-8 0-10 0-16 10l-283 431v29zM250 441h-225l225-341z">
            <text:p/>
          </draw:path>
          <draw:path draw:style-name="gr3" draw:text-style-name="P7" draw:layer="layout" svg:width="0.099cm" svg:height="0.099cm" svg:x="24.762cm" svg:y="8.031cm" svg:viewBox="0 0 100 100" svg:d="M100 50c0-27-23-50-50-50s-50 23-50 50 23 50 50 50 50-23 50-50z">
            <text:p/>
          </draw:path>
          <draw:path draw:style-name="gr3" draw:text-style-name="P7" draw:layer="layout" svg:width="0.365cm" svg:height="0.629cm" svg:x="24.983cm" svg:y="7.52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</draw:g>
        <draw:g xml:id="id126" draw:id="id126">
          <svg:title>TexMaths</svg:title>
          <svg:desc>28§display§\text {i.e. }45x = 18x + 18y§svg§600§FALSE§</svg:desc>
          <draw:polygon draw:style-name="gr2" draw:text-style-name="P6" draw:layer="layout" svg:width="8.674cm" svg:height="0.769cm" svg:x="2.306cm" svg:y="8.565cm" svg:viewBox="0 0 8675 770" draw:points="4337,770 0,770 0,0 8675,0 8675,770">
            <text:p/>
          </draw:polygon>
          <draw:path draw:style-name="gr3" draw:text-style-name="P7" draw:layer="layout" svg:width="0.212cm" svg:height="0.659cm" svg:x="2.288cm" svg:y="8.525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107cm" svg:height="0.106cm" svg:x="2.615cm" svg:y="9.078cm" svg:viewBox="0 0 108 107" svg:d="M108 54c0-29-25-54-54-54s-54 25-54 54 25 53 54 53 54-24 54-53z">
            <text:p/>
          </draw:path>
          <draw:path draw:style-name="gr3" draw:text-style-name="P7" draw:layer="layout" svg:width="0.382cm" svg:height="0.453cm" svg:x="2.83cm" svg:y="8.742cm" svg:viewBox="0 0 383 454" svg:d="M83 195c7-148 90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7" draw:layer="layout" svg:width="0.107cm" svg:height="0.106cm" svg:x="3.325cm" svg:y="9.078cm" svg:viewBox="0 0 108 107" svg:d="M108 54c0-29-25-54-54-54s-54 25-54 54 25 53 54 53 54-24 54-53z">
            <text:p/>
          </draw:path>
          <draw:path draw:style-name="gr3" draw:text-style-name="P7" draw:layer="layout" svg:width="0.438cm" svg:height="0.666cm" svg:x="3.979cm" svg:y="8.516cm" svg:viewBox="0 0 439 667" svg:d="M262 506v85c0 35 0 47-74 47h-20v29c40-3 92-3 132-3 43 0 94 0 135 3v-29h-21c-73 0-76-12-76-47v-85h101v-32h-101v-449c0-18 0-25-15-25-9 0-12 0-18 11l-305 463v32zM269 474h-242l242-367z">
            <text:p/>
          </draw:path>
          <draw:path draw:style-name="gr3" draw:text-style-name="P7" draw:layer="layout" svg:width="0.393cm" svg:height="0.677cm" svg:x="4.493cm" svg:y="8.527cm" svg:viewBox="0 0 394 678" svg:d="M394 459c0-117-80-217-188-217-47 0-89 15-125 51v-192c20 6 53 13 85 13 121 0 190-89 190-103 0-7-2-11-9-11-2 0-4 0-9 2-20 9-67 29-134 29-40 0-85-6-132-27-7-4-9-4-12-4-8 0-8 9-8 25v290c0 18 0 27 13 27 7 0 9-2 11-9 11-15 49-69 128-69 51 0 76 45 85 63 16 38 18 76 18 125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492cm" svg:height="0.446cm" svg:x="4.965cm" svg:y="8.746cm" svg:viewBox="0 0 493 447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5 76 104 0 160-127 160-152 0-9-9-9-12-9-9 0-11 3-13 9-31 108-101 130-132 130-38 0-54-31-54-65 0-22 7-42 18-87z">
            <text:p/>
          </draw:path>
          <draw:path draw:style-name="gr3" draw:text-style-name="P7" draw:layer="layout" svg:width="0.655cm" svg:height="0.232cm" svg:x="5.828cm" svg:y="8.82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7" draw:layer="layout" svg:width="0.326cm" svg:height="0.657cm" svg:x="6.899cm" svg:y="8.52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7.345cm" svg:y="8.527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92cm" svg:height="0.446cm" svg:x="7.824cm" svg:y="8.746cm" svg:viewBox="0 0 493 447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5 76 104 0 160-127 160-152 0-9-9-9-12-9-9 0-11 3-13 9-31 108-101 130-132 130-38 0-54-31-54-65 0-22 7-42 18-87z">
            <text:p/>
          </draw:path>
          <draw:path draw:style-name="gr3" draw:text-style-name="P7" draw:layer="layout" svg:width="0.655cm" svg:height="0.657cm" svg:x="8.631cm" svg:y="8.608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7" draw:layer="layout" svg:width="0.326cm" svg:height="0.657cm" svg:x="9.648cm" svg:y="8.52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10.094cm" svg:y="8.527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56cm" svg:height="0.637cm" svg:x="10.573cm" svg:y="8.746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0-11 11-9 20-23 20-41 0-31-27-35-36-35-22 0-56 15-56 65 0 49 45 85 105 85 104 0 204-90 231-202z">
            <text:p/>
          </draw:path>
        </draw:g>
        <draw:g xml:id="id127" draw:id="id127">
          <svg:title>TexMaths</svg:title>
          <svg:desc>28§display§\text {i.e. }27x = 18y§svg§600§FALSE§</svg:desc>
          <draw:polygon draw:style-name="gr2" draw:text-style-name="P6" draw:layer="layout" svg:width="5.922cm" svg:height="0.769cm" svg:x="11.608cm" svg:y="8.565cm" svg:viewBox="0 0 5923 770" draw:points="2961,770 0,770 0,0 5923,0 5923,770">
            <text:p/>
          </draw:polygon>
          <draw:path draw:style-name="gr3" draw:text-style-name="P7" draw:layer="layout" svg:width="0.212cm" svg:height="0.659cm" svg:x="11.59cm" svg:y="8.52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107cm" svg:height="0.106cm" svg:x="11.917cm" svg:y="9.075cm" svg:viewBox="0 0 108 107" svg:d="M108 54c0-29-25-54-54-54s-54 25-54 54 25 53 54 53 54-24 54-53z">
            <text:p/>
          </draw:path>
          <draw:path draw:style-name="gr3" draw:text-style-name="P7" draw:layer="layout" svg:width="0.382cm" svg:height="0.453cm" svg:x="12.132cm" svg:y="8.74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7" draw:layer="layout" svg:width="0.107cm" svg:height="0.106cm" svg:x="12.627cm" svg:y="9.075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3.304cm" svg:y="8.52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7" draw:layer="layout" svg:width="0.422cm" svg:height="0.688cm" svg:x="13.801cm" svg:y="8.516cm" svg:viewBox="0 0 423 689" svg:d="M417 67c6-13 6-16 6-36h-239c-121 0-124-13-126-31h-24l-34 204h25c2-16 11-79 24-90 7-7 85-7 97-7h206c-12 16-90 123-112 157-88 132-121 268-121 369 0 11 0 56 45 56 47 0 47-45 47-56v-49c0-54 2-110 9-161 4-23 17-108 62-170z">
            <text:p/>
          </draw:path>
          <draw:path draw:style-name="gr3" draw:text-style-name="P7" draw:layer="layout" svg:width="0.492cm" svg:height="0.446cm" svg:x="14.267cm" svg:y="8.74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7" draw:layer="layout" svg:width="0.655cm" svg:height="0.232cm" svg:x="15.129cm" svg:y="8.8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326cm" svg:height="0.657cm" svg:x="16.2cm" svg:y="8.525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16.646cm" svg:y="8.525cm" svg:viewBox="0 0 410 678" svg:d="M119 206c-45-29-50-63-50-81 0-58 65-100 135-100 74 0 136 51 136 123 0 56-38 103-98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56cm" svg:height="0.637cm" svg:x="17.125cm" svg:y="8.746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0-11 11-9 20-23 20-41 0-31-27-35-36-35-22 0-56 15-56 65 0 49 45 85 105 85 103 0 204-90 231-202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2.51cm" svg:y="10.565cm" svg:viewBox="0 0 529 434" draw:points="265,434 0,434 0,0 529,0 529,434">
            <text:p/>
          </draw:polygon>
          <draw:path draw:style-name="gr3" draw:text-style-name="P7" draw:layer="layout" svg:width="0.598cm" svg:height="0.531cm" svg:x="2.49cm" svg:y="10.5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9" draw:id="id129">
          <svg:title>TexMaths</svg:title>
          <svg:desc>26§display§x =  \frac{ 2y }{ 3 }§svg§600§FALSE§</svg:desc>
          <draw:polygon draw:style-name="gr2" draw:text-style-name="P6" draw:layer="layout" svg:width="2.696cm" svg:height="1.784cm" svg:x="4.366cm" svg:y="9.799cm" svg:viewBox="0 0 2697 1785" draw:points="1350,1785 0,1785 0,0 2697,0 2697,1785">
            <text:p/>
          </draw:polygon>
          <draw:path draw:style-name="gr3" draw:text-style-name="P7" draw:layer="layout" svg:width="0.457cm" svg:height="0.415cm" svg:x="4.347cm" svg:y="10.57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7" draw:layer="layout" svg:width="0.608cm" svg:height="0.215cm" svg:x="5.148cm" svg:y="10.6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6.217cm" svg:y="9.75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23cm" svg:height="0.592cm" svg:x="6.653cm" svg:y="9.957cm" svg:viewBox="0 0 424 593" svg:d="M420 56c4-12 4-14 4-21 0-16-14-25-27-25-10 0-25 5-33 19-2 4-8 33-13 50-6 23-12 48-18 73l-42 166c-2 13-41 77-102 77-48 0-58-39-58-75 0-41 17-97 48-178 14-38 16-48 16-67 0-42-29-75-74-75-88 0-121 133-121 142 0 8 8 8 10 8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7" draw:layer="layout" svg:width="0.939cm" svg:height="0.039cm" svg:x="6.171cm" svg:y="10.733cm" svg:viewBox="0 0 940 40" draw:points="470,40 0,40 0,0 940,0 940,40">
            <text:p/>
          </draw:polygon>
          <draw:path draw:style-name="gr3" draw:text-style-name="P7" draw:layer="layout" svg:width="0.38cm" svg:height="0.63cm" svg:x="6.45cm" svg:y="10.99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30" draw:id="id130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2.325cm" svg:y="11.815cm" svg:viewBox="0 0 5737 607" draw:points="2867,607 0,607 0,0 5737,0 5737,607">
            <text:p/>
          </draw:polygon>
          <draw:path draw:style-name="gr3" draw:text-style-name="P7" draw:layer="layout" svg:width="0.662cm" svg:height="0.673cm" svg:x="2.309cm" svg:y="11.7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3.059cm" svg:y="11.8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326cm" svg:y="11.7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3.96cm" svg:y="12.355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504cm" svg:y="12.0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291cm" svg:y="12.355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5.837cm" svg:y="12.0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31cm" svg:y="12.355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6.85cm" svg:y="11.8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266cm" svg:y="12.355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806cm" svg:y="11.84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31" draw:id="id131">
          <svg:title>TexMaths</svg:title>
          <svg:desc>26§display§\frac{dx}{dt} = \frac{2}{3}\times \frac{dy}{dt} = \frac{2}{3}\times 1.2 = 0.8 \ \text {meter/sec}§svg§600§FALSE§</svg:desc>
          <draw:polygon draw:style-name="gr2" draw:text-style-name="P6" draw:layer="layout" svg:width="15.962cm" svg:height="1.808cm" svg:x="2.255cm" svg:y="13.115cm" svg:viewBox="0 0 15963 1809" draw:points="7983,1809 0,1809 0,0 15963,0 15963,1809">
            <text:p/>
          </draw:polygon>
          <draw:path draw:style-name="gr3" draw:text-style-name="P7" draw:layer="layout" svg:width="0.436cm" svg:height="0.646cm" svg:x="2.246cm" svg:y="13.06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.71cm" svg:y="13.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999cm" svg:height="0.039cm" svg:x="2.209cm" svg:y="14.074cm" svg:viewBox="0 0 1000 40" draw:points="499,40 0,40 0,0 1000,0 1000,40">
            <text:p/>
          </draw:polygon>
          <draw:path draw:style-name="gr3" draw:text-style-name="P7" draw:layer="layout" svg:width="0.436cm" svg:height="0.646cm" svg:x="2.342cm" svg:y="14.315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2.802cm" svg:y="14.375cm" svg:viewBox="0 0 283 584" svg:d="M168 208h88c16 0 27 0 27-19 0-10-11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3.621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4.69cm" svg:y="13.09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olygon draw:style-name="gr3" draw:text-style-name="P7" draw:layer="layout" svg:width="0.459cm" svg:height="0.039cm" svg:x="4.645cm" svg:y="14.074cm" svg:viewBox="0 0 460 40" draw:points="229,40 0,40 0,0 460,0 460,40">
            <text:p/>
          </draw:polygon>
          <draw:path draw:style-name="gr3" draw:text-style-name="P7" draw:layer="layout" svg:width="0.38cm" svg:height="0.629cm" svg:x="4.682cm" svg:y="14.3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42cm" svg:height="0.442cm" svg:x="5.549cm" svg:y="13.872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7" draw:layer="layout" svg:width="0.436cm" svg:height="0.646cm" svg:x="6.475cm" svg:y="13.06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23cm" svg:height="0.592cm" svg:x="6.939cm" svg:y="13.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7" draw:layer="layout" svg:width="0.958cm" svg:height="0.039cm" svg:x="6.438cm" svg:y="14.074cm" svg:viewBox="0 0 959 40" draw:points="478,40 0,40 0,0 959,0 959,40">
            <text:p/>
          </draw:polygon>
          <draw:path draw:style-name="gr3" draw:text-style-name="P7" draw:layer="layout" svg:width="0.436cm" svg:height="0.646cm" svg:x="6.55cm" svg:y="14.315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7.009cm" svg:y="14.375cm" svg:viewBox="0 0 283 584" svg:d="M168 208h88c16 0 27 0 27-19 0-10-11-10-27-10h-79c31-131 37-148 37-154 0-17-12-25-27-25-2 0-29 0-37 33l-36 146h-87c-19 0-27 0-27 17 0 12 8 12 25 12h81c-64 260-69 275-69 291 0 50 36 85 84 85 95 0 147-135 147-141 0-8-8-8-12-8-6 0-8 2-13 12-39 96-89 117-120 117-19 0-27-13-27-42 0-23 0-29 4-44z">
            <text:p/>
          </draw:path>
          <draw:path draw:style-name="gr3" draw:text-style-name="P7" draw:layer="layout" svg:width="0.608cm" svg:height="0.215cm" svg:x="7.808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8.877cm" svg:y="13.09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olygon draw:style-name="gr3" draw:text-style-name="P7" draw:layer="layout" svg:width="0.459cm" svg:height="0.039cm" svg:x="8.832cm" svg:y="14.074cm" svg:viewBox="0 0 460 40" draw:points="229,40 0,40 0,0 460,0 460,40">
            <text:p/>
          </draw:polygon>
          <draw:path draw:style-name="gr3" draw:text-style-name="P7" draw:layer="layout" svg:width="0.38cm" svg:height="0.629cm" svg:x="8.869cm" svg:y="14.3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42cm" svg:height="0.442cm" svg:x="9.736cm" svg:y="13.872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7" draw:layer="layout" svg:width="0.303cm" svg:height="0.61cm" svg:x="10.595cm" svg:y="13.71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11.051cm" svg:y="14.225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11.271cm" svg:y="13.71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608cm" svg:height="0.215cm" svg:x="11.987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2.937cm" svg:y="13.714cm" svg:viewBox="0 0 387 630" svg:d="M387 318c0-75-4-147-38-216-41-87-116-102-156-102-54 0-122 23-160 108-29 65-33 135-33 210 0 69 4 150 42 221 39 72 106 91 151 91 50 0 119-19 161-106 29-62 33-135 33-206zM193 611c-35 0-91-22-108-112-8-54-8-139-8-193 0-58 0-119 6-169 19-108 88-116 110-116 30 0 90 16 109 106 8 52 8 121 8 179 0 68 0 131-10 189-13 87-65 116-107 116z">
            <text:p/>
          </draw:path>
          <draw:path draw:style-name="gr3" draw:text-style-name="P7" draw:layer="layout" svg:width="0.099cm" svg:height="0.099cm" svg:x="13.436cm" svg:y="14.225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13.651cm" svg:y="13.714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714cm" svg:height="0.405cm" svg:x="14.402cm" svg:y="13.918cm" svg:viewBox="0 0 715 406" svg:d="M71 89v248c0 39-11 39-71 39v30c31 0 79-3 104-3 23 0 71 3 102 3v-30c-60 0-71 0-71-39v-171c0-95 65-145 123-145s69 50 69 102v214c0 39-11 39-73 39v30c33 0 79-3 104-3s73 3 104 3v-30c-63 0-73 0-73-39v-171c0-95 67-145 125-145s66 50 66 102v214c0 39-8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5.161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15.558cm" svg:y="13.76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421cm" svg:x="15.922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6.328cm" svg:y="13.9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914cm" svg:x="16.71cm" svg:y="13.637cm" svg:viewBox="0 0 356 915" svg:d="M352 35c4-12 4-14 4-16 0-11-9-19-19-19-13 0-17 8-19 19l-314 863c-4 10-4 14-4 17 0 8 8 16 19 16 12 0 16-8 18-16z">
            <text:p/>
          </draw:path>
          <draw:path draw:style-name="gr3" draw:text-style-name="P7" draw:layer="layout" svg:width="0.301cm" svg:height="0.421cm" svg:x="17.147cm" svg:y="13.91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17.503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7.915cm" svg:y="13.91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121" draw:id="id121">
          <svg:title>TexMaths</svg:title>
          <svg:desc>26§display§\text {Rate at which the shadow is lengthening}§svg§600§FALSE§</svg:desc>
          <draw:polygon draw:style-name="gr2" draw:text-style-name="P6" draw:layer="layout" svg:width="16.166cm" svg:height="0.732cm" svg:x="2.263cm" svg:y="3.404cm" svg:viewBox="0 0 16167 733" draw:points="8083,733 0,733 0,0 16167,0 16167,733">
            <text:p/>
          </draw:polygon>
          <draw:path draw:style-name="gr3" draw:text-style-name="P7" draw:layer="layout" svg:width="0.638cm" svg:height="0.647cm" svg:x="2.248cm" svg:y="3.368cm" svg:viewBox="0 0 639 648" svg:d="M173 302v-237c0-21 0-32 20-34 9-2 36-2 55-2 83 0 185 2 185 136 0 64-23 137-158 137zM366 315c90-21 160-78 160-150 0-88-104-165-239-165h-287v29h23c71 0 71 11 71 42v485c0 34 0 42-71 42h-23v29c33-2 98-2 133-2 38 0 102 0 135 2v-29h-23c-70 0-72-8-72-42v-233h106c14 0 54 0 85 31 35 33 35 63 35 123s0 96 38 131c37 34 87 40 114 40 73 0 88-75 88-102 0-4 0-15-13-15-8 0-8 9-10 15-4 64-38 81-61 81-43 0-52-46-64-131l-13-75c-16-59-60-88-112-106z">
            <text:p/>
          </draw:path>
          <draw:path draw:style-name="gr3" draw:text-style-name="P7" draw:layer="layout" svg:width="0.413cm" svg:height="0.422cm" svg:x="2.928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8cm" svg:height="0.574cm" svg:x="3.363cm" svg:y="3.431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3.727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4.451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4.888cm" svg:y="3.43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627cm" svg:height="0.405cm" svg:x="5.545cm" svg:y="3.6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4 10 6 16 18 16 11 0 15-8 17-16z">
            <text:p/>
          </draw:path>
          <draw:path draw:style-name="gr3" draw:text-style-name="P7" draw:layer="layout" svg:width="0.461cm" svg:height="0.636cm" svg:x="6.219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197cm" svg:height="0.614cm" svg:x="6.726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48cm" svg:height="0.422cm" svg:x="6.982cm" svg:y="3.583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61cm" svg:height="0.636cm" svg:x="7.361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286cm" svg:height="0.574cm" svg:x="8.162cm" svg:y="3.43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8.528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9.033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9.749cm" svg:y="3.583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61cm" svg:height="0.636cm" svg:x="10.107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13cm" svg:height="0.422cm" svg:x="10.625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52cm" svg:height="0.647cm" svg:x="11.074cm" svg:y="3.358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07cm" svg:height="0.422cm" svg:x="11.577cm" svg:y="3.583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627cm" svg:height="0.405cm" svg:x="12cm" svg:y="3.6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6 16 13 0 17-8 19-16z">
            <text:p/>
          </draw:path>
          <draw:path draw:style-name="gr3" draw:text-style-name="P7" draw:layer="layout" svg:width="0.197cm" svg:height="0.614cm" svg:x="12.977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3.231cm" svg:y="3.583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05cm" svg:height="0.636cm" svg:x="13.897cm" svg:y="3.358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4.146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4.556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5.059cm" svg:y="3.57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8cm" svg:height="0.574cm" svg:x="15.509cm" svg:y="3.431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15.875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6.378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6.788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197cm" svg:height="0.614cm" svg:x="17.298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551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8.055cm" svg:y="3.57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</draw:g>
        <draw:g xml:id="id123" draw:id="id123">
          <svg:title>TexMaths</svg:title>
          <svg:desc>26§display§\text {B is the tip of the shadow and it is at a distance of } ( x + y ) \ m§svg§600§FALSE§</svg:desc>
          <draw:polygon draw:style-name="gr2" draw:text-style-name="P6" draw:layer="layout" svg:width="24.615cm" svg:height="0.822cm" svg:x="2.26cm" svg:y="5.105cm" svg:viewBox="0 0 24616 823" draw:points="12309,823 0,823 0,0 24616,0 24616,823">
            <text:p/>
          </draw:polygon>
          <draw:path draw:style-name="gr3" draw:text-style-name="P7" draw:layer="layout" svg:width="0.563cm" svg:height="0.625cm" svg:x="2.248cm" svg:y="5.119cm" svg:viewBox="0 0 564 626" svg:d="M171 291v-227c0-29 2-35 45-35h113c89 0 122 77 122 125 0 60-45 137-147 137zM387 299c89-18 152-76 152-145 0-79-83-154-204-154h-335v29h23c71 0 71 11 71 42v484c0 34 0 42-71 42h-23v29h360c123 0 204-81 204-168 0-80-75-148-177-159zM331 597h-115c-43 0-45-6-45-36v-251h172c92 0 129 85 129 148 0 64-48 139-141 139z">
            <text:p/>
          </draw:path>
          <draw:path draw:style-name="gr3" draw:text-style-name="P7" draw:layer="layout" svg:width="0.197cm" svg:height="0.612cm" svg:x="3.196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3.45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8cm" svg:height="0.573cm" svg:x="4.103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469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4.975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5.676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197cm" svg:height="0.612cm" svg:x="6.044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1cm" svg:x="6.293cm" svg:y="5.3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7.107cm" svg:y="5.3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7.568cm" svg:y="5.1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86cm" svg:height="0.573cm" svg:x="8.138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8.506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9.01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9.725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635cm" svg:x="10.085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10.601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1.05cm" svg:y="5.111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11.554cm" svg:y="5.3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11.976cm" svg:y="5.35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413cm" svg:height="0.421cm" svg:x="12.962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3.409cm" svg:y="5.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13.918cm" svg:y="5.111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14.73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286cm" svg:height="0.573cm" svg:x="14.971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5.645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5.898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16.57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17.007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17.687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8.442cm" svg:y="5.111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18.95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9.203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6cm" svg:height="0.573cm" svg:x="19.551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927cm" svg:y="5.336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0.374cm" svg:y="5.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48cm" svg:height="0.421cm" svg:x="20.884cm" svg:y="5.3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55cm" svg:height="0.421cm" svg:x="21.285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21.995cm" svg:y="5.3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22.456cm" svg:y="5.1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13cm" svg:height="0.914cm" svg:x="23.101cm" svg:y="5.05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3.392cm" svg:y="5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24.141cm" svg:y="5.21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23cm" svg:height="0.592cm" svg:x="25.031cm" svg:y="5.3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7" draw:layer="layout" svg:width="0.213cm" svg:height="0.914cm" svg:x="25.537cm" svg:y="5.0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75cm" svg:height="0.415cm" svg:x="26.171cm" svg:y="5.3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9 21-13 31-13 50 0 44 32 75 75 75 85 0 121-133 121-141 0-9-8-9-11-9-10 0-10 2-14 17-15 48-44 112-94 112-16 0-23-8-23-29 0-23 9-46 17-67 19-47 56-149 56-201 0-58-35-98-104-98-71 0-116 40-150 89-2-12-4-43-29-66-23-19-52-23-77-23-81 0-126 58-141 79-4-52-44-79-85-79-42 0-59 35-67 52-17 33-29 87-29 89 0 9 8 9 10 9 11 0 11 0 17-21 15-65 33-108 67-108 14 0 29 6 29 41 0 19-4 30-15 77z">
            <text:p/>
          </draw:path>
        </draw:g>
        <draw:g xml:id="id124" draw:id="id124">
          <svg:title>TexMaths</svg:title>
          <svg:desc>26§display§\text {from the lamp post. From Fig. It is clear that}§svg§600§FALSE§</svg:desc>
          <draw:polygon draw:style-name="gr2" draw:text-style-name="P6" draw:layer="layout" svg:width="18.381cm" svg:height="0.742cm" svg:x="2.265cm" svg:y="6.905cm" svg:viewBox="0 0 18382 743" draw:points="9190,743 0,743 0,0 18382,0 18382,743">
            <text:p/>
          </draw:polygon>
          <draw:path draw:style-name="gr3" draw:text-style-name="P7" draw:layer="layout" svg:width="0.296cm" svg:height="0.647cm" svg:x="2.248cm" svg:y="6.859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9cm" svg:height="0.405cm" svg:x="2.525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2.882cm" svg:y="7.094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715cm" svg:height="0.405cm" svg:x="3.342cm" svg:y="7.101cm" svg:viewBox="0 0 716 406" svg:d="M71 90v247c0 40-9 40-71 40v29c31 0 79-2 104-2 23 0 71 2 102 2v-29c-60 0-71 0-71-40v-170c0-96 65-146 123-146s69 50 69 102v214c0 40-11 40-73 40v29c33 0 79-2 104-2s73 2 104 2v-29c-63 0-73 0-73-40v-170c0-96 67-146 125-146 56 0 66 50 66 102v214c0 40-10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288cm" svg:height="0.574cm" svg:x="4.397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4.763cm" svg:y="6.86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5.268cm" svg:y="7.09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5.984cm" svg:y="6.86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6.246cm" svg:y="7.09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715cm" svg:height="0.405cm" svg:x="6.693cm" svg:y="7.10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7.45cm" svg:y="7.10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52cm" svg:height="0.582cm" svg:x="8.264cm" svg:y="7.10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07cm" svg:height="0.422cm" svg:x="8.796cm" svg:y="7.09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301cm" svg:height="0.422cm" svg:x="9.258cm" svg:y="7.09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8cm" svg:height="0.574cm" svg:x="9.605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099cm" svg:height="0.099cm" svg:x="10.021cm" svg:y="7.407cm" svg:viewBox="0 0 100 100" svg:d="M100 50c0-27-23-50-50-50s-50 23-50 50 23 50 50 50 50-23 50-50z">
            <text:p/>
          </draw:path>
          <draw:path draw:style-name="gr3" draw:text-style-name="P7" draw:layer="layout" svg:width="0.527cm" svg:height="0.624cm" svg:x="10.633cm" svg:y="6.882cm" svg:viewBox="0 0 528 625" svg:d="M503 0h-503v29h23c71 0 71 11 71 42v481c0 33 0 43-71 43h-23v30c31-5 104-5 139-5 38 0 121 0 154 5v-30h-29c-87 0-87-12-87-43v-227h79c87 0 96 31 96 108h22v-244h-22c0 78-9 109-96 109h-79v-233c0-30 2-36 43-36h111c137 0 160 50 174 177h23z">
            <text:p/>
          </draw:path>
          <draw:path draw:style-name="gr3" draw:text-style-name="P7" draw:layer="layout" svg:width="0.309cm" svg:height="0.405cm" svg:x="11.149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11.506cm" svg:y="7.09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715cm" svg:height="0.405cm" svg:x="11.968cm" svg:y="7.10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529cm" svg:height="0.624cm" svg:x="13.035cm" svg:y="6.882cm" svg:viewBox="0 0 530 625" svg:d="M503 0h-503v29h23c71 0 71 11 71 42v481c0 33 0 43-71 43h-23v30c31-5 104-5 139-5 38 0 121 0 154 5v-30h-29c-87 0-87-12-87-43v-227h79c87 0 96 31 96 108h22v-244h-22c0 78-9 109-96 109h-79v-233c0-30 2-36 43-36h111c137 0 160 50 174 177h25z">
            <text:p/>
          </draw:path>
          <draw:path draw:style-name="gr3" draw:text-style-name="P7" draw:layer="layout" svg:width="0.197cm" svg:height="0.613cm" svg:x="13.632cm" svg:y="6.89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9cm" svg:height="0.605cm" svg:x="13.88cm" svg:y="7.09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4.392cm" svg:y="7.407cm" svg:viewBox="0 0 100 100" svg:d="M100 50c0-27-23-50-50-50s-50 23-50 50 23 50 50 50 50-23 50-50z">
            <text:p/>
          </draw:path>
          <draw:path draw:style-name="gr3" draw:text-style-name="P7" draw:layer="layout" svg:width="0.28cm" svg:height="0.626cm" svg:x="14.997cm" svg:y="6.88cm" svg:viewBox="0 0 281 627" svg:d="M181 71c0-31 2-42 75-42h25v-29c-31 2-104 2-140 2-37 0-108 0-141-2v29h25c71 0 75 11 75 42v485c0 33-4 42-75 42h-25v29c33-2 104-2 139-2 38 0 111 0 142 2v-29h-25c-73 0-75-9-75-42z">
            <text:p/>
          </draw:path>
          <draw:path draw:style-name="gr3" draw:text-style-name="P7" draw:layer="layout" svg:width="0.286cm" svg:height="0.574cm" svg:x="15.319cm" svg:y="6.942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5.991cm" svg:y="6.89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6.247cm" svg:y="7.09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348cm" svg:height="0.422cm" svg:x="16.913cm" svg:y="7.094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05cm" svg:height="0.636cm" svg:x="17.316cm" svg:y="6.86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355cm" svg:height="0.422cm" svg:x="17.566cm" svg:y="7.09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3cm" svg:height="0.422cm" svg:x="17.986cm" svg:y="7.094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309cm" svg:height="0.405cm" svg:x="18.429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4cm" svg:x="19.084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9.45cm" svg:y="6.86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413cm" svg:height="0.422cm" svg:x="19.968cm" svg:y="7.09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6cm" svg:height="0.574cm" svg:x="20.403cm" svg:y="6.942cm" svg:viewBox="0 0 287 575" svg:d="M141 198h131v-29h-131v-169h-22c0 75-30 173-119 177v21h79v252c0 114 85 125 119 125 64 0 89-65 89-125v-52h-23v52c0 66-27 102-60 102-63 0-63-84-63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2" draw:text-style-name="P13" draw:layer="layout" svg:width="26.4cm" svg:height="14.372cm" svg:x="0.8cm" svg:y="0.628cm" presentation:class="title" presentation:user-transformed="true">
          <draw:text-box>
            <text:p xml:id="id132" text:id="id132" text:style-name="P4"><text:span text:style-name="T41"><text:tab/></text:span><text:span text:style-name="T27"><text:line-break/></text:span><text:span text:style-name="T26"><text:tab/></text:span><text:span text:style-name="T26"><text:tab/></text:span><text:span text:style-name="T24">rate at which the tip of the shadow is moving is </text:span><text:span text:style-name="T23">given by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14"><text:tab/></text:span><text:span text:style-name="T8"><text:line-break/></text:span><text:span text:style-name="T8"> </text:span><text:span text:style-name="T8"><text:tab/></text:span><text:span text:style-name="T8"><text:tab/></text:span><text:span text:style-name="T23"> </text:span><text:span text:style-name="T8"><text:line-break/></text:span><text:span text:style-name="T42"> <text:s text:c="4"/></text:span><text:span text:style-name="T8"><text:line-break/></text:span><text:span text:style-name="T8"><text:tab/></text:span><text:span text:style-name="T8"> <text:s/></text:span><text:span text:style-name="T23"><text:s text:c="3"/></text:span></text:p>
          </draw:text-box>
        </draw:frame>
        <draw:g xml:id="id133" draw:id="id133">
          <svg:title>TexMaths</svg:title>
          <svg:desc>28§display§\frac{d}{dt}( x + y ) = \frac{dx}{dt} + \frac{dy}{dt}§svg§600§FALSE§</svg:desc>
          <draw:polygon draw:style-name="gr2" draw:text-style-name="P6" draw:layer="layout" svg:width="8.908cm" svg:height="1.936cm" svg:x="3.369cm" svg:y="3.29cm" svg:viewBox="0 0 8909 1937" draw:points="4455,1937 0,1937 0,0 8909,0 8909,1937">
            <text:p/>
          </draw:polygon>
          <draw:path draw:style-name="gr3" draw:text-style-name="P7" draw:layer="layout" svg:width="0.469cm" svg:height="0.696cm" svg:x="3.537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3.32cm" svg:y="4.323cm" svg:viewBox="0 0 869 43" draw:points="434,43 0,43 0,0 869,0 869,43">
            <text:p/>
          </draw:polygon>
          <draw:path draw:style-name="gr3" draw:text-style-name="P7" draw:layer="layout" svg:width="0.469cm" svg:height="0.696cm" svg:x="3.3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855cm" svg:y="4.647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7" draw:layer="layout" svg:width="0.23cm" svg:height="0.984cm" svg:x="4.404cm" svg:y="3.85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4.718cm" svg:y="4.1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5.524cm" svg:y="4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6cm" svg:height="0.637cm" svg:x="6.482cm" svg:y="4.155cm" svg:viewBox="0 0 457 638" svg:d="M452 60c5-13 5-15 5-22 0-18-16-27-29-27-11 0-27 5-36 20-2 5-9 36-14 54-6 25-13 52-20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7.027cm" svg:y="3.85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7.683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823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9.324cm" svg:y="3.49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76cm" svg:height="0.042cm" svg:x="8.782cm" svg:y="4.323cm" svg:viewBox="0 0 1077 43" draw:points="538,43 0,43 0,0 1077,0 1077,43">
            <text:p/>
          </draw:polygon>
          <draw:path draw:style-name="gr3" draw:text-style-name="P7" draw:layer="layout" svg:width="0.469cm" svg:height="0.696cm" svg:x="8.92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9.421cm" svg:y="4.64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7" draw:layer="layout" svg:width="0.655cm" svg:height="0.657cm" svg:x="10.249cm" svg:y="4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1.336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54cm" svg:height="0.637cm" svg:x="11.837cm" svg:y="3.49cm" svg:viewBox="0 0 455 638" svg:d="M452 60c3-13 3-15 3-22 0-18-14-27-27-27-11 0-27 5-36 20-2 5-9 36-14 54-6 25-13 52-20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7" draw:layer="layout" svg:width="1.031cm" svg:height="0.042cm" svg:x="11.298cm" svg:y="4.323cm" svg:viewBox="0 0 1032 43" draw:points="515,43 0,43 0,0 1032,0 1032,43">
            <text:p/>
          </draw:polygon>
          <draw:path draw:style-name="gr3" draw:text-style-name="P7" draw:layer="layout" svg:width="0.469cm" svg:height="0.696cm" svg:x="11.41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304cm" svg:height="0.628cm" svg:x="11.913cm" svg:y="4.647cm" svg:viewBox="0 0 305 629" svg:d="M181 224h94c18 0 30 0 30-20 0-11-12-11-30-11h-85c34-141 41-159 41-166 0-18-14-27-29-27-3 0-32 0-41 36l-38 157h-94c-20 0-29 0-29 18 0 13 9 13 27 13h87c-71 280-74 296-74 313 0 54 38 92 90 92 103 0 159-145 159-152 0-9-9-9-14-9-6 0-8 2-13 14-43 103-96 125-130 125-20 0-29-14-29-45 0-25 0-31 5-47z">
            <text:p/>
          </draw:path>
        </draw:g>
        <draw:g xml:id="id134" draw:id="id134">
          <svg:title>TexMaths</svg:title>
          <svg:desc>28§display§\frac{d}{dt}( x + y )  =  0.8 + 1.2 = 2 \ \text {meter/sec}§svg§600§FALSE§</svg:desc>
          <draw:polygon draw:style-name="gr2" draw:text-style-name="P6" draw:layer="layout" svg:width="15.286cm" svg:height="1.936cm" svg:x="3.369cm" svg:y="6.29cm" svg:viewBox="0 0 15287 1937" draw:points="7645,1937 0,1937 0,0 15287,0 15287,1937">
            <text:p/>
          </draw:polygon>
          <draw:path draw:style-name="gr3" draw:text-style-name="P7" draw:layer="layout" svg:width="0.469cm" svg:height="0.696cm" svg:x="3.537cm" svg:y="6.24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3.32cm" svg:y="7.323cm" svg:viewBox="0 0 869 43" draw:points="435,43 0,43 0,0 869,0 869,43">
            <text:p/>
          </draw:polygon>
          <draw:path draw:style-name="gr3" draw:text-style-name="P7" draw:layer="layout" svg:width="0.469cm" svg:height="0.696cm" svg:x="3.36cm" svg:y="7.58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855cm" svg:y="7.64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23cm" svg:height="0.984cm" svg:x="4.404cm" svg:y="6.8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4.718cm" svg:y="7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5.524cm" svg:y="7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6cm" svg:height="0.637cm" svg:x="6.483cm" svg:y="7.15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7.027cm" svg:y="6.8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7.683cm" svg:y="7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8.705cm" svg:y="6.935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3" draw:text-style-name="P7" draw:layer="layout" svg:width="0.107cm" svg:height="0.106cm" svg:x="9.242cm" svg:y="7.486cm" svg:viewBox="0 0 108 107" svg:d="M108 54c0-29-25-54-54-54s-54 25-54 54 25 53 54 53 54-24 54-53z">
            <text:p/>
          </draw:path>
          <draw:path draw:style-name="gr3" draw:text-style-name="P7" draw:layer="layout" svg:width="0.409cm" svg:height="0.678cm" svg:x="9.473cm" svg:y="6.9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655cm" svg:height="0.657cm" svg:x="10.197cm" svg:y="7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11.213cm" svg:y="6.93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107cm" svg:height="0.106cm" svg:x="11.702cm" svg:y="7.486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1.941cm" svg:y="6.93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655cm" svg:height="0.232cm" svg:x="12.712cm" svg:y="7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3.745cm" svg:y="6.93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77cm" svg:height="0.436cm" svg:x="14.546cm" svg:y="7.155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5.364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15.792cm" svg:y="6.98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82cm" svg:height="0.454cm" svg:x="16.184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6.621cm" svg:y="7.155cm" svg:viewBox="0 0 334 437" svg:d="M137 110v-110l-137 11v32c69 0 78 6 78 53v267c0 42-11 42-78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7" draw:layer="layout" svg:width="0.382cm" svg:height="0.984cm" svg:x="17.033cm" svg:y="6.852cm" svg:viewBox="0 0 383 985" svg:d="M379 38c4-13 4-16 4-18 0-11-9-20-20-20-14 0-18 9-20 20l-339 930c-4 11-4 15-4 17 0 9 9 18 20 18 14 0 18-9 20-18z">
            <text:p/>
          </draw:path>
          <draw:path draw:style-name="gr3" draw:text-style-name="P7" draw:layer="layout" svg:width="0.324cm" svg:height="0.454cm" svg:x="17.503cm" svg:y="7.1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886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8.33cm" svg:y="7.14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</draw:g>
        <draw:g xml:id="id135" draw:id="id135">
          <svg:title>TexMaths</svg:title>
          <svg:desc>26§display§\text {Shadow is lengthening at the rate of 0.8 meters/sec}§svg§600§FALSE§</svg:desc>
          <draw:polygon draw:style-name="gr2" draw:text-style-name="P6" draw:layer="layout" svg:width="20.464cm" svg:height="0.823cm" svg:x="3.349cm" svg:y="9.405cm" svg:viewBox="0 0 20465 824" draw:points="10232,824 0,824 0,0 20465,0 20465,824">
            <text:p/>
          </draw:polygon>
          <draw:path draw:style-name="gr3" draw:text-style-name="P7" draw:layer="layout" svg:width="0.407cm" svg:height="0.664cm" svg:x="3.355cm" svg:y="9.401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7" draw:layer="layout" svg:width="0.461cm" svg:height="0.635cm" svg:x="3.84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4.358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4.807cm" svg:y="9.411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5.308cm" svg:y="9.6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5.731cm" svg:y="9.65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7" draw:layer="layout" svg:width="0.197cm" svg:height="0.612cm" svg:x="6.71cm" svg:y="9.4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6.964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05cm" svg:height="0.635cm" svg:x="7.628cm" svg:y="9.41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7.87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8.287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8.79cm" svg:y="9.62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86cm" svg:height="0.573cm" svg:x="9.24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9.608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0.111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0.521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197cm" svg:height="0.612cm" svg:x="11.031cm" svg:y="9.4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282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786cm" svg:y="9.62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13cm" svg:height="0.421cm" svg:x="12.561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2.996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8cm" svg:height="0.573cm" svg:x="13.658cm" svg:y="9.4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14.024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4.52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5.238cm" svg:y="9.6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5.609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6.045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6.409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17.119cm" svg:y="9.6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7.58cm" svg:y="9.4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386cm" svg:height="0.629cm" svg:x="18.171cm" svg:y="9.436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7" draw:layer="layout" svg:width="0.099cm" svg:height="0.099cm" svg:x="18.67cm" svg:y="9.948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18.885cm" svg:y="9.43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715cm" svg:height="0.405cm" svg:x="19.636cm" svg:y="9.6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0.395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20.792cm" svg:y="9.4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21.156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21.562cm" svg:y="9.6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21.924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22.306cm" svg:y="9.359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22.741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3.09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3.509cm" svg:y="9.6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136" draw:id="id136">
          <svg:title>TexMaths</svg:title>
          <svg:desc>26§display§\text {Tip of the shadow is moving at the rate of  2 meters/sec}§svg§600§FALSE§</svg:desc>
          <draw:polygon draw:style-name="gr2" draw:text-style-name="P6" draw:layer="layout" svg:width="22.22cm" svg:height="0.823cm" svg:x="3.363cm" svg:y="11.407cm" svg:viewBox="0 0 22221 824" draw:points="11111,824 0,824 0,0 22221,0 22221,824">
            <text:p/>
          </draw:polygon>
          <draw:path draw:style-name="gr3" draw:text-style-name="P7" draw:layer="layout" svg:width="0.594cm" svg:height="0.619cm" svg:x="3.351cm" svg:y="11.428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7" draw:layer="layout" svg:width="0.197cm" svg:height="0.612cm" svg:x="4.008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1cm" svg:x="4.258cm" svg:y="11.642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5.069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5.531cm" svg:y="11.40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6.103cm" svg:y="11.48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469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6.972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7.688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635cm" svg:x="8.048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8.566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9.015cm" svg:y="11.413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0-90 27-131 21-29 54-58 104-58 33 0 71 12 100 54 10 16 10 18 10 35z">
            <text:p/>
          </draw:path>
          <draw:path draw:style-name="gr3" draw:text-style-name="P7" draw:layer="layout" svg:width="0.407cm" svg:height="0.421cm" svg:x="9.516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9.938cm" svg:y="11.652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7" draw:layer="layout" svg:width="0.197cm" svg:height="0.612cm" svg:x="10.918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1.172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715cm" svg:height="0.405cm" svg:x="11.835cm" svg:y="11.64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07cm" svg:height="0.421cm" svg:x="12.592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48cm" svg:height="0.405cm" svg:x="13.017cm" svg:y="11.652cm" svg:viewBox="0 0 449 406" svg:d="M364 89c8-20 25-60 85-60v-29c-21 2-48 2-68 2-23 0-65-2-81-2v29c35 0 43 21 43 40 0 8 0 10-4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2cm" svg:x="13.512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764cm" svg:y="11.64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4.269cm" svg:y="11.631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13cm" svg:height="0.421cm" svg:x="15.043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15.477cm" svg:y="11.48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286cm" svg:height="0.573cm" svg:x="16.139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16.505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7.01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7.72cm" svg:y="11.64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8.092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8.527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8.891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19.602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20.064cm" svg:y="11.40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65cm" svg:height="0.61cm" svg:x="20.663cm" svg:y="11.43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715cm" svg:height="0.405cm" svg:x="21.408cm" svg:y="11.64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2.165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22.564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22.926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23.334cm" svg:y="11.64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23.696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24.076cm" svg:y="11.361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24.513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4.869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5.281cm" svg:y="11.63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width" smil:values="width*0.05;width" smil:keyTimes="0;1"/>
                  <anim:animate smil:dur="0.5s" smil:fill="hold" smil:targetElement="id132" anim:sub-item="text" smil:attributeName="height" smil:values="height;height" smil:keyTimes="0;1"/>
                  <anim:animate smil:dur="0.5s" smil:fill="hold" smil:targetElement="id132" anim:sub-item="text" smil:attributeName="x" smil:values="x-.2;x" smil:keyTimes="0;1"/>
                  <anim:animate smil:dur="0.5s" smil:fill="hold" smil:targetElement="id132" anim:sub-item="text" smil:attributeName="y" smil:values="y;y" smil:keyTimes="0;1"/>
                  <anim:transitionFilter smil:dur="0.5s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5" draw:text-style-name="P4" draw:layer="layout" svg:width="26.4cm" svg:height="14.772cm" svg:x="0.8cm" svg:y="0.628cm" presentation:class="title" presentation:user-transformed="true">
          <draw:text-box>
            <text:p xml:id="id137" text:id="id137" text:style-name="P4"><text:span text:style-name="T23"><text:tab/></text:span><text:span text:style-name="T23"><text:tab/></text:span><text:span text:style-name="T23">(5) </text:span><text:span text:style-name="T24">A car is moving in such a way that the distance it covers, </text:span><text:span text:style-name="T24"><text:tab/></text:span><text:span text:style-name="T24"><text:tab/></text:span><text:span text:style-name="T24"><text:tab/></text:span><text:span text:style-name="T24"> is given by the equation</text:span><text:span text:style-name="T23"> <text:s text:c="21"/></text:span><text:span text:style-name="T24">where</text:span><text:span text:style-name="T23"> <text:s text:c="3"/></text:span><text:span text:style-name="T24">is in </text:span><text:span text:style-name="T24"><text:line-break/></text:span><text:span text:style-name="T24"> <text:s text:c="11"/></text:span><text:span text:style-name="T24"><text:tab/></text:span><text:span text:style-name="T24"> meters and <text:s text:c="3"/>is in seconds. What would be the velocity</text:span><text:span text:style-name="T24"><text:line-break/></text:span><text:span text:style-name="T24"><text:tab/></text:span><text:span text:style-name="T24"><text:tab/></text:span><text:span text:style-name="T24"> <text:s text:c="5"/>and the acceleration of the car at time </text:span><text:span text:style-name="T24"><text:line-break/></text:span><text:span text:style-name="T19"> <text:s text:c="22"/></text:span><text:span text:style-name="T6"><text:line-break/></text:span><text:span text:style-name="T6"><text:tab/></text:span><text:span text:style-name="T6"><text:tab/></text:span><text:span text:style-name="T25">Solution :</text:span><text:span text:style-name="T24"> <text:s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line-break/></text:span><text:span text:style-name="T24"> <text:s text:c="4"/></text:span><text:span text:style-name="T24"><text:tab/></text:span><text:span text:style-name="T24"><text:tab/></text:span><text:span text:style-name="T24"> <text:s text:c="5"/></text:span><text:span text:style-name="T24"><text:line-break/></text:span><text:span text:style-name="T23"><text:tab/></text:span><text:span text:style-name="T27"> <text:s text:c="5"/></text:span><text:span text:style-name="T27"><text:line-break/></text:span><text:span text:style-name="T27"><text:tab/></text:span><text:span text:style-name="T27"><text:line-break/></text:span><text:span text:style-name="T27"><text:tab/></text:span></text:p>
          </draw:text-box>
        </draw:frame>
        <draw:g xml:id="id138" draw:id="id138">
          <svg:title>TexMaths</svg:title>
          <svg:desc>26§display§s = 4t^2 + 3t§svg§600§FALSE§</svg:desc>
          <draw:polygon draw:style-name="gr2" draw:text-style-name="P6" draw:layer="layout" svg:width="4.628cm" svg:height="0.787cm" svg:x="14.591cm" svg:y="1.826cm" svg:viewBox="0 0 4629 788" draw:points="2315,788 0,788 0,0 4629,0 4629,788">
            <text:p/>
          </draw:polygon>
          <draw:path draw:style-name="gr3" draw:text-style-name="P7" draw:layer="layout" svg:width="0.338cm" svg:height="0.415cm" svg:x="14.593cm" svg:y="2.177cm" svg:viewBox="0 0 339 416" svg:d="M312 62c-27 0-44 21-44 42 0 12 9 27 27 27 21 0 44-17 44-52 0-42-40-79-110-79-121 0-156 94-156 133 0 73 68 87 95 91 48 11 96 19 96 71 0 23-21 100-131 100-14 0-85 0-106-48 35 4 58-23 58-50 0-21-14-31-33-31-25 0-52 19-52 60 0 52 52 90 131 90 150 0 185-111 185-152 0-33-17-56-29-69-25-25-50-29-92-37-33-8-68-15-68-56 0-25 21-81 102-81 23 0 68 6 83 41z">
            <text:p/>
          </draw:path>
          <draw:path draw:style-name="gr3" draw:text-style-name="P7" draw:layer="layout" svg:width="0.608cm" svg:height="0.215cm" svg:x="15.279cm" svg:y="2.24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407cm" svg:height="0.618cm" svg:x="16.217cm" svg:y="1.963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7" draw:layer="layout" svg:width="0.282cm" svg:height="0.583cm" svg:x="16.669cm" svg:y="2.011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30 4-44z">
            <text:p/>
          </draw:path>
          <draw:path draw:style-name="gr3" draw:text-style-name="P7" draw:layer="layout" svg:width="0.284cm" svg:height="0.425cm" svg:x="17.018cm" svg:y="1.7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7.642cm" svg:y="2.04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8cm" svg:height="0.629cm" svg:x="18.542cm" svg:y="1.973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4 60-50 0-33-23-52-50-52-23 0-52 15-52 54 0 83 85 144 185 144 112 0 196-83 196-177 0-75-59-145-152-166z">
            <text:p/>
          </draw:path>
          <draw:path draw:style-name="gr3" draw:text-style-name="P7" draw:layer="layout" svg:width="0.282cm" svg:height="0.583cm" svg:x="18.983cm" svg:y="2.011cm" svg:viewBox="0 0 283 584" svg:d="M168 208h88c16 0 27 0 27-19 0-10-11-10-27-10h-79c31-131 37-148 37-154 0-17-12-25-27-25-2 0-29 0-37 33l-36 146h-87c-19 0-27 0-27 16 0 13 8 13 25 13h81c-66 260-69 274-69 291 0 50 36 85 84 85 95 0 147-135 147-141 0-9-8-9-12-9-6 0-9 2-13 13-39 95-89 116-120 116-19 0-27-12-27-41 0-23 0-30 4-44z">
            <text:p/>
          </draw:path>
        </draw:g>
        <draw:g xml:id="id139" draw:id="id139">
          <svg:title>TexMaths</svg:title>
          <svg:desc>28§display§s §svg§600§FALSE§</svg:desc>
          <draw:polygon draw:style-name="gr2" draw:text-style-name="P6" draw:layer="layout" svg:width="0.315cm" svg:height="0.348cm" svg:x="22.392cm" svg:y="2.129cm" svg:viewBox="0 0 316 349" draw:points="159,349 0,349 0,0 316,0 316,349">
            <text:p/>
          </draw:polygon>
          <draw:path draw:style-name="gr3" draw:text-style-name="P7" draw:layer="layout" svg:width="0.364cm" svg:height="0.447cm" svg:x="22.394cm" svg:y="2.08cm" svg:viewBox="0 0 365 448" svg:d="M336 67c-29 0-47 23-47 45 0 13 9 29 29 29 22 0 47-18 47-56 0-45-43-85-119-85-130 0-168 101-168 143 0 79 74 94 103 99 52 11 103 20 103 76 0 25-22 108-141 108-15 0-92 0-114-52 38 5 63-25 63-54 0-22-16-33-36-33-27 0-56 20-56 65 0 56 56 96 141 96 161 0 199-119 199-164 0-35-18-60-31-73-27-27-54-32-99-41-35-9-73-15-73-60 0-27 22-88 109-88 25 0 74 7 90 45z">
            <text:p/>
          </draw:path>
        </draw:g>
        <draw:g xml:id="id140" draw:id="id140">
          <svg:title>TexMaths</svg:title>
          <svg:desc>28§display§t §svg§600§FALSE§</svg:desc>
          <draw:polygon draw:style-name="gr2" draw:text-style-name="P6" draw:layer="layout" svg:width="0.228cm" svg:height="0.53cm" svg:x="9.519cm" svg:y="3.128cm" svg:viewBox="0 0 229 531" draw:points="114,531 0,531 0,0 229,0 229,531">
            <text:p/>
          </draw:polygon>
          <draw:path draw:style-name="gr3" draw:text-style-name="P7" draw:layer="layout" svg:width="0.304cm" svg:height="0.629cm" svg:x="9.492cm" svg:y="3.079cm" svg:viewBox="0 0 305 630" svg:d="M182 224h94c18 0 29 0 29-20 0-11-11-11-29-11h-85c33-141 40-159 40-166 0-18-13-27-29-27-2 0-32 0-41 36l-38 157h-94c-20 0-29 0-29 18 0 13 9 13 27 13h87c-71 280-74 296-74 314 0 54 38 92 90 92 103 0 159-146 159-152 0-9-9-9-13-9-9 0-9 2-14 13-42 103-96 126-130 126-20 0-29-14-29-45 0-25 0-32 5-47z">
            <text:p/>
          </draw:path>
        </draw:g>
        <draw:g xml:id="id141" draw:id="id141">
          <svg:title>TexMaths</svg:title>
          <svg:desc>26§display§t = 20 \ \text {secs} \ ? §svg§600§FALSE§</svg:desc>
          <draw:polygon draw:style-name="gr2" draw:text-style-name="P6" draw:layer="layout" svg:width="4.894cm" svg:height="0.573cm" svg:x="19.917cm" svg:y="4.226cm" svg:viewBox="0 0 4895 574" draw:points="2447,574 0,574 0,0 4895,0 4895,574">
            <text:p/>
          </draw:polygon>
          <draw:path draw:style-name="gr3" draw:text-style-name="P7" draw:layer="layout" svg:width="0.282cm" svg:height="0.584cm" svg:x="19.892cm" svg:y="4.253cm" svg:viewBox="0 0 283 585" svg:d="M169 208h87c17 0 27 0 27-19 0-10-10-10-27-10h-79c31-131 37-148 37-154 0-17-12-25-27-25-2 0-29 0-37 33l-36 146h-87c-19 0-27 0-27 17 0 12 8 12 25 12h81c-66 260-69 275-69 292 0 49 36 85 84 85 95 0 147-135 147-142 0-8-8-8-12-8-8 0-8 2-13 12-39 96-89 117-120 117-19 0-27-12-27-42 0-23 0-29 4-43z">
            <text:p/>
          </draw:path>
          <draw:path draw:style-name="gr3" draw:text-style-name="P7" draw:layer="layout" svg:width="0.609cm" svg:height="0.215cm" svg:x="20.506cm" svg:y="4.48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65cm" svg:height="0.611cm" svg:x="21.465cm" svg:y="4.215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7" draw:layer="layout" svg:width="0.386cm" svg:height="0.63cm" svg:x="21.912cm" svg:y="4.215cm" svg:viewBox="0 0 387 631" svg:d="M387 318c0-74-4-147-37-216-42-87-117-102-157-102-54 0-122 23-160 108-29 65-33 136-33 210 0 69 4 150 42 221 39 73 106 92 151 92 50 0 119-19 161-107 29-62 33-135 33-206zM193 612c-35 0-91-23-106-112-10-55-10-140-10-194 0-58 0-119 6-169 19-108 88-116 110-116 30 0 90 16 109 106 8 52 8 121 8 179 0 69 0 131-10 189-13 88-65 117-107 117z">
            <text:p/>
          </draw:path>
          <draw:path draw:style-name="gr3" draw:text-style-name="P7" draw:layer="layout" svg:width="0.301cm" svg:height="0.421cm" svg:x="22.669cm" svg:y="4.415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3.025cm" svg:y="4.415cm" svg:viewBox="0 0 356 422" svg:d="M77 181c6-137 83-160 114-160 94 0 104 123 104 160zM77 200h256c21 0 23 0 23-19 0-92-50-181-165-181-106 0-191 94-191 210 0 123 96 212 202 212 112 0 154-101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23.437cm" svg:y="4.415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301cm" svg:height="0.421cm" svg:x="23.841cm" svg:y="4.415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3cm" svg:height="0.646cm" svg:x="24.527cm" svg:y="4.18cm" svg:viewBox="0 0 331 647" svg:d="M164 418c0-116 90-181 121-204 25-18 46-52 46-91 0-52-38-123-175-123-100 0-156 62-156 123 0 31 21 44 42 44 27 0 43-19 43-44 0-40-39-40-52-40 29-50 81-62 121-62 100 0 100 62 100 98 0 54-15 70-31 87-61 65-82 150-82 206v42c0 16 0 21 11 21 12 0 12-9 12-25zM202 597c0-25-23-48-50-48-25 0-48 23-48 48 0 27 23 50 48 50 27 0 50-23 50-50z">
            <text:p/>
          </draw:path>
        </draw:g>
        <draw:g xml:id="id145" draw:id="id145">
          <svg:title>TexMaths</svg:title>
          <svg:desc>26§display§s = 4t^2 + 3t§svg§600§FALSE§</svg:desc>
          <draw:polygon draw:style-name="gr2" draw:text-style-name="P6" draw:layer="layout" svg:width="4.628cm" svg:height="0.787cm" svg:x="10.292cm" svg:y="7.727cm" svg:viewBox="0 0 4629 788" draw:points="2315,788 0,788 0,0 4629,0 4629,788">
            <text:p/>
          </draw:polygon>
          <draw:path draw:style-name="gr3" draw:text-style-name="P7" draw:layer="layout" svg:width="0.338cm" svg:height="0.415cm" svg:x="10.294cm" svg:y="8.078cm" svg:viewBox="0 0 339 416" svg:d="M312 62c-27 0-44 21-44 42 0 12 9 27 27 27 21 0 44-17 44-52 0-42-40-79-110-79-121 0-156 94-156 133 0 73 68 87 95 91 48 11 96 19 96 71 0 23-21 100-131 100-14 0-85 0-106-48 35 4 58-23 58-50 0-21-14-31-33-31-25 0-52 19-52 60 0 52 52 90 131 90 150 0 185-111 185-152 0-33-17-56-29-69-25-25-50-29-92-37-33-8-68-15-68-56 0-25 21-81 102-81 23 0 68 6 83 41z">
            <text:p/>
          </draw:path>
          <draw:path draw:style-name="gr3" draw:text-style-name="P7" draw:layer="layout" svg:width="0.608cm" svg:height="0.215cm" svg:x="10.98cm" svg:y="8.14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407cm" svg:height="0.618cm" svg:x="11.918cm" svg:y="7.864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7" draw:layer="layout" svg:width="0.282cm" svg:height="0.583cm" svg:x="12.37cm" svg:y="7.912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30 4-44z">
            <text:p/>
          </draw:path>
          <draw:path draw:style-name="gr3" draw:text-style-name="P7" draw:layer="layout" svg:width="0.284cm" svg:height="0.425cm" svg:x="12.719cm" svg:y="7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3.343cm" svg:y="7.949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8cm" svg:height="0.629cm" svg:x="14.243cm" svg:y="7.874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4 60-50 0-33-23-52-50-52-23 0-52 15-52 54 0 83 85 144 185 144 112 0 196-83 196-177 0-75-59-145-152-166z">
            <text:p/>
          </draw:path>
          <draw:path draw:style-name="gr3" draw:text-style-name="P7" draw:layer="layout" svg:width="0.282cm" svg:height="0.583cm" svg:x="14.684cm" svg:y="7.912cm" svg:viewBox="0 0 283 584" svg:d="M168 208h88c16 0 27 0 27-19 0-10-11-10-27-10h-79c31-131 37-148 37-154 0-17-12-25-27-25-2 0-29 0-37 33l-36 146h-87c-19 0-27 0-27 16 0 13 8 13 25 13h81c-66 260-69 274-69 291 0 50 36 85 84 85 95 0 147-135 147-141 0-9-8-9-12-9-6 0-9 2-13 13-39 95-89 116-120 116-19 0-27-12-27-41 0-23 0-30 4-44z">
            <text:p/>
          </draw:path>
        </draw:g>
        <draw:g xml:id="id146" draw:id="id146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024cm" svg:y="9.414cm" svg:viewBox="0 0 5737 607" draw:points="2867,607 0,607 0,0 5737,0 5737,607">
            <text:p/>
          </draw:polygon>
          <draw:path draw:style-name="gr3" draw:text-style-name="P7" draw:layer="layout" svg:width="0.662cm" svg:height="0.673cm" svg:x="5.008cm" svg:y="9.3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5.758cm" svg:y="9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025cm" svg:y="9.3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659cm" svg:y="9.9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203cm" svg:y="9.6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99cm" svg:y="9.9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536cm" svg:y="9.6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009cm" svg:y="9.9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549cm" svg:y="9.4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965cm" svg:y="9.9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05cm" svg:y="9.4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47" draw:id="id147">
          <svg:title>TexMaths</svg:title>
          <svg:desc>28§display§v = \frac{ds}{dt} = \frac{d}{dt}( 4t^2 + 3t ) = 8t + 3§svg§600§FALSE§</svg:desc>
          <draw:polygon draw:style-name="gr2" draw:text-style-name="P6" draw:layer="layout" svg:width="13.269cm" svg:height="1.936cm" svg:x="5.01cm" svg:y="10.929cm" svg:viewBox="0 0 13270 1937" draw:points="6635,1937 0,1937 0,0 13270,0 13270,1937">
            <text:p/>
          </draw:polygon>
          <draw:path draw:style-name="gr3" draw:text-style-name="P7" draw:layer="layout" svg:width="0.434cm" svg:height="0.447cm" svg:x="4.99cm" svg:y="11.79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655cm" svg:height="0.232cm" svg:x="5.801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943cm" svg:y="10.8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467cm" svg:y="11.129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6.903cm" svg:y="11.962cm" svg:viewBox="0 0 977 43" draw:points="488,43 0,43 0,0 977,0 977,43">
            <text:p/>
          </draw:polygon>
          <draw:path draw:style-name="gr3" draw:text-style-name="P7" draw:layer="layout" svg:width="0.469cm" svg:height="0.696cm" svg:x="6.995cm" svg:y="12.22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492cm" svg:y="12.286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655cm" svg:height="0.232cm" svg:x="8.323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642cm" svg:y="10.8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9.425cm" svg:y="11.962cm" svg:viewBox="0 0 869 43" draw:points="435,43 0,43 0,0 869,0 869,43">
            <text:p/>
          </draw:polygon>
          <draw:path draw:style-name="gr3" draw:text-style-name="P7" draw:layer="layout" svg:width="0.469cm" svg:height="0.696cm" svg:x="9.465cm" svg:y="12.22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9.96cm" svg:y="12.28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10.509cm" svg:y="11.4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10.821cm" svg:y="11.56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04cm" svg:height="0.628cm" svg:x="11.309cm" svg:y="11.612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1.685cm" svg:y="11.3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2.357cm" svg:y="11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09cm" svg:height="0.678cm" svg:x="13.327cm" svg:y="11.57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04cm" svg:height="0.628cm" svg:x="13.8cm" svg:y="11.612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14.19cm" svg:y="11.4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4.844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5.87cm" svg:y="11.574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304cm" svg:height="0.628cm" svg:x="16.342cm" svg:y="11.612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55cm" svg:height="0.657cm" svg:x="16.949cm" svg:y="11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09cm" svg:height="0.678cm" svg:x="17.919cm" svg:y="11.57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draw:g xml:id="id148" draw:id="id148">
          <svg:title>TexMaths</svg:title>
          <svg:desc>24§display§.\ .\ .\ . \ \text {(I)}§svg§600§FALSE§</svg:desc>
          <draw:polygon draw:style-name="gr2" draw:text-style-name="P6" draw:layer="layout" svg:width="2.854cm" svg:height="0.759cm" svg:x="20.408cm" svg:y="11.506cm" svg:viewBox="0 0 2855 760" draw:points="1428,760 0,760 0,0 2855,0 2855,760">
            <text:p/>
          </draw:polygon>
          <draw:path draw:style-name="gr3" draw:text-style-name="P7" draw:layer="layout" svg:width="0.091cm" svg:height="0.091cm" svg:x="20.439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0.953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47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984cm" svg:y="12.007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2.51cm" svg:y="11.4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7" draw:layer="layout" svg:width="0.258cm" svg:height="0.577cm" svg:x="22.779cm" svg:y="11.52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23.107cm" svg:y="11.46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49" draw:id="id149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025cm" svg:y="13.814cm" svg:viewBox="0 0 5737 607" draw:points="2867,607 0,607 0,0 5737,0 5737,607">
            <text:p/>
          </draw:polygon>
          <draw:path draw:style-name="gr3" draw:text-style-name="P7" draw:layer="layout" svg:width="0.662cm" svg:height="0.673cm" svg:x="5.009cm" svg:y="13.7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5.759cm" svg:y="13.8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026cm" svg:y="13.7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66cm" svg:y="14.3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204cm" svg:y="14.0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991cm" svg:y="14.3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537cm" svg:y="14.0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01cm" svg:y="14.3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55cm" svg:y="13.8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966cm" svg:y="14.3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06cm" svg:y="13.8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42" draw:id="id142">
          <svg:title>TexMaths</svg:title>
          <svg:desc>28§display§\text {Let } v \text { be the velocity and } a \text { be the}§svg§600§FALSE§</svg:desc>
          <draw:polygon draw:style-name="gr2" draw:text-style-name="P6" draw:layer="layout" svg:width="14.615cm" svg:height="0.788cm" svg:x="7.612cm" svg:y="5.63cm" svg:viewBox="0 0 14616 789" draw:points="7307,789 0,789 0,0 14616,0 14616,789">
            <text:p/>
          </draw:polygon>
          <draw:path draw:style-name="gr3" draw:text-style-name="P7" draw:layer="layout" svg:width="0.541cm" svg:height="0.674cm" svg:x="7.594cm" svg:y="5.592cm" svg:viewBox="0 0 542 675" svg:d="M542 419h-25c-11 101-24 225-199 225h-81c-44 0-47-7-47-39v-527c0-33 0-47 94-47h32v-31c-36 2-126 2-166 2-38 0-116 0-150-2v31h25c76 0 76 12 76 45v523c0 36 0 45-76 45h-25v31h515z">
            <text:p/>
          </draw:path>
          <draw:path draw:style-name="gr3" draw:text-style-name="P7" draw:layer="layout" svg:width="0.382cm" svg:height="0.454cm" svg:x="8.206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1cm" svg:height="0.618cm" svg:x="8.633cm" svg:y="5.65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34cm" svg:height="0.447cm" svg:x="9.355cm" svg:y="5.83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3" draw:text-style-name="P7" draw:layer="layout" svg:width="0.487cm" svg:height="0.696cm" svg:x="10.195cm" svg:y="5.581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7" draw:layer="layout" svg:width="0.382cm" svg:height="0.454cm" svg:x="10.768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11.525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96cm" svg:height="0.685cm" svg:x="11.919cm" svg:y="5.58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2.461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83cm" svg:height="0.436cm" svg:x="13.219cm" svg:y="5.841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13.72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221cm" svg:height="0.685cm" svg:x="14.162cm" svg:y="5.58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4.43cm" svg:y="5.823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75cm" svg:height="0.454cm" svg:x="14.957cm" svg:y="5.823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212cm" svg:height="0.661cm" svg:x="15.391cm" svg:y="5.606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08cm" svg:height="0.618cm" svg:x="15.651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83cm" svg:height="0.627cm" svg:x="16.007cm" svg:y="5.841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7" draw:layer="layout" svg:width="0.445cm" svg:height="0.454cm" svg:x="16.876cm" svg:y="5.823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7.36cm" svg:y="5.8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7.909cm" svg:y="5.58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451cm" svg:height="0.447cm" svg:x="18.789cm" svg:y="5.83cm" svg:viewBox="0 0 452 448" svg:d="M329 63c-18-36-47-63-92-63-114 0-237 146-237 289 0 94 54 159 132 159 20 0 70-4 128-74 9 41 42 74 89 74 36 0 59-22 74-53 16-36 29-97 29-99 0-9-8-9-11-9-11 0-11 2-13 18-18 63-36 121-76 121-27 0-29-25-29-45 0-22 2-29 13-74 9-40 11-51 20-87l36-139c7-29 7-29 7-34 0-18-11-27-27-27-25 0-40 23-43 43zM264 321c-4 18-4 18-20 36-42 53-83 69-110 69-51 0-65-54-65-92 0-49 32-173 56-217 30-59 74-95 115-95 65 0 78 81 78 88 0 4-2 11-4 16z">
            <text:p/>
          </draw:path>
          <draw:path draw:style-name="gr3" draw:text-style-name="P7" draw:layer="layout" svg:width="0.487cm" svg:height="0.696cm" svg:x="19.625cm" svg:y="5.581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7" draw:layer="layout" svg:width="0.382cm" svg:height="0.454cm" svg:x="20.198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20.955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96cm" svg:height="0.685cm" svg:x="21.352cm" svg:y="5.58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21.894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143" draw:id="id143">
          <svg:title>TexMaths</svg:title>
          <svg:desc>28§display§\text {acceleration of the car}§svg§600§FALSE§</svg:desc>
          <draw:polygon draw:style-name="gr2" draw:text-style-name="P6" draw:layer="layout" svg:width="9.42cm" svg:height="0.606cm" svg:x="7.705cm" svg:y="6.63cm" svg:viewBox="0 0 9421 607" draw:points="4710,607 0,607 0,0 9421,0 9421,607">
            <text:p/>
          </draw:polygon>
          <draw:path draw:style-name="gr3" draw:text-style-name="P7" draw:layer="layout" svg:width="0.445cm" svg:height="0.454cm" svg:x="7.696cm" svg:y="6.83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75cm" svg:height="0.454cm" svg:x="8.182cm" svg:y="6.834cm" svg:viewBox="0 0 376 455" svg:d="M83 229c0-162 81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8.619cm" svg:y="6.834cm" svg:viewBox="0 0 376 455" svg:d="M83 229c0-162 81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9.049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9.492cm" svg:y="6.592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9.761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0.198cm" svg:y="6.841cm" svg:viewBox="0 0 334 437" svg:d="M137 110v-110l-137 11v32c69 0 78 6 78 53v267c0 43-11 43-78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0.597cm" svg:y="6.83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08cm" svg:height="0.617cm" svg:x="11.067cm" svg:y="6.671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212cm" svg:height="0.66cm" svg:x="11.463cm" svg:y="6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11.732cm" svg:y="6.8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96cm" svg:height="0.436cm" svg:x="12.227cm" svg:y="6.84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13.098cm" svg:y="6.8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13.596cm" svg:y="6.581cm" svg:viewBox="0 0 320 697" svg:d="M141 271v-114c0-88 47-135 92-135 2 0 16 0 31 7-11 5-29 16-29 40 0 23 16 43 43 43 29 0 42-20 42-43 0-35-36-69-87-69-69 0-155 52-155 157v114h-78v29h78v321c0 44-11 44-78 44v32c40-2 87-5 114-5 41 0 85 0 126 5v-32h-21c-73 0-76-11-76-47v-318h115v-29z">
            <text:p/>
          </draw:path>
          <draw:path draw:style-name="gr3" draw:text-style-name="P7" draw:layer="layout" svg:width="0.31cm" svg:height="0.617cm" svg:x="14.209cm" svg:y="6.671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7" draw:layer="layout" svg:width="0.496cm" svg:height="0.685cm" svg:x="14.606cm" svg:y="6.592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5.148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5.918cm" svg:y="6.834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16.364cm" svg:y="6.834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33cm" svg:height="0.436cm" svg:x="16.843cm" svg:y="6.841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</draw:g>
        <draw:g xml:id="id144" draw:id="id144">
          <svg:title>TexMaths</svg:title>
          <svg:desc>28§display§\text {Given that, } §svg§600§FALSE§</svg:desc>
          <draw:polygon draw:style-name="gr2" draw:text-style-name="P6" draw:layer="layout" svg:width="4.757cm" svg:height="0.785cm" svg:x="4.909cm" svg:y="7.815cm" svg:viewBox="0 0 4758 786" draw:points="2379,786 0,786 0,0 4758,0 4758,786">
            <text:p/>
          </draw:polygon>
          <draw:path draw:style-name="gr3" draw:text-style-name="P7" draw:layer="layout" svg:width="0.669cm" svg:height="0.716cm" svg:x="4.916cm" svg:y="7.766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5.664cm" svg:y="7.8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5.924cm" svg:y="8.03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6.426cm" svg:y="8.01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6.867cm" svg:y="8.02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7.729cm" svg:y="7.85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8.124cm" svg:y="7.77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8.681cm" svg:y="8.01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9.149cm" svg:y="7.85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9.598cm" svg:y="8.355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37" anim:sub-item="text" smil:attributeName="visibility" smil:to="visible"/>
                  <anim:animate smil:dur="0.25s" smil:fill="hold" smil:targetElement="id137" anim:sub-item="text" smil:attributeName="width" smil:values="width*0.05;width" smil:keyTimes="0;1"/>
                  <anim:animate smil:dur="0.25s" smil:fill="hold" smil:targetElement="id137" anim:sub-item="text" smil:attributeName="height" smil:values="height;height" smil:keyTimes="0;1"/>
                  <anim:animate smil:dur="0.25s" smil:fill="hold" smil:targetElement="id137" anim:sub-item="text" smil:attributeName="x" smil:values="x-.2;x" smil:keyTimes="0;1"/>
                  <anim:animate smil:dur="0.25s" smil:fill="hold" smil:targetElement="id137" anim:sub-item="text" smil:attributeName="y" smil:values="y;y" smil:keyTimes="0;1"/>
                  <anim:transitionFilter smil:dur="0.25s" smil:targetElement="id13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office:forms form:automatic-focus="false" form:apply-design-mode="false"/>
        <draw:frame presentation:style-name="pr17" draw:text-style-name="P18" draw:layer="layout" svg:width="26.4cm" svg:height="16.162cm" svg:x="0.8cm" svg:y="0.628cm" presentation:class="title" presentation:user-transformed="true">
          <draw:text-box>
            <text:p xml:id="id156" text:id="id156" text:style-name="P4"><text:span text:style-name="T35"><text:tab/></text:span><text:span text:style-name="T35"><text:line-break/></text:span><text:span text:style-name="T4"> <text:s/></text:span><text:span text:style-name="T4"><text:line-break/></text:span><text:span text:style-name="T4"><text:line-break/></text:span><text:span text:style-name="T4"> <text:s text:c="5"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 <text:s text:c="11"/></text:span><text:span text:style-name="T6"><text:line-break/></text:span><text:span text:style-name="T6"> <text:s text:c="7"/></text:span><text:span text:style-name="T6">(6) </text:span><text:span text:style-name="T24">The displacement of a particle at a time <text:s text:c="3"/>is given by</text:span><text:span text:style-name="T6"> <text:s text:c="3"/></text:span><text:span text:style-name="T6"><text:line-break/></text:span><text:span text:style-name="T6"><text:tab/></text:span><text:span text:style-name="T6"><text:tab/></text:span><text:span text:style-name="T6"> <text:s text:c="41"/>. </text:span><text:span text:style-name="T24">Find the time when the </text:span><text:span text:style-name="T24"><text:line-break/></text:span><text:span text:style-name="T24"> <text:s text:c="13"/>acceleration is <text:s text:c="16"/>, the velocity and the </text:span><text:span text:style-name="T24"><text:line-break/></text:span><text:span text:style-name="T24"><text:tab/></text:span><text:span text:style-name="T24"><text:tab/></text:span><text:span text:style-name="T24"> <text:s text:c="3"/>displacement at that time. <text:s/></text:span><text:span text:style-name="T23"><text:line-break/></text:span><text:span text:style-name="T23"> <text:s text:c="17"/></text:span><text:span text:style-name="T23"><text:line-break/></text:span><text:span text:style-name="T23"> <text:s text:c="20"/></text:span></text:p>
          </draw:text-box>
        </draw:frame>
        <draw:g xml:id="id150" draw:id="id150">
          <svg:title>TexMaths</svg:title>
          <svg:desc>28§display§a = \frac{d}{dt}\left( \frac{ds}{dt} \right) = \frac{d}{dt}( 8t + 3 ) = 8§svg§600§FALSE§</svg:desc>
          <draw:polygon draw:style-name="gr2" draw:text-style-name="P6" draw:layer="layout" svg:width="13.146cm" svg:height="2.263cm" svg:x="3.301cm" svg:y="0.629cm" svg:viewBox="0 0 13147 2264" draw:points="6574,2264 0,2264 0,0 13147,0 13147,2264">
            <text:p/>
          </draw:polygon>
          <draw:path draw:style-name="gr3" draw:text-style-name="P7" draw:layer="layout" svg:width="0.451cm" svg:height="0.447cm" svg:x="3.292cm" svg:y="1.572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655cm" svg:height="0.232cm" svg:x="4.101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42cm" svg:y="0.65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5.203cm" svg:y="1.74cm" svg:viewBox="0 0 869 43" draw:points="435,43 0,43 0,0 869,0 869,43">
            <text:p/>
          </draw:polygon>
          <draw:path draw:style-name="gr3" draw:text-style-name="P7" draw:layer="layout" svg:width="0.469cm" svg:height="0.696cm" svg:x="5.241cm" svg:y="1.99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36cm" svg:y="2.06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6.556cm" svg:y="0.58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69cm" svg:height="0.696cm" svg:x="7.234cm" svg:y="0.65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759cm" svg:y="0.90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7.194cm" svg:y="1.74cm" svg:viewBox="0 0 977 43" draw:points="488,43 0,43 0,0 977,0 977,43">
            <text:p/>
          </draw:polygon>
          <draw:path draw:style-name="gr3" draw:text-style-name="P7" draw:layer="layout" svg:width="0.469cm" svg:height="0.696cm" svg:x="7.286cm" svg:y="1.998cm" svg:viewBox="0 0 470 697" svg:d="M470 11c0-2 0-11-13-11s-108 9-125 11c-7 0-14 5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781cm" svg:y="2.06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8.321cm" svg:y="0.5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338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57cm" svg:y="0.658cm" svg:viewBox="0 0 470 697" svg:d="M470 11c0-2 0-11-13-11s-108 9-125 11c-7 0-14 5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44cm" svg:y="1.74cm" svg:viewBox="0 0 869 43" draw:points="435,43 0,43 0,0 869,0 869,43">
            <text:p/>
          </draw:polygon>
          <draw:path draw:style-name="gr3" draw:text-style-name="P7" draw:layer="layout" svg:width="0.469cm" svg:height="0.696cm" svg:x="10.48cm" svg:y="1.99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3" draw:text-style-name="P7" draw:layer="layout" svg:width="0.304cm" svg:height="0.628cm" svg:x="10.975cm" svg:y="2.065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23cm" svg:height="0.985cm" svg:x="11.524cm" svg:y="1.2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1.851cm" svg:y="1.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304cm" svg:height="0.628cm" svg:x="12.324cm" svg:y="1.3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3" draw:text-style-name="P7" draw:layer="layout" svg:width="0.655cm" svg:height="0.658cm" svg:x="12.931cm" svg:y="1.43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3.901cm" svg:y="1.35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5cm" svg:x="14.407cm" svg:y="1.2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15.063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6.087cm" svg:y="1.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</draw:g>
        <draw:g xml:id="id151" draw:id="id151">
          <svg:title>TexMaths</svg:title>
          <svg:desc>24§display§.\ .\ .\ . \ \text {(II)}§svg§600§FALSE§</svg:desc>
          <draw:polygon draw:style-name="gr2" draw:text-style-name="P6" draw:layer="layout" svg:width="3.183cm" svg:height="0.76cm" svg:x="18.209cm" svg:y="1.307cm" svg:viewBox="0 0 3184 761" draw:points="1592,761 0,761 0,0 3184,0 3184,761">
            <text:p/>
          </draw:polygon>
          <draw:path draw:style-name="gr3" draw:text-style-name="P7" draw:layer="layout" svg:width="0.091cm" svg:height="0.091cm" svg:x="18.24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8.754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9.271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9.786cm" svg:y="1.8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0.312cm" svg:y="1.26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58cm" svg:height="0.577cm" svg:x="20.58cm" svg:y="1.3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258cm" svg:height="0.577cm" svg:x="20.909cm" svg:y="1.32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1.237cm" svg:y="1.2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2" draw:id="id152">
          <svg:title>TexMaths</svg:title>
          <svg:desc>28§display§\text {Put}  \ t = 20 \ \text { in eq. (I)}§svg§600§FALSE§</svg:desc>
          <draw:polygon draw:style-name="gr2" draw:text-style-name="P6" draw:layer="layout" svg:width="8.975cm" svg:height="0.886cm" svg:x="3.226cm" svg:y="3.714cm" svg:viewBox="0 0 8976 887" draw:points="4489,887 0,887 0,0 8976,0 8976,887">
            <text:p/>
          </draw:polygon>
          <draw:path draw:style-name="gr3" draw:text-style-name="P7" draw:layer="layout" svg:width="0.581cm" svg:height="0.674cm" svg:x="3.21cm" svg:y="3.73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3.878cm" svg:y="3.9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4.411cm" svg:y="3.797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304cm" svg:height="0.629cm" svg:x="5.125cm" svg:y="3.78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7" draw:layer="layout" svg:width="0.655cm" svg:height="0.232cm" svg:x="5.788cm" svg:y="4.0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6.821cm" svg:y="3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16cm" svg:height="0.678cm" svg:x="7.303cm" svg:y="3.7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12cm" svg:height="0.66cm" svg:x="8.443cm" svg:y="3.7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16cm" svg:y="3.96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9.588cm" svg:y="3.9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26cm" svg:x="10.031cm" svg:y="3.968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7" draw:layer="layout" svg:width="0.107cm" svg:height="0.107cm" svg:x="10.6cm" svg:y="4.29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1.324cm" svg:y="3.6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1.637cm" svg:y="3.73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7" draw:layer="layout" svg:width="0.23cm" svg:height="0.985cm" svg:x="12.02cm" svg:y="3.6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53" draw:id="id153">
          <svg:title>TexMaths</svg:title>
          <svg:desc>28§display§\text {Velocity of car}  \ = \ v_{t=20}= 8(20) + 3 = 163 \text { m/sec}§svg§600§FALSE§</svg:desc>
          <draw:polygon draw:style-name="gr2" draw:text-style-name="P6" draw:layer="layout" svg:width="21.229cm" svg:height="0.886cm" svg:x="3.142cm" svg:y="5.414cm" svg:viewBox="0 0 21230 887" draw:points="10615,887 0,887 0,0 21230,0 21230,887">
            <text:p/>
          </draw:polygon>
          <draw:path draw:style-name="gr3" draw:text-style-name="P7" draw:layer="layout" svg:width="0.7cm" svg:height="0.696cm" svg:x="3.111cm" svg:y="5.43cm" svg:viewBox="0 0 701 697" svg:d="M594 96c13-35 40-65 107-65v-31c-29 2-69 2-94 2-31 0-87-2-114-2v31c51 0 74 27 74 50 0 6-5 13-7 20l-179 475-188-500c-7-13-7-15-7-18 0-27 56-27 81-27v-31c-36 2-103 2-142 2-47 0-89-2-125-2v31c65 0 83 0 96 36l229 608c9 17 13 22 24 22 18 0 21-5 25-20z">
            <text:p/>
          </draw:path>
          <draw:path draw:style-name="gr3" draw:text-style-name="P7" draw:layer="layout" svg:width="0.382cm" svg:height="0.454cm" svg:x="3.776cm" svg:y="5.6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4.22cm" svg:y="5.421cm" svg:viewBox="0 0 222 686" svg:d="M143 0l-143 11v32c69 0 78 6 78 53v514c0 44-11 44-78 44v32c34-3 85-3 110-3 24 0 74 0 112 3v-32c-67 0-79 0-79-44z">
            <text:p/>
          </draw:path>
          <draw:path draw:style-name="gr3" draw:text-style-name="P7" draw:layer="layout" svg:width="0.438cm" svg:height="0.454cm" svg:x="4.486cm" svg:y="5.66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75cm" svg:height="0.454cm" svg:x="5.013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212cm" svg:height="0.66cm" svg:x="5.449cm" svg:y="5.4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08cm" svg:height="0.617cm" svg:x="5.709cm" svg:y="5.497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83cm" svg:height="0.626cm" svg:x="6.063cm" svg:y="5.67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7" draw:layer="layout" svg:width="0.438cm" svg:height="0.454cm" svg:x="6.921cm" svg:y="5.66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7.416cm" svg:y="5.4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75cm" svg:height="0.454cm" svg:x="8.048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8.491cm" svg:y="5.663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33cm" svg:height="0.436cm" svg:x="8.971cm" svg:y="5.66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655cm" svg:height="0.232cm" svg:x="9.985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4cm" svg:height="0.447cm" svg:x="11.325cm" svg:y="5.668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3" draw:text-style-name="P7" draw:layer="layout" svg:width="0.234cm" svg:height="0.438cm" svg:x="11.802cm" svg:y="5.82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7" draw:layer="layout" svg:width="0.507cm" svg:height="0.187cm" svg:x="12.118cm" svg:y="5.98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06cm" svg:height="0.458cm" svg:x="12.718cm" svg:y="5.7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2cm" svg:height="0.472cm" svg:x="13.103cm" svg:y="5.793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3" draw:text-style-name="P7" draw:layer="layout" svg:width="0.655cm" svg:height="0.232cm" svg:x="13.836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861cm" svg:y="5.448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23cm" svg:height="0.985cm" svg:x="15.41cm" svg:y="5.3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93cm" svg:height="0.658cm" svg:x="15.744cm" svg:y="5.4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3" draw:text-style-name="P7" draw:layer="layout" svg:width="0.416cm" svg:height="0.678cm" svg:x="16.226cm" svg:y="5.4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3cm" svg:height="0.985cm" svg:x="16.734cm" svg:y="5.3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658cm" svg:x="17.334cm" svg:y="5.5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09cm" svg:height="0.678cm" svg:x="18.306cm" svg:y="5.448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655cm" svg:height="0.232cm" svg:x="19.086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0.157cm" svg:y="5.44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20.602cm" svg:y="5.448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7" draw:layer="layout" svg:width="0.409cm" svg:height="0.678cm" svg:x="21.093cm" svg:y="5.44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77cm" svg:height="0.436cm" svg:x="21.904cm" svg:y="5.6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985cm" svg:x="22.748cm" svg:y="5.365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23.216cm" svg:y="5.66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23.599cm" svg:y="5.6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24.043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</draw:g>
        <draw:g xml:id="id154" draw:id="id154">
          <svg:title>TexMaths</svg:title>
          <svg:desc>28§display§\text {Put}  \ t = 20 \ \text { in eq. (II)}§svg§600§FALSE§</svg:desc>
          <draw:polygon draw:style-name="gr2" draw:text-style-name="P6" draw:layer="layout" svg:width="9.359cm" svg:height="0.886cm" svg:x="3.227cm" svg:y="7.114cm" svg:viewBox="0 0 9360 887" draw:points="4680,887 0,887 0,0 9360,0 9360,887">
            <text:p/>
          </draw:polygon>
          <draw:path draw:style-name="gr3" draw:text-style-name="P7" draw:layer="layout" svg:width="0.581cm" svg:height="0.674cm" svg:x="3.211cm" svg:y="7.13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3.879cm" svg:y="7.36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7" draw:layer="layout" svg:width="0.31cm" svg:height="0.617cm" svg:x="4.412cm" svg:y="7.197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7" draw:layer="layout" svg:width="0.304cm" svg:height="0.629cm" svg:x="5.126cm" svg:y="7.18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7" draw:layer="layout" svg:width="0.655cm" svg:height="0.232cm" svg:x="5.79cm" svg:y="7.4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6.822cm" svg:y="7.148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7" draw:layer="layout" svg:width="0.416cm" svg:height="0.678cm" svg:x="7.304cm" svg:y="7.1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12cm" svg:height="0.66cm" svg:x="8.444cm" svg:y="7.1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18cm" svg:y="7.36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9.589cm" svg:y="7.36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26cm" svg:x="10.033cm" svg:y="7.368cm" svg:viewBox="0 0 488 627" svg:d="M343 376v178c0 44-11 44-79 44v29c34 0 85-2 112-2s77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7" draw:layer="layout" svg:width="0.107cm" svg:height="0.107cm" svg:x="10.602cm" svg:y="7.69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1.325cm" svg:y="7.0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1.639cm" svg:y="7.13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7" draw:layer="layout" svg:width="0.301cm" svg:height="0.674cm" svg:x="12.022cm" svg:y="7.1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2.405cm" svg:y="7.065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55" draw:id="id155">
          <svg:title>TexMaths</svg:title>
          <svg:desc>28§display§\text {Acceleration of the car } = \ a_{t=20} = 8 \text { m/sec}^2§svg§600§FALSE§</svg:desc>
          <draw:polygon draw:style-name="gr2" draw:text-style-name="P6" draw:layer="layout" svg:width="18.973cm" svg:height="1.101cm" svg:x="3.128cm" svg:y="8.516cm" svg:viewBox="0 0 18974 1102" draw:points="9487,1102 0,1102 0,0 18974,0 18974,1102">
            <text:p/>
          </draw:polygon>
          <draw:path draw:style-name="gr3" draw:text-style-name="P7" draw:layer="layout" svg:width="0.676cm" svg:height="0.707cm" svg:x="3.11cm" svg:y="8.716cm" svg:viewBox="0 0 677 708" svg:d="M361 20c-5-13-7-20-23-20-15 0-18 7-22 20l-206 589c-18 52-56 65-110 68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7" draw:layer="layout" svg:width="0.375cm" svg:height="0.454cm" svg:x="3.849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4.288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4.718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5.162cm" svg:y="8.73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5.431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5.868cm" svg:y="8.9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6.266cm" svg:y="8.97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08cm" svg:height="0.617cm" svg:x="6.737cm" svg:y="8.81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7.133cm" svg:y="8.7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7.4cm" svg:y="8.9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7.897cm" svg:y="8.98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8.768cm" svg:y="8.9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9.264cm" svg:y="8.725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308cm" svg:height="0.617cm" svg:x="9.88cm" svg:y="8.81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10.276cm" svg:y="8.73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0.818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1.589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12.035cm" svg:y="8.97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33cm" svg:height="0.436cm" svg:x="12.514cm" svg:y="8.9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655cm" svg:height="0.232cm" svg:x="13.526cm" svg:y="9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51cm" svg:height="0.447cm" svg:x="14.877cm" svg:y="8.985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3" draw:text-style-name="P7" draw:layer="layout" svg:width="0.234cm" svg:height="0.438cm" svg:x="15.388cm" svg:y="9.137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7" draw:layer="layout" svg:width="0.508cm" svg:height="0.187cm" svg:x="15.704cm" svg:y="9.303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06cm" svg:height="0.458cm" svg:x="16.304cm" svg:y="9.1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2cm" svg:height="0.472cm" svg:x="16.689cm" svg:y="9.1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3" draw:text-style-name="P7" draw:layer="layout" svg:width="0.655cm" svg:height="0.232cm" svg:x="17.422cm" svg:y="9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448cm" svg:y="8.76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77cm" svg:height="0.436cm" svg:x="19.259cm" svg:y="8.9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985cm" svg:x="20.101cm" svg:y="8.682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20.571cm" svg:y="8.97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20.955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21.398cm" svg:y="8.97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6cm" svg:height="0.458cm" svg:x="21.846cm" svg:y="8.4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58" draw:id="id158">
          <svg:title>TexMaths</svg:title>
          <svg:desc>28§display§t §svg§600§FALSE§</svg:desc>
          <draw:polygon draw:style-name="gr2" draw:text-style-name="P6" draw:layer="layout" svg:width="0.228cm" svg:height="0.53cm" svg:x="20.119cm" svg:y="10.528cm" svg:viewBox="0 0 229 531" draw:points="114,531 0,531 0,0 229,0 229,531">
            <text:p/>
          </draw:polygon>
          <draw:path draw:style-name="gr3" draw:text-style-name="P7" draw:layer="layout" svg:width="0.304cm" svg:height="0.629cm" svg:x="20.092cm" svg:y="10.479cm" svg:viewBox="0 0 305 630" svg:d="M182 224h94c18 0 29 0 29-20 0-11-11-11-29-11h-85c33-141 40-159 40-166 0-18-13-27-29-27-2 0-32 0-41 36l-38 157h-94c-20 0-29 0-29 18 0 13 9 13 27 13h87c-71 280-74 296-74 314 0 54 38 92 90 92 103 0 159-146 159-152 0-9-9-9-13-9-9 0-9 2-14 13-42 103-96 126-130 126-20 0-29-14-29-45 0-25 0-32 5-47z">
            <text:p/>
          </draw:path>
        </draw:g>
        <draw:g xml:id="id157" draw:id="id157">
          <svg:title>TexMaths</svg:title>
          <svg:desc>28§display§s = 2t^3 - 5t^2 + 4t - 3§svg§600§FALSE§</svg:desc>
          <draw:polygon draw:style-name="gr2" draw:text-style-name="P6" draw:layer="layout" svg:width="9.159cm" svg:height="0.847cm" svg:x="4.291cm" svg:y="11.465cm" svg:viewBox="0 0 9160 848" draw:points="4581,848 0,848 0,0 9160,0 9160,848">
            <text:p/>
          </draw:polygon>
          <draw:path draw:style-name="gr3" draw:text-style-name="P7" draw:layer="layout" svg:width="0.364cm" svg:height="0.446cm" svg:x="4.293cm" svg:y="11.843cm" svg:viewBox="0 0 365 447" svg:d="M336 67c-29 0-47 22-47 45 0 13 9 29 29 29 22 0 47-18 47-56 0-45-42-85-119-85-130 0-168 101-168 143 0 78 74 94 103 99 52 11 103 20 103 76 0 24-22 107-141 107-15 0-91 0-114-52 38 5 63-24 63-53 0-23-16-34-36-34-27 0-56 20-56 65 0 56 56 96 141 96 161 0 199-118 199-163 0-36-17-60-31-74-27-27-54-31-98-40-36-9-74-16-74-60 0-27 22-88 109-88 25 0 74 7 90 45z">
            <text:p/>
          </draw:path>
          <draw:path draw:style-name="gr3" draw:text-style-name="P7" draw:layer="layout" svg:width="0.655cm" svg:height="0.232cm" svg:x="5.032cm" svg:y="11.91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7cm" svg:x="6.065cm" svg:y="11.6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7" draw:layer="layout" svg:width="0.304cm" svg:height="0.627cm" svg:x="6.529cm" svg:y="11.664cm" svg:viewBox="0 0 305 628" svg:d="M181 224h95c17 0 29 0 29-20 0-12-12-12-29-12h-86c34-141 41-158 41-165 0-18-14-27-29-27-3 0-32 0-41 36l-38 156h-94c-20 0-29 0-29 18 0 14 9 14 27 14h87c-71 279-74 295-74 313 0 53 38 91 90 91 103 0 159-145 159-152 0-9-9-9-13-9-9 0-9 3-14 14-42 103-96 125-130 125-20 0-29-13-29-45 0-24 0-31 5-47z">
            <text:p/>
          </draw:path>
          <draw:path draw:style-name="gr3" draw:text-style-name="P7" draw:layer="layout" svg:width="0.317cm" svg:height="0.471cm" svg:x="6.901cm" svg:y="11.41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602cm" svg:height="0.041cm" svg:x="7.604cm" svg:y="12.013cm" svg:viewBox="0 0 603 42" svg:d="M569 42c16 0 34 0 34-22 0-20-18-20-34-20h-535c-16 0-34 0-34 20 0 22 18 22 34 22z">
            <text:p/>
          </draw:path>
          <draw:path draw:style-name="gr3" draw:text-style-name="P7" draw:layer="layout" svg:width="0.393cm" svg:height="0.677cm" svg:x="8.556cm" svg:y="11.624cm" svg:viewBox="0 0 394 678" svg:d="M394 458c0-116-80-216-188-216-47 0-90 15-125 51v-192c20 6 53 13 85 13 121 0 190-89 190-103 0-7-2-11-9-11-2 0-4 0-9 2-20 9-67 29-134 29-40 0-85-6-132-27-7-4-9-4-12-4-8 0-8 9-8 25v290c0 18 0 27 13 27 7 0 9-2 11-9 11-15 49-69 128-69 51 0 76 45 85 63 16 38 18 76 18 125 0 33 0 94-25 134-22 38-60 65-105 65-72 0-128-52-146-110 3 0 7 0 18 0 32 0 50-24 50-47 0-24-18-49-50-49-15 0-49 7-49 54 0 82 67 179 179 179 114 0 215-94 215-220z">
            <text:p/>
          </draw:path>
          <draw:path draw:style-name="gr3" draw:text-style-name="P7" draw:layer="layout" svg:width="0.304cm" svg:height="0.627cm" svg:x="9.022cm" svg:y="11.664cm" svg:viewBox="0 0 305 628" svg:d="M181 224h95c17 0 29 0 29-20 0-12-12-12-29-12h-86c34-141 41-158 41-165 0-18-14-27-29-27-3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306cm" svg:height="0.457cm" svg:x="9.398cm" svg:y="11.41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7" draw:layer="layout" svg:width="0.655cm" svg:height="0.657cm" svg:x="10.07cm" svg:y="11.70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7" draw:layer="layout" svg:width="0.438cm" svg:height="0.665cm" svg:x="11.027cm" svg:y="11.613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7" draw:layer="layout" svg:width="0.304cm" svg:height="0.627cm" svg:x="11.513cm" svg:y="11.664cm" svg:viewBox="0 0 305 628" svg:d="M181 224h95c17 0 29 0 29-20 0-12-12-12-29-12h-86c34-141 41-158 41-165 0-18-14-27-29-27-5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602cm" svg:height="0.041cm" svg:x="12.147cm" svg:y="12.013cm" svg:viewBox="0 0 603 42" svg:d="M569 42c16 0 34 0 34-22 0-20-18-20-34-20h-535c-16 0-34 0-34 20 0 22 18 22 34 22z">
            <text:p/>
          </draw:path>
          <draw:path draw:style-name="gr3" draw:text-style-name="P7" draw:layer="layout" svg:width="0.409cm" svg:height="0.677cm" svg:x="13.09cm" svg:y="11.624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</draw:g>
        <draw:g xml:id="id159" draw:id="id159">
          <svg:title>TexMaths</svg:title>
          <svg:desc>26§display§14 \text { ft/sec}^2§svg§600§FALSE§</svg:desc>
          <draw:polygon draw:style-name="gr2" draw:text-style-name="P6" draw:layer="layout" svg:width="3.715cm" svg:height="1.022cm" svg:x="10.25cm" svg:y="12.497cm" svg:viewBox="0 0 3716 1023" draw:points="1857,1023 0,1023 0,0 3716,0 3716,1023">
            <text:p/>
          </draw:polygon>
          <draw:path draw:style-name="gr3" draw:text-style-name="P7" draw:layer="layout" svg:width="0.303cm" svg:height="0.611cm" svg:x="10.285cm" svg:y="12.726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7" draw:layer="layout" svg:width="0.407cm" svg:height="0.619cm" svg:x="10.687cm" svg:y="12.717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7" draw:layer="layout" svg:width="0.296cm" svg:height="0.646cm" svg:x="11.452cm" svg:y="12.69cm" svg:viewBox="0 0 297 647" svg:d="M131 252v-106c0-82 44-125 85-125 2 0 15 0 29 6-10 4-27 15-27 37 0 21 15 40 40 40 27 0 39-19 39-40 0-33-33-64-81-64-64 0-143 48-143 146v106h-73v27h73v297c0 42-11 42-73 42v29c37-2 79-4 106-4 37 0 79 0 117 4v-29h-19c-69 0-71-11-71-44v-295h106v-27z">
            <text:p/>
          </draw:path>
          <draw:path draw:style-name="gr3" draw:text-style-name="P7" draw:layer="layout" svg:width="0.288cm" svg:height="0.573cm" svg:x="11.718cm" svg:y="12.77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914cm" svg:x="12.107cm" svg:y="12.651cm" svg:viewBox="0 0 356 915" svg:d="M351 35c5-12 5-14 5-16 0-11-9-19-19-19-13 0-17 8-19 19l-314 863c-4 10-4 15-4 17 0 8 8 16 19 16 12 0 16-8 18-16z">
            <text:p/>
          </draw:path>
          <draw:path draw:style-name="gr3" draw:text-style-name="P7" draw:layer="layout" svg:width="0.301cm" svg:height="0.421cm" svg:x="12.544cm" svg:y="12.925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12.899cm" svg:y="12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3.311cm" svg:y="12.925cm" svg:viewBox="0 0 349 422" svg:d="M77 212c0-150 75-189 123-189 8 0 66 0 99 33-39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284cm" svg:height="0.425cm" svg:x="13.727cm" svg:y="12.45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2" smil:attributeName="visibility" smil:to="visible"/>
                  <anim:animate smil:dur="0.25s" smil:fill="hold" smil:targetElement="id152" smil:attributeName="width" smil:values="width*0.05;width" smil:keyTimes="0;1"/>
                  <anim:animate smil:dur="0.25s" smil:fill="hold" smil:targetElement="id152" smil:attributeName="height" smil:values="height;height" smil:keyTimes="0;1"/>
                  <anim:animate smil:dur="0.25s" smil:fill="hold" smil:targetElement="id152" smil:attributeName="x" smil:values="x-.2;x" smil:keyTimes="0;1"/>
                  <anim:animate smil:dur="0.25s" smil:fill="hold" smil:targetElement="id152" smil:attributeName="y" smil:values="y;y" smil:keyTimes="0;1"/>
                  <anim:transitionFilter smil:dur="0.2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office:forms form:automatic-focus="false" form:apply-design-mode="false"/>
        <draw:frame presentation:style-name="pr9" draw:text-style-name="P4" draw:layer="layout" svg:width="26.6cm" svg:height="14.572cm" svg:x="0.6cm" svg:y="0.628cm" presentation:class="title" presentation:user-transformed="true">
          <draw:text-box>
            <text:p xml:id="id160" text:id="id160" text:style-name="P4"><text:span text:style-name="T25"><text:tab/></text:span><text:span text:style-name="T25"><text:tab/></text:span><text:span text:style-name="T25">Solution :</text:span><text:span text:style-name="T24"> The displacement of the particle is given by </text:span><text:span text:style-name="T43"><text:s text:c="3"/></text:span><text:span text:style-name="T43"><text:line-break/></text:span><text:span text:style-name="T27"> <text:s/></text:span><text:span text:style-name="T27"><text:tab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39"> <text:s text:c="18"/></text:span><text:span text:style-name="T27"><text:line-break/></text:span><text:span text:style-name="T23"> <text:s text:c="18"/></text:span><text:span text:style-name="T23"><text:line-break/></text:span><text:span text:style-name="T26"><text:tab/></text:span><text:span text:style-name="T26"><text:tab/></text:span><text:span text:style-name="T26"><text:tab/></text:span><text:span text:style-name="T26"> <text:s text:c="5"/></text:span></text:p>
          </draw:text-box>
        </draw:frame>
        <draw:g xml:id="id161" draw:id="id161">
          <svg:title>TexMaths</svg:title>
          <svg:desc>28§display§s = 2t^3 - 5t^2 + 4t - 3§svg§600§FALSE§</svg:desc>
          <draw:polygon draw:style-name="gr2" draw:text-style-name="P6" draw:layer="layout" svg:width="9.159cm" svg:height="0.847cm" svg:x="5.393cm" svg:y="2.365cm" svg:viewBox="0 0 9160 848" draw:points="4581,848 0,848 0,0 9160,0 9160,848">
            <text:p/>
          </draw:polygon>
          <draw:path draw:style-name="gr3" draw:text-style-name="P7" draw:layer="layout" svg:width="0.364cm" svg:height="0.446cm" svg:x="5.395cm" svg:y="2.743cm" svg:viewBox="0 0 365 447" svg:d="M336 67c-29 0-47 22-47 45 0 13 9 29 29 29 22 0 47-18 47-56 0-45-42-85-119-85-130 0-168 101-168 143 0 78 74 94 103 99 52 11 103 20 103 76 0 24-22 107-141 107-15 0-91 0-114-52 38 5 63-24 63-53 0-23-16-34-36-34-27 0-56 20-56 65 0 56 56 96 141 96 161 0 199-118 199-163 0-36-17-60-31-74-27-27-54-31-98-40-36-9-74-16-74-60 0-27 22-88 109-88 25 0 74 7 90 45z">
            <text:p/>
          </draw:path>
          <draw:path draw:style-name="gr3" draw:text-style-name="P7" draw:layer="layout" svg:width="0.655cm" svg:height="0.232cm" svg:x="6.134cm" svg:y="2.81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7cm" svg:x="7.167cm" svg:y="2.5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7" draw:layer="layout" svg:width="0.304cm" svg:height="0.627cm" svg:x="7.631cm" svg:y="2.564cm" svg:viewBox="0 0 305 628" svg:d="M181 224h95c17 0 29 0 29-20 0-12-12-12-29-12h-86c34-141 41-158 41-165 0-18-14-27-29-27-3 0-32 0-41 36l-38 156h-94c-20 0-29 0-29 18 0 14 9 14 27 14h87c-71 279-74 295-74 313 0 53 38 91 90 91 103 0 159-145 159-152 0-9-9-9-13-9-9 0-9 3-14 14-42 103-96 125-130 125-20 0-29-13-29-45 0-24 0-31 5-47z">
            <text:p/>
          </draw:path>
          <draw:path draw:style-name="gr3" draw:text-style-name="P7" draw:layer="layout" svg:width="0.317cm" svg:height="0.471cm" svg:x="8.003cm" svg:y="2.31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602cm" svg:height="0.041cm" svg:x="8.706cm" svg:y="2.913cm" svg:viewBox="0 0 603 42" svg:d="M569 42c16 0 34 0 34-22 0-20-18-20-34-20h-535c-16 0-34 0-34 20 0 22 18 22 34 22z">
            <text:p/>
          </draw:path>
          <draw:path draw:style-name="gr3" draw:text-style-name="P7" draw:layer="layout" svg:width="0.393cm" svg:height="0.677cm" svg:x="9.658cm" svg:y="2.524cm" svg:viewBox="0 0 394 678" svg:d="M394 458c0-116-80-216-188-216-47 0-90 15-125 51v-192c20 6 53 13 85 13 121 0 190-89 190-103 0-7-2-11-9-11-2 0-4 0-9 2-20 9-67 29-134 29-40 0-85-6-132-27-7-4-9-4-12-4-8 0-8 9-8 25v290c0 18 0 27 13 27 7 0 9-2 11-9 11-15 49-69 128-69 51 0 76 45 85 63 16 38 18 76 18 125 0 33 0 94-25 134-22 38-60 65-105 65-72 0-128-52-146-110 3 0 7 0 18 0 32 0 50-24 50-47 0-24-18-49-50-49-15 0-49 7-49 54 0 82 67 179 179 179 114 0 215-94 215-220z">
            <text:p/>
          </draw:path>
          <draw:path draw:style-name="gr3" draw:text-style-name="P7" draw:layer="layout" svg:width="0.304cm" svg:height="0.627cm" svg:x="10.124cm" svg:y="2.564cm" svg:viewBox="0 0 305 628" svg:d="M181 224h95c17 0 29 0 29-20 0-12-12-12-29-12h-86c34-141 41-158 41-165 0-18-14-27-29-27-3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306cm" svg:height="0.457cm" svg:x="10.5cm" svg:y="2.31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7" draw:layer="layout" svg:width="0.655cm" svg:height="0.657cm" svg:x="11.172cm" svg:y="2.60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7" draw:layer="layout" svg:width="0.438cm" svg:height="0.665cm" svg:x="12.129cm" svg:y="2.513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7" draw:layer="layout" svg:width="0.304cm" svg:height="0.627cm" svg:x="12.615cm" svg:y="2.564cm" svg:viewBox="0 0 305 628" svg:d="M181 224h95c17 0 29 0 29-20 0-12-12-12-29-12h-86c34-141 41-158 41-165 0-18-14-27-29-27-5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602cm" svg:height="0.041cm" svg:x="13.249cm" svg:y="2.913cm" svg:viewBox="0 0 603 42" svg:d="M569 42c16 0 34 0 34-22 0-20-18-20-34-20h-535c-16 0-34 0-34 20 0 22 18 22 34 22z">
            <text:p/>
          </draw:path>
          <draw:path draw:style-name="gr3" draw:text-style-name="P7" draw:layer="layout" svg:width="0.409cm" svg:height="0.677cm" svg:x="14.192cm" svg:y="2.524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</draw:g>
        <draw:g xml:id="id163" draw:id="id163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324cm" svg:y="3.914cm" svg:viewBox="0 0 5737 607" draw:points="2867,607 0,607 0,0 5737,0 5737,607">
            <text:p/>
          </draw:polygon>
          <draw:path draw:style-name="gr3" draw:text-style-name="P7" draw:layer="layout" svg:width="0.662cm" svg:height="0.673cm" svg:x="5.308cm" svg:y="3.8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058cm" svg:y="3.9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325cm" svg:y="3.8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959cm" svg:y="4.4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503cm" svg:y="4.1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29cm" svg:y="4.4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836cm" svg:y="4.1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309cm" svg:y="4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849cm" svg:y="3.9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265cm" svg:y="4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805cm" svg:y="3.9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64" draw:id="id164">
          <svg:title>TexMaths</svg:title>
          <svg:desc>28§display§v = \frac{ds}{dt} = \frac{d}{dt}( 2t^3 - 5t^2 + 4t - 3 ) = 6t^2 - 10t + 4§svg§600§FALSE§</svg:desc>
          <draw:polygon draw:style-name="gr2" draw:text-style-name="P6" draw:layer="layout" svg:width="20.451cm" svg:height="1.936cm" svg:x="3.312cm" svg:y="5.13cm" svg:viewBox="0 0 20452 1937" draw:points="10227,1937 0,1937 0,0 20452,0 20452,1937">
            <text:p/>
          </draw:polygon>
          <draw:path draw:style-name="gr3" draw:text-style-name="P7" draw:layer="layout" svg:width="0.434cm" svg:height="0.447cm" svg:x="3.292cm" svg:y="5.995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655cm" svg:height="0.232cm" svg:x="4.103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45cm" svg:y="5.08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5.769cm" svg:y="5.33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5.205cm" svg:y="6.163cm" svg:viewBox="0 0 977 43" draw:points="488,43 0,43 0,0 977,0 977,43">
            <text:p/>
          </draw:polygon>
          <draw:path draw:style-name="gr3" draw:text-style-name="P7" draw:layer="layout" svg:width="0.469cm" svg:height="0.696cm" svg:x="5.297cm" svg:y="6.42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94cm" svg:y="6.487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655cm" svg:height="0.232cm" svg:x="6.625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944cm" svg:y="5.08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7.727cm" svg:y="6.163cm" svg:viewBox="0 0 869 43" draw:points="435,43 0,43 0,0 869,0 869,43">
            <text:p/>
          </draw:polygon>
          <draw:path draw:style-name="gr3" draw:text-style-name="P7" draw:layer="layout" svg:width="0.469cm" svg:height="0.696cm" svg:x="7.767cm" svg:y="6.42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8.262cm" svg:y="6.48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8.811cm" svg:y="5.6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9.145cm" svg:y="5.7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04cm" svg:height="0.628cm" svg:x="9.611cm" svg:y="5.813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17cm" svg:height="0.472cm" svg:x="9.98cm" svg:y="5.56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602cm" svg:height="0.042cm" svg:x="10.684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11.636cm" svg:y="5.775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ath draw:style-name="gr3" draw:text-style-name="P7" draw:layer="layout" svg:width="0.304cm" svg:height="0.628cm" svg:x="12.101cm" svg:y="5.81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2.478cm" svg:y="5.5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15cm" svg:y="5.85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14.106cm" svg:y="5.76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04cm" svg:height="0.628cm" svg:x="14.592cm" svg:y="5.81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02cm" svg:height="0.042cm" svg:x="15.226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169cm" svg:y="5.77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4cm" svg:x="16.678cm" svg:y="5.69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7.332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357cm" svg:y="5.775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7" draw:layer="layout" svg:width="0.304cm" svg:height="0.628cm" svg:x="18.83cm" svg:y="5.81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9.206cm" svg:y="5.5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9.905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0.895cm" svg:y="5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416cm" svg:height="0.678cm" svg:x="21.336cm" svg:y="5.775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7" draw:layer="layout" svg:width="0.304cm" svg:height="0.628cm" svg:x="21.814cm" svg:y="5.81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2-31 5-47z">
            <text:p/>
          </draw:path>
          <draw:path draw:style-name="gr3" draw:text-style-name="P7" draw:layer="layout" svg:width="0.655cm" svg:height="0.657cm" svg:x="22.421cm" svg:y="5.85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23.377cm" svg:y="5.764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162" draw:id="id162">
          <svg:title>TexMaths</svg:title>
          <svg:desc>24§display§.\ .\ .\ . \ \text {(I)}§svg§600§FALSE§</svg:desc>
          <draw:polygon draw:style-name="gr2" draw:text-style-name="P6" draw:layer="layout" svg:width="2.854cm" svg:height="0.76cm" svg:x="16.609cm" svg:y="2.608cm" svg:viewBox="0 0 2855 761" draw:points="1428,761 0,761 0,0 2855,0 2855,761">
            <text:p/>
          </draw:polygon>
          <draw:path draw:style-name="gr3" draw:text-style-name="P7" draw:layer="layout" svg:width="0.091cm" svg:height="0.091cm" svg:x="16.64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7.154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7.671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8.185cm" svg:y="3.109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8.711cm" svg:y="2.56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8.98cm" svg:y="2.622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19.308cm" svg:y="2.56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4§display§.\ .\ . \ \text {(II)}§svg§600§FALSE§</svg:desc>
          <draw:polygon draw:style-name="gr2" draw:text-style-name="P6" draw:layer="layout" svg:width="2.669cm" svg:height="0.759cm" svg:x="24.209cm" svg:y="5.807cm" svg:viewBox="0 0 2670 760" draw:points="1335,760 0,760 0,0 2670,0 2670,760">
            <text:p/>
          </draw:polygon>
          <draw:path draw:style-name="gr3" draw:text-style-name="P7" draw:layer="layout" svg:width="0.091cm" svg:height="0.091cm" svg:x="24.24cm" svg:y="6.3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4.754cm" svg:y="6.3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271cm" svg:y="6.3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5.797cm" svg:y="5.7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26.066cm" svg:y="5.821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7" draw:layer="layout" svg:width="0.258cm" svg:height="0.577cm" svg:x="26.393cm" svg:y="5.821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7" draw:layer="layout" svg:width="0.197cm" svg:height="0.844cm" svg:x="26.723cm" svg:y="5.7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325cm" svg:y="7.914cm" svg:viewBox="0 0 5737 607" draw:points="2867,607 0,607 0,0 5737,0 5737,607">
            <text:p/>
          </draw:polygon>
          <draw:path draw:style-name="gr3" draw:text-style-name="P7" draw:layer="layout" svg:width="0.662cm" svg:height="0.673cm" svg:x="5.309cm" svg:y="7.8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059cm" svg:y="7.9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326cm" svg:y="7.8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96cm" svg:y="8.4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504cm" svg:y="8.1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291cm" svg:y="8.4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837cm" svg:y="8.1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31cm" svg:y="8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85cm" svg:y="7.9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266cm" svg:y="8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806cm" svg:y="7.9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67" draw:id="id167">
          <svg:title>TexMaths</svg:title>
          <svg:desc>28§display§a = \frac{d}{dt}\left( \frac{ds}{dt} \right) = \frac{d}{dt}( 6t^2 - 10t + 4 ) = 12t - 10§svg§600§FALSE§</svg:desc>
          <draw:polygon draw:style-name="gr2" draw:text-style-name="P6" draw:layer="layout" svg:width="19.166cm" svg:height="2.263cm" svg:x="3.303cm" svg:y="9.43cm" svg:viewBox="0 0 19167 2264" draw:points="9585,2264 0,2264 0,0 19167,0 19167,2264">
            <text:p/>
          </draw:polygon>
          <draw:path draw:style-name="gr3" draw:text-style-name="P7" draw:layer="layout" svg:width="0.451cm" svg:height="0.447cm" svg:x="3.294cm" svg:y="10.373cm" svg:viewBox="0 0 452 448" svg:d="M329 63c-18-36-47-63-92-63-114 0-237 146-237 289 0 94 54 159 132 159 20 0 70-5 128-74 9 40 42 74 89 74 36 0 59-22 74-54 16-36 29-96 29-98 0-9-9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655cm" svg:height="0.232cm" svg:x="4.103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422cm" svg:y="9.45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5.205cm" svg:y="10.541cm" svg:viewBox="0 0 869 43" draw:points="435,43 0,43 0,0 869,0 869,43">
            <text:p/>
          </draw:polygon>
          <draw:path draw:style-name="gr3" draw:text-style-name="P7" draw:layer="layout" svg:width="0.469cm" svg:height="0.696cm" svg:x="5.243cm" svg:y="10.79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38cm" svg:y="10.866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6.558cm" svg:y="9.38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69cm" svg:height="0.696cm" svg:x="7.236cm" svg:y="9.45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76cm" svg:y="9.70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7.196cm" svg:y="10.541cm" svg:viewBox="0 0 977 43" draw:points="488,43 0,43 0,0 977,0 977,43">
            <text:p/>
          </draw:polygon>
          <draw:path draw:style-name="gr3" draw:text-style-name="P7" draw:layer="layout" svg:width="0.469cm" svg:height="0.696cm" svg:x="7.288cm" svg:y="10.799cm" svg:viewBox="0 0 470 697" svg:d="M470 11c0-2 0-11-13-11-14 0-108 9-125 11-7 0-14 5-14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783cm" svg:y="10.86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8.323cm" svg:y="9.38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339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59cm" svg:y="9.459cm" svg:viewBox="0 0 470 697" svg:d="M470 11c0-2 0-11-13-11-14 0-108 9-125 11-7 0-14 5-14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441cm" svg:y="10.541cm" svg:viewBox="0 0 869 43" draw:points="435,43 0,43 0,0 869,0 869,43">
            <text:p/>
          </draw:polygon>
          <draw:path draw:style-name="gr3" draw:text-style-name="P7" draw:layer="layout" svg:width="0.469cm" svg:height="0.696cm" svg:x="10.482cm" svg:y="10.79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3" draw:text-style-name="P7" draw:layer="layout" svg:width="0.304cm" svg:height="0.628cm" svg:x="10.977cm" svg:y="10.866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23cm" svg:height="0.985cm" svg:x="11.526cm" svg:y="10.0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1.853cm" svg:y="10.151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4 65-99 65z">
            <text:p/>
          </draw:path>
          <draw:path draw:style-name="gr3" draw:text-style-name="P7" draw:layer="layout" svg:width="0.304cm" svg:height="0.628cm" svg:x="12.325cm" svg:y="10.1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3" draw:text-style-name="P7" draw:layer="layout" svg:width="0.306cm" svg:height="0.458cm" svg:x="12.702cm" svg:y="9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3.4cm" svg:y="10.54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4.39cm" svg:y="10.1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16cm" svg:height="0.678cm" svg:x="14.832cm" svg:y="10.151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7" draw:layer="layout" svg:width="0.304cm" svg:height="0.628cm" svg:x="15.309cm" svg:y="10.19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655cm" svg:height="0.658cm" svg:x="15.916cm" svg:y="10.2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6.872cm" svg:y="10.14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7.392cm" svg:y="10.0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18.048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9.119cm" svg:y="10.1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19.571cm" svg:y="10.1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4cm" svg:height="0.628cm" svg:x="20.037cm" svg:y="10.19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602cm" svg:height="0.042cm" svg:x="20.671cm" svg:y="10.54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1.661cm" svg:y="10.15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16cm" svg:height="0.678cm" svg:x="22.102cm" svg:y="10.151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6" draw:layer="layout" svg:width="0.528cm" svg:height="0.433cm" svg:x="3.615cm" svg:y="14.165cm" svg:viewBox="0 0 529 434" draw:points="265,434 0,434 0,0 529,0 529,434">
            <text:p/>
          </draw:polygon>
          <draw:path draw:style-name="gr3" draw:text-style-name="P7" draw:layer="layout" svg:width="0.598cm" svg:height="0.531cm" svg:x="3.595cm" svg:y="14.1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12 t - 10 =  14  \Rightarrow \ 12t = 24 \Rightarrow \ t = 2§svg§600§FALSE§</svg:desc>
          <draw:polygon draw:style-name="gr2" draw:text-style-name="P6" draw:layer="layout" svg:width="15.19cm" svg:height="0.592cm" svg:x="5.196cm" svg:y="14.065cm" svg:viewBox="0 0 15191 593" draw:points="7594,593 0,593 0,0 15191,0 15191,593">
            <text:p/>
          </draw:polygon>
          <draw:path draw:style-name="gr3" draw:text-style-name="P7" draw:layer="layout" svg:width="0.326cm" svg:height="0.657cm" svg:x="5.234cm" svg:y="14.0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393cm" svg:height="0.657cm" svg:x="5.689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04cm" svg:height="0.628cm" svg:x="6.153cm" svg:y="14.065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02cm" svg:height="0.042cm" svg:x="6.787cm" svg:y="14.41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7.777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16cm" svg:height="0.677cm" svg:x="8.22cm" svg:y="14.02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7" draw:layer="layout" svg:width="0.655cm" svg:height="0.232cm" svg:x="9.002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0.073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38cm" svg:height="0.666cm" svg:x="10.505cm" svg:y="14.016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875cm" svg:height="0.543cm" svg:x="11.298cm" svg:y="14.166cm" svg:viewBox="0 0 876 544" svg:d="M663 195c40 36 92 62 123 76-36 16-83 42-123 76h-627c-18 0-36 0-36 20s18 20 34 20h584c-47 45-98 132-98 146 0 11 11 11 18 11 9 0 15 0 18-9 22-38 49-89 114-148 67-60 134-85 184-100 17-7 17-7 20-9 2 0 2-5 2-7s0-2 0-5l-5-2c-2-2-2-2-20-9-134-38-233-130-286-235-12-20-14-20-27-20-7 0-18 0-18 11 0 14 49 99 98 146h-584c-16 0-34 0-34 20 0 18 18 18 36 18z">
            <text:p/>
          </draw:path>
          <draw:path draw:style-name="gr3" draw:text-style-name="P7" draw:layer="layout" svg:width="0.326cm" svg:height="0.657cm" svg:x="12.916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393cm" svg:height="0.657cm" svg:x="13.371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7" draw:layer="layout" svg:width="0.304cm" svg:height="0.628cm" svg:x="13.837cm" svg:y="14.06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4.497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5.53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438cm" svg:height="0.666cm" svg:x="16.001cm" svg:y="14.016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875cm" svg:height="0.543cm" svg:x="16.791cm" svg:y="14.166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  <draw:path draw:style-name="gr3" draw:text-style-name="P7" draw:layer="layout" svg:width="0.304cm" svg:height="0.628cm" svg:x="18.346cm" svg:y="14.06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9.007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20.04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</draw:g>
        <draw:g xml:id="id168" draw:id="id168">
          <svg:title>TexMaths</svg:title>
          <svg:desc>28§display§\text {Given that, acceleration =  14}§svg§600§FALSE§</svg:desc>
          <draw:polygon draw:style-name="gr2" draw:text-style-name="P6" draw:layer="layout" svg:width="12.62cm" svg:height="0.785cm" svg:x="5.197cm" svg:y="12.466cm" svg:viewBox="0 0 12621 786" draw:points="6312,786 0,786 0,0 12621,0 12621,786">
            <text:p/>
          </draw:polygon>
          <draw:path draw:style-name="gr3" draw:text-style-name="P7" draw:layer="layout" svg:width="0.669cm" svg:height="0.716cm" svg:x="5.204cm" svg:y="12.417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5.952cm" svg:y="12.4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6.212cm" svg:y="12.686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6.713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7.155cm" svg:y="12.67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017cm" svg:y="12.50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8.411cm" svg:y="12.42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8.969cm" svg:y="12.6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9.437cm" svg:y="12.50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9.885cm" svg:y="13.00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445cm" svg:height="0.454cm" svg:x="10.445cm" svg:y="12.6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75cm" svg:height="0.454cm" svg:x="10.929cm" svg:y="12.67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11.366cm" svg:y="12.67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11.798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12.239cm" svg:y="12.42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12.508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2.945cm" svg:y="12.67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3.343cm" svg:y="12.67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08cm" svg:height="0.617cm" svg:x="13.814cm" svg:y="12.50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14.21cm" svg:y="12.4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14.479cm" svg:y="12.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96cm" svg:height="0.436cm" svg:x="14.974cm" svg:y="12.67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655cm" svg:height="0.232cm" svg:x="15.872cm" svg:y="12.7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999cm" svg:y="12.45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38cm" svg:height="0.667cm" svg:x="17.431cm" svg:y="12.444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8" smil:attributeName="visibility" smil:to="visible"/>
                  <anim:animate smil:dur="0.25s" smil:fill="hold" smil:targetElement="id168" smil:attributeName="width" smil:values="width*0.05;width" smil:keyTimes="0;1"/>
                  <anim:animate smil:dur="0.25s" smil:fill="hold" smil:targetElement="id168" smil:attributeName="height" smil:values="height;height" smil:keyTimes="0;1"/>
                  <anim:animate smil:dur="0.25s" smil:fill="hold" smil:targetElement="id168" smil:attributeName="x" smil:values="x-.2;x" smil:keyTimes="0;1"/>
                  <anim:animate smil:dur="0.25s" smil:fill="hold" smil:targetElement="id168" smil:attributeName="y" smil:values="y;y" smil:keyTimes="0;1"/>
                  <anim:transitionFilter smil:dur="0.25s" smil:targetElement="id1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office:forms form:automatic-focus="false" form:apply-design-mode="false"/>
        <draw:frame presentation:style-name="pr18" draw:text-style-name="P19" draw:layer="layout" svg:width="26.4cm" svg:height="14.535cm" svg:x="0.8cm" svg:y="0.628cm" presentation:class="title" presentation:user-transformed="true">
          <draw:text-box>
            <text:p xml:id="id178" text:id="id178" text:style-name="P4"><text:span text:style-name="T39"><text:s text:c="20"/></text:span><text:span text:style-name="T27"><text:line-break/></text:span><text:span text:style-name="T26"><text:tab/></text:span><text:span text:style-name="T27"><text:line-break/></text:span><text:span text:style-name="T44"> <text:s text:c="15"/></text:span><text:span text:style-name="T27"><text:line-break/></text:span><text:span text:style-name="T27"> <text:s text:c="3"/></text:span><text:span text:style-name="T6"><text:s text:c="2"/></text:span><text:span text:style-name="T6"><text:line-break/></text:span><text:span text:style-name="T4"><text:tab/></text:span><text:span text:style-name="T4"><text:tab/></text:span><text:span text:style-name="T4"><text:line-break/></text:span><text:span text:style-name="T5"> <text:s text:c="22"/></text:span><text:span text:style-name="T6"><text:line-break/></text:span><text:span text:style-name="T24"><text:tab/></text:span><text:span text:style-name="T24"> <text:s text:c="2"/></text:span><text:span text:style-name="T24"><text:line-break/></text:span><text:span text:style-name="T6"> <text:s text:c="27"/></text:span><text:span text:style-name="T6"><text:line-break/></text:span><text:span text:style-name="T6"> <text:s text:c="26"/></text:span><text:span text:style-name="T6"><text:line-break/></text:span><text:span text:style-name="T6"><text:tab/></text:span><text:span text:style-name="T24">Hence the velocity is <text:s/>8 ft / sec and the displacement is 1 foot</text:span><text:span text:style-name="T24"><text:line-break/></text:span><text:span text:style-name="T24"> <text:s text:c="4"/>after 2 seconds.</text:span><text:span text:style-name="T43"><text:line-break/></text:span><text:span text:style-name="T24"><text:line-break/></text:span><text:span text:style-name="T6"> <text:s text:c="30"/></text:span><text:span text:style-name="T6"><text:line-break/></text:span><text:span text:style-name="T4"><text:tab/></text:span><text:span text:style-name="T4"><text:tab/></text:span><text:span text:style-name="T4"> <text:s text:c="11"/>###### <text:s/>DONE <text:s/></text:span><text:span text:style-name="T8">###### <text:s text:c="21"/></text:span></text:p>
          </draw:text-box>
        </draw:frame>
        <draw:g xml:id="id173" draw:id="id173">
          <svg:title>TexMaths</svg:title>
          <svg:desc>28§display§v_{t = 2} = 6(2)^2 - 10(2) + 4 = 8 \text { ft/sec}§svg§600§FALSE§</svg:desc>
          <draw:polygon draw:style-name="gr2" draw:text-style-name="P6" draw:layer="layout" svg:width="14.907cm" svg:height="1.012cm" svg:x="2.309cm" svg:y="4.342cm" svg:viewBox="0 0 14908 1013" draw:points="7453,1013 0,1013 0,0 14908,0 14908,1013">
            <text:p/>
          </draw:polygon>
          <draw:path draw:style-name="gr3" draw:text-style-name="P7" draw:layer="layout" svg:width="0.434cm" svg:height="0.447cm" svg:x="2.289cm" svg:y="4.721cm" svg:viewBox="0 0 435 448" svg:d="M435 70c0-54-27-70-45-70-25 0-47 25-47 47 0 14 4 20 15 29 21 20 34 47 34 83 0 41-60 267-177 267-49 0-72-34-72-85 0-56 27-128 56-211 7-16 14-29 14-49 0-45-34-81-83-81-92 0-130 143-130 152s9 9 11 9c11 0 11 0 16-18 29-98 72-121 101-121 9 0 24 0 24 32 0 24-9 51-15 69-45 115-59 159-59 202 0 108 88 123 135 123 166 0 222-327 222-378z">
            <text:p/>
          </draw:path>
          <draw:path draw:style-name="gr3" draw:text-style-name="P7" draw:layer="layout" svg:width="0.234cm" svg:height="0.438cm" svg:x="2.766cm" svg:y="4.87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7" draw:layer="layout" svg:width="0.507cm" svg:height="0.187cm" svg:x="3.082cm" svg:y="5.04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06cm" svg:height="0.459cm" svg:x="3.682cm" svg:y="4.84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4.408cm" svg:y="4.7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434cm" svg:y="4.50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7" draw:layer="layout" svg:width="0.23cm" svg:height="0.985cm" svg:x="5.981cm" svg:y="4.4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6.317cm" svg:y="4.50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7" draw:layer="layout" svg:width="0.23cm" svg:height="0.985cm" svg:x="6.814cm" svg:y="4.4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7.186cm" svg:y="4.2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02cm" svg:height="0.042cm" svg:x="7.882cm" svg:y="4.892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8.873cm" svg:y="4.50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416cm" svg:height="0.678cm" svg:x="9.316cm" svg:y="4.50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7" draw:layer="layout" svg:width="0.23cm" svg:height="0.985cm" svg:x="9.867cm" svg:y="4.4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0.201cm" svg:y="4.50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0.7cm" svg:y="4.4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658cm" svg:x="11.301cm" svg:y="4.5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12.257cm" svg:y="4.4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655cm" svg:height="0.232cm" svg:x="13.05cm" svg:y="4.7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076cm" svg:y="4.502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9 18 74 47 74 108 0 74-74 125-155 125-85 0-157-60-157-143 0-58 32-121 117-166z">
            <text:p/>
          </draw:path>
          <draw:path draw:style-name="gr3" draw:text-style-name="P7" draw:layer="layout" svg:width="0.319cm" svg:height="0.696cm" svg:x="14.887cm" svg:y="4.463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308cm" svg:height="0.618cm" svg:x="15.174cm" svg:y="4.5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82cm" svg:height="0.985cm" svg:x="15.593cm" svg:y="4.419cm" svg:viewBox="0 0 383 986" svg:d="M379 38c4-13 4-16 4-18 0-11-9-20-20-20-14 0-18 9-20 20l-339 931c-4 11-4 15-4 18 0 8 9 17 20 17 14 0 18-9 20-17z">
            <text:p/>
          </draw:path>
          <draw:path draw:style-name="gr3" draw:text-style-name="P7" draw:layer="layout" svg:width="0.324cm" svg:height="0.454cm" svg:x="16.063cm" svg:y="4.7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6.446cm" svg:y="4.7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6.89cm" svg:y="4.717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</draw:g>
        <draw:g xml:id="id174" draw:id="id174">
          <svg:title>TexMaths</svg:title>
          <svg:desc>24§display§.\ .\ .\ \ \text {from (II)}§svg§600§FALSE§</svg:desc>
          <draw:polygon draw:style-name="gr2" draw:text-style-name="P6" draw:layer="layout" svg:width="4.944cm" svg:height="0.759cm" svg:x="20.292cm" svg:y="4.536cm" svg:viewBox="0 0 4945 760" draw:points="2471,760 0,760 0,0 4945,0 4945,760">
            <text:p/>
          </draw:polygon>
          <draw:path draw:style-name="gr3" draw:text-style-name="P7" draw:layer="layout" svg:width="0.091cm" svg:height="0.091cm" svg:x="20.323cm" svg:y="5.03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0.837cm" svg:y="5.03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354cm" svg:y="5.037cm" svg:viewBox="0 0 92 92" svg:d="M92 46c0-25-21-46-46-46s-46 21-46 46 21 46 46 46 46-21 46-46z">
            <text:p/>
          </draw:path>
          <draw:path draw:style-name="gr3" draw:text-style-name="P7" draw:layer="layout" svg:width="0.274cm" svg:height="0.596cm" svg:x="22.105cm" svg:y="4.532cm" svg:viewBox="0 0 275 597" svg:d="M121 232v-98c0-74 40-115 79-115 2 0 13 0 27 6-10 4-25 13-25 35 0 19 13 36 36 36 25 0 37-17 37-36 0-31-31-60-75-60-60 0-133 44-133 134v98h-67v25h67v275c0 38-9 38-67 38v27c35-2 73-4 98-4 35 0 73 0 107 4v-27h-17c-63 0-65-9-65-40v-273h98v-25z">
            <text:p/>
          </draw:path>
          <draw:path draw:style-name="gr3" draw:text-style-name="P7" draw:layer="layout" svg:width="0.285cm" svg:height="0.373cm" svg:x="22.358cm" svg:y="4.75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22.689cm" svg:y="4.74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6cm" svg:height="0.373cm" svg:x="23.115cm" svg:y="4.753cm" svg:viewBox="0 0 661 374" svg:d="M65 83v228c0 37-7 37-65 37v26c29 0 73-1 96-1 21 0 65 1 94 1v-26c-56 0-65 0-65-37v-157c0-89 59-135 113-135s63 46 63 94v198c0 37-9 37-65 37v26c29 0 71-1 94-1s68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97cm" svg:height="0.844cm" svg:x="24.156cm" svg:y="4.49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24.424cm" svg:y="4.5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58cm" svg:height="0.577cm" svg:x="24.751cm" svg:y="4.5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5.081cm" svg:y="4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6" draw:id="id176">
          <svg:title>TexMaths</svg:title>
          <svg:desc>28§display§s_{t = 2} = 2(2)^3 - 5(2)^2 + 4(2) -  3 = 1 \ \text {foot}§svg§600§FALSE§</svg:desc>
          <draw:polygon draw:style-name="gr2" draw:text-style-name="P6" draw:layer="layout" svg:width="17.022cm" svg:height="1.012cm" svg:x="2.258cm" svg:y="7.319cm" svg:viewBox="0 0 17023 1013" draw:points="8512,1013 0,1013 0,0 17023,0 17023,1013">
            <text:p/>
          </draw:polygon>
          <draw:path draw:style-name="gr3" draw:text-style-name="P7" draw:layer="layout" svg:width="0.364cm" svg:height="0.447cm" svg:x="2.26cm" svg:y="7.698cm" svg:viewBox="0 0 365 448" svg:d="M336 67c-29 0-47 23-47 45 0 14 9 29 29 29 22 0 47-18 47-56 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z">
            <text:p/>
          </draw:path>
          <draw:path draw:style-name="gr3" draw:text-style-name="P7" draw:layer="layout" svg:width="0.234cm" svg:height="0.438cm" svg:x="2.699cm" svg:y="7.851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7" draw:layer="layout" svg:width="0.508cm" svg:height="0.187cm" svg:x="3.015cm" svg:y="8.017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06cm" svg:height="0.459cm" svg:x="3.616cm" svg:y="7.8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4.341cm" svg:y="7.7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5.374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5.914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6.25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6.747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17cm" svg:height="0.472cm" svg:x="7.112cm" svg:y="7.2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7" draw:layer="layout" svg:width="0.602cm" svg:height="0.042cm" svg:x="7.816cm" svg:y="7.86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8.768cm" svg:y="7.47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7" draw:layer="layout" svg:width="0.23cm" svg:height="0.985cm" svg:x="9.308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9.644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0.141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10.513cm" svg:y="7.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658cm" svg:x="11.185cm" svg:y="7.55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12.141cm" svg:y="7.46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2.701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3.037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3.537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14.162cm" svg:y="7.869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5.107cm" svg:y="7.47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655cm" svg:height="0.232cm" svg:x="15.887cm" svg:y="7.7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958cm" svg:y="7.479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319cm" svg:height="0.696cm" svg:x="17.722cm" svg:y="7.44cm" svg:viewBox="0 0 320 697" svg:d="M141 271v-114c0-88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38cm" svg:height="0.454cm" svg:x="18.017cm" svg:y="7.69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38cm" svg:height="0.454cm" svg:x="18.537cm" svg:y="7.69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8cm" svg:x="19.021cm" svg:y="7.528cm" svg:viewBox="0 0 309 619" svg:d="M152 213h141v-31h-141v-182h-24c0 81-32 186-128 191v22h85v271c0 124 92 135 128 135 69 0 96-70 96-135v-56h-25v56c0 72-29 110-64 110-68 0-68-90-68-107z">
            <text:p/>
          </draw:path>
        </draw:g>
        <draw:g xml:id="id177" draw:id="id177">
          <svg:title>TexMaths</svg:title>
          <svg:desc>24§display§.\ .\ .\ \ \text {from (I)}§svg§600§FALSE§</svg:desc>
          <draw:polygon draw:style-name="gr2" draw:text-style-name="P6" draw:layer="layout" svg:width="4.615cm" svg:height="0.759cm" svg:x="20.693cm" svg:y="7.438cm" svg:viewBox="0 0 4616 760" draw:points="2308,760 0,760 0,0 4616,0 4616,760">
            <text:p/>
          </draw:polygon>
          <draw:path draw:style-name="gr3" draw:text-style-name="P7" draw:layer="layout" svg:width="0.091cm" svg:height="0.091cm" svg:x="20.724cm" svg:y="7.93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238cm" svg:y="7.93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755cm" svg:y="7.939cm" svg:viewBox="0 0 92 92" svg:d="M92 46c0-25-21-46-46-46s-46 21-46 46 21 46 46 46 46-21 46-46z">
            <text:p/>
          </draw:path>
          <draw:path draw:style-name="gr3" draw:text-style-name="P7" draw:layer="layout" svg:width="0.274cm" svg:height="0.596cm" svg:x="22.506cm" svg:y="7.434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85cm" svg:height="0.373cm" svg:x="22.759cm" svg:y="7.65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089cm" svg:y="7.65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59cm" svg:height="0.373cm" svg:x="23.515cm" svg:y="7.65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97cm" svg:height="0.844cm" svg:x="24.556cm" svg:y="7.39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58cm" svg:height="0.577cm" svg:x="24.825cm" svg:y="7.45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5.153cm" svg:y="7.3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6§display§\text {The particle reaches an acceleration of } 14 \text { ft/sec}^2 \text { in 2 seconds}§svg§600§FALSE§</svg:desc>
          <draw:polygon draw:style-name="gr2" draw:text-style-name="P6" draw:layer="layout" svg:width="24.607cm" svg:height="1.022cm" svg:x="1.997cm" svg:y="1.205cm" svg:viewBox="0 0 24608 1023" draw:points="12305,1023 0,1023 0,0 24608,0 24608,1023">
            <text:p/>
          </draw:polygon>
          <draw:path draw:style-name="gr3" draw:text-style-name="P7" draw:layer="layout" svg:width="0.594cm" svg:height="0.619cm" svg:x="1.985cm" svg:y="1.425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7" draw:layer="layout" svg:width="0.461cm" svg:height="0.636cm" svg:x="2.64cm" svg:y="1.409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3.14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52cm" svg:height="0.581cm" svg:x="3.855cm" svg:y="1.64cm" svg:viewBox="0 0 453 582" svg:d="M133 60v-60l-133 10v30c64 0 71 4 71 45v429c0 41-9 41-71 41v27c31 0 79-2 102-2 25 0 73 2 104 2v-27c-60 0-71 0-71-41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4.377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309cm" svg:height="0.405cm" svg:x="4.82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286cm" svg:height="0.573cm" svg:x="5.169cm" svg:y="1.4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197cm" svg:height="0.613cm" svg:x="5.53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348cm" svg:height="0.421cm" svg:x="5.793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05cm" svg:height="0.636cm" svg:x="6.199cm" svg:y="1.409cm" svg:viewBox="0 0 206 637" svg:d="M133 0l-133 10v30c64 0 73 6 73 49v477c0 41-11 41-73 41v30c31-3 79-3 102-3s69 0 104 3v-30c-62 0-73 0-73-41z">
            <text:p/>
          </draw:path>
          <draw:path draw:style-name="gr3" draw:text-style-name="P7" draw:layer="layout" svg:width="0.355cm" svg:height="0.421cm" svg:x="6.44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7.158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7.51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13cm" svg:height="0.421cm" svg:x="7.934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348cm" svg:height="0.421cm" svg:x="8.385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6cm" svg:x="8.764cm" svg:y="1.409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9.26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9.679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10.351cm" svg:y="1.63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7" draw:layer="layout" svg:width="0.461cm" svg:height="0.405cm" svg:x="10.8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13cm" svg:height="0.421cm" svg:x="11.619cm" svg:y="1.63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7" draw:layer="layout" svg:width="0.348cm" svg:height="0.421cm" svg:x="12.071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48cm" svg:height="0.421cm" svg:x="12.476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55cm" svg:height="0.421cm" svg:x="12.87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05cm" svg:height="0.636cm" svg:x="13.287cm" svg:y="1.409cm" svg:viewBox="0 0 206 637" svg:d="M133 0l-133 10v30c64 0 73 6 73 49v477c0 41-11 41-73 41v30c31-3 79-3 102-3s69 0 104 3v-30c-62 0-73 0-73-41z">
            <text:p/>
          </draw:path>
          <draw:path draw:style-name="gr3" draw:text-style-name="P7" draw:layer="layout" svg:width="0.355cm" svg:height="0.421cm" svg:x="13.53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943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4.313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286cm" svg:height="0.573cm" svg:x="14.75cm" svg:y="1.4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197cm" svg:height="0.613cm" svg:x="15.11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07cm" svg:height="0.421cm" svg:x="15.367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5.827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07cm" svg:height="0.421cm" svg:x="16.636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7.098cm" svg:y="1.398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03cm" svg:height="0.611cm" svg:x="17.732cm" svg:y="1.43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407cm" svg:height="0.619cm" svg:x="18.134cm" svg:y="1.42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96cm" svg:height="0.646cm" svg:x="18.899cm" svg:y="1.39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88cm" svg:height="0.573cm" svg:x="19.165cm" svg:y="1.4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914cm" svg:x="19.554cm" svg:y="1.359cm" svg:viewBox="0 0 356 915" svg:d="M352 35c4-12 4-14 4-16 0-11-9-19-19-19-13 0-17 8-19 19l-314 863c-4 10-4 15-4 17 0 8 8 16 19 16 12 0 16-8 18-16z">
            <text:p/>
          </draw:path>
          <draw:path draw:style-name="gr3" draw:text-style-name="P7" draw:layer="layout" svg:width="0.301cm" svg:height="0.421cm" svg:x="19.991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0.34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0.759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4cm" svg:height="0.425cm" svg:x="21.175cm" svg:y="1.15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197cm" svg:height="0.613cm" svg:x="21.87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22.131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365cm" svg:height="0.611cm" svg:x="22.959cm" svg:y="1.43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7" draw:layer="layout" svg:width="0.301cm" svg:height="0.421cm" svg:x="23.706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4.061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4.473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873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25.334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52cm" svg:height="0.646cm" svg:x="25.844cm" svg:y="1.409cm" svg:viewBox="0 0 453 647" svg:d="M318 587v60l135-10v-30c-64 0-72-6-72-50v-557l-131 10v30c62 0 70 6 70 49v198c-27-31-66-56-116-56-108 0-204 89-204 208 0 116 89 208 196 208 58 0 99-31 122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301cm" svg:height="0.421cm" svg:x="26.349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72" draw:id="id172">
          <svg:title>TexMaths</svg:title>
          <svg:desc>26§display§\text {Velocity when } t = 2 \text { is}§svg§600§FALSE§</svg:desc>
          <draw:polygon draw:style-name="gr2" draw:text-style-name="P6" draw:layer="layout" svg:width="8.717cm" svg:height="0.731cm" svg:x="2.116cm" svg:y="2.906cm" svg:viewBox="0 0 8718 732" draw:points="4360,732 0,732 0,0 8718,0 8718,732">
            <text:p/>
          </draw:polygon>
          <draw:path draw:style-name="gr3" draw:text-style-name="P7" draw:layer="layout" svg:width="0.65cm" svg:height="0.646cm" svg:x="2.087cm" svg:y="2.87cm" svg:viewBox="0 0 651 647" svg:d="M551 89c13-33 38-60 100-60v-29c-27 2-64 2-87 2-29 0-81-2-106-2v29c47 0 68 25 68 46 0 6-4 12-6 19l-166 441-175-464c-6-13-6-15-6-17 0-25 52-25 75-25v-29c-34 2-96 2-132 2-43 0-83-2-116-2v29c60 0 77 0 89 33l213 564c8 17 12 21 23 21 16 0 18-4 22-19z">
            <text:p/>
          </draw:path>
          <draw:path draw:style-name="gr3" draw:text-style-name="P7" draw:layer="layout" svg:width="0.355cm" svg:height="0.421cm" svg:x="2.705cm" svg:y="3.08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05cm" svg:height="0.636cm" svg:x="3.117cm" svg:y="2.86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07cm" svg:height="0.421cm" svg:x="3.364cm" svg:y="3.08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48cm" svg:height="0.421cm" svg:x="3.853cm" svg:y="3.085cm" svg:viewBox="0 0 349 422" svg:d="M77 212c0-150 75-189 123-189 8 0 66 0 100 33-38 4-44 31-44 44 0 23 17 41 41 41 25 0 44-16 44-43 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4.259cm" svg:y="2.88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4.5cm" svg:y="2.933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48cm" svg:height="0.582cm" svg:x="4.829cm" svg:y="3.101cm" svg:viewBox="0 0 449 583" svg:d="M364 87c23-58 71-58 85-58v-29c-20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4-52 117-104z">
            <text:p/>
          </draw:path>
          <draw:path draw:style-name="gr3" draw:text-style-name="P7" draw:layer="layout" svg:width="0.627cm" svg:height="0.405cm" svg:x="5.615cm" svg:y="3.101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9-19l93-260 94 262c2 11 6 17 16 17 13 0 17-9 19-17z">
            <text:p/>
          </draw:path>
          <draw:path draw:style-name="gr3" draw:text-style-name="P7" draw:layer="layout" svg:width="0.461cm" svg:height="0.636cm" svg:x="6.289cm" svg:y="2.86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792cm" svg:y="3.08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7.202cm" svg:y="3.09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2cm" svg:height="0.584cm" svg:x="8.007cm" svg:y="2.922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7" draw:layer="layout" svg:width="0.608cm" svg:height="0.215cm" svg:x="8.621cm" svg:y="3.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9.58cm" svg:y="2.8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7" draw:layer="layout" svg:width="0.197cm" svg:height="0.613cm" svg:x="10.325cm" svg:y="2.88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10.578cm" svg:y="3.085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75" draw:id="id175">
          <svg:title>TexMaths</svg:title>
          <svg:desc>26§display§\text {Displacement when } t = 2 \text { is}§svg§600§FALSE§</svg:desc>
          <draw:polygon draw:style-name="gr2" draw:text-style-name="P6" draw:layer="layout" svg:width="10.841cm" svg:height="0.721cm" svg:x="2.304cm" svg:y="5.906cm" svg:viewBox="0 0 10842 722" draw:points="5421,722 0,722 0,0 10842,0 10842,722">
            <text:p/>
          </draw:polygon>
          <draw:path draw:style-name="gr3" draw:text-style-name="P7" draw:layer="layout" svg:width="0.615cm" svg:height="0.626cm" svg:x="2.289cm" svg:y="5.87cm" svg:viewBox="0 0 616 627" svg:d="M0 0v29h23c71 0 71 11 71 42v485c0 33 0 41-71 41h-23v30h335c154 0 281-136 281-308 0-175-123-319-281-319zM218 597c-43 0-45-6-45-35v-497c0-30 2-36 45-36h92c56 0 121 19 166 86 40 54 48 133 48 204 0 102-16 156-50 201-18 25-70 77-164 77z">
            <text:p/>
          </draw:path>
          <draw:path draw:style-name="gr3" draw:text-style-name="P7" draw:layer="layout" svg:width="0.197cm" svg:height="0.613cm" svg:x="2.986cm" svg:y="5.88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2cm" svg:x="3.24cm" svg:y="6.085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3.595cm" svg:y="6.091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205cm" svg:height="0.636cm" svg:x="4.107cm" svg:y="5.86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4.369cm" svg:y="6.085cm" svg:viewBox="0 0 414 423" svg:d="M268 341c2 38 27 75 71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20-82zM260 192v91c0 88-64 119-106 119-46 0-83-34-83-79 0-50 39-127 189-131z">
            <text:p/>
          </draw:path>
          <draw:path draw:style-name="gr3" draw:text-style-name="P7" draw:layer="layout" svg:width="0.348cm" svg:height="0.422cm" svg:x="4.821cm" svg:y="6.085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355cm" svg:height="0.422cm" svg:x="5.22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715cm" svg:height="0.405cm" svg:x="5.63cm" svg:y="6.091cm" svg:viewBox="0 0 716 406" svg:d="M71 90v247c0 40-11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6.389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6.799cm" svg:y="6.09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7.269cm" svg:y="5.933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627cm" svg:height="0.405cm" svg:x="7.928cm" svg:y="6.101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8 19-17z">
            <text:p/>
          </draw:path>
          <draw:path draw:style-name="gr3" draw:text-style-name="P7" draw:layer="layout" svg:width="0.461cm" svg:height="0.636cm" svg:x="8.6cm" svg:y="5.8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9.103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9.513cm" svg:y="6.09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2cm" svg:height="0.584cm" svg:x="10.318cm" svg:y="5.922cm" svg:viewBox="0 0 283 585" svg:d="M168 208h88c16 0 27 0 27-19 0-10-11-10-27-10h-79c31-131 37-148 37-154 0-17-12-25-27-25-2 0-29 0-37 33l-36 146h-87c-19 0-27 0-27 17 0 12 8 12 25 12h81c-64 260-69 275-69 292 0 50 36 85 84 85 95 0 147-135 147-142 0-8-8-8-12-8-6 0-8 2-13 13-39 95-89 116-120 116-19 0-27-12-27-41 0-23 0-30 4-44z">
            <text:p/>
          </draw:path>
          <draw:path draw:style-name="gr3" draw:text-style-name="P7" draw:layer="layout" svg:width="0.608cm" svg:height="0.216cm" svg:x="10.932cm" svg:y="6.16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365cm" svg:height="0.611cm" svg:x="11.891cm" svg:y="5.885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7" draw:layer="layout" svg:width="0.197cm" svg:height="0.613cm" svg:x="12.638cm" svg:y="5.88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2cm" svg:x="12.891cm" svg:y="6.085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width" smil:values="width*0.05;width" smil:keyTimes="0;1"/>
                  <anim:animate smil:dur="0.5s" smil:fill="hold" smil:targetElement="id178" anim:sub-item="text" smil:attributeName="height" smil:values="height;height" smil:keyTimes="0;1"/>
                  <anim:animate smil:dur="0.5s" smil:fill="hold" smil:targetElement="id178" anim:sub-item="text" smil:attributeName="x" smil:values="x-.2;x" smil:keyTimes="0;1"/>
                  <anim:animate smil:dur="0.5s" smil:fill="hold" smil:targetElement="id178" anim:sub-item="text" smil:attributeName="y" smil:values="y;y" smil:keyTimes="0;1"/>
                  <anim:transitionFilter smil:dur="0.5s" smil:targetElement="id17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179" text:id="id17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9" anim:sub-item="text" smil:attributeName="visibility" smil:to="visible"/>
                  <anim:transitionFilter smil:dur="2s" smil:targetElement="id179" anim:sub-item="text" smil:type="fade" smil:subtype="crossfade"/>
                  <anim:animate smil:dur="2s" smil:fill="hold" smil:targetElement="id179" anim:sub-item="text" smil:attributeName="rotate" smil:values="720;0" smil:keyTimes="0;1"/>
                  <anim:animate smil:dur="2s" smil:fill="hold" smil:targetElement="id179" anim:sub-item="text" smil:attributeName="height" smil:values="0;height" smil:keyTimes="0;1"/>
                  <anim:animate smil:dur="2s" smil:fill="hold" smil:targetElement="id17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07T11:07:35.582258455</dc:date>
    <meta:editing-duration>P1DT1H43M2S</meta:editing-duration>
    <meta:editing-cycles>461</meta:editing-cycles>
    <meta:generator>LibreOffice/6.0.7.3$Linux_X86_64 LibreOffice_project/00m0$Build-3</meta:generator>
    <meta:document-statistic meta:object-count="2867"/>
  </office:meta>
</office:document-meta>
</file>